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integrador</text:p>
          </table:table-cell>
          <table:table-cell office:value-type="string" table:style-name="ce2">
            <text:p>EXPLICIT_EULER</text:p>
          </table:table-cell>
          <table:table-cell table:style-name="ce1"/>
          <table:table-cell office:value-type="string" table:style-name="ce2">
            <text:p>paso</text:p>
          </table:table-cell>
          <table:table-cell office:value-type="float" office:value="0.04" table:style-name="ce2">
            <text:p>0,04</text:p>
          </table:table-cell>
          <table:table-cell table:number-columns-repeated="3" table:style-name="ce1"/>
          <table:table-cell office:value-type="string" table:style-name="ce2">
            <text:p>integrador</text:p>
          </table:table-cell>
          <table:table-cell office:value-type="string" table:style-name="ce2">
            <text:p>SIMPLECTIC_EULER</text:p>
          </table:table-cell>
          <table:table-cell table:style-name="ce1"/>
          <table:table-cell office:value-type="string" table:style-name="ce2">
            <text:p>paso</text:p>
          </table:table-cell>
          <table:table-cell office:value-type="float" office:value="0.04" table:style-name="ce2">
            <text:p>0,04</text:p>
          </table:table-cell>
          <table:table-cell table:number-columns-repeated="3" table:style-name="ce1"/>
          <table:table-cell office:value-type="string" table:style-name="ce2">
            <text:p>integrador</text:p>
          </table:table-cell>
          <table:table-cell office:value-type="string" table:style-name="ce2">
            <text:p>HEUN</text:p>
          </table:table-cell>
          <table:table-cell table:style-name="ce1"/>
          <table:table-cell office:value-type="string" table:style-name="ce2">
            <text:p>paso</text:p>
          </table:table-cell>
          <table:table-cell office:value-type="float" office:value="0.04" table:style-name="ce2">
            <text:p>0,04</text:p>
          </table:table-cell>
          <table:table-cell table:number-columns-repeated="3" table:style-name="ce1"/>
          <table:table-cell office:value-type="string" table:style-name="ce2">
            <text:p>integrador</text:p>
          </table:table-cell>
          <table:table-cell office:value-type="string" table:style-name="ce2">
            <text:p>RK2</text:p>
          </table:table-cell>
          <table:table-cell table:style-name="ce1"/>
          <table:table-cell office:value-type="string" table:style-name="ce2">
            <text:p>paso</text:p>
          </table:table-cell>
          <table:table-cell office:value-type="float" office:value="0.04" table:style-name="ce2">
            <text:p>0,04</text:p>
          </table:table-cell>
          <table:table-cell table:number-columns-repeated="3" table:style-name="ce1"/>
          <table:table-cell office:value-type="string" table:style-name="ce2">
            <text:p>integrador</text:p>
          </table:table-cell>
          <table:table-cell office:value-type="string" table:style-name="ce2">
            <text:p>RK4</text:p>
          </table:table-cell>
          <table:table-cell table:style-name="ce1"/>
          <table:table-cell office:value-type="string" table:style-name="ce2">
            <text:p>paso</text:p>
          </table:table-cell>
          <table:table-cell office:value-type="float" office:value="0.04" table:style-name="ce2">
            <text:p>0,04</text:p>
          </table:table-cell>
          <table:table-cell table:number-columns-repeated="3" table:style-name="ce1"/>
          <table:table-cell office:value-type="string" table:style-name="ce1">
            <text:p>integrador</text:p>
          </table:table-cell>
          <table:table-cell office:value-type="string" table:style-name="ce1">
            <text:p>analitica</text:p>
          </table:table-cell>
          <table:table-cell table:style-name="ce1"/>
          <table:table-cell office:value-type="string" table:style-name="ce1">
            <text:p>paso</text:p>
          </table:table-cell>
          <table:table-cell office:value-type="float" office:value="0.04" table:style-name="ce1">
            <text:p>0,04</text:p>
          </table:table-cell>
          <table:table-cell table:number-columns-repeated="2" table:style-name="ce1"/>
          <table:table-cell office:value-type="string" table:style-name="ce1">
            <text:p>valores iniciales</text:p>
          </table:table-cell>
          <table:table-cell table:number-columns-repeated="16335" table:style-name="ce1"/>
        </table:table-row>
        <table:table-row table:style-name="ro1">
          <table:table-cell table:number-columns-repeated="48" table:style-name="ce1"/>
          <table:table-cell office:value-type="string" table:style-name="ce1">
            <text:p>v0</text:p>
          </table:table-cell>
          <table:table-cell office:value-type="float" office:value="15" table:style-name="ce1">
            <text:p>15</text:p>
          </table:table-cell>
          <table:table-cell table:number-columns-repeated="16334"/>
        </table:table-row>
        <table:table-row table:style-name="ro1">
          <table:table-cell office:value-type="string" table:style-name="ce2">
            <text:p>tiempo</text:p>
          </table:table-cell>
          <table:table-cell office:value-type="string" table:style-name="ce2">
            <text:p>pos_x_EXP_EU</text:p>
          </table:table-cell>
          <table:table-cell office:value-type="string" table:style-name="ce2">
            <text:p>pos_y_EXP_EU</text:p>
          </table:table-cell>
          <table:table-cell office:value-type="string" table:style-name="ce2">
            <text:p>vel_x_EXP_EU</text:p>
          </table:table-cell>
          <table:table-cell office:value-type="string" table:style-name="ce2">
            <text:p>vel_y_EXP_EU</text:p>
          </table:table-cell>
          <table:table-cell office:value-type="string" table:style-name="ce2">
            <text:p>ace_x_EXP_EU</text:p>
          </table:table-cell>
          <table:table-cell office:value-type="string" table:style-name="ce2">
            <text:p>ace_y_EXP_EU</text:p>
          </table:table-cell>
          <table:table-cell table:style-name="ce1"/>
          <table:table-cell office:value-type="string" table:style-name="ce2">
            <text:p>tiempo</text:p>
          </table:table-cell>
          <table:table-cell office:value-type="string" table:style-name="ce2">
            <text:p>pos_x_SIM_EU</text:p>
          </table:table-cell>
          <table:table-cell office:value-type="string" table:style-name="ce2">
            <text:p>pos_y_SIM_EU</text:p>
          </table:table-cell>
          <table:table-cell office:value-type="string" table:style-name="ce2">
            <text:p>vel_x_SIM_EU</text:p>
          </table:table-cell>
          <table:table-cell office:value-type="string" table:style-name="ce2">
            <text:p>vel_y_SIM_EU</text:p>
          </table:table-cell>
          <table:table-cell office:value-type="string" table:style-name="ce2">
            <text:p>ace_x_SIM_EU</text:p>
          </table:table-cell>
          <table:table-cell office:value-type="string" table:style-name="ce2">
            <text:p>ace_y_SIM_EU</text:p>
          </table:table-cell>
          <table:table-cell table:style-name="ce1"/>
          <table:table-cell office:value-type="string" table:style-name="ce2">
            <text:p>tiempo</text:p>
          </table:table-cell>
          <table:table-cell office:value-type="string" table:style-name="ce2">
            <text:p>pos_x_HEUN</text:p>
          </table:table-cell>
          <table:table-cell office:value-type="string" table:style-name="ce2">
            <text:p>pos_y_HEUN</text:p>
          </table:table-cell>
          <table:table-cell office:value-type="string" table:style-name="ce2">
            <text:p>vel_x_HEUN</text:p>
          </table:table-cell>
          <table:table-cell office:value-type="string" table:style-name="ce2">
            <text:p>vel_y_HEUN</text:p>
          </table:table-cell>
          <table:table-cell office:value-type="string" table:style-name="ce2">
            <text:p>ace_x_HEUN</text:p>
          </table:table-cell>
          <table:table-cell office:value-type="string" table:style-name="ce2">
            <text:p>ace_y_HEUN</text:p>
          </table:table-cell>
          <table:table-cell table:style-name="ce1"/>
          <table:table-cell office:value-type="string" table:style-name="ce2">
            <text:p>tiempo</text:p>
          </table:table-cell>
          <table:table-cell office:value-type="string" table:style-name="ce2">
            <text:p>pos_x_RK2</text:p>
          </table:table-cell>
          <table:table-cell office:value-type="string" table:style-name="ce2">
            <text:p>pos_y_RK2</text:p>
          </table:table-cell>
          <table:table-cell office:value-type="string" table:style-name="ce2">
            <text:p>vel_x_RK2</text:p>
          </table:table-cell>
          <table:table-cell office:value-type="string" table:style-name="ce2">
            <text:p>vel_y_RK2</text:p>
          </table:table-cell>
          <table:table-cell office:value-type="string" table:style-name="ce2">
            <text:p>ace_x_RK2</text:p>
          </table:table-cell>
          <table:table-cell office:value-type="string" table:style-name="ce2">
            <text:p>ace_y_RK2</text:p>
          </table:table-cell>
          <table:table-cell table:style-name="ce1"/>
          <table:table-cell office:value-type="string" table:style-name="ce2">
            <text:p>tiempo</text:p>
          </table:table-cell>
          <table:table-cell office:value-type="string" table:style-name="ce2">
            <text:p>pos_x_RK4</text:p>
          </table:table-cell>
          <table:table-cell office:value-type="string" table:style-name="ce2">
            <text:p>pos_y_RK4</text:p>
          </table:table-cell>
          <table:table-cell office:value-type="string" table:style-name="ce2">
            <text:p>vel_x_RK4</text:p>
          </table:table-cell>
          <table:table-cell office:value-type="string" table:style-name="ce2">
            <text:p>vel_y_RK4</text:p>
          </table:table-cell>
          <table:table-cell office:value-type="string" table:style-name="ce2">
            <text:p>ace_x_RK4</text:p>
          </table:table-cell>
          <table:table-cell office:value-type="string" table:style-name="ce2">
            <text:p>ace_y_RK4</text:p>
          </table:table-cell>
          <table:table-cell table:style-name="ce1"/>
          <table:table-cell office:value-type="string" table:style-name="ce2">
            <text:p>tiempo</text:p>
          </table:table-cell>
          <table:table-cell office:value-type="string" table:style-name="ce2">
            <text:p>pos_x_analit</text:p>
          </table:table-cell>
          <table:table-cell office:value-type="string" table:style-name="ce2">
            <text:p>pos_y_analit</text:p>
          </table:table-cell>
          <table:table-cell office:value-type="string" table:style-name="ce2">
            <text:p>vel_x_analit</text:p>
          </table:table-cell>
          <table:table-cell office:value-type="string" table:style-name="ce2">
            <text:p>vel_y_analit</text:p>
          </table:table-cell>
          <table:table-cell office:value-type="string" table:style-name="ce2">
            <text:p>ace_x_analit</text:p>
          </table:table-cell>
          <table:table-cell office:value-type="string" table:style-name="ce2">
            <text:p>ace_y_analit</text:p>
          </table:table-cell>
          <table:table-cell table:style-name="ce1"/>
          <table:table-cell office:value-type="string" table:style-name="ce2">
            <text:p>h</text:p>
          </table:table-cell>
          <table:table-cell office:value-type="float" office:value="3" table:style-name="ce1">
            <text:p>3</text:p>
          </table:table-cell>
          <table:table-cell table:number-columns-repeated="1633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9.6418140000000001" table:style-name="ce2">
            <text:p>9,641814</text:p>
          </table:table-cell>
          <table:table-cell office:value-type="float" office:value="11.490665999999999" table:style-name="ce2">
            <text:p>11,49066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9.6418140000000001" table:style-name="ce2">
            <text:p>9,641814</text:p>
          </table:table-cell>
          <table:table-cell office:value-type="float" office:value="11.490665999999999" table:style-name="ce2">
            <text:p>11,49066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9" table:style-name="ce1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9.6418140000000001" table:style-name="ce2">
            <text:p>9,641814</text:p>
          </table:table-cell>
          <table:table-cell office:value-type="float" office:value="11.490665999999999" table:style-name="ce2">
            <text:p>11,49066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float" office:value="0" table:style-name="ce2">
            <text:p>0</text:p>
          </table:table-cell>
          <table:table-cell table:number-columns-repeated="7" table:style-name="ce1"/>
          <table:table-cell office:value-type="float" office:value="0" table:style-name="ce2">
            <text:p>0</text:p>
          </table:table-cell>
          <table:table-cell office:value-type="float" office:value="0" table:formula="of:=((([.AX$3]*[.AX$8]*COS([.AX$9]))/[.AX$6])*(1-EXP(((-[.AX$6])*[.AO5])/[.AX$8])))" table:style-name="ce1">
            <text:p>0</text:p>
          </table:table-cell>
          <table:table-cell office:value-type="float" office:value="3" table:formula="of:=([.AX$8]/[.AX$6])*([.AX$3]*SIN([.AX$9])+[.AX$8])*(1-EXP(((-[.AX$6])*[.AO5])/[.AX$8]))-([.AX$8]*[.AO5])+[.AX$4]" table:style-name="ce1">
            <text:p>3</text:p>
          </table:table-cell>
          <table:table-cell office:value-type="float" office:value="9.6418141452980901" table:formula="of:=[.AX$3]*COS([.AX$9])*EXP(((-[.AX$6])*[.AO5])/[.AX$8])" table:style-name="ce1">
            <text:p>9,641814145</text:p>
          </table:table-cell>
          <table:table-cell office:value-type="float" office:value="11.490666646784669" table:formula="of:=[.AX$3]*SIN([.AX$9])*EXP(((-[.AX$6])*[.AO5])/[.AX$8])-[.AX$8]*(1-EXP(((-[.AX$6])*[.AO5])/[.AX$8]))" table:style-name="ce1">
            <text:p>11,49066665</text:p>
          </table:table-cell>
          <table:table-cell office:value-type="float" office:value="-0.96418141452980921" table:formula="of:=(-[.AX$6])*([.AR5]/[.AX$8])" table:style-name="ce1">
            <text:p>-0,964181415</text:p>
          </table:table-cell>
          <table:table-cell office:value-type="float" office:value="-10.959066664678467" table:formula="of:=(-[.AX$6])*(1+([.AS5]/[.AX$8]))" table:style-name="ce1">
            <text:p>-10,95906666</text:p>
          </table:table-cell>
          <table:table-cell table:style-name="ce1"/>
          <table:table-cell office:value-type="string" table:style-name="ce1">
            <text:p>Ka</text:p>
          </table:table-cell>
          <table:table-cell office:value-type="float" office:value="0.1" table:style-name="ce1">
            <text:p>0,1</text:p>
          </table:table-cell>
          <table:table-cell table:number-columns-repeated="16334"/>
        </table:table-row>
        <table:table-row table:style-name="ro1">
          <table:table-cell office:value-type="float" office:value="0.04" table:style-name="ce2">
            <text:p>0,04</text:p>
          </table:table-cell>
          <table:table-cell office:value-type="float" office:value="0.38567256999999999" table:style-name="ce2">
            <text:p>0,38567257</text:p>
          </table:table-cell>
          <table:table-cell office:value-type="float" office:value="3.4596266999999998" table:style-name="ce2">
            <text:p>3,4596267</text:p>
          </table:table-cell>
          <table:table-cell office:value-type="float" office:value="9.6032469999999996" table:style-name="ce2">
            <text:p>9,603247</text:p>
          </table:table-cell>
          <table:table-cell office:value-type="float" office:value="11.052664" table:style-name="ce2">
            <text:p>11,052664</text:p>
          </table:table-cell>
          <table:table-cell office:value-type="float" office:value="-0.96418139999999997" table:style-name="ce2">
            <text:p>-0,9641814</text:p>
          </table:table-cell>
          <table:table-cell office:value-type="float" office:value="-10.950067000000001" table:style-name="ce2">
            <text:p>-10,950067</text:p>
          </table:table-cell>
          <table:table-cell table:style-name="ce1"/>
          <table:table-cell office:value-type="float" office:value="0.04" table:style-name="ce2">
            <text:p>0,04</text:p>
          </table:table-cell>
          <table:table-cell office:value-type="float" office:value="0.38412984999999999" table:style-name="ce2">
            <text:p>0,38412985</text:p>
          </table:table-cell>
          <table:table-cell office:value-type="float" office:value="3.4421065" table:style-name="ce2">
            <text:p>3,4421065</text:p>
          </table:table-cell>
          <table:table-cell office:value-type="float" office:value="9.6032469999999996" table:style-name="ce2">
            <text:p>9,603247</text:p>
          </table:table-cell>
          <table:table-cell office:value-type="float" office:value="11.052664" table:style-name="ce2">
            <text:p>11,052664</text:p>
          </table:table-cell>
          <table:table-cell office:value-type="float" office:value="-0.96418139999999997" table:style-name="ce2">
            <text:p>-0,9641814</text:p>
          </table:table-cell>
          <table:table-cell office:value-type="float" office:value="-10.950067000000001" table:style-name="ce2">
            <text:p>-10,950067</text:p>
          </table:table-cell>
          <table:table-cell table:style-name="ce1"/>
          <table:table-cell office:value-type="float" office:value="0.04" table:style-name="ce2">
            <text:p>0,04</text:p>
          </table:table-cell>
          <table:table-cell office:value-type="float" office:value="0.3849012" table:style-name="ce2">
            <text:p>0,3849012</text:p>
          </table:table-cell>
          <table:table-cell office:value-type="float" office:value="3.4508667000000002" table:style-name="ce2">
            <text:p>3,4508667</text:p>
          </table:table-cell>
          <table:table-cell office:value-type="float" office:value="9.6032469999999996" table:style-name="ce2">
            <text:p>9,603247</text:p>
          </table:table-cell>
          <table:table-cell office:value-type="float" office:value="11.052664" table:style-name="ce2">
            <text:p>11,052664</text:p>
          </table:table-cell>
          <table:table-cell office:value-type="float" office:value="-0.96418139999999997" table:style-name="ce2">
            <text:p>-0,9641814</text:p>
          </table:table-cell>
          <table:table-cell office:value-type="float" office:value="-10.950067000000001" table:style-name="ce2">
            <text:p>-10,950067</text:p>
          </table:table-cell>
          <table:table-cell table:style-name="ce1"/>
          <table:table-cell office:value-type="float" office:value="0.04" table:style-name="ce2">
            <text:p>0,04</text:p>
          </table:table-cell>
          <table:table-cell office:value-type="float" office:value="0.38490122999999998" table:style-name="ce2">
            <text:p>0,38490123</text:p>
          </table:table-cell>
          <table:table-cell office:value-type="float" office:value="3.4508667000000002" table:style-name="ce2">
            <text:p>3,4508667</text:p>
          </table:table-cell>
          <table:table-cell office:value-type="float" office:value="9.6033240000000006" table:style-name="ce2">
            <text:p>9,603324</text:p>
          </table:table-cell>
          <table:table-cell office:value-type="float" office:value="11.053539000000001" table:style-name="ce2">
            <text:p>11,053539</text:p>
          </table:table-cell>
          <table:table-cell office:value-type="float" office:value="-0.96225309999999997" table:style-name="ce2">
            <text:p>-0,9622531</text:p>
          </table:table-cell>
          <table:table-cell office:value-type="float" office:value="-10.928165999999999" table:style-name="ce2">
            <text:p>-10,928166</text:p>
          </table:table-cell>
          <table:table-cell table:style-name="ce1"/>
          <table:table-cell office:value-type="float" office:value="0.04" table:style-name="ce2">
            <text:p>0,04</text:p>
          </table:table-cell>
          <table:table-cell office:value-type="float" office:value="0.38490226999999999" table:style-name="ce2">
            <text:p>0,38490227</text:p>
          </table:table-cell>
          <table:table-cell office:value-type="float" office:value="3.4508781000000002" table:style-name="ce2">
            <text:p>3,4508781</text:p>
          </table:table-cell>
          <table:table-cell office:value-type="float" office:value="9.6033249999999999" table:style-name="ce2">
            <text:p>9,603325</text:p>
          </table:table-cell>
          <table:table-cell office:value-type="float" office:value="11.053538" table:style-name="ce2">
            <text:p>11,053538</text:p>
          </table:table-cell>
          <table:table-cell office:value-type="float" office:value="-0.96033239999999997" table:style-name="ce2">
            <text:p>-0,9603324</text:p>
          </table:table-cell>
          <table:table-cell office:value-type="float" office:value="-10.906354" table:style-name="ce2">
            <text:p>-10,906354</text:p>
          </table:table-cell>
          <table:table-cell table:style-name="ce1"/>
          <table:table-cell office:value-type="float" office:value="0.04" table:style-name="ce2">
            <text:p>0,04</text:p>
          </table:table-cell>
          <table:table-cell office:value-type="float" office:value="0.38490224811283613" table:formula="of:=((([.AX$3]*[.AX$8]*COS([.AX$9]))/[.AX$6])*(1-EXP(((-[.AX$6])*[.AO6])/[.AX$8])))" table:style-name="ce1">
            <text:p>0,384902248</text:p>
          </table:table-cell>
          <table:table-cell office:value-type="float" office:value="3.4508710905304132" table:formula="of:=([.AX$8]/[.AX$6])*([.AX$3]*SIN([.AX$9])+[.AX$8])*(1-EXP(((-[.AX$6])*[.AO6])/[.AX$8]))-([.AX$8]*[.AO6])+[.AX$4]" table:style-name="ce1">
            <text:p>3,450871091</text:p>
          </table:table-cell>
          <table:table-cell office:value-type="float" office:value="9.6033239204868064" table:formula="of:=[.AX$3]*COS([.AX$9])*EXP(((-[.AX$6])*[.AO6])/[.AX$8])" table:style-name="ce1">
            <text:p>9,60332392</text:p>
          </table:table-cell>
          <table:table-cell office:value-type="float" office:value="11.053179537731628" table:formula="of:=[.AX$3]*SIN([.AX$9])*EXP(((-[.AX$6])*[.AO6])/[.AX$8])-[.AX$8]*(1-EXP(((-[.AX$6])*[.AO6])/[.AX$8]))" table:style-name="ce1">
            <text:p>11,05317954</text:p>
          </table:table-cell>
          <table:table-cell office:value-type="float" office:value="-0.96033239204868082" table:formula="of:=(-[.AX$6])*([.AR6]/[.AX$8])" table:style-name="ce1">
            <text:p>-0,960332392</text:p>
          </table:table-cell>
          <table:table-cell office:value-type="float" office:value="-10.915317953773163" table:formula="of:=(-[.AX$6])*(1+([.AS6]/[.AX$8]))" table:style-name="ce1">
            <text:p>-10,91531795</text:p>
          </table:table-cell>
          <table:table-cell table:style-name="ce1"/>
          <table:table-cell office:value-type="string" table:style-name="ce1">
            <text:p>g</text:p>
          </table:table-cell>
          <table:table-cell office:value-type="float" office:value="9.81" table:style-name="ce1">
            <text:p>9,81</text:p>
          </table:table-cell>
          <table:table-cell table:number-columns-repeated="16334"/>
        </table:table-row>
        <table:table-row table:style-name="ro1">
          <table:table-cell office:value-type="float" office:value="0.08" table:style-name="ce2">
            <text:p>0,08</text:p>
          </table:table-cell>
          <table:table-cell office:value-type="float" office:value="0.76980245000000003" table:style-name="ce2">
            <text:p>0,76980245</text:p>
          </table:table-cell>
          <table:table-cell office:value-type="float" office:value="3.9017331999999998" table:style-name="ce2">
            <text:p>3,9017332</text:p>
          </table:table-cell>
          <table:table-cell office:value-type="float" office:value="9.5648339999999994" table:style-name="ce2">
            <text:p>9,564834</text:p>
          </table:table-cell>
          <table:table-cell office:value-type="float" office:value="10.616413" table:style-name="ce2">
            <text:p>10,616413</text:p>
          </table:table-cell>
          <table:table-cell office:value-type="float" office:value="-0.96032465" table:style-name="ce2">
            <text:p>-0,96032465</text:p>
          </table:table-cell>
          <table:table-cell office:value-type="float" office:value="-10.906266" table:style-name="ce2">
            <text:p>-10,906266</text:p>
          </table:table-cell>
          <table:table-cell table:style-name="ce1"/>
          <table:table-cell office:value-type="float" office:value="0.08" table:style-name="ce2">
            <text:p>0,08</text:p>
          </table:table-cell>
          <table:table-cell office:value-type="float" office:value="0.76672315999999996" table:style-name="ce2">
            <text:p>0,76672316</text:p>
          </table:table-cell>
          <table:table-cell office:value-type="float" office:value="3.8667630000000002" table:style-name="ce2">
            <text:p>3,866763</text:p>
          </table:table-cell>
          <table:table-cell office:value-type="float" office:value="9.5648339999999994" table:style-name="ce2">
            <text:p>9,564834</text:p>
          </table:table-cell>
          <table:table-cell office:value-type="float" office:value="10.616413" table:style-name="ce2">
            <text:p>10,616413</text:p>
          </table:table-cell>
          <table:table-cell office:value-type="float" office:value="-0.96032465" table:style-name="ce2">
            <text:p>-0,96032465</text:p>
          </table:table-cell>
          <table:table-cell office:value-type="float" office:value="-10.906266" table:style-name="ce2">
            <text:p>-10,906266</text:p>
          </table:table-cell>
          <table:table-cell table:style-name="ce1"/>
          <table:table-cell office:value-type="float" office:value="0.08" table:style-name="ce2">
            <text:p>0,08</text:p>
          </table:table-cell>
          <table:table-cell office:value-type="float" office:value="0.76826274000000006" table:style-name="ce2">
            <text:p>0,76826274</text:p>
          </table:table-cell>
          <table:table-cell office:value-type="float" office:value="3.8842482999999999" table:style-name="ce2">
            <text:p>3,8842483</text:p>
          </table:table-cell>
          <table:table-cell office:value-type="float" office:value="9.5648339999999994" table:style-name="ce2">
            <text:p>9,564834</text:p>
          </table:table-cell>
          <table:table-cell office:value-type="float" office:value="10.616413" table:style-name="ce2">
            <text:p>10,616413</text:p>
          </table:table-cell>
          <table:table-cell office:value-type="float" office:value="-0.96032465" table:style-name="ce2">
            <text:p>-0,96032465</text:p>
          </table:table-cell>
          <table:table-cell office:value-type="float" office:value="-10.906266" table:style-name="ce2">
            <text:p>-10,906266</text:p>
          </table:table-cell>
          <table:table-cell table:style-name="ce1"/>
          <table:table-cell office:value-type="float" office:value="0.08" table:style-name="ce2">
            <text:p>0,08</text:p>
          </table:table-cell>
          <table:table-cell office:value-type="float" office:value="0.76826589999999995" table:style-name="ce2">
            <text:p>0,7682659</text:p>
          </table:table-cell>
          <table:table-cell office:value-type="float" office:value="3.8842829999999999" table:style-name="ce2">
            <text:p>3,884283</text:p>
          </table:table-cell>
          <table:table-cell office:value-type="float" office:value="9.5649870000000004" table:style-name="ce2">
            <text:p>9,564987</text:p>
          </table:table-cell>
          <table:table-cell office:value-type="float" office:value="10.618157" table:style-name="ce2">
            <text:p>10,618157</text:p>
          </table:table-cell>
          <table:table-cell office:value-type="float" office:value="-0.95841175000000001" table:style-name="ce2">
            <text:p>-0,95841175</text:p>
          </table:table-cell>
          <table:table-cell office:value-type="float" office:value="-10.884541" table:style-name="ce2">
            <text:p>-10,884541</text:p>
          </table:table-cell>
          <table:table-cell table:style-name="ce1"/>
          <table:table-cell office:value-type="float" office:value="0.08" table:style-name="ce2">
            <text:p>0,08</text:p>
          </table:table-cell>
          <table:table-cell office:value-type="float" office:value="0.76826799999999995" table:style-name="ce2">
            <text:p>0,768268</text:p>
          </table:table-cell>
          <table:table-cell office:value-type="float" office:value="3.8843062000000002" table:style-name="ce2">
            <text:p>3,8843062</text:p>
          </table:table-cell>
          <table:table-cell office:value-type="float" office:value="9.5649879999999996" table:style-name="ce2">
            <text:p>9,564988</text:p>
          </table:table-cell>
          <table:table-cell office:value-type="float" office:value="10.618155" table:style-name="ce2">
            <text:p>10,618155</text:p>
          </table:table-cell>
          <table:table-cell office:value-type="float" office:value="-0.95649879999999998" table:style-name="ce2">
            <text:p>-0,9564988</text:p>
          </table:table-cell>
          <table:table-cell office:value-type="float" office:value="-10.862814999999999" table:style-name="ce2">
            <text:p>-10,862815</text:p>
          </table:table-cell>
          <table:table-cell table:style-name="ce1"/>
          <table:table-cell office:value-type="float" office:value="0.08" table:style-name="ce2">
            <text:p>0,08</text:p>
          </table:table-cell>
          <table:table-cell office:value-type="float" office:value="0.76826796234968386" table:formula="of:=((([.AX$3]*[.AX$8]*COS([.AX$9]))/[.AX$6])*(1-EXP(((-[.AX$6])*[.AO7])/[.AX$8])))" table:style-name="ce1">
            <text:p>0,768267962</text:p>
          </table:table-cell>
          <table:table-cell office:value-type="float" office:value="3.8842776490487614" table:formula="of:=([.AX$8]/[.AX$6])*([.AX$3]*SIN([.AX$9])+[.AX$8])*(1-EXP(((-[.AX$6])*[.AO7])/[.AX$8]))-([.AX$8]*[.AO7])+[.AX$4]" table:style-name="ce1">
            <text:p>3,884277649</text:p>
          </table:table-cell>
          <table:table-cell office:value-type="float" office:value="9.5649873490631219" table:formula="of:=[.AX$3]*COS([.AX$9])*EXP(((-[.AX$6])*[.AO7])/[.AX$8])" table:style-name="ce1">
            <text:p>9,564987349</text:p>
          </table:table-cell>
          <table:table-cell office:value-type="float" office:value="10.617438881879792" table:formula="of:=[.AX$3]*SIN([.AX$9])*EXP(((-[.AX$6])*[.AO7])/[.AX$8])-[.AX$8]*(1-EXP(((-[.AX$6])*[.AO7])/[.AX$8]))" table:style-name="ce1">
            <text:p>10,61743888</text:p>
          </table:table-cell>
          <table:table-cell office:value-type="float" office:value="-0.95649873490631221" table:formula="of:=(-[.AX$6])*([.AR7]/[.AX$8])" table:style-name="ce1">
            <text:p>-0,956498735</text:p>
          </table:table-cell>
          <table:table-cell office:value-type="float" office:value="-10.87174388818798" table:formula="of:=(-[.AX$6])*(1+([.AS7]/[.AX$8]))" table:style-name="ce1">
            <text:p>-10,87174389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float" office:value="1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.12" table:style-name="ce2">
            <text:p>0,12</text:p>
          </table:table-cell>
          <table:table-cell office:value-type="float" office:value="1.1523957" table:style-name="ce2">
            <text:p>1,1523957</text:p>
          </table:table-cell>
          <table:table-cell office:value-type="float" office:value="4.32639" table:style-name="ce2">
            <text:p>4,32639</text:p>
          </table:table-cell>
          <table:table-cell office:value-type="float" office:value="9.5265740000000001" table:style-name="ce2">
            <text:p>9,526574</text:p>
          </table:table-cell>
          <table:table-cell office:value-type="float" office:value="10.181908" table:style-name="ce2">
            <text:p>10,181908</text:p>
          </table:table-cell>
          <table:table-cell office:value-type="float" office:value="-0.95648339999999998" table:style-name="ce2">
            <text:p>-0,9564834</text:p>
          </table:table-cell>
          <table:table-cell office:value-type="float" office:value="-10.862641" table:style-name="ce2">
            <text:p>-10,862641</text:p>
          </table:table-cell>
          <table:table-cell table:style-name="ce1"/>
          <table:table-cell office:value-type="float" office:value="0.12" table:style-name="ce2">
            <text:p>0,12</text:p>
          </table:table-cell>
          <table:table-cell office:value-type="float" office:value="1.1477861" table:style-name="ce2">
            <text:p>1,1477861</text:p>
          </table:table-cell>
          <table:table-cell office:value-type="float" office:value="4.2740393000000001" table:style-name="ce2">
            <text:p>4,2740393</text:p>
          </table:table-cell>
          <table:table-cell office:value-type="float" office:value="9.5265740000000001" table:style-name="ce2">
            <text:p>9,526574</text:p>
          </table:table-cell>
          <table:table-cell office:value-type="float" office:value="10.181908" table:style-name="ce2">
            <text:p>10,181908</text:p>
          </table:table-cell>
          <table:table-cell office:value-type="float" office:value="-0.95648339999999998" table:style-name="ce2">
            <text:p>-0,9564834</text:p>
          </table:table-cell>
          <table:table-cell office:value-type="float" office:value="-10.862641" table:style-name="ce2">
            <text:p>-10,862641</text:p>
          </table:table-cell>
          <table:table-cell table:style-name="ce1"/>
          <table:table-cell office:value-type="float" office:value="0.12" table:style-name="ce2">
            <text:p>0,12</text:p>
          </table:table-cell>
          <table:table-cell office:value-type="float" office:value="1.1500908999999999" table:style-name="ce2">
            <text:p>1,1500909</text:p>
          </table:table-cell>
          <table:table-cell office:value-type="float" office:value="4.3002149999999997" table:style-name="ce2">
            <text:p>4,300215</text:p>
          </table:table-cell>
          <table:table-cell office:value-type="float" office:value="9.5265740000000001" table:style-name="ce2">
            <text:p>9,526574</text:p>
          </table:table-cell>
          <table:table-cell office:value-type="float" office:value="10.181908" table:style-name="ce2">
            <text:p>10,181908</text:p>
          </table:table-cell>
          <table:table-cell office:value-type="float" office:value="-0.95648339999999998" table:style-name="ce2">
            <text:p>-0,9564834</text:p>
          </table:table-cell>
          <table:table-cell office:value-type="float" office:value="-10.862641" table:style-name="ce2">
            <text:p>-10,862641</text:p>
          </table:table-cell>
          <table:table-cell table:style-name="ce1"/>
          <table:table-cell office:value-type="float" office:value="0.12" table:style-name="ce2">
            <text:p>0,12</text:p>
          </table:table-cell>
          <table:table-cell office:value-type="float" office:value="1.1501002" table:style-name="ce2">
            <text:p>1,1501002</text:p>
          </table:table-cell>
          <table:table-cell office:value-type="float" office:value="4.300319" table:style-name="ce2">
            <text:p>4,300319</text:p>
          </table:table-cell>
          <table:table-cell office:value-type="float" office:value="9.5268040000000003" table:style-name="ce2">
            <text:p>9,526804</text:p>
          </table:table-cell>
          <table:table-cell office:value-type="float" office:value="10.184514" table:style-name="ce2">
            <text:p>10,184514</text:p>
          </table:table-cell>
          <table:table-cell office:value-type="float" office:value="-0.95458573000000002" table:style-name="ce2">
            <text:p>-0,95458573</text:p>
          </table:table-cell>
          <table:table-cell office:value-type="float" office:value="-10.841089" table:style-name="ce2">
            <text:p>-10,841089</text:p>
          </table:table-cell>
          <table:table-cell table:style-name="ce1"/>
          <table:table-cell office:value-type="float" office:value="0.12" table:style-name="ce2">
            <text:p>0,12</text:p>
          </table:table-cell>
          <table:table-cell office:value-type="float" office:value="1.1501033000000001" table:style-name="ce2">
            <text:p>1,1501033</text:p>
          </table:table-cell>
          <table:table-cell office:value-type="float" office:value="4.3003534999999999" table:style-name="ce2">
            <text:p>4,3003535</text:p>
          </table:table-cell>
          <table:table-cell office:value-type="float" office:value="9.5268049999999995" table:style-name="ce2">
            <text:p>9,526805</text:p>
          </table:table-cell>
          <table:table-cell office:value-type="float" office:value="10.18451" table:style-name="ce2">
            <text:p>10,18451</text:p>
          </table:table-cell>
          <table:table-cell office:value-type="float" office:value="-0.95268050000000004" table:style-name="ce2">
            <text:p>-0,9526805</text:p>
          </table:table-cell>
          <table:table-cell office:value-type="float" office:value="-10.81945" table:style-name="ce2">
            <text:p>-10,81945</text:p>
          </table:table-cell>
          <table:table-cell table:style-name="ce1"/>
          <table:table-cell office:value-type="float" office:value="0.12" table:style-name="ce2">
            <text:p>0,12</text:p>
          </table:table-cell>
          <table:table-cell office:value-type="float" office:value="1.1501032765701562" table:formula="of:=((([.AX$3]*[.AX$8]*COS([.AX$9]))/[.AX$6])*(1-EXP(((-[.AX$6])*[.AO8])/[.AX$8])))" table:style-name="ce1">
            <text:p>1,150103277</text:p>
          </table:table-cell>
          <table:table-cell office:value-type="float" office:value="4.3002893941530154" table:formula="of:=([.AX$8]/[.AX$6])*([.AX$3]*SIN([.AX$9])+[.AX$8])*(1-EXP(((-[.AX$6])*[.AO8])/[.AX$8]))-([.AX$8]*[.AO8])+[.AX$4]" table:style-name="ce1">
            <text:p>4,300289394</text:p>
          </table:table-cell>
          <table:table-cell office:value-type="float" office:value="9.5268038176410741" table:formula="of:=[.AX$3]*COS([.AX$9])*EXP(((-[.AX$6])*[.AO8])/[.AX$8])" table:style-name="ce1">
            <text:p>9,526803818</text:p>
          </table:table-cell>
          <table:table-cell office:value-type="float" office:value="10.183437707369368" table:formula="of:=[.AX$3]*SIN([.AX$9])*EXP(((-[.AX$6])*[.AO8])/[.AX$8])-[.AX$8]*(1-EXP(((-[.AX$6])*[.AO8])/[.AX$8]))" table:style-name="ce1">
            <text:p>10,18343771</text:p>
          </table:table-cell>
          <table:table-cell office:value-type="float" office:value="-0.95268038176410752" table:formula="of:=(-[.AX$6])*([.AR8]/[.AX$8])" table:style-name="ce1">
            <text:p>-0,952680382</text:p>
          </table:table-cell>
          <table:table-cell office:value-type="float" office:value="-10.828343770736938" table:formula="of:=(-[.AX$6])*(1+([.AS8]/[.AX$8]))" table:style-name="ce1">
            <text:p>-10,82834377</text:p>
          </table:table-cell>
          <table:table-cell table:style-name="ce1"/>
          <table:table-cell office:value-type="string" table:style-name="ce1">
            <text:p>vt</text:p>
          </table:table-cell>
          <table:table-cell office:value-type="float" office:value="98.1" table:formula="of:=([.AX6]*[.AX7])/[.AX5]" table:style-name="ce1">
            <text:p>98,1</text:p>
          </table:table-cell>
          <table:table-cell table:number-columns-repeated="16334"/>
        </table:table-row>
        <table:table-row table:style-name="ro1">
          <table:table-cell office:value-type="float" office:value="0.16" table:style-name="ce2">
            <text:p>0,16</text:p>
          </table:table-cell>
          <table:table-cell office:value-type="float" office:value="1.5334587" table:style-name="ce2">
            <text:p>1,5334587</text:p>
          </table:table-cell>
          <table:table-cell office:value-type="float" office:value="4.7336660000000004" table:style-name="ce2">
            <text:p>4,733666</text:p>
          </table:table-cell>
          <table:table-cell office:value-type="float" office:value="9.4884679999999992" table:style-name="ce2">
            <text:p>9,488468</text:p>
          </table:table-cell>
          <table:table-cell office:value-type="float" office:value="9.7491400000000006" table:style-name="ce2">
            <text:p>9,74914</text:p>
          </table:table-cell>
          <table:table-cell office:value-type="float" office:value="-0.95265739999999999" table:style-name="ce2">
            <text:p>-0,9526574</text:p>
          </table:table-cell>
          <table:table-cell office:value-type="float" office:value="-10.819191" table:style-name="ce2">
            <text:p>-10,819191</text:p>
          </table:table-cell>
          <table:table-cell table:style-name="ce1"/>
          <table:table-cell office:value-type="float" office:value="0.16" table:style-name="ce2">
            <text:p>0,16</text:p>
          </table:table-cell>
          <table:table-cell office:value-type="float" office:value="1.5273249" table:style-name="ce2">
            <text:p>1,5273249</text:p>
          </table:table-cell>
          <table:table-cell office:value-type="float" office:value="4.6640050000000004" table:style-name="ce2">
            <text:p>4,664005</text:p>
          </table:table-cell>
          <table:table-cell office:value-type="float" office:value="9.4884679999999992" table:style-name="ce2">
            <text:p>9,488468</text:p>
          </table:table-cell>
          <table:table-cell office:value-type="float" office:value="9.7491400000000006" table:style-name="ce2">
            <text:p>9,74914</text:p>
          </table:table-cell>
          <table:table-cell office:value-type="float" office:value="-0.95265739999999999" table:style-name="ce2">
            <text:p>-0,9526574</text:p>
          </table:table-cell>
          <table:table-cell office:value-type="float" office:value="-10.819191" table:style-name="ce2">
            <text:p>-10,819191</text:p>
          </table:table-cell>
          <table:table-cell table:style-name="ce1"/>
          <table:table-cell office:value-type="float" office:value="0.16" table:style-name="ce2">
            <text:p>0,16</text:p>
          </table:table-cell>
          <table:table-cell office:value-type="float" office:value="1.5303917" table:style-name="ce2">
            <text:p>1,5303917</text:p>
          </table:table-cell>
          <table:table-cell office:value-type="float" office:value="4.698836" table:style-name="ce2">
            <text:p>4,698836</text:p>
          </table:table-cell>
          <table:table-cell office:value-type="float" office:value="9.4884679999999992" table:style-name="ce2">
            <text:p>9,488468</text:p>
          </table:table-cell>
          <table:table-cell office:value-type="float" office:value="9.7491400000000006" table:style-name="ce2">
            <text:p>9,74914</text:p>
          </table:table-cell>
          <table:table-cell office:value-type="float" office:value="-0.95265739999999999" table:style-name="ce2">
            <text:p>-0,9526574</text:p>
          </table:table-cell>
          <table:table-cell office:value-type="float" office:value="-10.819191" table:style-name="ce2">
            <text:p>-10,819191</text:p>
          </table:table-cell>
          <table:table-cell table:style-name="ce1"/>
          <table:table-cell office:value-type="float" office:value="0.16" table:style-name="ce2">
            <text:p>0,16</text:p>
          </table:table-cell>
          <table:table-cell office:value-type="float" office:value="1.5304103" table:style-name="ce2">
            <text:p>1,5304103</text:p>
          </table:table-cell>
          <table:table-cell office:value-type="float" office:value="4.6990439999999998" table:style-name="ce2">
            <text:p>4,699044</text:p>
          </table:table-cell>
          <table:table-cell office:value-type="float" office:value="9.4887730000000001" table:style-name="ce2">
            <text:p>9,488773</text:p>
          </table:table-cell>
          <table:table-cell office:value-type="float" office:value="9.7526019999999995" table:style-name="ce2">
            <text:p>9,752602</text:p>
          </table:table-cell>
          <table:table-cell office:value-type="float" office:value="-0.95077509999999998" table:style-name="ce2">
            <text:p>-0,9507751</text:p>
          </table:table-cell>
          <table:table-cell office:value-type="float" office:value="-10.797812" table:style-name="ce2">
            <text:p>-10,797812</text:p>
          </table:table-cell>
          <table:table-cell table:style-name="ce1"/>
          <table:table-cell office:value-type="float" office:value="0.16" table:style-name="ce2">
            <text:p>0,16</text:p>
          </table:table-cell>
          <table:table-cell office:value-type="float" office:value="1.5304145" table:style-name="ce2">
            <text:p>1,5304145</text:p>
          </table:table-cell>
          <table:table-cell office:value-type="float" office:value="4.69909" table:style-name="ce2">
            <text:p>4,69909</text:p>
          </table:table-cell>
          <table:table-cell office:value-type="float" office:value="9.4887730000000001" table:style-name="ce2">
            <text:p>9,488773</text:p>
          </table:table-cell>
          <table:table-cell office:value-type="float" office:value="9.7525969999999997" table:style-name="ce2">
            <text:p>9,752597</text:p>
          </table:table-cell>
          <table:table-cell office:value-type="float" office:value="-0.94887745000000001" table:style-name="ce2">
            <text:p>-0,94887745</text:p>
          </table:table-cell>
          <table:table-cell office:value-type="float" office:value="-10.776259" table:style-name="ce2">
            <text:p>-10,776259</text:p>
          </table:table-cell>
          <table:table-cell table:style-name="ce1"/>
          <table:table-cell office:value-type="float" office:value="0.16" table:style-name="ce2">
            <text:p>0,16</text:p>
          </table:table-cell>
          <table:table-cell office:value-type="float" office:value="1.5304143001474106" table:formula="of:=((([.AX$3]*[.AX$8]*COS([.AX$9]))/[.AX$6])*(1-EXP(((-[.AX$6])*[.AO9])/[.AX$8])))" table:style-name="ce1">
            <text:p>1,5304143</text:p>
          </table:table-cell>
          <table:table-cell office:value-type="float" office:value="4.698975766123505" table:formula="of:=([.AX$8]/[.AX$6])*([.AX$3]*SIN([.AX$9])+[.AX$8])*(1-EXP(((-[.AX$6])*[.AO9])/[.AX$8]))-([.AX$8]*[.AO9])+[.AX$4]" table:style-name="ce1">
            <text:p>4,698975766</text:p>
          </table:table-cell>
          <table:table-cell office:value-type="float" office:value="9.4887727152833499" table:formula="of:=[.AX$3]*COS([.AX$9])*EXP(((-[.AX$6])*[.AO9])/[.AX$8])" table:style-name="ce1">
            <text:p>9,488772715</text:p>
          </table:table-cell>
          <table:table-cell office:value-type="float" office:value="9.7511690701723186" table:formula="of:=[.AX$3]*SIN([.AX$9])*EXP(((-[.AX$6])*[.AO9])/[.AX$8])-[.AX$8]*(1-EXP(((-[.AX$6])*[.AO9])/[.AX$8]))" table:style-name="ce1">
            <text:p>9,75116907</text:p>
          </table:table-cell>
          <table:table-cell office:value-type="float" office:value="-0.94887727152833512" table:formula="of:=(-[.AX$6])*([.AR9]/[.AX$8])" table:style-name="ce1">
            <text:p>-0,948877272</text:p>
          </table:table-cell>
          <table:table-cell office:value-type="float" office:value="-10.785116907017231" table:formula="of:=(-[.AX$6])*(1+([.AS9]/[.AX$8]))" table:style-name="ce1">
            <text:p>-10,78511691</text:p>
          </table:table-cell>
          <table:table-cell table:style-name="ce1"/>
          <table:table-cell office:value-type="string" table:style-name="ce1">
            <text:p>alpha</text:p>
          </table:table-cell>
          <table:table-cell office:value-type="float" office:value="0.87266462599716477" table:formula="of:=RADIANS(50)" table:style-name="ce1">
            <text:p>0,872664626</text:p>
          </table:table-cell>
          <table:table-cell table:number-columns-repeated="16334"/>
        </table:table-row>
        <table:table-row table:style-name="ro1">
          <table:table-cell office:value-type="float" office:value="0.19999998999999999" table:style-name="ce2">
            <text:p>0,19999999</text:p>
          </table:table-cell>
          <table:table-cell office:value-type="float" office:value="1.9129974999999999" table:style-name="ce2">
            <text:p>1,9129975</text:p>
          </table:table-cell>
          <table:table-cell office:value-type="float" office:value="5.1236315000000001" table:style-name="ce2">
            <text:p>5,1236315</text:p>
          </table:table-cell>
          <table:table-cell office:value-type="float" office:value="9.4505140000000001" table:style-name="ce2">
            <text:p>9,450514</text:p>
          </table:table-cell>
          <table:table-cell office:value-type="float" office:value="9.3181030000000007" table:style-name="ce2">
            <text:p>9,318103</text:p>
          </table:table-cell>
          <table:table-cell office:value-type="float" office:value="-0.94884676000000001" table:style-name="ce2">
            <text:p>-0,94884676</text:p>
          </table:table-cell>
          <table:table-cell office:value-type="float" office:value="-10.775912999999999" table:style-name="ce2">
            <text:p>-10,775913</text:p>
          </table:table-cell>
          <table:table-cell table:style-name="ce1"/>
          <table:table-cell office:value-type="float" office:value="0.19999998999999999" table:style-name="ce2">
            <text:p>0,19999999</text:p>
          </table:table-cell>
          <table:table-cell office:value-type="float" office:value="1.9053454000000001" table:style-name="ce2">
            <text:p>1,9053454</text:p>
          </table:table-cell>
          <table:table-cell office:value-type="float" office:value="5.0367290000000002" table:style-name="ce2">
            <text:p>5,036729</text:p>
          </table:table-cell>
          <table:table-cell office:value-type="float" office:value="9.4505140000000001" table:style-name="ce2">
            <text:p>9,450514</text:p>
          </table:table-cell>
          <table:table-cell office:value-type="float" office:value="9.3181030000000007" table:style-name="ce2">
            <text:p>9,318103</text:p>
          </table:table-cell>
          <table:table-cell office:value-type="float" office:value="-0.94884676000000001" table:style-name="ce2">
            <text:p>-0,94884676</text:p>
          </table:table-cell>
          <table:table-cell office:value-type="float" office:value="-10.775912999999999" table:style-name="ce2">
            <text:p>-10,775913</text:p>
          </table:table-cell>
          <table:table-cell table:style-name="ce1"/>
          <table:table-cell office:value-type="float" office:value="0.19999998999999999" table:style-name="ce2">
            <text:p>0,19999999</text:p>
          </table:table-cell>
          <table:table-cell office:value-type="float" office:value="1.9091712999999999" table:style-name="ce2">
            <text:p>1,9091713</text:p>
          </table:table-cell>
          <table:table-cell office:value-type="float" office:value="5.0801806000000003" table:style-name="ce2">
            <text:p>5,0801806</text:p>
          </table:table-cell>
          <table:table-cell office:value-type="float" office:value="9.4505140000000001" table:style-name="ce2">
            <text:p>9,450514</text:p>
          </table:table-cell>
          <table:table-cell office:value-type="float" office:value="9.3181030000000007" table:style-name="ce2">
            <text:p>9,318103</text:p>
          </table:table-cell>
          <table:table-cell office:value-type="float" office:value="-0.94884676000000001" table:style-name="ce2">
            <text:p>-0,94884676</text:p>
          </table:table-cell>
          <table:table-cell office:value-type="float" office:value="-10.775912999999999" table:style-name="ce2">
            <text:p>-10,775913</text:p>
          </table:table-cell>
          <table:table-cell table:style-name="ce1"/>
          <table:table-cell office:value-type="float" office:value="0.19999998999999999" table:style-name="ce2">
            <text:p>0,19999999</text:p>
          </table:table-cell>
          <table:table-cell office:value-type="float" office:value="1.9092020999999999" table:style-name="ce2">
            <text:p>1,9092021</text:p>
          </table:table-cell>
          <table:table-cell office:value-type="float" office:value="5.0805273" table:style-name="ce2">
            <text:p>5,0805273</text:p>
          </table:table-cell>
          <table:table-cell office:value-type="float" office:value="9.4508939999999999" table:style-name="ce2">
            <text:p>9,450894</text:p>
          </table:table-cell>
          <table:table-cell office:value-type="float" office:value="9.3224129999999992" table:style-name="ce2">
            <text:p>9,322413</text:p>
          </table:table-cell>
          <table:table-cell office:value-type="float" office:value="-0.94697969999999998" table:style-name="ce2">
            <text:p>-0,9469797</text:p>
          </table:table-cell>
          <table:table-cell office:value-type="float" office:value="-10.754707" table:style-name="ce2">
            <text:p>-10,754707</text:p>
          </table:table-cell>
          <table:table-cell table:style-name="ce1"/>
          <table:table-cell office:value-type="float" office:value="0.19999998999999999" table:style-name="ce2">
            <text:p>0,19999999</text:p>
          </table:table-cell>
          <table:table-cell office:value-type="float" office:value="1.9092073000000001" table:style-name="ce2">
            <text:p>1,9092073</text:p>
          </table:table-cell>
          <table:table-cell office:value-type="float" office:value="5.0805844999999996" table:style-name="ce2">
            <text:p>5,0805845</text:p>
          </table:table-cell>
          <table:table-cell office:value-type="float" office:value="9.4508930000000007" table:style-name="ce2">
            <text:p>9,450893</text:p>
          </table:table-cell>
          <table:table-cell office:value-type="float" office:value="9.3224070000000001" table:style-name="ce2">
            <text:p>9,322407</text:p>
          </table:table-cell>
          <table:table-cell office:value-type="float" office:value="-0.94508946000000005" table:style-name="ce2">
            <text:p>-0,94508946</text:p>
          </table:table-cell>
          <table:table-cell office:value-type="float" office:value="-10.73324" table:style-name="ce2">
            <text:p>-10,73324</text:p>
          </table:table-cell>
          <table:table-cell table:style-name="ce1"/>
          <table:table-cell office:value-type="float" office:value="0.19999998999999999" table:style-name="ce2">
            <text:p>0,19999999</text:p>
          </table:table-cell>
          <table:table-cell office:value-type="float" office:value="1.9092070235570218" table:formula="of:=((([.AX$3]*[.AX$8]*COS([.AX$9]))/[.AX$6])*(1-EXP(((-[.AX$6])*[.AO10])/[.AX$8])))" table:style-name="ce1">
            <text:p>1,909207024</text:p>
          </table:table-cell>
          <table:table-cell office:value-type="float" office:value="5.0804058348283476" table:formula="of:=([.AX$8]/[.AX$6])*([.AX$3]*SIN([.AX$9])+[.AX$8])*(1-EXP(((-[.AX$6])*[.AO10])/[.AX$8]))-([.AX$8]*[.AO10])+[.AX$4]" table:style-name="ce1">
            <text:p>5,080405835</text:p>
          </table:table-cell>
          <table:table-cell office:value-type="float" office:value="9.4508934429423874" table:formula="of:=[.AX$3]*COS([.AX$9])*EXP(((-[.AX$6])*[.AO10])/[.AX$8])" table:style-name="ce1">
            <text:p>9,450893443</text:p>
          </table:table-cell>
          <table:table-cell office:value-type="float" office:value="9.3206261614018349" table:formula="of:=[.AX$3]*SIN([.AX$9])*EXP(((-[.AX$6])*[.AO10])/[.AX$8])-[.AX$8]*(1-EXP(((-[.AX$6])*[.AO10])/[.AX$8]))" table:style-name="ce1">
            <text:p>9,320626161</text:p>
          </table:table-cell>
          <table:table-cell office:value-type="float" office:value="-0.94508934429423885" table:formula="of:=(-[.AX$6])*([.AR10]/[.AX$8])" table:style-name="ce1">
            <text:p>-0,945089344</text:p>
          </table:table-cell>
          <table:table-cell office:value-type="float" office:value="-10.742062616140183" table:formula="of:=(-[.AX$6])*(1+([.AS10]/[.AX$8]))" table:style-name="ce1">
            <text:p>-10,74206262</text:p>
          </table:table-cell>
          <table:table-cell table:number-columns-repeated="16337" table:style-name="ce1"/>
        </table:table-row>
        <table:table-row table:style-name="ro1">
          <table:table-cell office:value-type="float" office:value="0.23999998" table:style-name="ce2">
            <text:p>0,23999998</text:p>
          </table:table-cell>
          <table:table-cell office:value-type="float" office:value="2.2910180000000002" table:style-name="ce2">
            <text:p>2,291018</text:p>
          </table:table-cell>
          <table:table-cell office:value-type="float" office:value="5.4963554999999999" table:style-name="ce2">
            <text:p>5,4963555</text:p>
          </table:table-cell>
          <table:table-cell office:value-type="float" office:value="9.4127120000000009" table:style-name="ce2">
            <text:p>9,412712</text:p>
          </table:table-cell>
          <table:table-cell office:value-type="float" office:value="8.8887900000000002" table:style-name="ce2">
            <text:p>8,88879</text:p>
          </table:table-cell>
          <table:table-cell office:value-type="float" office:value="-0.94505139999999999" table:style-name="ce2">
            <text:p>-0,9450514</text:p>
          </table:table-cell>
          <table:table-cell office:value-type="float" office:value="-10.732810000000001" table:style-name="ce2">
            <text:p>-10,73281</text:p>
          </table:table-cell>
          <table:table-cell table:style-name="ce1"/>
          <table:table-cell office:value-type="float" office:value="0.23999998" table:style-name="ce2">
            <text:p>0,23999998</text:p>
          </table:table-cell>
          <table:table-cell office:value-type="float" office:value="2.281854" table:style-name="ce2">
            <text:p>2,281854</text:p>
          </table:table-cell>
          <table:table-cell office:value-type="float" office:value="5.3922806000000003" table:style-name="ce2">
            <text:p>5,3922806</text:p>
          </table:table-cell>
          <table:table-cell office:value-type="float" office:value="9.4127120000000009" table:style-name="ce2">
            <text:p>9,412712</text:p>
          </table:table-cell>
          <table:table-cell office:value-type="float" office:value="8.8887900000000002" table:style-name="ce2">
            <text:p>8,88879</text:p>
          </table:table-cell>
          <table:table-cell office:value-type="float" office:value="-0.94505139999999999" table:style-name="ce2">
            <text:p>-0,9450514</text:p>
          </table:table-cell>
          <table:table-cell office:value-type="float" office:value="-10.732810000000001" table:style-name="ce2">
            <text:p>-10,73281</text:p>
          </table:table-cell>
          <table:table-cell table:style-name="ce1"/>
          <table:table-cell office:value-type="float" office:value="0.23999998" table:style-name="ce2">
            <text:p>0,23999998</text:p>
          </table:table-cell>
          <table:table-cell office:value-type="float" office:value="2.2864358" table:style-name="ce2">
            <text:p>2,2864358</text:p>
          </table:table-cell>
          <table:table-cell office:value-type="float" office:value="5.4443182999999999" table:style-name="ce2">
            <text:p>5,4443183</text:p>
          </table:table-cell>
          <table:table-cell office:value-type="float" office:value="9.4127120000000009" table:style-name="ce2">
            <text:p>9,412712</text:p>
          </table:table-cell>
          <table:table-cell office:value-type="float" office:value="8.8887900000000002" table:style-name="ce2">
            <text:p>8,88879</text:p>
          </table:table-cell>
          <table:table-cell office:value-type="float" office:value="-0.94505139999999999" table:style-name="ce2">
            <text:p>-0,9450514</text:p>
          </table:table-cell>
          <table:table-cell office:value-type="float" office:value="-10.732810000000001" table:style-name="ce2">
            <text:p>-10,73281</text:p>
          </table:table-cell>
          <table:table-cell table:style-name="ce1"/>
          <table:table-cell office:value-type="float" office:value="0.23999998" table:style-name="ce2">
            <text:p>0,23999998</text:p>
          </table:table-cell>
          <table:table-cell office:value-type="float" office:value="2.2864819000000001" table:style-name="ce2">
            <text:p>2,2864819</text:p>
          </table:table-cell>
          <table:table-cell office:value-type="float" office:value="5.4448369999999997" table:style-name="ce2">
            <text:p>5,444837</text:p>
          </table:table-cell>
          <table:table-cell office:value-type="float" office:value="9.4131660000000004" table:style-name="ce2">
            <text:p>9,413166</text:p>
          </table:table-cell>
          <table:table-cell office:value-type="float" office:value="8.8939430000000002" table:style-name="ce2">
            <text:p>8,893943</text:p>
          </table:table-cell>
          <table:table-cell office:value-type="float" office:value="-0.94319929999999996" table:style-name="ce2">
            <text:p>-0,9431993</text:p>
          </table:table-cell>
          <table:table-cell office:value-type="float" office:value="-10.711774999999999" table:style-name="ce2">
            <text:p>-10,711775</text:p>
          </table:table-cell>
          <table:table-cell table:style-name="ce1"/>
          <table:table-cell office:value-type="float" office:value="0.23999998" table:style-name="ce2">
            <text:p>0,23999998</text:p>
          </table:table-cell>
          <table:table-cell office:value-type="float" office:value="2.2864878000000002" table:style-name="ce2">
            <text:p>2,2864878</text:p>
          </table:table-cell>
          <table:table-cell office:value-type="float" office:value="5.4449057999999999" table:style-name="ce2">
            <text:p>5,4449058</text:p>
          </table:table-cell>
          <table:table-cell office:value-type="float" office:value="9.4131649999999993" table:style-name="ce2">
            <text:p>9,413165</text:p>
          </table:table-cell>
          <table:table-cell office:value-type="float" office:value="8.8939350000000008" table:style-name="ce2">
            <text:p>8,893935</text:p>
          </table:table-cell>
          <table:table-cell office:value-type="float" office:value="-0.94131655000000003" table:style-name="ce2">
            <text:p>-0,94131655</text:p>
          </table:table-cell>
          <table:table-cell office:value-type="float" office:value="-10.690393" table:style-name="ce2">
            <text:p>-10,690393</text:p>
          </table:table-cell>
          <table:table-cell table:style-name="ce1"/>
          <table:table-cell office:value-type="float" office:value="0.23999998" table:style-name="ce2">
            <text:p>0,23999998</text:p>
          </table:table-cell>
          <table:table-cell office:value-type="float" office:value="2.2864876027556376" table:formula="of:=((([.AX$3]*[.AX$8]*COS([.AX$9]))/[.AX$6])*(1-EXP(((-[.AX$6])*[.AO11])/[.AX$8])))" table:style-name="ce1">
            <text:p>2,286487603</text:p>
          </table:table-cell>
          <table:table-cell office:value-type="float" office:value="5.4446485890245526" table:formula="of:=([.AX$8]/[.AX$6])*([.AX$3]*SIN([.AX$9])+[.AX$8])*(1-EXP(((-[.AX$6])*[.AO11])/[.AX$8]))-([.AX$8]*[.AO11])+[.AX$4]" table:style-name="ce1">
            <text:p>5,444648589</text:p>
          </table:table-cell>
          <table:table-cell office:value-type="float" office:value="9.413165385022527" table:formula="of:=[.AX$3]*COS([.AX$9])*EXP(((-[.AX$6])*[.AO11])/[.AX$8])" table:style-name="ce1">
            <text:p>9,413165385</text:p>
          </table:table-cell>
          <table:table-cell office:value-type="float" office:value="8.891801984082214" table:formula="of:=[.AX$3]*SIN([.AX$9])*EXP(((-[.AX$6])*[.AO11])/[.AX$8])-[.AX$8]*(1-EXP(((-[.AX$6])*[.AO11])/[.AX$8]))" table:style-name="ce1">
            <text:p>8,891801984</text:p>
          </table:table-cell>
          <table:table-cell office:value-type="float" office:value="-0.94131653850225272" table:formula="of:=(-[.AX$6])*([.AR11]/[.AX$8])" table:style-name="ce1">
            <text:p>-0,941316539</text:p>
          </table:table-cell>
          <table:table-cell office:value-type="float" office:value="-10.699180198408223" table:formula="of:=(-[.AX$6])*(1+([.AS11]/[.AX$8]))" table:style-name="ce1">
            <text:p>-10,6991802</text:p>
          </table:table-cell>
          <table:table-cell table:number-columns-repeated="16337" table:style-name="ce1"/>
        </table:table-row>
        <table:table-row table:style-name="ro1">
          <table:table-cell office:value-type="float" office:value="0.27999996999999999" table:style-name="ce2">
            <text:p>0,27999997</text:p>
          </table:table-cell>
          <table:table-cell office:value-type="float" office:value="2.6675265000000001" table:style-name="ce2">
            <text:p>2,6675265</text:p>
          </table:table-cell>
          <table:table-cell office:value-type="float" office:value="5.8519072999999997" table:style-name="ce2">
            <text:p>5,8519073</text:p>
          </table:table-cell>
          <table:table-cell office:value-type="float" office:value="9.3750610000000005" table:style-name="ce2">
            <text:p>9,375061</text:p>
          </table:table-cell>
          <table:table-cell office:value-type="float" office:value="8.461195" table:style-name="ce2">
            <text:p>8,461195</text:p>
          </table:table-cell>
          <table:table-cell office:value-type="float" office:value="-0.94127130000000003" table:style-name="ce2">
            <text:p>-0,9412713</text:p>
          </table:table-cell>
          <table:table-cell office:value-type="float" office:value="-10.689878" table:style-name="ce2">
            <text:p>-10,689878</text:p>
          </table:table-cell>
          <table:table-cell table:style-name="ce1"/>
          <table:table-cell office:value-type="float" office:value="0.27999996999999999" table:style-name="ce2">
            <text:p>0,27999997</text:p>
          </table:table-cell>
          <table:table-cell office:value-type="float" office:value="2.6568562999999998" table:style-name="ce2">
            <text:p>2,6568563</text:p>
          </table:table-cell>
          <table:table-cell office:value-type="float" office:value="5.730728" table:style-name="ce2">
            <text:p>5,730728</text:p>
          </table:table-cell>
          <table:table-cell office:value-type="float" office:value="9.3750610000000005" table:style-name="ce2">
            <text:p>9,375061</text:p>
          </table:table-cell>
          <table:table-cell office:value-type="float" office:value="8.461195" table:style-name="ce2">
            <text:p>8,461195</text:p>
          </table:table-cell>
          <table:table-cell office:value-type="float" office:value="-0.94127130000000003" table:style-name="ce2">
            <text:p>-0,9412713</text:p>
          </table:table-cell>
          <table:table-cell office:value-type="float" office:value="-10.689878" table:style-name="ce2">
            <text:p>-10,689878</text:p>
          </table:table-cell>
          <table:table-cell table:style-name="ce1"/>
          <table:table-cell office:value-type="float" office:value="0.27999996999999999" table:style-name="ce2">
            <text:p>0,27999997</text:p>
          </table:table-cell>
          <table:table-cell office:value-type="float" office:value="2.6621914000000002" table:style-name="ce2">
            <text:p>2,6621914</text:p>
          </table:table-cell>
          <table:table-cell office:value-type="float" office:value="5.7913180000000004" table:style-name="ce2">
            <text:p>5,791318</text:p>
          </table:table-cell>
          <table:table-cell office:value-type="float" office:value="9.3750610000000005" table:style-name="ce2">
            <text:p>9,375061</text:p>
          </table:table-cell>
          <table:table-cell office:value-type="float" office:value="8.461195" table:style-name="ce2">
            <text:p>8,461195</text:p>
          </table:table-cell>
          <table:table-cell office:value-type="float" office:value="-0.94127130000000003" table:style-name="ce2">
            <text:p>-0,9412713</text:p>
          </table:table-cell>
          <table:table-cell office:value-type="float" office:value="-10.689878" table:style-name="ce2">
            <text:p>-10,689878</text:p>
          </table:table-cell>
          <table:table-cell table:style-name="ce1"/>
          <table:table-cell office:value-type="float" office:value="0.27999996999999999" table:style-name="ce2">
            <text:p>0,27999997</text:p>
          </table:table-cell>
          <table:table-cell office:value-type="float" office:value="2.6622555000000001" table:style-name="ce2">
            <text:p>2,6622555</text:p>
          </table:table-cell>
          <table:table-cell office:value-type="float" office:value="5.7920423000000003" table:style-name="ce2">
            <text:p>5,7920423</text:p>
          </table:table-cell>
          <table:table-cell office:value-type="float" office:value="9.3755880000000005" table:style-name="ce2">
            <text:p>9,375588</text:p>
          </table:table-cell>
          <table:table-cell office:value-type="float" office:value="8.4671819999999993" table:style-name="ce2">
            <text:p>8,467182</text:p>
          </table:table-cell>
          <table:table-cell office:value-type="float" office:value="-0.93943399999999999" table:style-name="ce2">
            <text:p>-0,939434</text:p>
          </table:table-cell>
          <table:table-cell office:value-type="float" office:value="-10.669013" table:style-name="ce2">
            <text:p>-10,669013</text:p>
          </table:table-cell>
          <table:table-cell table:style-name="ce1"/>
          <table:table-cell office:value-type="float" office:value="0.27999996999999999" table:style-name="ce2">
            <text:p>0,27999997</text:p>
          </table:table-cell>
          <table:table-cell office:value-type="float" office:value="2.6622623999999999" table:style-name="ce2">
            <text:p>2,6622624</text:p>
          </table:table-cell>
          <table:table-cell office:value-type="float" office:value="5.7921224000000002" table:style-name="ce2">
            <text:p>5,7921224</text:p>
          </table:table-cell>
          <table:table-cell office:value-type="float" office:value="9.3755880000000005" table:style-name="ce2">
            <text:p>9,375588</text:p>
          </table:table-cell>
          <table:table-cell office:value-type="float" office:value="8.467174" table:style-name="ce2">
            <text:p>8,467174</text:p>
          </table:table-cell>
          <table:table-cell office:value-type="float" office:value="-0.93755869999999997" table:style-name="ce2">
            <text:p>-0,9375587</text:p>
          </table:table-cell>
          <table:table-cell office:value-type="float" office:value="-10.647717" table:style-name="ce2">
            <text:p>-10,647717</text:p>
          </table:table-cell>
          <table:table-cell table:style-name="ce1"/>
          <table:table-cell office:value-type="float" office:value="0.27999996999999999" table:style-name="ce2">
            <text:p>0,27999997</text:p>
          </table:table-cell>
          <table:table-cell office:value-type="float" office:value="2.6622620742375602" table:formula="of:=((([.AX$3]*[.AX$8]*COS([.AX$9]))/[.AX$6])*(1-EXP(((-[.AX$6])*[.AO12])/[.AX$8])))" table:style-name="ce1">
            <text:p>2,662262074</text:p>
          </table:table-cell>
          <table:table-cell office:value-type="float" office:value="5.7917726406377206" table:formula="of:=([.AX$8]/[.AX$6])*([.AX$3]*SIN([.AX$9])+[.AX$8])*(1-EXP(((-[.AX$6])*[.AO12])/[.AX$8]))-([.AX$8]*[.AO12])+[.AX$4]" table:style-name="ce1">
            <text:p>5,791772641</text:p>
          </table:table-cell>
          <table:table-cell office:value-type="float" office:value="9.3755879378743341" table:formula="of:=[.AX$3]*COS([.AX$9])*EXP(((-[.AX$6])*[.AO12])/[.AX$8])" table:style-name="ce1">
            <text:p>9,375587938</text:p>
          </table:table-cell>
          <table:table-cell office:value-type="float" office:value="8.4646896770208961" table:formula="of:=[.AX$3]*SIN([.AX$9])*EXP(((-[.AX$6])*[.AO12])/[.AX$8])-[.AX$8]*(1-EXP(((-[.AX$6])*[.AO12])/[.AX$8]))" table:style-name="ce1">
            <text:p>8,464689677</text:p>
          </table:table-cell>
          <table:table-cell office:value-type="float" office:value="-0.93755879378743356" table:formula="of:=(-[.AX$6])*([.AR12]/[.AX$8])" table:style-name="ce1">
            <text:p>-0,937558794</text:p>
          </table:table-cell>
          <table:table-cell office:value-type="float" office:value="-10.656468967702089" table:formula="of:=(-[.AX$6])*(1+([.AS12]/[.AX$8]))" table:style-name="ce1">
            <text:p>-10,65646897</text:p>
          </table:table-cell>
          <table:table-cell table:number-columns-repeated="16337" table:style-name="ce1"/>
        </table:table-row>
        <table:table-row table:style-name="ro1">
          <table:table-cell office:value-type="float" office:value="0.31999996000000003" table:style-name="ce2">
            <text:p>0,31999996</text:p>
          </table:table-cell>
          <table:table-cell office:value-type="float" office:value="3.0425289000000002" table:style-name="ce2">
            <text:p>3,0425289</text:p>
          </table:table-cell>
          <table:table-cell office:value-type="float" office:value="6.1903550000000003" table:style-name="ce2">
            <text:p>6,190355</text:p>
          </table:table-cell>
          <table:table-cell office:value-type="float" office:value="9.3375610000000009" table:style-name="ce2">
            <text:p>9,337561</text:p>
          </table:table-cell>
          <table:table-cell office:value-type="float" office:value="8.0353100000000008" table:style-name="ce2">
            <text:p>8,03531</text:p>
          </table:table-cell>
          <table:table-cell office:value-type="float" office:value="-0.93750613999999999" table:style-name="ce2">
            <text:p>-0,93750614</text:p>
          </table:table-cell>
          <table:table-cell office:value-type="float" office:value="-10.647119500000001" table:style-name="ce2">
            <text:p>-10,6471195</text:p>
          </table:table-cell>
          <table:table-cell table:style-name="ce1"/>
          <table:table-cell office:value-type="float" office:value="0.31999996000000003" table:style-name="ce2">
            <text:p>0,31999996</text:p>
          </table:table-cell>
          <table:table-cell office:value-type="float" office:value="3.0303588000000001" table:style-name="ce2">
            <text:p>3,0303588</text:p>
          </table:table-cell>
          <table:table-cell office:value-type="float" office:value="6.0521406999999998" table:style-name="ce2">
            <text:p>6,0521407</text:p>
          </table:table-cell>
          <table:table-cell office:value-type="float" office:value="9.3375610000000009" table:style-name="ce2">
            <text:p>9,337561</text:p>
          </table:table-cell>
          <table:table-cell office:value-type="float" office:value="8.0353100000000008" table:style-name="ce2">
            <text:p>8,03531</text:p>
          </table:table-cell>
          <table:table-cell office:value-type="float" office:value="-0.93750613999999999" table:style-name="ce2">
            <text:p>-0,93750614</text:p>
          </table:table-cell>
          <table:table-cell office:value-type="float" office:value="-10.647119500000001" table:style-name="ce2">
            <text:p>-10,6471195</text:p>
          </table:table-cell>
          <table:table-cell table:style-name="ce1"/>
          <table:table-cell office:value-type="float" office:value="0.31999996000000003" table:style-name="ce2">
            <text:p>0,31999996</text:p>
          </table:table-cell>
          <table:table-cell office:value-type="float" office:value="3.0364437" table:style-name="ce2">
            <text:p>3,0364437</text:p>
          </table:table-cell>
          <table:table-cell office:value-type="float" office:value="6.1212482000000001" table:style-name="ce2">
            <text:p>6,1212482</text:p>
          </table:table-cell>
          <table:table-cell office:value-type="float" office:value="9.3375610000000009" table:style-name="ce2">
            <text:p>9,337561</text:p>
          </table:table-cell>
          <table:table-cell office:value-type="float" office:value="8.0353100000000008" table:style-name="ce2">
            <text:p>8,03531</text:p>
          </table:table-cell>
          <table:table-cell office:value-type="float" office:value="-0.93750613999999999" table:style-name="ce2">
            <text:p>-0,93750614</text:p>
          </table:table-cell>
          <table:table-cell office:value-type="float" office:value="-10.647119500000001" table:style-name="ce2">
            <text:p>-10,6471195</text:p>
          </table:table-cell>
          <table:table-cell table:style-name="ce1"/>
          <table:table-cell office:value-type="float" office:value="0.31999996000000003" table:style-name="ce2">
            <text:p>0,31999996</text:p>
          </table:table-cell>
          <table:table-cell office:value-type="float" office:value="3.0365289999999998" table:style-name="ce2">
            <text:p>3,036529</text:p>
          </table:table-cell>
          <table:table-cell office:value-type="float" office:value="6.1222114999999997" table:style-name="ce2">
            <text:p>6,1222115</text:p>
          </table:table-cell>
          <table:table-cell office:value-type="float" office:value="9.3381609999999995" table:style-name="ce2">
            <text:p>9,338161</text:p>
          </table:table-cell>
          <table:table-cell office:value-type="float" office:value="8.0421259999999997" table:style-name="ce2">
            <text:p>8,042126</text:p>
          </table:table-cell>
          <table:table-cell office:value-type="float" office:value="-0.93568379999999995" table:style-name="ce2">
            <text:p>-0,9356838</text:p>
          </table:table-cell>
          <table:table-cell office:value-type="float" office:value="-10.626423000000001" table:style-name="ce2">
            <text:p>-10,626423</text:p>
          </table:table-cell>
          <table:table-cell table:style-name="ce1"/>
          <table:table-cell office:value-type="float" office:value="0.31999996000000003" table:style-name="ce2">
            <text:p>0,31999996</text:p>
          </table:table-cell>
          <table:table-cell office:value-type="float" office:value="3.0365367000000001" table:style-name="ce2">
            <text:p>3,0365367</text:p>
          </table:table-cell>
          <table:table-cell office:value-type="float" office:value="6.1223029999999996" table:style-name="ce2">
            <text:p>6,122303</text:p>
          </table:table-cell>
          <table:table-cell office:value-type="float" office:value="9.3381605000000008" table:style-name="ce2">
            <text:p>9,3381605</text:p>
          </table:table-cell>
          <table:table-cell office:value-type="float" office:value="8.0421150000000008" table:style-name="ce2">
            <text:p>8,042115</text:p>
          </table:table-cell>
          <table:table-cell office:value-type="float" office:value="-0.93381619999999999" table:style-name="ce2">
            <text:p>-0,9338162</text:p>
          </table:table-cell>
          <table:table-cell office:value-type="float" office:value="-10.605211000000001" table:style-name="ce2">
            <text:p>-10,605211</text:p>
          </table:table-cell>
          <table:table-cell table:style-name="ce1"/>
          <table:table-cell office:value-type="float" office:value="0.31999996000000003" table:style-name="ce2">
            <text:p>0,31999996</text:p>
          </table:table-cell>
          <table:table-cell office:value-type="float" office:value="3.0365364503993519" table:formula="of:=((([.AX$3]*[.AX$8]*COS([.AX$9]))/[.AX$6])*(1-EXP(((-[.AX$6])*[.AO13])/[.AX$8])))" table:style-name="ce1">
            <text:p>3,03653645</text:p>
          </table:table-cell>
          <table:table-cell office:value-type="float" office:value="6.1218463276940192" table:formula="of:=([.AX$8]/[.AX$6])*([.AX$3]*SIN([.AX$9])+[.AX$8])*(1-EXP(((-[.AX$6])*[.AO13])/[.AX$8]))-([.AX$8]*[.AO13])+[.AX$4]" table:style-name="ce1">
            <text:p>6,121846328</text:p>
          </table:table-cell>
          <table:table-cell office:value-type="float" office:value="9.3381605002581551" table:formula="of:=[.AX$3]*COS([.AX$9])*EXP(((-[.AX$6])*[.AO13])/[.AX$8])" table:style-name="ce1">
            <text:p>9,3381605</text:p>
          </table:table-cell>
          <table:table-cell office:value-type="float" office:value="8.0392824064152677" table:formula="of:=[.AX$3]*SIN([.AX$9])*EXP(((-[.AX$6])*[.AO13])/[.AX$8])-[.AX$8]*(1-EXP(((-[.AX$6])*[.AO13])/[.AX$8]))" table:style-name="ce1">
            <text:p>8,039282406</text:p>
          </table:table-cell>
          <table:table-cell office:value-type="float" office:value="-0.93381605002581558" table:formula="of:=(-[.AX$6])*([.AR13]/[.AX$8])" table:style-name="ce1">
            <text:p>-0,93381605</text:p>
          </table:table-cell>
          <table:table-cell office:value-type="float" office:value="-10.613928240641528" table:formula="of:=(-[.AX$6])*(1+([.AS13]/[.AX$8]))" table:style-name="ce1">
            <text:p>-10,61392824</text:p>
          </table:table-cell>
          <table:table-cell table:number-columns-repeated="16337" table:style-name="ce1"/>
        </table:table-row>
        <table:table-row table:style-name="ro1">
          <table:table-cell office:value-type="float" office:value="0.35999995000000001" table:style-name="ce2">
            <text:p>0,35999995</text:p>
          </table:table-cell>
          <table:table-cell office:value-type="float" office:value="3.4160314000000001" table:style-name="ce2">
            <text:p>3,4160314</text:p>
          </table:table-cell>
          <table:table-cell office:value-type="float" office:value="6.5117674000000001" table:style-name="ce2">
            <text:p>6,5117674</text:p>
          </table:table-cell>
          <table:table-cell office:value-type="float" office:value="9.3002099999999999" table:style-name="ce2">
            <text:p>9,30021</text:p>
          </table:table-cell>
          <table:table-cell office:value-type="float" office:value="7.611129" table:style-name="ce2">
            <text:p>7,611129</text:p>
          </table:table-cell>
          <table:table-cell office:value-type="float" office:value="-0.93375609999999998" table:style-name="ce2">
            <text:p>-0,9337561</text:p>
          </table:table-cell>
          <table:table-cell office:value-type="float" office:value="-10.60453" table:style-name="ce2">
            <text:p>-10,60453</text:p>
          </table:table-cell>
          <table:table-cell table:style-name="ce1"/>
          <table:table-cell office:value-type="float" office:value="0.35999995000000001" table:style-name="ce2">
            <text:p>0,35999995</text:p>
          </table:table-cell>
          <table:table-cell office:value-type="float" office:value="3.4023669999999999" table:style-name="ce2">
            <text:p>3,402367</text:p>
          </table:table-cell>
          <table:table-cell office:value-type="float" office:value="6.3565860000000001" table:style-name="ce2">
            <text:p>6,356586</text:p>
          </table:table-cell>
          <table:table-cell office:value-type="float" office:value="9.3002099999999999" table:style-name="ce2">
            <text:p>9,30021</text:p>
          </table:table-cell>
          <table:table-cell office:value-type="float" office:value="7.611129" table:style-name="ce2">
            <text:p>7,611129</text:p>
          </table:table-cell>
          <table:table-cell office:value-type="float" office:value="-0.93375609999999998" table:style-name="ce2">
            <text:p>-0,9337561</text:p>
          </table:table-cell>
          <table:table-cell office:value-type="float" office:value="-10.60453" table:style-name="ce2">
            <text:p>-10,60453</text:p>
          </table:table-cell>
          <table:table-cell table:style-name="ce1"/>
          <table:table-cell office:value-type="float" office:value="0.35999995000000001" table:style-name="ce2">
            <text:p>0,35999995</text:p>
          </table:table-cell>
          <table:table-cell office:value-type="float" office:value="3.4091992000000002" table:style-name="ce2">
            <text:p>3,4091992</text:p>
          </table:table-cell>
          <table:table-cell office:value-type="float" office:value="6.434177" table:style-name="ce2">
            <text:p>6,434177</text:p>
          </table:table-cell>
          <table:table-cell office:value-type="float" office:value="9.3002099999999999" table:style-name="ce2">
            <text:p>9,30021</text:p>
          </table:table-cell>
          <table:table-cell office:value-type="float" office:value="7.611129" table:style-name="ce2">
            <text:p>7,611129</text:p>
          </table:table-cell>
          <table:table-cell office:value-type="float" office:value="-0.93375609999999998" table:style-name="ce2">
            <text:p>-0,9337561</text:p>
          </table:table-cell>
          <table:table-cell office:value-type="float" office:value="-10.60453" table:style-name="ce2">
            <text:p>-10,60453</text:p>
          </table:table-cell>
          <table:table-cell table:style-name="ce1"/>
          <table:table-cell office:value-type="float" office:value="0.35999995000000001" table:style-name="ce2">
            <text:p>0,35999995</text:p>
          </table:table-cell>
          <table:table-cell office:value-type="float" office:value="3.4093084" table:style-name="ce2">
            <text:p>3,4093084</text:p>
          </table:table-cell>
          <table:table-cell office:value-type="float" office:value="6.4354123999999997" table:style-name="ce2">
            <text:p>6,4354124</text:p>
          </table:table-cell>
          <table:table-cell office:value-type="float" office:value="9.3008830000000007" table:style-name="ce2">
            <text:p>9,300883</text:p>
          </table:table-cell>
          <table:table-cell office:value-type="float" office:value="7.6187659999999999" table:style-name="ce2">
            <text:p>7,618766</text:p>
          </table:table-cell>
          <table:table-cell office:value-type="float" office:value="-0.93194840000000001" table:style-name="ce2">
            <text:p>-0,9319484</text:p>
          </table:table-cell>
          <table:table-cell office:value-type="float" office:value="-10.584002" table:style-name="ce2">
            <text:p>-10,584002</text:p>
          </table:table-cell>
          <table:table-cell table:style-name="ce1"/>
          <table:table-cell office:value-type="float" office:value="0.35999995000000001" table:style-name="ce2">
            <text:p>0,35999995</text:p>
          </table:table-cell>
          <table:table-cell office:value-type="float" office:value="3.4093170000000002" table:style-name="ce2">
            <text:p>3,409317</text:p>
          </table:table-cell>
          <table:table-cell office:value-type="float" office:value="6.4355149999999997" table:style-name="ce2">
            <text:p>6,435515</text:p>
          </table:table-cell>
          <table:table-cell office:value-type="float" office:value="9.3008810000000004" table:style-name="ce2">
            <text:p>9,300881</text:p>
          </table:table-cell>
          <table:table-cell office:value-type="float" office:value="7.618754" table:style-name="ce2">
            <text:p>7,618754</text:p>
          </table:table-cell>
          <table:table-cell office:value-type="float" office:value="-0.93008820000000003" table:style-name="ce2">
            <text:p>-0,9300882</text:p>
          </table:table-cell>
          <table:table-cell office:value-type="float" office:value="-10.562875" table:style-name="ce2">
            <text:p>-10,562875</text:p>
          </table:table-cell>
          <table:table-cell table:style-name="ce1"/>
          <table:table-cell office:value-type="float" office:value="0.35999995000000001" table:style-name="ce2">
            <text:p>0,35999995</text:p>
          </table:table-cell>
          <table:table-cell office:value-type="float" office:value="3.4093167196360152" table:formula="of:=((([.AX$3]*[.AX$8]*COS([.AX$9]))/[.AX$6])*(1-EXP(((-[.AX$6])*[.AO14])/[.AX$8])))" table:style-name="ce1">
            <text:p>3,40931672</text:p>
          </table:table-cell>
          <table:table-cell office:value-type="float" office:value="6.4349377154134118" table:formula="of:=([.AX$8]/[.AX$6])*([.AX$3]*SIN([.AX$9])+[.AX$8])*(1-EXP(((-[.AX$6])*[.AO14])/[.AX$8]))-([.AX$8]*[.AO14])+[.AX$4]" table:style-name="ce1">
            <text:p>6,434937715</text:p>
          </table:table-cell>
          <table:table-cell office:value-type="float" office:value="9.3008824733344877" table:formula="of:=[.AX$3]*COS([.AX$9])*EXP(((-[.AX$6])*[.AO14])/[.AX$8])" table:style-name="ce1">
            <text:p>9,300882473</text:p>
          </table:table-cell>
          <table:table-cell office:value-type="float" office:value="7.6155733657433267" table:formula="of:=[.AX$3]*SIN([.AX$9])*EXP(((-[.AX$6])*[.AO14])/[.AX$8])-[.AX$8]*(1-EXP(((-[.AX$6])*[.AO14])/[.AX$8]))" table:style-name="ce1">
            <text:p>7,615573366</text:p>
          </table:table-cell>
          <table:table-cell office:value-type="float" office:value="-0.93008824733344886" table:formula="of:=(-[.AX$6])*([.AR14]/[.AX$8])" table:style-name="ce1">
            <text:p>-0,930088247</text:p>
          </table:table-cell>
          <table:table-cell office:value-type="float" office:value="-10.571557336574335" table:formula="of:=(-[.AX$6])*(1+([.AS14]/[.AX$8]))" table:style-name="ce1">
            <text:p>-10,57155734</text:p>
          </table:table-cell>
          <table:table-cell table:style-name="ce1"/>
          <table:table-cell table:style-name="ce1">
            <draw:frame draw:z-index="1" draw:id="id0" draw:style-name="a0" draw:name="Gráfico 1" svg:x="0.41667in" svg:y="0.09896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35" table:style-name="ce1"/>
        </table:table-row>
        <table:table-row table:style-name="ro1">
          <table:table-cell office:value-type="float" office:value="0.39999994999999999" table:style-name="ce2">
            <text:p>0,39999995</text:p>
          </table:table-cell>
          <table:table-cell office:value-type="float" office:value="3.7880397000000001" table:style-name="ce2">
            <text:p>3,7880397</text:p>
          </table:table-cell>
          <table:table-cell office:value-type="float" office:value="6.8162127000000003" table:style-name="ce2">
            <text:p>6,8162127</text:p>
          </table:table-cell>
          <table:table-cell office:value-type="float" office:value="9.2630090000000003" table:style-name="ce2">
            <text:p>9,263009</text:p>
          </table:table-cell>
          <table:table-cell office:value-type="float" office:value="7.1886444000000003" table:style-name="ce2">
            <text:p>7,1886444</text:p>
          </table:table-cell>
          <table:table-cell office:value-type="float" office:value="-0.93002105000000002" table:style-name="ce2">
            <text:p>-0,93002105</text:p>
          </table:table-cell>
          <table:table-cell office:value-type="float" office:value="-10.562113" table:style-name="ce2">
            <text:p>-10,562113</text:p>
          </table:table-cell>
          <table:table-cell table:style-name="ce1"/>
          <table:table-cell office:value-type="float" office:value="0.39999994999999999" table:style-name="ce2">
            <text:p>0,39999995</text:p>
          </table:table-cell>
          <table:table-cell office:value-type="float" office:value="3.7728874999999999" table:style-name="ce2">
            <text:p>3,7728875</text:p>
          </table:table-cell>
          <table:table-cell office:value-type="float" office:value="6.6441317" table:style-name="ce2">
            <text:p>6,6441317</text:p>
          </table:table-cell>
          <table:table-cell office:value-type="float" office:value="9.2630090000000003" table:style-name="ce2">
            <text:p>9,263009</text:p>
          </table:table-cell>
          <table:table-cell office:value-type="float" office:value="7.1886444000000003" table:style-name="ce2">
            <text:p>7,1886444</text:p>
          </table:table-cell>
          <table:table-cell office:value-type="float" office:value="-0.93002105000000002" table:style-name="ce2">
            <text:p>-0,93002105</text:p>
          </table:table-cell>
          <table:table-cell office:value-type="float" office:value="-10.562113" table:style-name="ce2">
            <text:p>-10,562113</text:p>
          </table:table-cell>
          <table:table-cell table:style-name="ce1"/>
          <table:table-cell office:value-type="float" office:value="0.39999994999999999" table:style-name="ce2">
            <text:p>0,39999995</text:p>
          </table:table-cell>
          <table:table-cell office:value-type="float" office:value="3.7804636999999999" table:style-name="ce2">
            <text:p>3,7804637</text:p>
          </table:table-cell>
          <table:table-cell office:value-type="float" office:value="6.7301719999999996" table:style-name="ce2">
            <text:p>6,730172</text:p>
          </table:table-cell>
          <table:table-cell office:value-type="float" office:value="9.2630090000000003" table:style-name="ce2">
            <text:p>9,263009</text:p>
          </table:table-cell>
          <table:table-cell office:value-type="float" office:value="7.1886444000000003" table:style-name="ce2">
            <text:p>7,1886444</text:p>
          </table:table-cell>
          <table:table-cell office:value-type="float" office:value="-0.93002105000000002" table:style-name="ce2">
            <text:p>-0,93002105</text:p>
          </table:table-cell>
          <table:table-cell office:value-type="float" office:value="-10.562113" table:style-name="ce2">
            <text:p>-10,562113</text:p>
          </table:table-cell>
          <table:table-cell table:style-name="ce1"/>
          <table:table-cell office:value-type="float" office:value="0.39999994999999999" table:style-name="ce2">
            <text:p>0,39999995</text:p>
          </table:table-cell>
          <table:table-cell office:value-type="float" office:value="3.7805995999999999" table:style-name="ce2">
            <text:p>3,7805996</text:p>
          </table:table-cell>
          <table:table-cell office:value-type="float" office:value="6.7317130000000001" table:style-name="ce2">
            <text:p>6,731713</text:p>
          </table:table-cell>
          <table:table-cell office:value-type="float" office:value="9.2637540000000005" table:style-name="ce2">
            <text:p>9,263754</text:p>
          </table:table-cell>
          <table:table-cell office:value-type="float" office:value="7.1970960000000002" table:style-name="ce2">
            <text:p>7,197096</text:p>
          </table:table-cell>
          <table:table-cell office:value-type="float" office:value="-0.92822813999999998" table:style-name="ce2">
            <text:p>-0,92822814</text:p>
          </table:table-cell>
          <table:table-cell office:value-type="float" office:value="-10.54175" table:style-name="ce2">
            <text:p>-10,54175</text:p>
          </table:table-cell>
          <table:table-cell table:style-name="ce1"/>
          <table:table-cell office:value-type="float" office:value="0.39999994999999999" table:style-name="ce2">
            <text:p>0,39999995</text:p>
          </table:table-cell>
          <table:table-cell office:value-type="float" office:value="3.7806090999999999" table:style-name="ce2">
            <text:p>3,7806091</text:p>
          </table:table-cell>
          <table:table-cell office:value-type="float" office:value="6.7318262999999998" table:style-name="ce2">
            <text:p>6,7318263</text:p>
          </table:table-cell>
          <table:table-cell office:value-type="float" office:value="9.2637509999999992" table:style-name="ce2">
            <text:p>9,263751</text:p>
          </table:table-cell>
          <table:table-cell office:value-type="float" office:value="7.1970824999999996" table:style-name="ce2">
            <text:p>7,1970825</text:p>
          </table:table-cell>
          <table:table-cell office:value-type="float" office:value="-0.92637515000000004" table:style-name="ce2">
            <text:p>-0,92637515</text:p>
          </table:table-cell>
          <table:table-cell office:value-type="float" office:value="-10.520708000000001" table:style-name="ce2">
            <text:p>-10,520708</text:p>
          </table:table-cell>
          <table:table-cell table:style-name="ce1"/>
          <table:table-cell office:value-type="float" office:value="0.39999994999999999" table:style-name="ce2">
            <text:p>0,39999995</text:p>
          </table:table-cell>
          <table:table-cell office:value-type="float" office:value="3.7806089390743542" table:formula="of:=((([.AX$3]*[.AX$8]*COS([.AX$9]))/[.AX$6])*(1-EXP(((-[.AX$6])*[.AO15])/[.AX$8])))" table:style-name="ce1">
            <text:p>3,780608939</text:p>
          </table:table-cell>
          <table:table-cell office:value-type="float" office:value="6.7311146692343584" table:formula="of:=([.AX$8]/[.AX$6])*([.AX$3]*SIN([.AX$9])+[.AX$8])*(1-EXP(((-[.AX$6])*[.AO15])/[.AX$8]))-([.AX$8]*[.AO15])+[.AX$4]" table:style-name="ce1">
            <text:p>6,731114669</text:p>
          </table:table-cell>
          <table:table-cell office:value-type="float" office:value="9.2637532513906553" table:formula="of:=[.AX$3]*COS([.AX$9])*EXP(((-[.AX$6])*[.AO15])/[.AX$8])" table:style-name="ce1">
            <text:p>9,263753251</text:p>
          </table:table-cell>
          <table:table-cell office:value-type="float" office:value="7.1935556703612331" table:formula="of:=[.AX$3]*SIN([.AX$9])*EXP(((-[.AX$6])*[.AO15])/[.AX$8])-[.AX$8]*(1-EXP(((-[.AX$6])*[.AO15])/[.AX$8]))" table:style-name="ce1">
            <text:p>7,19355567</text:p>
          </table:table-cell>
          <table:table-cell office:value-type="float" office:value="-0.92637532513906562" table:formula="of:=(-[.AX$6])*([.AR15]/[.AX$8])" table:style-name="ce1">
            <text:p>-0,926375325</text:p>
          </table:table-cell>
          <table:table-cell office:value-type="float" office:value="-10.529355567036124" table:formula="of:=(-[.AX$6])*(1+([.AS15]/[.AX$8]))" table:style-name="ce1">
            <text:p>-10,52935557</text:p>
          </table:table-cell>
          <table:table-cell table:number-columns-repeated="16337" table:style-name="ce1"/>
        </table:table-row>
        <table:table-row table:style-name="ro1">
          <table:table-cell office:value-type="float" office:value="0.43999993999999998" table:style-name="ce2">
            <text:p>0,43999994</text:p>
          </table:table-cell>
          <table:table-cell office:value-type="float" office:value="4.1585599999999996" table:style-name="ce2">
            <text:p>4,15856</text:p>
          </table:table-cell>
          <table:table-cell office:value-type="float" office:value="7.1037583" table:style-name="ce2">
            <text:p>7,1037583</text:p>
          </table:table-cell>
          <table:table-cell office:value-type="float" office:value="9.2259569999999993" table:style-name="ce2">
            <text:p>9,225957</text:p>
          </table:table-cell>
          <table:table-cell office:value-type="float" office:value="6.7678500000000001" table:style-name="ce2">
            <text:p>6,76785</text:p>
          </table:table-cell>
          <table:table-cell office:value-type="float" office:value="-0.92630093999999996" table:style-name="ce2">
            <text:p>-0,92630094</text:p>
          </table:table-cell>
          <table:table-cell office:value-type="float" office:value="-10.519864" table:style-name="ce2">
            <text:p>-10,519864</text:p>
          </table:table-cell>
          <table:table-cell table:style-name="ce1"/>
          <table:table-cell office:value-type="float" office:value="0.43999993999999998" table:style-name="ce2">
            <text:p>0,43999994</text:p>
          </table:table-cell>
          <table:table-cell office:value-type="float" office:value="4.1419259999999998" table:style-name="ce2">
            <text:p>4,141926</text:p>
          </table:table-cell>
          <table:table-cell office:value-type="float" office:value="6.9148455000000002" table:style-name="ce2">
            <text:p>6,9148455</text:p>
          </table:table-cell>
          <table:table-cell office:value-type="float" office:value="9.2259569999999993" table:style-name="ce2">
            <text:p>9,225957</text:p>
          </table:table-cell>
          <table:table-cell office:value-type="float" office:value="6.7678500000000001" table:style-name="ce2">
            <text:p>6,76785</text:p>
          </table:table-cell>
          <table:table-cell office:value-type="float" office:value="-0.92630093999999996" table:style-name="ce2">
            <text:p>-0,92630094</text:p>
          </table:table-cell>
          <table:table-cell office:value-type="float" office:value="-10.519864" table:style-name="ce2">
            <text:p>-10,519864</text:p>
          </table:table-cell>
          <table:table-cell table:style-name="ce1"/>
          <table:table-cell office:value-type="float" office:value="0.43999993999999998" table:style-name="ce2">
            <text:p>0,43999994</text:p>
          </table:table-cell>
          <table:table-cell office:value-type="float" office:value="4.1502429999999997" table:style-name="ce2">
            <text:p>4,150243</text:p>
          </table:table-cell>
          <table:table-cell office:value-type="float" office:value="7.0093019999999999" table:style-name="ce2">
            <text:p>7,009302</text:p>
          </table:table-cell>
          <table:table-cell office:value-type="float" office:value="9.2259569999999993" table:style-name="ce2">
            <text:p>9,225957</text:p>
          </table:table-cell>
          <table:table-cell office:value-type="float" office:value="6.7678500000000001" table:style-name="ce2">
            <text:p>6,76785</text:p>
          </table:table-cell>
          <table:table-cell office:value-type="float" office:value="-0.92630093999999996" table:style-name="ce2">
            <text:p>-0,92630094</text:p>
          </table:table-cell>
          <table:table-cell office:value-type="float" office:value="-10.519864" table:style-name="ce2">
            <text:p>-10,519864</text:p>
          </table:table-cell>
          <table:table-cell table:style-name="ce1"/>
          <table:table-cell office:value-type="float" office:value="0.43999993999999998" table:style-name="ce2">
            <text:p>0,43999994</text:p>
          </table:table-cell>
          <table:table-cell office:value-type="float" office:value="4.1504086999999998" table:style-name="ce2">
            <text:p>4,1504087</text:p>
          </table:table-cell>
          <table:table-cell office:value-type="float" office:value="7.0111800000000004" table:style-name="ce2">
            <text:p>7,01118</text:p>
          </table:table-cell>
          <table:table-cell office:value-type="float" office:value="9.2267729999999997" table:style-name="ce2">
            <text:p>9,226773</text:p>
          </table:table-cell>
          <table:table-cell office:value-type="float" office:value="6.7771090000000003" table:style-name="ce2">
            <text:p>6,777109</text:p>
          </table:table-cell>
          <table:table-cell office:value-type="float" office:value="-0.92452259999999997" table:style-name="ce2">
            <text:p>-0,9245226</text:p>
          </table:table-cell>
          <table:table-cell office:value-type="float" office:value="-10.499668" table:style-name="ce2">
            <text:p>-10,499668</text:p>
          </table:table-cell>
          <table:table-cell table:style-name="ce1"/>
          <table:table-cell office:value-type="float" office:value="0.43999993999999998" table:style-name="ce2">
            <text:p>0,43999994</text:p>
          </table:table-cell>
          <table:table-cell office:value-type="float" office:value="4.1504190000000003" table:style-name="ce2">
            <text:p>4,150419</text:p>
          </table:table-cell>
          <table:table-cell office:value-type="float" office:value="7.0113044000000002" table:style-name="ce2">
            <text:p>7,0113044</text:p>
          </table:table-cell>
          <table:table-cell office:value-type="float" office:value="9.2267690000000009" table:style-name="ce2">
            <text:p>9,226769</text:p>
          </table:table-cell>
          <table:table-cell office:value-type="float" office:value="6.7770950000000001" table:style-name="ce2">
            <text:p>6,777095</text:p>
          </table:table-cell>
          <table:table-cell office:value-type="float" office:value="-0.92267703999999995" table:style-name="ce2">
            <text:p>-0,92267704</text:p>
          </table:table-cell>
          <table:table-cell office:value-type="float" office:value="-10.478709" table:style-name="ce2">
            <text:p>-10,478709</text:p>
          </table:table-cell>
          <table:table-cell table:style-name="ce1"/>
          <table:table-cell office:value-type="float" office:value="0.43999993999999998" table:style-name="ce2">
            <text:p>0,43999994</text:p>
          </table:table-cell>
          <table:table-cell office:value-type="float" office:value="4.1504188637484827" table:formula="of:=((([.AX$3]*[.AX$8]*COS([.AX$9]))/[.AX$6])*(1-EXP(((-[.AX$6])*[.AO16])/[.AX$8])))" table:style-name="ce1">
            <text:p>4,150418864</text:p>
          </table:table-cell>
          <table:table-cell office:value-type="float" office:value="7.0104445639532216" table:formula="of:=([.AX$8]/[.AX$6])*([.AX$3]*SIN([.AX$9])+[.AX$8])*(1-EXP(((-[.AX$6])*[.AO16])/[.AX$8]))-([.AX$8]*[.AO16])+[.AX$4]" table:style-name="ce1">
            <text:p>7,010444564</text:p>
          </table:table-cell>
          <table:table-cell office:value-type="float" office:value="9.2267722589232424" table:formula="of:=[.AX$3]*COS([.AX$9])*EXP(((-[.AX$6])*[.AO16])/[.AX$8])" table:style-name="ce1">
            <text:p>9,226772259</text:p>
          </table:table-cell>
          <table:table-cell office:value-type="float" office:value="6.7732227789893473" table:formula="of:=[.AX$3]*SIN([.AX$9])*EXP(((-[.AX$6])*[.AO16])/[.AX$8])-[.AX$8]*(1-EXP(((-[.AX$6])*[.AO16])/[.AX$8]))" table:style-name="ce1">
            <text:p>6,773222779</text:p>
          </table:table-cell>
          <table:table-cell office:value-type="float" office:value="-0.92267722589232426" table:formula="of:=(-[.AX$6])*([.AR16]/[.AX$8])" table:style-name="ce1">
            <text:p>-0,922677226</text:p>
          </table:table-cell>
          <table:table-cell office:value-type="float" office:value="-10.487322277898935" table:formula="of:=(-[.AX$6])*(1+([.AS16]/[.AX$8]))" table:style-name="ce1">
            <text:p>-10,48732228</text:p>
          </table:table-cell>
          <table:table-cell table:number-columns-repeated="16337" table:style-name="ce1"/>
        </table:table-row>
        <table:table-row table:style-name="ro1">
          <table:table-cell office:value-type="float" office:value="0.47999993000000002" table:style-name="ce2">
            <text:p>0,47999993</text:p>
          </table:table-cell>
          <table:table-cell office:value-type="float" office:value="4.5275980000000002" table:style-name="ce2">
            <text:p>4,527598</text:p>
          </table:table-cell>
          <table:table-cell office:value-type="float" office:value="7.3744719999999999" table:style-name="ce2">
            <text:p>7,374472</text:p>
          </table:table-cell>
          <table:table-cell office:value-type="float" office:value="9.1890540000000005" table:style-name="ce2">
            <text:p>9,189054</text:p>
          </table:table-cell>
          <table:table-cell office:value-type="float" office:value="6.3487387000000002" table:style-name="ce2">
            <text:p>6,3487387</text:p>
          </table:table-cell>
          <table:table-cell office:value-type="float" office:value="-0.92259570000000002" table:style-name="ce2">
            <text:p>-0,9225957</text:p>
          </table:table-cell>
          <table:table-cell office:value-type="float" office:value="-10.477785000000001" table:style-name="ce2">
            <text:p>-10,477785</text:p>
          </table:table-cell>
          <table:table-cell table:style-name="ce1"/>
          <table:table-cell office:value-type="float" office:value="0.47999993000000002" table:style-name="ce2">
            <text:p>0,47999993</text:p>
          </table:table-cell>
          <table:table-cell office:value-type="float" office:value="4.5094880000000002" table:style-name="ce2">
            <text:p>4,509488</text:p>
          </table:table-cell>
          <table:table-cell office:value-type="float" office:value="7.1687950000000003" table:style-name="ce2">
            <text:p>7,168795</text:p>
          </table:table-cell>
          <table:table-cell office:value-type="float" office:value="9.1890540000000005" table:style-name="ce2">
            <text:p>9,189054</text:p>
          </table:table-cell>
          <table:table-cell office:value-type="float" office:value="6.3487387000000002" table:style-name="ce2">
            <text:p>6,3487387</text:p>
          </table:table-cell>
          <table:table-cell office:value-type="float" office:value="-0.92259570000000002" table:style-name="ce2">
            <text:p>-0,9225957</text:p>
          </table:table-cell>
          <table:table-cell office:value-type="float" office:value="-10.477785000000001" table:style-name="ce2">
            <text:p>-10,477785</text:p>
          </table:table-cell>
          <table:table-cell table:style-name="ce1"/>
          <table:table-cell office:value-type="float" office:value="0.47999993000000002" table:style-name="ce2">
            <text:p>0,47999993</text:p>
          </table:table-cell>
          <table:table-cell office:value-type="float" office:value="4.5185431999999999" table:style-name="ce2">
            <text:p>4,5185432</text:p>
          </table:table-cell>
          <table:table-cell office:value-type="float" office:value="7.2716339999999997" table:style-name="ce2">
            <text:p>7,271634</text:p>
          </table:table-cell>
          <table:table-cell office:value-type="float" office:value="9.1890540000000005" table:style-name="ce2">
            <text:p>9,189054</text:p>
          </table:table-cell>
          <table:table-cell office:value-type="float" office:value="6.3487387000000002" table:style-name="ce2">
            <text:p>6,3487387</text:p>
          </table:table-cell>
          <table:table-cell office:value-type="float" office:value="-0.92259570000000002" table:style-name="ce2">
            <text:p>-0,9225957</text:p>
          </table:table-cell>
          <table:table-cell office:value-type="float" office:value="-10.477785000000001" table:style-name="ce2">
            <text:p>-10,477785</text:p>
          </table:table-cell>
          <table:table-cell table:style-name="ce1"/>
          <table:table-cell office:value-type="float" office:value="0.47999993000000002" table:style-name="ce2">
            <text:p>0,47999993</text:p>
          </table:table-cell>
          <table:table-cell office:value-type="float" office:value="4.5187416000000002" table:style-name="ce2">
            <text:p>4,5187416</text:p>
          </table:table-cell>
          <table:table-cell office:value-type="float" office:value="7.2738813999999996" table:style-name="ce2">
            <text:p>7,2738814</text:p>
          </table:table-cell>
          <table:table-cell office:value-type="float" office:value="9.18994" table:style-name="ce2">
            <text:p>9,18994</text:p>
          </table:table-cell>
          <table:table-cell office:value-type="float" office:value="6.3587990000000003" table:style-name="ce2">
            <text:p>6,358799</text:p>
          </table:table-cell>
          <table:table-cell office:value-type="float" office:value="-0.92083203999999996" table:style-name="ce2">
            <text:p>-0,92083204</text:p>
          </table:table-cell>
          <table:table-cell office:value-type="float" office:value="-10.457753" table:style-name="ce2">
            <text:p>-10,457753</text:p>
          </table:table-cell>
          <table:table-cell table:style-name="ce1"/>
          <table:table-cell office:value-type="float" office:value="0.47999993000000002" table:style-name="ce2">
            <text:p>0,47999993</text:p>
          </table:table-cell>
          <table:table-cell office:value-type="float" office:value="4.5187530000000002" table:style-name="ce2">
            <text:p>4,518753</text:p>
          </table:table-cell>
          <table:table-cell office:value-type="float" office:value="7.2740163999999998" table:style-name="ce2">
            <text:p>7,2740164</text:p>
          </table:table-cell>
          <table:table-cell office:value-type="float" office:value="9.1899370000000005" table:style-name="ce2">
            <text:p>9,189937</text:p>
          </table:table-cell>
          <table:table-cell office:value-type="float" office:value="6.3587837" table:style-name="ce2">
            <text:p>6,3587837</text:p>
          </table:table-cell>
          <table:table-cell office:value-type="float" office:value="-0.91899370000000002" table:style-name="ce2">
            <text:p>-0,9189937</text:p>
          </table:table-cell>
          <table:table-cell office:value-type="float" office:value="-10.436878" table:style-name="ce2">
            <text:p>-10,436878</text:p>
          </table:table-cell>
          <table:table-cell table:style-name="ce1"/>
          <table:table-cell office:value-type="float" office:value="0.47999993000000002" table:style-name="ce2">
            <text:p>0,47999993</text:p>
          </table:table-cell>
          <table:table-cell office:value-type="float" office:value="4.5187525036309468" table:formula="of:=((([.AX$3]*[.AX$8]*COS([.AX$9]))/[.AX$6])*(1-EXP(((-[.AX$6])*[.AO17])/[.AX$8])))" table:style-name="ce1">
            <text:p>4,518752504</text:p>
          </table:table-cell>
          <table:table-cell office:value-type="float" office:value="7.272994729044342" table:formula="of:=([.AX$8]/[.AX$6])*([.AX$3]*SIN([.AX$9])+[.AX$8])*(1-EXP(((-[.AX$6])*[.AO17])/[.AX$8]))-([.AX$8]*[.AO17])+[.AX$4]" table:style-name="ce1">
            <text:p>7,272994729</text:p>
          </table:table-cell>
          <table:table-cell office:value-type="float" office:value="9.1899388949349952" table:formula="of:=[.AX$3]*COS([.AX$9])*EXP(((-[.AX$6])*[.AO17])/[.AX$8])" table:style-name="ce1">
            <text:p>9,189938895</text:p>
          </table:table-cell>
          <table:table-cell office:value-type="float" office:value="6.3545678605802349" table:formula="of:=[.AX$3]*SIN([.AX$9])*EXP(((-[.AX$6])*[.AO17])/[.AX$8])-[.AX$8]*(1-EXP(((-[.AX$6])*[.AO17])/[.AX$8]))" table:style-name="ce1">
            <text:p>6,354567861</text:p>
          </table:table-cell>
          <table:table-cell office:value-type="float" office:value="-0.91899388949349958" table:formula="of:=(-[.AX$6])*([.AR17]/[.AX$8])" table:style-name="ce1">
            <text:p>-0,918993889</text:p>
          </table:table-cell>
          <table:table-cell office:value-type="float" office:value="-10.445456786058024" table:formula="of:=(-[.AX$6])*(1+([.AS17]/[.AX$8]))" table:style-name="ce1">
            <text:p>-10,44545679</text:p>
          </table:table-cell>
          <table:table-cell table:number-columns-repeated="16337"/>
        </table:table-row>
        <table:table-row table:style-name="ro1">
          <table:table-cell office:value-type="float" office:value="0.51999989999999996" table:style-name="ce2">
            <text:p>0,5199999</text:p>
          </table:table-cell>
          <table:table-cell office:value-type="float" office:value="4.8951599999999997" table:style-name="ce2">
            <text:p>4,89516</text:p>
          </table:table-cell>
          <table:table-cell office:value-type="float" office:value="7.6284219999999996" table:style-name="ce2">
            <text:p>7,628422</text:p>
          </table:table-cell>
          <table:table-cell office:value-type="float" office:value="9.1522970000000008" table:style-name="ce2">
            <text:p>9,152297</text:p>
          </table:table-cell>
          <table:table-cell office:value-type="float" office:value="5.9313039999999999" table:style-name="ce2">
            <text:p>5,931304</text:p>
          </table:table-cell>
          <table:table-cell office:value-type="float" office:value="-0.91890539999999998" table:style-name="ce2">
            <text:p>-0,9189054</text:p>
          </table:table-cell>
          <table:table-cell office:value-type="float" office:value="-10.435873000000001" table:style-name="ce2">
            <text:p>-10,435873</text:p>
          </table:table-cell>
          <table:table-cell table:style-name="ce1"/>
          <table:table-cell office:value-type="float" office:value="0.51999989999999996" table:style-name="ce2">
            <text:p>0,5199999</text:p>
          </table:table-cell>
          <table:table-cell office:value-type="float" office:value="4.8755800000000002" table:style-name="ce2">
            <text:p>4,87558</text:p>
          </table:table-cell>
          <table:table-cell office:value-type="float" office:value="7.4060473" table:style-name="ce2">
            <text:p>7,4060473</text:p>
          </table:table-cell>
          <table:table-cell office:value-type="float" office:value="9.1522970000000008" table:style-name="ce2">
            <text:p>9,152297</text:p>
          </table:table-cell>
          <table:table-cell office:value-type="float" office:value="5.9313039999999999" table:style-name="ce2">
            <text:p>5,931304</text:p>
          </table:table-cell>
          <table:table-cell office:value-type="float" office:value="-0.91890539999999998" table:style-name="ce2">
            <text:p>-0,9189054</text:p>
          </table:table-cell>
          <table:table-cell office:value-type="float" office:value="-10.435873000000001" table:style-name="ce2">
            <text:p>-10,435873</text:p>
          </table:table-cell>
          <table:table-cell table:style-name="ce1"/>
          <table:table-cell office:value-type="float" office:value="0.51999989999999996" table:style-name="ce2">
            <text:p>0,5199999</text:p>
          </table:table-cell>
          <table:table-cell office:value-type="float" office:value="4.8853702999999999" table:style-name="ce2">
            <text:p>4,8853703</text:p>
          </table:table-cell>
          <table:table-cell office:value-type="float" office:value="7.5172350000000003" table:style-name="ce2">
            <text:p>7,517235</text:p>
          </table:table-cell>
          <table:table-cell office:value-type="float" office:value="9.1522970000000008" table:style-name="ce2">
            <text:p>9,152297</text:p>
          </table:table-cell>
          <table:table-cell office:value-type="float" office:value="5.9313039999999999" table:style-name="ce2">
            <text:p>5,931304</text:p>
          </table:table-cell>
          <table:table-cell office:value-type="float" office:value="-0.91890539999999998" table:style-name="ce2">
            <text:p>-0,9189054</text:p>
          </table:table-cell>
          <table:table-cell office:value-type="float" office:value="-10.435873000000001" table:style-name="ce2">
            <text:p>-10,435873</text:p>
          </table:table-cell>
          <table:table-cell table:style-name="ce1"/>
          <table:table-cell office:value-type="float" office:value="0.51999989999999996" table:style-name="ce2">
            <text:p>0,5199999</text:p>
          </table:table-cell>
          <table:table-cell office:value-type="float" office:value="4.8856039999999998" table:style-name="ce2">
            <text:p>4,885604</text:p>
          </table:table-cell>
          <table:table-cell office:value-type="float" office:value="7.5198840000000002" table:style-name="ce2">
            <text:p>7,519884</text:p>
          </table:table-cell>
          <table:table-cell office:value-type="float" office:value="9.1532544999999992" table:style-name="ce2">
            <text:p>9,1532545</text:p>
          </table:table-cell>
          <table:table-cell office:value-type="float" office:value="5.9421587000000002" table:style-name="ce2">
            <text:p>5,9421587</text:p>
          </table:table-cell>
          <table:table-cell office:value-type="float" office:value="-0.91715603999999995" table:style-name="ce2">
            <text:p>-0,91715604</text:p>
          </table:table-cell>
          <table:table-cell office:value-type="float" office:value="-10.416005999999999" table:style-name="ce2">
            <text:p>-10,416006</text:p>
          </table:table-cell>
          <table:table-cell table:style-name="ce1"/>
          <table:table-cell office:value-type="float" office:value="0.51999989999999996" table:style-name="ce2">
            <text:p>0,5199999</text:p>
          </table:table-cell>
          <table:table-cell office:value-type="float" office:value="4.8856162999999997" table:style-name="ce2">
            <text:p>4,8856163</text:p>
          </table:table-cell>
          <table:table-cell office:value-type="float" office:value="7.5200290000000001" table:style-name="ce2">
            <text:p>7,520029</text:p>
          </table:table-cell>
          <table:table-cell office:value-type="float" office:value="9.1532499999999999" table:style-name="ce2">
            <text:p>9,15325</text:p>
          </table:table-cell>
          <table:table-cell office:value-type="float" office:value="5.9421419999999996" table:style-name="ce2">
            <text:p>5,942142</text:p>
          </table:table-cell>
          <table:table-cell office:value-type="float" office:value="-0.91532504999999997" table:style-name="ce2">
            <text:p>-0,91532505</text:p>
          </table:table-cell>
          <table:table-cell office:value-type="float" office:value="-10.395213999999999" table:style-name="ce2">
            <text:p>-10,395214</text:p>
          </table:table-cell>
          <table:table-cell table:style-name="ce1"/>
          <table:table-cell office:value-type="float" office:value="0.51999989999999996" table:style-name="ce2">
            <text:p>0,5199999</text:p>
          </table:table-cell>
          <table:table-cell office:value-type="float" office:value="4.8856155689998442" table:formula="of:=((([.AX$3]*[.AX$8]*COS([.AX$9]))/[.AX$6])*(1-EXP(((-[.AX$6])*[.AO18])/[.AX$8])))" table:style-name="ce1">
            <text:p>4,885615569</text:p>
          </table:table-cell>
          <table:table-cell office:value-type="float" office:value="7.5188320305988015" table:formula="of:=([.AX$8]/[.AX$6])*([.AX$3]*SIN([.AX$9])+[.AX$8])*(1-EXP(((-[.AX$6])*[.AO18])/[.AX$8]))-([.AX$8]*[.AO18])+[.AX$4]" table:style-name="ce1">
            <text:p>7,518832031</text:p>
          </table:table-cell>
          <table:table-cell office:value-type="float" office:value="9.1532525883981055" table:formula="of:=[.AX$3]*COS([.AX$9])*EXP(((-[.AX$6])*[.AO18])/[.AX$8])" table:style-name="ce1">
            <text:p>9,153252588</text:p>
          </table:table-cell>
          <table:table-cell office:value-type="float" office:value="5.9375844247247898" table:formula="of:=[.AX$3]*SIN([.AX$9])*EXP(((-[.AX$6])*[.AO18])/[.AX$8])-[.AX$8]*(1-EXP(((-[.AX$6])*[.AO18])/[.AX$8]))" table:style-name="ce1">
            <text:p>5,937584425</text:p>
          </table:table-cell>
          <table:table-cell office:value-type="float" office:value="-0.91532525883981064" table:formula="of:=(-[.AX$6])*([.AR18]/[.AX$8])" table:style-name="ce1">
            <text:p>-0,915325259</text:p>
          </table:table-cell>
          <table:table-cell office:value-type="float" office:value="-10.40375844247248" table:formula="of:=(-[.AX$6])*(1+([.AS18]/[.AX$8]))" table:style-name="ce1">
            <text:p>-10,40375844</text:p>
          </table:table-cell>
          <table:table-cell table:number-columns-repeated="16337"/>
        </table:table-row>
        <table:table-row table:style-name="ro1">
          <table:table-cell office:value-type="float" office:value="0.55999993999999997" table:style-name="ce2">
            <text:p>0,55999994</text:p>
          </table:table-cell>
          <table:table-cell office:value-type="float" office:value="5.2612519999999998" table:style-name="ce2">
            <text:p>5,261252</text:p>
          </table:table-cell>
          <table:table-cell office:value-type="float" office:value="7.8656740000000003" table:style-name="ce2">
            <text:p>7,865674</text:p>
          </table:table-cell>
          <table:table-cell office:value-type="float" office:value="9.1156869999999994" table:style-name="ce2">
            <text:p>9,115687</text:p>
          </table:table-cell>
          <table:table-cell office:value-type="float" office:value="5.5155386999999996" table:style-name="ce2">
            <text:p>5,5155387</text:p>
          </table:table-cell>
          <table:table-cell office:value-type="float" office:value="-0.91522970000000003" table:style-name="ce2">
            <text:p>-0,9152297</text:p>
          </table:table-cell>
          <table:table-cell office:value-type="float" office:value="-10.394130000000001" table:style-name="ce2">
            <text:p>-10,39413</text:p>
          </table:table-cell>
          <table:table-cell table:style-name="ce1"/>
          <table:table-cell office:value-type="float" office:value="0.55999993999999997" table:style-name="ce2">
            <text:p>0,55999994</text:p>
          </table:table-cell>
          <table:table-cell office:value-type="float" office:value="5.2402069999999998" table:style-name="ce2">
            <text:p>5,240207</text:p>
          </table:table-cell>
          <table:table-cell office:value-type="float" office:value="7.6266689999999997" table:style-name="ce2">
            <text:p>7,626669</text:p>
          </table:table-cell>
          <table:table-cell office:value-type="float" office:value="9.1156869999999994" table:style-name="ce2">
            <text:p>9,115687</text:p>
          </table:table-cell>
          <table:table-cell office:value-type="float" office:value="5.5155386999999996" table:style-name="ce2">
            <text:p>5,5155387</text:p>
          </table:table-cell>
          <table:table-cell office:value-type="float" office:value="-0.91522970000000003" table:style-name="ce2">
            <text:p>-0,9152297</text:p>
          </table:table-cell>
          <table:table-cell office:value-type="float" office:value="-10.394130000000001" table:style-name="ce2">
            <text:p>-10,39413</text:p>
          </table:table-cell>
          <table:table-cell table:style-name="ce1"/>
          <table:table-cell office:value-type="float" office:value="0.55999993999999997" table:style-name="ce2">
            <text:p>0,55999994</text:p>
          </table:table-cell>
          <table:table-cell office:value-type="float" office:value="5.2507299999999999" table:style-name="ce2">
            <text:p>5,25073</text:p>
          </table:table-cell>
          <table:table-cell office:value-type="float" office:value="7.7461715" table:style-name="ce2">
            <text:p>7,7461715</text:p>
          </table:table-cell>
          <table:table-cell office:value-type="float" office:value="9.1156869999999994" table:style-name="ce2">
            <text:p>9,115687</text:p>
          </table:table-cell>
          <table:table-cell office:value-type="float" office:value="5.5155386999999996" table:style-name="ce2">
            <text:p>5,5155387</text:p>
          </table:table-cell>
          <table:table-cell office:value-type="float" office:value="-0.91522970000000003" table:style-name="ce2">
            <text:p>-0,9152297</text:p>
          </table:table-cell>
          <table:table-cell office:value-type="float" office:value="-10.394130000000001" table:style-name="ce2">
            <text:p>-10,39413</text:p>
          </table:table-cell>
          <table:table-cell table:style-name="ce1"/>
          <table:table-cell office:value-type="float" office:value="0.55999993999999997" table:style-name="ce2">
            <text:p>0,55999994</text:p>
          </table:table-cell>
          <table:table-cell office:value-type="float" office:value="5.2510019999999997" table:style-name="ce2">
            <text:p>5,251002</text:p>
          </table:table-cell>
          <table:table-cell office:value-type="float" office:value="7.7492539999999996" table:style-name="ce2">
            <text:p>7,749254</text:p>
          </table:table-cell>
          <table:table-cell office:value-type="float" office:value="9.1167145000000005" table:style-name="ce2">
            <text:p>9,1167145</text:p>
          </table:table-cell>
          <table:table-cell office:value-type="float" office:value="5.5271815999999996" table:style-name="ce2">
            <text:p>5,5271816</text:p>
          </table:table-cell>
          <table:table-cell office:value-type="float" office:value="-0.91349477000000001" table:style-name="ce2">
            <text:p>-0,91349477</text:p>
          </table:table-cell>
          <table:table-cell office:value-type="float" office:value="-10.374425" table:style-name="ce2">
            <text:p>-10,374425</text:p>
          </table:table-cell>
          <table:table-cell table:style-name="ce1"/>
          <table:table-cell office:value-type="float" office:value="0.55999993999999997" table:style-name="ce2">
            <text:p>0,55999994</text:p>
          </table:table-cell>
          <table:table-cell office:value-type="float" office:value="5.2510157" table:style-name="ce2">
            <text:p>5,2510157</text:p>
          </table:table-cell>
          <table:table-cell office:value-type="float" office:value="7.7494097000000002" table:style-name="ce2">
            <text:p>7,7494097</text:p>
          </table:table-cell>
          <table:table-cell office:value-type="float" office:value="9.1167090000000002" table:style-name="ce2">
            <text:p>9,116709</text:p>
          </table:table-cell>
          <table:table-cell office:value-type="float" office:value="5.527164" table:style-name="ce2">
            <text:p>5,527164</text:p>
          </table:table-cell>
          <table:table-cell office:value-type="float" office:value="-0.91167089999999995" table:style-name="ce2">
            <text:p>-0,9116709</text:p>
          </table:table-cell>
          <table:table-cell office:value-type="float" office:value="-10.353716" table:style-name="ce2">
            <text:p>-10,353716</text:p>
          </table:table-cell>
          <table:table-cell table:style-name="ce1"/>
          <table:table-cell office:value-type="float" office:value="0.55999993999999997" table:style-name="ce2">
            <text:p>0,55999994</text:p>
          </table:table-cell>
          <table:table-cell office:value-type="float" office:value="5.2510147523685893" table:formula="of:=((([.AX$3]*[.AX$8]*COS([.AX$9]))/[.AX$6])*(1-EXP(((-[.AX$6])*[.AO19])/[.AX$8])))" table:style-name="ce1">
            <text:p>5,251014752</text:p>
          </table:table-cell>
          <table:table-cell office:value-type="float" office:value="7.7480237079783834" table:formula="of:=([.AX$8]/[.AX$6])*([.AX$3]*SIN([.AX$9])+[.AX$8])*(1-EXP(((-[.AX$6])*[.AO19])/[.AX$8]))-([.AX$8]*[.AO19])+[.AX$4]" table:style-name="ce1">
            <text:p>7,748023708</text:p>
          </table:table-cell>
          <table:table-cell office:value-type="float" office:value="9.1167126700612311" table:formula="of:=[.AX$3]*COS([.AX$9])*EXP(((-[.AX$6])*[.AO19])/[.AX$8])" table:style-name="ce1">
            <text:p>9,11671267</text:p>
          </table:table-cell>
          <table:table-cell office:value-type="float" office:value="5.5222648645868304" table:formula="of:=[.AX$3]*SIN([.AX$9])*EXP(((-[.AX$6])*[.AO19])/[.AX$8])-[.AX$8]*(1-EXP(((-[.AX$6])*[.AO19])/[.AX$8]))" table:style-name="ce1">
            <text:p>5,522264865</text:p>
          </table:table-cell>
          <table:table-cell office:value-type="float" office:value="-0.91167126700612322" table:formula="of:=(-[.AX$6])*([.AR19]/[.AX$8])" table:style-name="ce1">
            <text:p>-0,911671267</text:p>
          </table:table-cell>
          <table:table-cell office:value-type="float" office:value="-10.362226486458685" table:formula="of:=(-[.AX$6])*(1+([.AS19]/[.AX$8]))" table:style-name="ce1">
            <text:p>-10,36222649</text:p>
          </table:table-cell>
          <table:table-cell table:number-columns-repeated="16337"/>
        </table:table-row>
        <table:table-row table:style-name="ro1">
          <table:table-cell office:value-type="float" office:value="0.59999996" table:style-name="ce2">
            <text:p>0,59999996</text:p>
          </table:table-cell>
          <table:table-cell office:value-type="float" office:value="5.6258793000000002" table:style-name="ce2">
            <text:p>5,6258793</text:p>
          </table:table-cell>
          <table:table-cell office:value-type="float" office:value="8.0862949999999998" table:style-name="ce2">
            <text:p>8,086295</text:p>
          </table:table-cell>
          <table:table-cell office:value-type="float" office:value="9.0792249999999992" table:style-name="ce2">
            <text:p>9,079225</text:p>
          </table:table-cell>
          <table:table-cell office:value-type="float" office:value="5.1014366000000004" table:style-name="ce2">
            <text:p>5,1014366</text:p>
          </table:table-cell>
          <table:table-cell office:value-type="float" office:value="-0.91156875999999998" table:style-name="ce2">
            <text:p>-0,91156876</text:p>
          </table:table-cell>
          <table:table-cell office:value-type="float" office:value="-10.352553" table:style-name="ce2">
            <text:p>-10,352553</text:p>
          </table:table-cell>
          <table:table-cell table:style-name="ce1"/>
          <table:table-cell office:value-type="float" office:value="0.59999996" table:style-name="ce2">
            <text:p>0,59999996</text:p>
          </table:table-cell>
          <table:table-cell office:value-type="float" office:value="5.6033764000000001" table:style-name="ce2">
            <text:p>5,6033764</text:p>
          </table:table-cell>
          <table:table-cell office:value-type="float" office:value="7.8307266000000002" table:style-name="ce2">
            <text:p>7,8307266</text:p>
          </table:table-cell>
          <table:table-cell office:value-type="float" office:value="9.0792249999999992" table:style-name="ce2">
            <text:p>9,079225</text:p>
          </table:table-cell>
          <table:table-cell office:value-type="float" office:value="5.1014366000000004" table:style-name="ce2">
            <text:p>5,1014366</text:p>
          </table:table-cell>
          <table:table-cell office:value-type="float" office:value="-0.91156875999999998" table:style-name="ce2">
            <text:p>-0,91156876</text:p>
          </table:table-cell>
          <table:table-cell office:value-type="float" office:value="-10.352553" table:style-name="ce2">
            <text:p>-10,352553</text:p>
          </table:table-cell>
          <table:table-cell table:style-name="ce1"/>
          <table:table-cell office:value-type="float" office:value="0.59999996" table:style-name="ce2">
            <text:p>0,59999996</text:p>
          </table:table-cell>
          <table:table-cell office:value-type="float" office:value="5.6146282999999997" table:style-name="ce2">
            <text:p>5,6146283</text:p>
          </table:table-cell>
          <table:table-cell office:value-type="float" office:value="7.9585109999999997" table:style-name="ce2">
            <text:p>7,958511</text:p>
          </table:table-cell>
          <table:table-cell office:value-type="float" office:value="9.0792249999999992" table:style-name="ce2">
            <text:p>9,079225</text:p>
          </table:table-cell>
          <table:table-cell office:value-type="float" office:value="5.1014366000000004" table:style-name="ce2">
            <text:p>5,1014366</text:p>
          </table:table-cell>
          <table:table-cell office:value-type="float" office:value="-0.91156875999999998" table:style-name="ce2">
            <text:p>-0,91156876</text:p>
          </table:table-cell>
          <table:table-cell office:value-type="float" office:value="-10.352553" table:style-name="ce2">
            <text:p>-10,352553</text:p>
          </table:table-cell>
          <table:table-cell table:style-name="ce1"/>
          <table:table-cell office:value-type="float" office:value="0.59999996" table:style-name="ce2">
            <text:p>0,59999996</text:p>
          </table:table-cell>
          <table:table-cell office:value-type="float" office:value="5.614941" table:style-name="ce2">
            <text:p>5,614941</text:p>
          </table:table-cell>
          <table:table-cell office:value-type="float" office:value="7.9620585000000004" table:style-name="ce2">
            <text:p>7,9620585</text:p>
          </table:table-cell>
          <table:table-cell office:value-type="float" office:value="9.0803200000000004" table:style-name="ce2">
            <text:p>9,08032</text:p>
          </table:table-cell>
          <table:table-cell office:value-type="float" office:value="5.113861" table:style-name="ce2">
            <text:p>5,113861</text:p>
          </table:table-cell>
          <table:table-cell office:value-type="float" office:value="-0.90984814999999997" table:style-name="ce2">
            <text:p>-0,90984815</text:p>
          </table:table-cell>
          <table:table-cell office:value-type="float" office:value="-10.333011000000001" table:style-name="ce2">
            <text:p>-10,333011</text:p>
          </table:table-cell>
          <table:table-cell table:style-name="ce1"/>
          <table:table-cell office:value-type="float" office:value="0.59999996" table:style-name="ce2">
            <text:p>0,59999996</text:p>
          </table:table-cell>
          <table:table-cell office:value-type="float" office:value="5.6149560000000003" table:style-name="ce2">
            <text:p>5,614956</text:p>
          </table:table-cell>
          <table:table-cell office:value-type="float" office:value="7.9622244999999996" table:style-name="ce2">
            <text:p>7,9622245</text:p>
          </table:table-cell>
          <table:table-cell office:value-type="float" office:value="9.0803139999999996" table:style-name="ce2">
            <text:p>9,080314</text:p>
          </table:table-cell>
          <table:table-cell office:value-type="float" office:value="5.1138424999999996" table:style-name="ce2">
            <text:p>5,1138425</text:p>
          </table:table-cell>
          <table:table-cell office:value-type="float" office:value="-0.90803146000000001" table:style-name="ce2">
            <text:p>-0,90803146</text:p>
          </table:table-cell>
          <table:table-cell office:value-type="float" office:value="-10.312384" table:style-name="ce2">
            <text:p>-10,312384</text:p>
          </table:table-cell>
          <table:table-cell table:style-name="ce1"/>
          <table:table-cell office:value-type="float" office:value="0.59999996" table:style-name="ce2">
            <text:p>0,59999996</text:p>
          </table:table-cell>
          <table:table-cell office:value-type="float" office:value="5.6149550752414843" table:formula="of:=((([.AX$3]*[.AX$8]*COS([.AX$9]))/[.AX$6])*(1-EXP(((-[.AX$6])*[.AO20])/[.AX$8])))" table:style-name="ce1">
            <text:p>5,614955075</text:p>
          </table:table-cell>
          <table:table-cell office:value-type="float" office:value="7.9606356655421209" table:formula="of:=([.AX$8]/[.AX$6])*([.AX$3]*SIN([.AX$9])+[.AX$8])*(1-EXP(((-[.AX$6])*[.AO20])/[.AX$8]))-([.AX$8]*[.AO20])+[.AX$4]" table:style-name="ce1">
            <text:p>7,960635666</text:p>
          </table:table-cell>
          <table:table-cell office:value-type="float" office:value="9.0803186377739422" table:formula="of:=[.AX$3]*COS([.AX$9])*EXP(((-[.AX$6])*[.AO20])/[.AX$8])" table:style-name="ce1">
            <text:p>9,080318638</text:p>
          </table:table-cell>
          <table:table-cell office:value-type="float" office:value="5.108603472630457" table:formula="of:=[.AX$3]*SIN([.AX$9])*EXP(((-[.AX$6])*[.AO20])/[.AX$8])-[.AX$8]*(1-EXP(((-[.AX$6])*[.AO20])/[.AX$8]))" table:style-name="ce1">
            <text:p>5,108603473</text:p>
          </table:table-cell>
          <table:table-cell office:value-type="float" office:value="-0.9080318637773942" table:formula="of:=(-[.AX$6])*([.AR20]/[.AX$8])" table:style-name="ce1">
            <text:p>-0,908031864</text:p>
          </table:table-cell>
          <table:table-cell office:value-type="float" office:value="-10.320860347263045" table:formula="of:=(-[.AX$6])*(1+([.AS20]/[.AX$8]))" table:style-name="ce1">
            <text:p>-10,32086035</text:p>
          </table:table-cell>
          <table:table-cell table:number-columns-repeated="16337"/>
        </table:table-row>
        <table:table-row table:style-name="ro1">
          <table:table-cell office:value-type="float" office:value="0.64" table:style-name="ce2">
            <text:p>0,64</text:p>
          </table:table-cell>
          <table:table-cell office:value-type="float" office:value="5.9890485" table:style-name="ce2">
            <text:p>5,9890485</text:p>
          </table:table-cell>
          <table:table-cell office:value-type="float" office:value="8.2903529999999996" table:style-name="ce2">
            <text:p>8,290353</text:p>
          </table:table-cell>
          <table:table-cell office:value-type="float" office:value="9.0429080000000006" table:style-name="ce2">
            <text:p>9,042908</text:p>
          </table:table-cell>
          <table:table-cell office:value-type="float" office:value="4.6889909999999997" table:style-name="ce2">
            <text:p>4,688991</text:p>
          </table:table-cell>
          <table:table-cell office:value-type="float" office:value="-0.90792245000000005" table:style-name="ce2">
            <text:p>-0,90792245</text:p>
          </table:table-cell>
          <table:table-cell office:value-type="float" office:value="-10.311143" table:style-name="ce2">
            <text:p>-10,311143</text:p>
          </table:table-cell>
          <table:table-cell table:style-name="ce1"/>
          <table:table-cell office:value-type="float" office:value="0.64" table:style-name="ce2">
            <text:p>0,64</text:p>
          </table:table-cell>
          <table:table-cell office:value-type="float" office:value="5.9650926999999996" table:style-name="ce2">
            <text:p>5,9650927</text:p>
          </table:table-cell>
          <table:table-cell office:value-type="float" office:value="8.0182870000000008" table:style-name="ce2">
            <text:p>8,018287</text:p>
          </table:table-cell>
          <table:table-cell office:value-type="float" office:value="9.0429080000000006" table:style-name="ce2">
            <text:p>9,042908</text:p>
          </table:table-cell>
          <table:table-cell office:value-type="float" office:value="4.6889909999999997" table:style-name="ce2">
            <text:p>4,688991</text:p>
          </table:table-cell>
          <table:table-cell office:value-type="float" office:value="-0.90792245000000005" table:style-name="ce2">
            <text:p>-0,90792245</text:p>
          </table:table-cell>
          <table:table-cell office:value-type="float" office:value="-10.311143" table:style-name="ce2">
            <text:p>-10,311143</text:p>
          </table:table-cell>
          <table:table-cell table:style-name="ce1"/>
          <table:table-cell office:value-type="float" office:value="0.64" table:style-name="ce2">
            <text:p>0,64</text:p>
          </table:table-cell>
          <table:table-cell office:value-type="float" office:value="5.9770709999999996" table:style-name="ce2">
            <text:p>5,977071</text:p>
          </table:table-cell>
          <table:table-cell office:value-type="float" office:value="8.1543200000000002" table:style-name="ce2">
            <text:p>8,15432</text:p>
          </table:table-cell>
          <table:table-cell office:value-type="float" office:value="9.0429080000000006" table:style-name="ce2">
            <text:p>9,042908</text:p>
          </table:table-cell>
          <table:table-cell office:value-type="float" office:value="4.6889909999999997" table:style-name="ce2">
            <text:p>4,688991</text:p>
          </table:table-cell>
          <table:table-cell office:value-type="float" office:value="-0.90792245000000005" table:style-name="ce2">
            <text:p>-0,90792245</text:p>
          </table:table-cell>
          <table:table-cell office:value-type="float" office:value="-10.311143" table:style-name="ce2">
            <text:p>-10,311143</text:p>
          </table:table-cell>
          <table:table-cell table:style-name="ce1"/>
          <table:table-cell office:value-type="float" office:value="0.64" table:style-name="ce2">
            <text:p>0,64</text:p>
          </table:table-cell>
          <table:table-cell office:value-type="float" office:value="5.9774275000000001" table:style-name="ce2">
            <text:p>5,9774275</text:p>
          </table:table-cell>
          <table:table-cell office:value-type="float" office:value="8.1583629999999996" table:style-name="ce2">
            <text:p>8,158363</text:p>
          </table:table-cell>
          <table:table-cell office:value-type="float" office:value="9.0440719999999999" table:style-name="ce2">
            <text:p>9,044072</text:p>
          </table:table-cell>
          <table:table-cell office:value-type="float" office:value="4.7021904000000001" table:style-name="ce2">
            <text:p>4,7021904</text:p>
          </table:table-cell>
          <table:table-cell office:value-type="float" office:value="-0.90621600000000002" table:style-name="ce2">
            <text:p>-0,906216</text:p>
          </table:table-cell>
          <table:table-cell office:value-type="float" office:value="-10.291760999999999" table:style-name="ce2">
            <text:p>-10,291761</text:p>
          </table:table-cell>
          <table:table-cell table:style-name="ce1"/>
          <table:table-cell office:value-type="float" office:value="0.64" table:style-name="ce2">
            <text:p>0,64</text:p>
          </table:table-cell>
          <table:table-cell office:value-type="float" office:value="5.9774427000000001" table:style-name="ce2">
            <text:p>5,9774427</text:p>
          </table:table-cell>
          <table:table-cell office:value-type="float" office:value="8.1585400000000003" table:style-name="ce2">
            <text:p>8,15854</text:p>
          </table:table-cell>
          <table:table-cell office:value-type="float" office:value="9.0440644999999993" table:style-name="ce2">
            <text:p>9,0440645</text:p>
          </table:table-cell>
          <table:table-cell office:value-type="float" office:value="4.7021709999999999" table:style-name="ce2">
            <text:p>4,702171</text:p>
          </table:table-cell>
          <table:table-cell office:value-type="float" office:value="-0.90440655000000003" table:style-name="ce2">
            <text:p>-0,90440655</text:p>
          </table:table-cell>
          <table:table-cell office:value-type="float" office:value="-10.271217" table:style-name="ce2">
            <text:p>-10,271217</text:p>
          </table:table-cell>
          <table:table-cell table:style-name="ce1"/>
          <table:table-cell office:value-type="float" office:value="0.64" table:style-name="ce2">
            <text:p>0,64</text:p>
          </table:table-cell>
          <table:table-cell office:value-type="float" office:value="5.977442724623744" table:formula="of:=((([.AX$3]*[.AX$8]*COS([.AX$9]))/[.AX$6])*(1-EXP(((-[.AX$6])*[.AO21])/[.AX$8])))" table:style-name="ce1">
            <text:p>5,977442725</text:p>
          </table:table-cell>
          <table:table-cell office:value-type="float" office:value="8.1567343019508414" table:formula="of:=([.AX$8]/[.AX$6])*([.AX$3]*SIN([.AX$9])+[.AX$8])*(1-EXP(((-[.AX$6])*[.AO21])/[.AX$8]))-([.AX$8]*[.AO21])+[.AX$4]" table:style-name="ce1">
            <text:p>8,156734302</text:p>
          </table:table-cell>
          <table:table-cell office:value-type="float" office:value="9.0440698728357152" table:formula="of:=[.AX$3]*COS([.AX$9])*EXP(((-[.AX$6])*[.AO21])/[.AX$8])" table:style-name="ce1">
            <text:p>9,044069873</text:p>
          </table:table-cell>
          <table:table-cell office:value-type="float" office:value="4.6965932165895836" table:formula="of:=[.AX$3]*SIN([.AX$9])*EXP(((-[.AX$6])*[.AO21])/[.AX$8])-[.AX$8]*(1-EXP(((-[.AX$6])*[.AO21])/[.AX$8]))" table:style-name="ce1">
            <text:p>4,696593217</text:p>
          </table:table-cell>
          <table:table-cell office:value-type="float" office:value="-0.90440698728357161" table:formula="of:=(-[.AX$6])*([.AR21]/[.AX$8])" table:style-name="ce1">
            <text:p>-0,904406987</text:p>
          </table:table-cell>
          <table:table-cell office:value-type="float" office:value="-10.27965932165896" table:formula="of:=(-[.AX$6])*(1+([.AS21]/[.AX$8]))" table:style-name="ce1">
            <text:p>-10,27965932</text:p>
          </table:table-cell>
          <table:table-cell table:number-columns-repeated="16337"/>
        </table:table-row>
        <table:table-row table:style-name="ro1">
          <table:table-cell office:value-type="float" office:value="0.68" table:style-name="ce2">
            <text:p>0,68</text:p>
          </table:table-cell>
          <table:table-cell office:value-type="float" office:value="6.3507648000000003" table:style-name="ce2">
            <text:p>6,3507648</text:p>
          </table:table-cell>
          <table:table-cell office:value-type="float" office:value="8.4779129999999991" table:style-name="ce2">
            <text:p>8,477913</text:p>
          </table:table-cell>
          <table:table-cell office:value-type="float" office:value="9.0067360000000001" table:style-name="ce2">
            <text:p>9,006736</text:p>
          </table:table-cell>
          <table:table-cell office:value-type="float" office:value="4.2781954000000004" table:style-name="ce2">
            <text:p>4,2781954</text:p>
          </table:table-cell>
          <table:table-cell office:value-type="float" office:value="-0.90429079999999995" table:style-name="ce2">
            <text:p>-0,9042908</text:p>
          </table:table-cell>
          <table:table-cell office:value-type="float" office:value="-10.269898" table:style-name="ce2">
            <text:p>-10,269898</text:p>
          </table:table-cell>
          <table:table-cell table:style-name="ce1"/>
          <table:table-cell office:value-type="float" office:value="0.68" table:style-name="ce2">
            <text:p>0,68</text:p>
          </table:table-cell>
          <table:table-cell office:value-type="float" office:value="6.3253620000000002" table:style-name="ce2">
            <text:p>6,325362</text:p>
          </table:table-cell>
          <table:table-cell office:value-type="float" office:value="8.1894150000000003" table:style-name="ce2">
            <text:p>8,189415</text:p>
          </table:table-cell>
          <table:table-cell office:value-type="float" office:value="9.0067360000000001" table:style-name="ce2">
            <text:p>9,006736</text:p>
          </table:table-cell>
          <table:table-cell office:value-type="float" office:value="4.2781954000000004" table:style-name="ce2">
            <text:p>4,2781954</text:p>
          </table:table-cell>
          <table:table-cell office:value-type="float" office:value="-0.90429079999999995" table:style-name="ce2">
            <text:p>-0,9042908</text:p>
          </table:table-cell>
          <table:table-cell office:value-type="float" office:value="-10.269898" table:style-name="ce2">
            <text:p>-10,269898</text:p>
          </table:table-cell>
          <table:table-cell table:style-name="ce1"/>
          <table:table-cell office:value-type="float" office:value="0.68" table:style-name="ce2">
            <text:p>0,68</text:p>
          </table:table-cell>
          <table:table-cell office:value-type="float" office:value="6.3380637000000002" table:style-name="ce2">
            <text:p>6,3380637</text:p>
          </table:table-cell>
          <table:table-cell office:value-type="float" office:value="8.3336640000000006" table:style-name="ce2">
            <text:p>8,333664</text:p>
          </table:table-cell>
          <table:table-cell office:value-type="float" office:value="9.0067360000000001" table:style-name="ce2">
            <text:p>9,006736</text:p>
          </table:table-cell>
          <table:table-cell office:value-type="float" office:value="4.2781954000000004" table:style-name="ce2">
            <text:p>4,2781954</text:p>
          </table:table-cell>
          <table:table-cell office:value-type="float" office:value="-0.90429079999999995" table:style-name="ce2">
            <text:p>-0,9042908</text:p>
          </table:table-cell>
          <table:table-cell office:value-type="float" office:value="-10.269898" table:style-name="ce2">
            <text:p>-10,269898</text:p>
          </table:table-cell>
          <table:table-cell table:style-name="ce1"/>
          <table:table-cell office:value-type="float" office:value="0.68" table:style-name="ce2">
            <text:p>0,68</text:p>
          </table:table-cell>
          <table:table-cell office:value-type="float" office:value="6.3384666000000003" table:style-name="ce2">
            <text:p>6,3384666</text:p>
          </table:table-cell>
          <table:table-cell office:value-type="float" office:value="8.3382339999999999" table:style-name="ce2">
            <text:p>8,338234</text:p>
          </table:table-cell>
          <table:table-cell office:value-type="float" office:value="9.007968" table:style-name="ce2">
            <text:p>9,007968</text:p>
          </table:table-cell>
          <table:table-cell office:value-type="float" office:value="4.2921633999999997" table:style-name="ce2">
            <text:p>4,2921634</text:p>
          </table:table-cell>
          <table:table-cell office:value-type="float" office:value="-0.90259840000000002" table:style-name="ce2">
            <text:p>-0,9025984</text:p>
          </table:table-cell>
          <table:table-cell office:value-type="float" office:value="-10.250676" table:style-name="ce2">
            <text:p>-10,250676</text:p>
          </table:table-cell>
          <table:table-cell table:style-name="ce1"/>
          <table:table-cell office:value-type="float" office:value="0.68" table:style-name="ce2">
            <text:p>0,68</text:p>
          </table:table-cell>
          <table:table-cell office:value-type="float" office:value="6.3384830000000001" table:style-name="ce2">
            <text:p>6,338483</text:p>
          </table:table-cell>
          <table:table-cell office:value-type="float" office:value="8.3384210000000003" table:style-name="ce2">
            <text:p>8,338421</text:p>
          </table:table-cell>
          <table:table-cell office:value-type="float" office:value="9.0079609999999999" table:style-name="ce2">
            <text:p>9,007961</text:p>
          </table:table-cell>
          <table:table-cell office:value-type="float" office:value="4.2921424000000004" table:style-name="ce2">
            <text:p>4,2921424</text:p>
          </table:table-cell>
          <table:table-cell office:value-type="float" office:value="-0.90079600000000004" table:style-name="ce2">
            <text:p>-0,900796</text:p>
          </table:table-cell>
          <table:table-cell office:value-type="float" office:value="-10.230214" table:style-name="ce2">
            <text:p>-10,230214</text:p>
          </table:table-cell>
          <table:table-cell table:style-name="ce1"/>
          <table:table-cell office:value-type="float" office:value="0.68" table:style-name="ce2">
            <text:p>0,68</text:p>
          </table:table-cell>
          <table:table-cell office:value-type="float" office:value="6.3384829576842012" table:formula="of:=((([.AX$3]*[.AX$8]*COS([.AX$9]))/[.AX$6])*(1-EXP(((-[.AX$6])*[.AO22])/[.AX$8])))" table:style-name="ce1">
            <text:p>6,338482958</text:p>
          </table:table-cell>
          <table:table-cell office:value-type="float" office:value="8.3363852571708321" table:formula="of:=([.AX$8]/[.AX$6])*([.AX$3]*SIN([.AX$9])+[.AX$8])*(1-EXP(((-[.AX$6])*[.AO22])/[.AX$8]))-([.AX$8]*[.AO22])+[.AX$4]" table:style-name="ce1">
            <text:p>8,336385257</text:p>
          </table:table-cell>
          <table:table-cell office:value-type="float" office:value="9.0079658495296702" table:formula="of:=[.AX$3]*COS([.AX$9])*EXP(((-[.AX$6])*[.AO22])/[.AX$8])" table:style-name="ce1">
            <text:p>9,00796585</text:p>
          </table:table-cell>
          <table:table-cell office:value-type="float" office:value="4.2862281210675857" table:formula="of:=[.AX$3]*SIN([.AX$9])*EXP(((-[.AX$6])*[.AO22])/[.AX$8])-[.AX$8]*(1-EXP(((-[.AX$6])*[.AO22])/[.AX$8]))" table:style-name="ce1">
            <text:p>4,286228121</text:p>
          </table:table-cell>
          <table:table-cell office:value-type="float" office:value="-0.90079658495296711" table:formula="of:=(-[.AX$6])*([.AR22]/[.AX$8])" table:style-name="ce1">
            <text:p>-0,900796585</text:p>
          </table:table-cell>
          <table:table-cell office:value-type="float" office:value="-10.23862281210676" table:formula="of:=(-[.AX$6])*(1+([.AS22]/[.AX$8]))" table:style-name="ce1">
            <text:p>-10,23862281</text:p>
          </table:table-cell>
          <table:table-cell table:number-columns-repeated="16337"/>
        </table:table-row>
        <table:table-row table:style-name="ro1">
          <table:table-cell office:value-type="float" office:value="0.72" table:style-name="ce2">
            <text:p>0,72</text:p>
          </table:table-cell>
          <table:table-cell office:value-type="float" office:value="6.7110342999999997" table:style-name="ce2">
            <text:p>6,7110343</text:p>
          </table:table-cell>
          <table:table-cell office:value-type="float" office:value="8.6490410000000004" table:style-name="ce2">
            <text:p>8,649041</text:p>
          </table:table-cell>
          <table:table-cell office:value-type="float" office:value="8.9707089999999994" table:style-name="ce2">
            <text:p>8,970709</text:p>
          </table:table-cell>
          <table:table-cell office:value-type="float" office:value="3.8690426000000002" table:style-name="ce2">
            <text:p>3,8690426</text:p>
          </table:table-cell>
          <table:table-cell office:value-type="float" office:value="-0.90067357000000003" table:style-name="ce2">
            <text:p>-0,90067357</text:p>
          </table:table-cell>
          <table:table-cell office:value-type="float" office:value="-10.228819" table:style-name="ce2">
            <text:p>-10,228819</text:p>
          </table:table-cell>
          <table:table-cell table:style-name="ce1"/>
          <table:table-cell office:value-type="float" office:value="0.72" table:style-name="ce2">
            <text:p>0,72</text:p>
          </table:table-cell>
          <table:table-cell office:value-type="float" office:value="6.6841907999999997" table:style-name="ce2">
            <text:p>6,6841908</text:p>
          </table:table-cell>
          <table:table-cell office:value-type="float" office:value="8.3441759999999991" table:style-name="ce2">
            <text:p>8,344176</text:p>
          </table:table-cell>
          <table:table-cell office:value-type="float" office:value="8.9707089999999994" table:style-name="ce2">
            <text:p>8,970709</text:p>
          </table:table-cell>
          <table:table-cell office:value-type="float" office:value="3.8690426000000002" table:style-name="ce2">
            <text:p>3,8690426</text:p>
          </table:table-cell>
          <table:table-cell office:value-type="float" office:value="-0.90067357000000003" table:style-name="ce2">
            <text:p>-0,90067357</text:p>
          </table:table-cell>
          <table:table-cell office:value-type="float" office:value="-10.228819" table:style-name="ce2">
            <text:p>-10,228819</text:p>
          </table:table-cell>
          <table:table-cell table:style-name="ce1"/>
          <table:table-cell office:value-type="float" office:value="0.72" table:style-name="ce2">
            <text:p>0,72</text:p>
          </table:table-cell>
          <table:table-cell office:value-type="float" office:value="6.6976129999999996" table:style-name="ce2">
            <text:p>6,697613</text:p>
          </table:table-cell>
          <table:table-cell office:value-type="float" office:value="8.4966089999999994" table:style-name="ce2">
            <text:p>8,496609</text:p>
          </table:table-cell>
          <table:table-cell office:value-type="float" office:value="8.9707089999999994" table:style-name="ce2">
            <text:p>8,970709</text:p>
          </table:table-cell>
          <table:table-cell office:value-type="float" office:value="3.8690426000000002" table:style-name="ce2">
            <text:p>3,8690426</text:p>
          </table:table-cell>
          <table:table-cell office:value-type="float" office:value="-0.90067357000000003" table:style-name="ce2">
            <text:p>-0,90067357</text:p>
          </table:table-cell>
          <table:table-cell office:value-type="float" office:value="-10.228819" table:style-name="ce2">
            <text:p>-10,228819</text:p>
          </table:table-cell>
          <table:table-cell table:style-name="ce1"/>
          <table:table-cell office:value-type="float" office:value="0.72" table:style-name="ce2">
            <text:p>0,72</text:p>
          </table:table-cell>
          <table:table-cell office:value-type="float" office:value="6.6980649999999997" table:style-name="ce2">
            <text:p>6,698065</text:p>
          </table:table-cell>
          <table:table-cell office:value-type="float" office:value="8.5017370000000003" table:style-name="ce2">
            <text:p>8,501737</text:p>
          </table:table-cell>
          <table:table-cell office:value-type="float" office:value="8.9720080000000006" table:style-name="ce2">
            <text:p>8,972008</text:p>
          </table:table-cell>
          <table:table-cell office:value-type="float" office:value="3.8837730000000001" table:style-name="ce2">
            <text:p>3,883773</text:p>
          </table:table-cell>
          <table:table-cell office:value-type="float" office:value="-0.89899519999999999" table:style-name="ce2">
            <text:p>-0,8989952</text:p>
          </table:table-cell>
          <table:table-cell office:value-type="float" office:value="-10.209756" table:style-name="ce2">
            <text:p>-10,209756</text:p>
          </table:table-cell>
          <table:table-cell table:style-name="ce1"/>
          <table:table-cell office:value-type="float" office:value="0.72" table:style-name="ce2">
            <text:p>0,72</text:p>
          </table:table-cell>
          <table:table-cell office:value-type="float" office:value="6.6980814999999998" table:style-name="ce2">
            <text:p>6,6980815</text:p>
          </table:table-cell>
          <table:table-cell office:value-type="float" office:value="8.5019329999999993" table:style-name="ce2">
            <text:p>8,501933</text:p>
          </table:table-cell>
          <table:table-cell office:value-type="float" office:value="8.9720010000000006" table:style-name="ce2">
            <text:p>8,972001</text:p>
          </table:table-cell>
          <table:table-cell office:value-type="float" office:value="3.8837511999999998" table:style-name="ce2">
            <text:p>3,8837512</text:p>
          </table:table-cell>
          <table:table-cell office:value-type="float" office:value="-0.89720016999999996" table:style-name="ce2">
            <text:p>-0,89720017</text:p>
          </table:table-cell>
          <table:table-cell office:value-type="float" office:value="-10.189375" table:style-name="ce2">
            <text:p>-10,189375</text:p>
          </table:table-cell>
          <table:table-cell table:style-name="ce1"/>
          <table:table-cell office:value-type="float" office:value="0.72" table:style-name="ce2">
            <text:p>0,72</text:p>
          </table:table-cell>
          <table:table-cell office:value-type="float" office:value="6.6980819142870338" table:formula="of:=((([.AX$3]*[.AX$8]*COS([.AX$9]))/[.AX$6])*(1-EXP(((-[.AX$6])*[.AO23])/[.AX$8])))" table:style-name="ce1">
            <text:p>6,698081914</text:p>
          </table:table-cell>
          <table:table-cell office:value-type="float" office:value="8.4996543940490312" table:formula="of:=([.AX$8]/[.AX$6])*([.AX$3]*SIN([.AX$9])+[.AX$8])*(1-EXP(((-[.AX$6])*[.AO23])/[.AX$8]))-([.AX$8]*[.AO23])+[.AX$4]" table:style-name="ce1">
            <text:p>8,499654394</text:p>
          </table:table-cell>
          <table:table-cell office:value-type="float" office:value="8.9720059538693864" table:formula="of:=[.AX$3]*COS([.AX$9])*EXP(((-[.AX$6])*[.AO23])/[.AX$8])" table:style-name="ce1">
            <text:p>8,972005954</text:p>
          </table:table-cell>
          <table:table-cell office:value-type="float" office:value="3.8775012073797654" table:formula="of:=[.AX$3]*SIN([.AX$9])*EXP(((-[.AX$6])*[.AO23])/[.AX$8])-[.AX$8]*(1-EXP(((-[.AX$6])*[.AO23])/[.AX$8]))" table:style-name="ce1">
            <text:p>3,877501207</text:p>
          </table:table-cell>
          <table:table-cell office:value-type="float" office:value="-0.89720059538693875" table:formula="of:=(-[.AX$6])*([.AR23]/[.AX$8])" table:style-name="ce1">
            <text:p>-0,897200595</text:p>
          </table:table-cell>
          <table:table-cell office:value-type="float" office:value="-10.197750120737977" table:formula="of:=(-[.AX$6])*(1+([.AS23]/[.AX$8]))" table:style-name="ce1">
            <text:p>-10,19775012</text:p>
          </table:table-cell>
          <table:table-cell table:number-columns-repeated="16337"/>
        </table:table-row>
        <table:table-row table:style-name="ro1">
          <table:table-cell office:value-type="float" office:value="0.76000005000000004" table:style-name="ce2">
            <text:p>0,76000005</text:p>
          </table:table-cell>
          <table:table-cell office:value-type="float" office:value="7.0698629999999998" table:style-name="ce2">
            <text:p>7,069863</text:p>
          </table:table-cell>
          <table:table-cell office:value-type="float" office:value="8.8038024999999998" table:style-name="ce2">
            <text:p>8,8038025</text:p>
          </table:table-cell>
          <table:table-cell office:value-type="float" office:value="8.9348259999999993" table:style-name="ce2">
            <text:p>8,934826</text:p>
          </table:table-cell>
          <table:table-cell office:value-type="float" office:value="3.4615263999999999" table:style-name="ce2">
            <text:p>3,4615264</text:p>
          </table:table-cell>
          <table:table-cell office:value-type="float" office:value="-0.89707079999999995" table:style-name="ce2">
            <text:p>-0,8970708</text:p>
          </table:table-cell>
          <table:table-cell office:value-type="float" office:value="-10.187904" table:style-name="ce2">
            <text:p>-10,187904</text:p>
          </table:table-cell>
          <table:table-cell table:style-name="ce1"/>
          <table:table-cell office:value-type="float" office:value="0.76000005000000004" table:style-name="ce2">
            <text:p>0,76000005</text:p>
          </table:table-cell>
          <table:table-cell office:value-type="float" office:value="7.0415840000000003" table:style-name="ce2">
            <text:p>7,041584</text:p>
          </table:table-cell>
          <table:table-cell office:value-type="float" office:value="8.4826370000000004" table:style-name="ce2">
            <text:p>8,482637</text:p>
          </table:table-cell>
          <table:table-cell office:value-type="float" office:value="8.9348259999999993" table:style-name="ce2">
            <text:p>8,934826</text:p>
          </table:table-cell>
          <table:table-cell office:value-type="float" office:value="3.4615263999999999" table:style-name="ce2">
            <text:p>3,4615264</text:p>
          </table:table-cell>
          <table:table-cell office:value-type="float" office:value="-0.89707079999999995" table:style-name="ce2">
            <text:p>-0,8970708</text:p>
          </table:table-cell>
          <table:table-cell office:value-type="float" office:value="-10.187904" table:style-name="ce2">
            <text:p>-10,187904</text:p>
          </table:table-cell>
          <table:table-cell table:style-name="ce1"/>
          <table:table-cell office:value-type="float" office:value="0.76000005000000004" table:style-name="ce2">
            <text:p>0,76000005</text:p>
          </table:table-cell>
          <table:table-cell office:value-type="float" office:value="7.0557236999999997" table:style-name="ce2">
            <text:p>7,0557237</text:p>
          </table:table-cell>
          <table:table-cell office:value-type="float" office:value="8.6432199999999995" table:style-name="ce2">
            <text:p>8,64322</text:p>
          </table:table-cell>
          <table:table-cell office:value-type="float" office:value="8.9348259999999993" table:style-name="ce2">
            <text:p>8,934826</text:p>
          </table:table-cell>
          <table:table-cell office:value-type="float" office:value="3.4615263999999999" table:style-name="ce2">
            <text:p>3,4615264</text:p>
          </table:table-cell>
          <table:table-cell office:value-type="float" office:value="-0.89707079999999995" table:style-name="ce2">
            <text:p>-0,8970708</text:p>
          </table:table-cell>
          <table:table-cell office:value-type="float" office:value="-10.187904" table:style-name="ce2">
            <text:p>-10,187904</text:p>
          </table:table-cell>
          <table:table-cell table:style-name="ce1"/>
          <table:table-cell office:value-type="float" office:value="0.76000005000000004" table:style-name="ce2">
            <text:p>0,76000005</text:p>
          </table:table-cell>
          <table:table-cell office:value-type="float" office:value="7.0562269999999998" table:style-name="ce2">
            <text:p>7,056227</text:p>
          </table:table-cell>
          <table:table-cell office:value-type="float" office:value="8.6489360000000008" table:style-name="ce2">
            <text:p>8,648936</text:p>
          </table:table-cell>
          <table:table-cell office:value-type="float" office:value="8.9361920000000001" table:style-name="ce2">
            <text:p>8,936192</text:p>
          </table:table-cell>
          <table:table-cell office:value-type="float" office:value="3.4770129999999999" table:style-name="ce2">
            <text:p>3,477013</text:p>
          </table:table-cell>
          <table:table-cell office:value-type="float" office:value="-0.89540637000000001" table:style-name="ce2">
            <text:p>-0,89540637</text:p>
          </table:table-cell>
          <table:table-cell office:value-type="float" office:value="-10.168998" table:style-name="ce2">
            <text:p>-10,168998</text:p>
          </table:table-cell>
          <table:table-cell table:style-name="ce1"/>
          <table:table-cell office:value-type="float" office:value="0.76000005000000004" table:style-name="ce2">
            <text:p>0,76000005</text:p>
          </table:table-cell>
          <table:table-cell office:value-type="float" office:value="7.0562452999999996" table:style-name="ce2">
            <text:p>7,0562453</text:p>
          </table:table-cell>
          <table:table-cell office:value-type="float" office:value="8.6491419999999994" table:style-name="ce2">
            <text:p>8,649142</text:p>
          </table:table-cell>
          <table:table-cell office:value-type="float" office:value="8.9361840000000008" table:style-name="ce2">
            <text:p>8,936184</text:p>
          </table:table-cell>
          <table:table-cell office:value-type="float" office:value="3.4769901999999999" table:style-name="ce2">
            <text:p>3,4769902</text:p>
          </table:table-cell>
          <table:table-cell office:value-type="float" office:value="-0.89361849999999998" table:style-name="ce2">
            <text:p>-0,8936185</text:p>
          </table:table-cell>
          <table:table-cell office:value-type="float" office:value="-10.148699000000001" table:style-name="ce2">
            <text:p>-10,148699</text:p>
          </table:table-cell>
          <table:table-cell table:style-name="ce1"/>
          <table:table-cell office:value-type="float" office:value="0.76000005000000004" table:style-name="ce2">
            <text:p>0,76000005</text:p>
          </table:table-cell>
          <table:table-cell office:value-type="float" office:value="7.0562457948326971" table:formula="of:=((([.AX$3]*[.AX$8]*COS([.AX$9]))/[.AX$6])*(1-EXP(((-[.AX$6])*[.AO24])/[.AX$8])))" table:style-name="ce1">
            <text:p>7,056245795</text:p>
          </table:table-cell>
          <table:table-cell office:value-type="float" office:value="8.6466072824991329" table:formula="of:=([.AX$8]/[.AX$6])*([.AX$3]*SIN([.AX$9])+[.AX$8])*(1-EXP(((-[.AX$6])*[.AO24])/[.AX$8]))-([.AX$8]*[.AO24])+[.AX$4]" table:style-name="ce1">
            <text:p>8,646607282</text:p>
          </table:table-cell>
          <table:table-cell office:value-type="float" office:value="8.9361895658148196" table:formula="of:=[.AX$3]*COS([.AX$9])*EXP(((-[.AX$6])*[.AO24])/[.AX$8])" table:style-name="ce1">
            <text:p>8,936189566</text:p>
          </table:table-cell>
          <table:table-cell office:value-type="float" office:value="3.4704054280347556" table:formula="of:=[.AX$3]*SIN([.AX$9])*EXP(((-[.AX$6])*[.AO24])/[.AX$8])-[.AX$8]*(1-EXP(((-[.AX$6])*[.AO24])/[.AX$8]))" table:style-name="ce1">
            <text:p>3,470405428</text:p>
          </table:table-cell>
          <table:table-cell office:value-type="float" office:value="-0.89361895658148205" table:formula="of:=(-[.AX$6])*([.AR24]/[.AX$8])" table:style-name="ce1">
            <text:p>-0,893618957</text:p>
          </table:table-cell>
          <table:table-cell office:value-type="float" office:value="-10.157040542803475" table:formula="of:=(-[.AX$6])*(1+([.AS24]/[.AX$8]))" table:style-name="ce1">
            <text:p>-10,15704054</text:p>
          </table:table-cell>
          <table:table-cell table:number-columns-repeated="16337"/>
        </table:table-row>
        <table:table-row table:style-name="ro1">
          <table:table-cell office:value-type="float" office:value="0.80000009999999999" table:style-name="ce2">
            <text:p>0,8000001</text:p>
          </table:table-cell>
          <table:table-cell office:value-type="float" office:value="7.4272555999999996" table:style-name="ce2">
            <text:p>7,4272556</text:p>
          </table:table-cell>
          <table:table-cell office:value-type="float" office:value="8.9422639999999998" table:style-name="ce2">
            <text:p>8,942264</text:p>
          </table:table-cell>
          <table:table-cell office:value-type="float" office:value="8.8990869999999997" table:style-name="ce2">
            <text:p>8,899087</text:p>
          </table:table-cell>
          <table:table-cell office:value-type="float" office:value="3.0556402" table:style-name="ce2">
            <text:p>3,0556402</text:p>
          </table:table-cell>
          <table:table-cell office:value-type="float" office:value="-0.89348260000000002" table:style-name="ce2">
            <text:p>-0,8934826</text:p>
          </table:table-cell>
          <table:table-cell office:value-type="float" office:value="-10.147152" table:style-name="ce2">
            <text:p>-10,147152</text:p>
          </table:table-cell>
          <table:table-cell table:style-name="ce1"/>
          <table:table-cell office:value-type="float" office:value="0.80000009999999999" table:style-name="ce2">
            <text:p>0,8000001</text:p>
          </table:table-cell>
          <table:table-cell office:value-type="float" office:value="7.3975476999999996" table:style-name="ce2">
            <text:p>7,3975477</text:p>
          </table:table-cell>
          <table:table-cell office:value-type="float" office:value="8.6048629999999999" table:style-name="ce2">
            <text:p>8,604863</text:p>
          </table:table-cell>
          <table:table-cell office:value-type="float" office:value="8.8990869999999997" table:style-name="ce2">
            <text:p>8,899087</text:p>
          </table:table-cell>
          <table:table-cell office:value-type="float" office:value="3.0556402" table:style-name="ce2">
            <text:p>3,0556402</text:p>
          </table:table-cell>
          <table:table-cell office:value-type="float" office:value="-0.89348260000000002" table:style-name="ce2">
            <text:p>-0,8934826</text:p>
          </table:table-cell>
          <table:table-cell office:value-type="float" office:value="-10.147152" table:style-name="ce2">
            <text:p>-10,147152</text:p>
          </table:table-cell>
          <table:table-cell table:style-name="ce1"/>
          <table:table-cell office:value-type="float" office:value="0.80000009999999999" table:style-name="ce2">
            <text:p>0,8000001</text:p>
          </table:table-cell>
          <table:table-cell office:value-type="float" office:value="7.4124017000000002" table:style-name="ce2">
            <text:p>7,4124017</text:p>
          </table:table-cell>
          <table:table-cell office:value-type="float" office:value="8.7735629999999993" table:style-name="ce2">
            <text:p>8,773563</text:p>
          </table:table-cell>
          <table:table-cell office:value-type="float" office:value="8.8990869999999997" table:style-name="ce2">
            <text:p>8,899087</text:p>
          </table:table-cell>
          <table:table-cell office:value-type="float" office:value="3.0556402" table:style-name="ce2">
            <text:p>3,0556402</text:p>
          </table:table-cell>
          <table:table-cell office:value-type="float" office:value="-0.89348260000000002" table:style-name="ce2">
            <text:p>-0,8934826</text:p>
          </table:table-cell>
          <table:table-cell office:value-type="float" office:value="-10.147152" table:style-name="ce2">
            <text:p>-10,147152</text:p>
          </table:table-cell>
          <table:table-cell table:style-name="ce1"/>
          <table:table-cell office:value-type="float" office:value="0.80000009999999999" table:style-name="ce2">
            <text:p>0,8000001</text:p>
          </table:table-cell>
          <table:table-cell office:value-type="float" office:value="7.41296" table:style-name="ce2">
            <text:p>7,41296</text:p>
          </table:table-cell>
          <table:table-cell office:value-type="float" office:value="8.7798979999999993" table:style-name="ce2">
            <text:p>8,779898</text:p>
          </table:table-cell>
          <table:table-cell office:value-type="float" office:value="8.9005179999999999" table:style-name="ce2">
            <text:p>8,900518</text:p>
          </table:table-cell>
          <table:table-cell office:value-type="float" office:value="3.0718770000000002" table:style-name="ce2">
            <text:p>3,071877</text:p>
          </table:table-cell>
          <table:table-cell office:value-type="float" office:value="-0.89183190000000001" table:style-name="ce2">
            <text:p>-0,8918319</text:p>
          </table:table-cell>
          <table:table-cell office:value-type="float" office:value="-10.128404" table:style-name="ce2">
            <text:p>-10,128404</text:p>
          </table:table-cell>
          <table:table-cell table:style-name="ce1"/>
          <table:table-cell office:value-type="float" office:value="0.80000009999999999" table:style-name="ce2">
            <text:p>0,8000001</text:p>
          </table:table-cell>
          <table:table-cell office:value-type="float" office:value="7.4129785999999998" table:style-name="ce2">
            <text:p>7,4129786</text:p>
          </table:table-cell>
          <table:table-cell office:value-type="float" office:value="8.7801139999999993" table:style-name="ce2">
            <text:p>8,780114</text:p>
          </table:table-cell>
          <table:table-cell office:value-type="float" office:value="8.9005100000000006" table:style-name="ce2">
            <text:p>8,90051</text:p>
          </table:table-cell>
          <table:table-cell office:value-type="float" office:value="3.0718534000000002" table:style-name="ce2">
            <text:p>3,0718534</text:p>
          </table:table-cell>
          <table:table-cell office:value-type="float" office:value="-0.89005109999999998" table:style-name="ce2">
            <text:p>-0,8900511</text:p>
          </table:table-cell>
          <table:table-cell office:value-type="float" office:value="-10.108185000000001" table:style-name="ce2">
            <text:p>-10,108185</text:p>
          </table:table-cell>
          <table:table-cell table:style-name="ce1"/>
          <table:table-cell office:value-type="float" office:value="0.80000009999999999" table:style-name="ce2">
            <text:p>0,8000001</text:p>
          </table:table-cell>
          <table:table-cell office:value-type="float" office:value="7.4129798795669579" table:formula="of:=((([.AX$3]*[.AX$8]*COS([.AX$9]))/[.AX$6])*(1-EXP(((-[.AX$6])*[.AO25])/[.AX$8])))" table:style-name="ce1">
            <text:p>7,41297988</text:p>
          </table:table-cell>
          <table:table-cell office:value-type="float" office:value="8.7773088437840983" table:formula="of:=([.AX$8]/[.AX$6])*([.AX$3]*SIN([.AX$9])+[.AX$8])*(1-EXP(((-[.AX$6])*[.AO25])/[.AX$8]))-([.AX$8]*[.AO25])+[.AX$4]" table:style-name="ce1">
            <text:p>8,777308844</text:p>
          </table:table-cell>
          <table:table-cell office:value-type="float" office:value="8.9005161573413947" table:formula="of:=[.AX$3]*COS([.AX$9])*EXP(((-[.AX$6])*[.AO25])/[.AX$8])" table:style-name="ce1">
            <text:p>8,900516157</text:p>
          </table:table-cell>
          <table:table-cell office:value-type="float" office:value="3.064934781406258" table:formula="of:=[.AX$3]*SIN([.AX$9])*EXP(((-[.AX$6])*[.AO25])/[.AX$8])-[.AX$8]*(1-EXP(((-[.AX$6])*[.AO25])/[.AX$8]))" table:style-name="ce1">
            <text:p>3,064934781</text:p>
          </table:table-cell>
          <table:table-cell office:value-type="float" office:value="-0.89005161573413949" table:formula="of:=(-[.AX$6])*([.AR25]/[.AX$8])" table:style-name="ce1">
            <text:p>-0,890051616</text:p>
          </table:table-cell>
          <table:table-cell office:value-type="float" office:value="-10.116493478140626" table:formula="of:=(-[.AX$6])*(1+([.AS25]/[.AX$8]))" table:style-name="ce1">
            <text:p>-10,11649348</text:p>
          </table:table-cell>
          <table:table-cell table:number-columns-repeated="16337"/>
        </table:table-row>
        <table:table-row table:style-name="ro1">
          <table:table-cell office:value-type="float" office:value="0.84000010000000003" table:style-name="ce2">
            <text:p>0,8400001</text:p>
          </table:table-cell>
          <table:table-cell office:value-type="float" office:value="7.7832192999999998" table:style-name="ce2">
            <text:p>7,7832193</text:p>
          </table:table-cell>
          <table:table-cell office:value-type="float" office:value="9.064489" table:style-name="ce2">
            <text:p>9,064489</text:p>
          </table:table-cell>
          <table:table-cell office:value-type="float" office:value="8.8634909999999998" table:style-name="ce2">
            <text:p>8,863491</text:p>
          </table:table-cell>
          <table:table-cell office:value-type="float" office:value="2.6513776999999998" table:style-name="ce2">
            <text:p>2,6513777</text:p>
          </table:table-cell>
          <table:table-cell office:value-type="float" office:value="-0.8899087" table:style-name="ce2">
            <text:p>-0,8899087</text:p>
          </table:table-cell>
          <table:table-cell office:value-type="float" office:value="-10.106564000000001" table:style-name="ce2">
            <text:p>-10,106564</text:p>
          </table:table-cell>
          <table:table-cell table:style-name="ce1"/>
          <table:table-cell office:value-type="float" office:value="0.84000010000000003" table:style-name="ce2">
            <text:p>0,8400001</text:p>
          </table:table-cell>
          <table:table-cell office:value-type="float" office:value="7.7520876000000003" table:style-name="ce2">
            <text:p>7,7520876</text:p>
          </table:table-cell>
          <table:table-cell office:value-type="float" office:value="8.7109179999999995" table:style-name="ce2">
            <text:p>8,710918</text:p>
          </table:table-cell>
          <table:table-cell office:value-type="float" office:value="8.8634909999999998" table:style-name="ce2">
            <text:p>8,863491</text:p>
          </table:table-cell>
          <table:table-cell office:value-type="float" office:value="2.6513776999999998" table:style-name="ce2">
            <text:p>2,6513777</text:p>
          </table:table-cell>
          <table:table-cell office:value-type="float" office:value="-0.8899087" table:style-name="ce2">
            <text:p>-0,8899087</text:p>
          </table:table-cell>
          <table:table-cell office:value-type="float" office:value="-10.106564000000001" table:style-name="ce2">
            <text:p>-10,106564</text:p>
          </table:table-cell>
          <table:table-cell table:style-name="ce1"/>
          <table:table-cell office:value-type="float" office:value="0.84000010000000003" table:style-name="ce2">
            <text:p>0,8400001</text:p>
          </table:table-cell>
          <table:table-cell office:value-type="float" office:value="7.7676530000000001" table:style-name="ce2">
            <text:p>7,767653</text:p>
          </table:table-cell>
          <table:table-cell office:value-type="float" office:value="8.8877039999999994" table:style-name="ce2">
            <text:p>8,887704</text:p>
          </table:table-cell>
          <table:table-cell office:value-type="float" office:value="8.8634909999999998" table:style-name="ce2">
            <text:p>8,863491</text:p>
          </table:table-cell>
          <table:table-cell office:value-type="float" office:value="2.6513776999999998" table:style-name="ce2">
            <text:p>2,6513777</text:p>
          </table:table-cell>
          <table:table-cell office:value-type="float" office:value="-0.8899087" table:style-name="ce2">
            <text:p>-0,8899087</text:p>
          </table:table-cell>
          <table:table-cell office:value-type="float" office:value="-10.106564000000001" table:style-name="ce2">
            <text:p>-10,106564</text:p>
          </table:table-cell>
          <table:table-cell table:style-name="ce1"/>
          <table:table-cell office:value-type="float" office:value="0.84000010000000003" table:style-name="ce2">
            <text:p>0,8400001</text:p>
          </table:table-cell>
          <table:table-cell office:value-type="float" office:value="7.7682685999999999" table:style-name="ce2">
            <text:p>7,7682686</text:p>
          </table:table-cell>
          <table:table-cell office:value-type="float" office:value="8.8946860000000001" table:style-name="ce2">
            <text:p>8,894686</text:p>
          </table:table-cell>
          <table:table-cell office:value-type="float" office:value="8.8649869999999993" table:style-name="ce2">
            <text:p>8,864987</text:p>
          </table:table-cell>
          <table:table-cell office:value-type="float" office:value="2.668358" table:style-name="ce2">
            <text:p>2,668358</text:p>
          </table:table-cell>
          <table:table-cell office:value-type="float" office:value="-0.88827175000000003" table:style-name="ce2">
            <text:p>-0,88827175</text:p>
          </table:table-cell>
          <table:table-cell office:value-type="float" office:value="-10.087971" table:style-name="ce2">
            <text:p>-10,087971</text:p>
          </table:table-cell>
          <table:table-cell table:style-name="ce1"/>
          <table:table-cell office:value-type="float" office:value="0.84000010000000003" table:style-name="ce2">
            <text:p>0,8400001</text:p>
          </table:table-cell>
          <table:table-cell office:value-type="float" office:value="7.7682880000000001" table:style-name="ce2">
            <text:p>7,768288</text:p>
          </table:table-cell>
          <table:table-cell office:value-type="float" office:value="8.8949130000000007" table:style-name="ce2">
            <text:p>8,894913</text:p>
          </table:table-cell>
          <table:table-cell office:value-type="float" office:value="8.8649789999999999" table:style-name="ce2">
            <text:p>8,864979</text:p>
          </table:table-cell>
          <table:table-cell office:value-type="float" office:value="2.6683338000000001" table:style-name="ce2">
            <text:p>2,6683338</text:p>
          </table:table-cell>
          <table:table-cell office:value-type="float" office:value="-0.88649789999999995" table:style-name="ce2">
            <text:p>-0,8864979</text:p>
          </table:table-cell>
          <table:table-cell office:value-type="float" office:value="-10.067833" table:style-name="ce2">
            <text:p>-10,067833</text:p>
          </table:table-cell>
          <table:table-cell table:style-name="ce1"/>
          <table:table-cell office:value-type="float" office:value="0.84000010000000003" table:style-name="ce2">
            <text:p>0,8400001</text:p>
          </table:table-cell>
          <table:table-cell office:value-type="float" office:value="7.7682894330077898" table:formula="of:=((([.AX$3]*[.AX$8]*COS([.AX$9]))/[.AX$6])*(1-EXP(((-[.AX$6])*[.AO26])/[.AX$8])))" table:style-name="ce1">
            <text:p>7,768289433</text:p>
          </table:table-cell>
          <table:table-cell office:value-type="float" office:value="8.8918238204019673" table:formula="of:=([.AX$8]/[.AX$6])*([.AX$3]*SIN([.AX$9])+[.AX$8])*(1-EXP(((-[.AX$6])*[.AO26])/[.AX$8]))-([.AX$8]*[.AO26])+[.AX$4]" table:style-name="ce1">
            <text:p>8,89182382</text:p>
          </table:table-cell>
          <table:table-cell office:value-type="float" office:value="8.8649852019973103" table:formula="of:=[.AX$3]*COS([.AX$9])*EXP(((-[.AX$6])*[.AO26])/[.AX$8])" table:style-name="ce1">
            <text:p>8,864985202</text:p>
          </table:table-cell>
          <table:table-cell office:value-type="float" office:value="2.6610832837444729" table:formula="of:=[.AX$3]*SIN([.AX$9])*EXP(((-[.AX$6])*[.AO26])/[.AX$8])-[.AX$8]*(1-EXP(((-[.AX$6])*[.AO26])/[.AX$8]))" table:style-name="ce1">
            <text:p>2,661083284</text:p>
          </table:table-cell>
          <table:table-cell office:value-type="float" office:value="-0.88649852019973119" table:formula="of:=(-[.AX$6])*([.AR26]/[.AX$8])" table:style-name="ce1">
            <text:p>-0,88649852</text:p>
          </table:table-cell>
          <table:table-cell office:value-type="float" office:value="-10.076108328374447" table:formula="of:=(-[.AX$6])*(1+([.AS26]/[.AX$8]))" table:style-name="ce1">
            <text:p>-10,07610833</text:p>
          </table:table-cell>
          <table:table-cell table:number-columns-repeated="16337"/>
        </table:table-row>
        <table:table-row table:style-name="ro1">
          <table:table-cell office:value-type="float" office:value="0.88000009999999995" table:style-name="ce2">
            <text:p>0,8800001</text:p>
          </table:table-cell>
          <table:table-cell office:value-type="float" office:value="8.1377590000000009" table:style-name="ce2">
            <text:p>8,137759</text:p>
          </table:table-cell>
          <table:table-cell office:value-type="float" office:value="9.1705450000000006" table:style-name="ce2">
            <text:p>9,170545</text:p>
          </table:table-cell>
          <table:table-cell office:value-type="float" office:value="8.8280370000000001" table:style-name="ce2">
            <text:p>8,828037</text:p>
          </table:table-cell>
          <table:table-cell office:value-type="float" office:value="2.248732" table:style-name="ce2">
            <text:p>2,248732</text:p>
          </table:table-cell>
          <table:table-cell office:value-type="float" office:value="-0.88634913999999998" table:style-name="ce2">
            <text:p>-0,88634914</text:p>
          </table:table-cell>
          <table:table-cell office:value-type="float" office:value="-10.066136999999999" table:style-name="ce2">
            <text:p>-10,066137</text:p>
          </table:table-cell>
          <table:table-cell table:style-name="ce1"/>
          <table:table-cell office:value-type="float" office:value="0.88000009999999995" table:style-name="ce2">
            <text:p>0,8800001</text:p>
          </table:table-cell>
          <table:table-cell office:value-type="float" office:value="8.1052090000000003" table:style-name="ce2">
            <text:p>8,105209</text:p>
          </table:table-cell>
          <table:table-cell office:value-type="float" office:value="8.8008679999999995" table:style-name="ce2">
            <text:p>8,800868</text:p>
          </table:table-cell>
          <table:table-cell office:value-type="float" office:value="8.8280370000000001" table:style-name="ce2">
            <text:p>8,828037</text:p>
          </table:table-cell>
          <table:table-cell office:value-type="float" office:value="2.248732" table:style-name="ce2">
            <text:p>2,248732</text:p>
          </table:table-cell>
          <table:table-cell office:value-type="float" office:value="-0.88634913999999998" table:style-name="ce2">
            <text:p>-0,88634914</text:p>
          </table:table-cell>
          <table:table-cell office:value-type="float" office:value="-10.066136999999999" table:style-name="ce2">
            <text:p>-10,066137</text:p>
          </table:table-cell>
          <table:table-cell table:style-name="ce1"/>
          <table:table-cell office:value-type="float" office:value="0.88000009999999995" table:style-name="ce2">
            <text:p>0,8800001</text:p>
          </table:table-cell>
          <table:table-cell office:value-type="float" office:value="8.1214840000000006" table:style-name="ce2">
            <text:p>8,121484</text:p>
          </table:table-cell>
          <table:table-cell office:value-type="float" office:value="8.9857060000000004" table:style-name="ce2">
            <text:p>8,985706</text:p>
          </table:table-cell>
          <table:table-cell office:value-type="float" office:value="8.8280370000000001" table:style-name="ce2">
            <text:p>8,828037</text:p>
          </table:table-cell>
          <table:table-cell office:value-type="float" office:value="2.248732" table:style-name="ce2">
            <text:p>2,248732</text:p>
          </table:table-cell>
          <table:table-cell office:value-type="float" office:value="-0.88634913999999998" table:style-name="ce2">
            <text:p>-0,88634914</text:p>
          </table:table-cell>
          <table:table-cell office:value-type="float" office:value="-10.066136999999999" table:style-name="ce2">
            <text:p>-10,066137</text:p>
          </table:table-cell>
          <table:table-cell table:style-name="ce1"/>
          <table:table-cell office:value-type="float" office:value="0.88000009999999995" table:style-name="ce2">
            <text:p>0,8800001</text:p>
          </table:table-cell>
          <table:table-cell office:value-type="float" office:value="8.1221589999999999" table:style-name="ce2">
            <text:p>8,122159</text:p>
          </table:table-cell>
          <table:table-cell office:value-type="float" office:value="8.993366" table:style-name="ce2">
            <text:p>8,993366</text:p>
          </table:table-cell>
          <table:table-cell office:value-type="float" office:value="8.8295980000000007" table:style-name="ce2">
            <text:p>8,829598</text:p>
          </table:table-cell>
          <table:table-cell office:value-type="float" office:value="2.2664502" table:style-name="ce2">
            <text:p>2,2664502</text:p>
          </table:table-cell>
          <table:table-cell office:value-type="float" office:value="-0.88472574999999998" table:style-name="ce2">
            <text:p>-0,88472575</text:p>
          </table:table-cell>
          <table:table-cell office:value-type="float" office:value="-10.047700000000001" table:style-name="ce2">
            <text:p>-10,0477</text:p>
          </table:table-cell>
          <table:table-cell table:style-name="ce1"/>
          <table:table-cell office:value-type="float" office:value="0.88000009999999995" table:style-name="ce2">
            <text:p>0,8800001</text:p>
          </table:table-cell>
          <table:table-cell office:value-type="float" office:value="8.1221779999999999" table:style-name="ce2">
            <text:p>8,122178</text:p>
          </table:table-cell>
          <table:table-cell office:value-type="float" office:value="8.9936019999999992" table:style-name="ce2">
            <text:p>8,993602</text:p>
          </table:table-cell>
          <table:table-cell office:value-type="float" office:value="8.8295910000000006" table:style-name="ce2">
            <text:p>8,829591</text:p>
          </table:table-cell>
          <table:table-cell office:value-type="float" office:value="2.2664249999999999" table:style-name="ce2">
            <text:p>2,266425</text:p>
          </table:table-cell>
          <table:table-cell office:value-type="float" office:value="-0.88295900000000005" table:style-name="ce2">
            <text:p>-0,882959</text:p>
          </table:table-cell>
          <table:table-cell office:value-type="float" office:value="-10.027642" table:style-name="ce2">
            <text:p>-10,027642</text:p>
          </table:table-cell>
          <table:table-cell table:style-name="ce1"/>
          <table:table-cell office:value-type="float" office:value="0.88000009999999995" table:style-name="ce2">
            <text:p>0,8800001</text:p>
          </table:table-cell>
          <table:table-cell office:value-type="float" office:value="8.122180586925106" table:formula="of:=((([.AX$3]*[.AX$8]*COS([.AX$9]))/[.AX$6])*(1-EXP(((-[.AX$6])*[.AO27])/[.AX$8])))" table:style-name="ce1">
            <text:p>8,122180587</text:p>
          </table:table-cell>
          <table:table-cell office:value-type="float" office:value="8.9902170021987189" table:formula="of:=([.AX$8]/[.AX$6])*([.AX$3]*SIN([.AX$9])+[.AX$8])*(1-EXP(((-[.AX$6])*[.AO27])/[.AX$8]))-([.AX$8]*[.AO27])+[.AX$4]" table:style-name="ce1">
            <text:p>8,990217002</text:p>
          </table:table-cell>
          <table:table-cell office:value-type="float" office:value="8.82959608660558" table:formula="of:=[.AX$3]*COS([.AX$9])*EXP(((-[.AX$6])*[.AO27])/[.AX$8])" table:style-name="ce1">
            <text:p>8,829596087</text:p>
          </table:table-cell>
          <table:table-cell office:value-type="float" office:value="2.2588439655647967" table:formula="of:=[.AX$3]*SIN([.AX$9])*EXP(((-[.AX$6])*[.AO27])/[.AX$8])-[.AX$8]*(1-EXP(((-[.AX$6])*[.AO27])/[.AX$8]))" table:style-name="ce1">
            <text:p>2,258843966</text:p>
          </table:table-cell>
          <table:table-cell office:value-type="float" office:value="-0.882959608660558" table:formula="of:=(-[.AX$6])*([.AR27]/[.AX$8])" table:style-name="ce1">
            <text:p>-0,882959609</text:p>
          </table:table-cell>
          <table:table-cell office:value-type="float" office:value="-10.035884396556481" table:formula="of:=(-[.AX$6])*(1+([.AS27]/[.AX$8]))" table:style-name="ce1">
            <text:p>-10,0358844</text:p>
          </table:table-cell>
          <table:table-cell table:number-columns-repeated="16337"/>
        </table:table-row>
        <table:table-row table:style-name="ro1">
          <table:table-cell office:value-type="float" office:value="0.92000013999999997" table:style-name="ce2">
            <text:p>0,92000014</text:p>
          </table:table-cell>
          <table:table-cell office:value-type="float" office:value="8.4908809999999999" table:style-name="ce2">
            <text:p>8,490881</text:p>
          </table:table-cell>
          <table:table-cell office:value-type="float" office:value="9.2604939999999996" table:style-name="ce2">
            <text:p>9,260494</text:p>
          </table:table-cell>
          <table:table-cell office:value-type="float" office:value="8.792726" table:style-name="ce2">
            <text:p>8,792726</text:p>
          </table:table-cell>
          <table:table-cell office:value-type="float" office:value="1.8476971" table:style-name="ce2">
            <text:p>1,8476971</text:p>
          </table:table-cell>
          <table:table-cell office:value-type="float" office:value="-0.88280373999999995" table:style-name="ce2">
            <text:p>-0,88280374</text:p>
          </table:table-cell>
          <table:table-cell office:value-type="float" office:value="-10.025873000000001" table:style-name="ce2">
            <text:p>-10,025873</text:p>
          </table:table-cell>
          <table:table-cell table:style-name="ce1"/>
          <table:table-cell office:value-type="float" office:value="0.92000013999999997" table:style-name="ce2">
            <text:p>0,92000014</text:p>
          </table:table-cell>
          <table:table-cell office:value-type="float" office:value="8.4569189999999992" table:style-name="ce2">
            <text:p>8,456919</text:p>
          </table:table-cell>
          <table:table-cell office:value-type="float" office:value="8.8747760000000007" table:style-name="ce2">
            <text:p>8,874776</text:p>
          </table:table-cell>
          <table:table-cell office:value-type="float" office:value="8.792726" table:style-name="ce2">
            <text:p>8,792726</text:p>
          </table:table-cell>
          <table:table-cell office:value-type="float" office:value="1.8476971" table:style-name="ce2">
            <text:p>1,8476971</text:p>
          </table:table-cell>
          <table:table-cell office:value-type="float" office:value="-0.88280373999999995" table:style-name="ce2">
            <text:p>-0,88280374</text:p>
          </table:table-cell>
          <table:table-cell office:value-type="float" office:value="-10.025873000000001" table:style-name="ce2">
            <text:p>-10,025873</text:p>
          </table:table-cell>
          <table:table-cell table:style-name="ce1"/>
          <table:table-cell office:value-type="float" office:value="0.92000013999999997" table:style-name="ce2">
            <text:p>0,92000014</text:p>
          </table:table-cell>
          <table:table-cell office:value-type="float" office:value="8.4738989999999994" table:style-name="ce2">
            <text:p>8,473899</text:p>
          </table:table-cell>
          <table:table-cell office:value-type="float" office:value="9.0676349999999992" table:style-name="ce2">
            <text:p>9,067635</text:p>
          </table:table-cell>
          <table:table-cell office:value-type="float" office:value="8.792726" table:style-name="ce2">
            <text:p>8,792726</text:p>
          </table:table-cell>
          <table:table-cell office:value-type="float" office:value="1.8476971" table:style-name="ce2">
            <text:p>1,8476971</text:p>
          </table:table-cell>
          <table:table-cell office:value-type="float" office:value="-0.88280373999999995" table:style-name="ce2">
            <text:p>-0,88280374</text:p>
          </table:table-cell>
          <table:table-cell office:value-type="float" office:value="-10.025873000000001" table:style-name="ce2">
            <text:p>-10,025873</text:p>
          </table:table-cell>
          <table:table-cell table:style-name="ce1"/>
          <table:table-cell office:value-type="float" office:value="0.92000013999999997" table:style-name="ce2">
            <text:p>0,92000014</text:p>
          </table:table-cell>
          <table:table-cell office:value-type="float" office:value="8.4746360000000003" table:style-name="ce2">
            <text:p>8,474636</text:p>
          </table:table-cell>
          <table:table-cell office:value-type="float" office:value="9.0760020000000008" table:style-name="ce2">
            <text:p>9,076002</text:p>
          </table:table-cell>
          <table:table-cell office:value-type="float" office:value="8.7943510000000007" table:style-name="ce2">
            <text:p>8,794351</text:p>
          </table:table-cell>
          <table:table-cell office:value-type="float" office:value="1.8661466" table:style-name="ce2">
            <text:p>1,8661466</text:p>
          </table:table-cell>
          <table:table-cell office:value-type="float" office:value="-0.88119393999999995" table:style-name="ce2">
            <text:p>-0,88119394</text:p>
          </table:table-cell>
          <table:table-cell office:value-type="float" office:value="-10.007588999999999" table:style-name="ce2">
            <text:p>-10,007589</text:p>
          </table:table-cell>
          <table:table-cell table:style-name="ce1"/>
          <table:table-cell office:value-type="float" office:value="0.92000013999999997" table:style-name="ce2">
            <text:p>0,92000014</text:p>
          </table:table-cell>
          <table:table-cell office:value-type="float" office:value="8.4746559999999995" table:style-name="ce2">
            <text:p>8,474656</text:p>
          </table:table-cell>
          <table:table-cell office:value-type="float" office:value="9.0762470000000004" table:style-name="ce2">
            <text:p>9,076247</text:p>
          </table:table-cell>
          <table:table-cell office:value-type="float" office:value="8.7943429999999996" table:style-name="ce2">
            <text:p>8,794343</text:p>
          </table:table-cell>
          <table:table-cell office:value-type="float" office:value="1.8661203" table:style-name="ce2">
            <text:p>1,8661203</text:p>
          </table:table-cell>
          <table:table-cell office:value-type="float" office:value="-0.87943435000000003" table:style-name="ce2">
            <text:p>-0,87943435</text:p>
          </table:table-cell>
          <table:table-cell office:value-type="float" office:value="-9.9876120000000004" table:style-name="ce2">
            <text:p>-9,987612</text:p>
          </table:table-cell>
          <table:table-cell table:style-name="ce1"/>
          <table:table-cell office:value-type="float" office:value="0.92000013999999997" table:style-name="ce2">
            <text:p>0,92000014</text:p>
          </table:table-cell>
          <table:table-cell office:value-type="float" office:value="8.4746593553588312" table:formula="of:=((([.AX$3]*[.AX$8]*COS([.AX$9]))/[.AX$6])*(1-EXP(((-[.AX$6])*[.AO28])/[.AX$8])))" table:style-name="ce1">
            <text:p>8,474659355</text:p>
          </table:table-cell>
          <table:table-cell office:value-type="float" office:value="9.072552821879313" table:formula="of:=([.AX$8]/[.AX$6])*([.AX$3]*SIN([.AX$9])+[.AX$8])*(1-EXP(((-[.AX$6])*[.AO28])/[.AX$8]))-([.AX$8]*[.AO28])+[.AX$4]" table:style-name="ce1">
            <text:p>9,072552822</text:p>
          </table:table-cell>
          <table:table-cell office:value-type="float" office:value="8.794348209762207" table:formula="of:=[.AX$3]*COS([.AX$9])*EXP(((-[.AX$6])*[.AO28])/[.AX$8])" table:style-name="ce1">
            <text:p>8,79434821</text:p>
          </table:table-cell>
          <table:table-cell office:value-type="float" office:value="1.8582099911967376" table:formula="of:=[.AX$3]*SIN([.AX$9])*EXP(((-[.AX$6])*[.AO28])/[.AX$8])-[.AX$8]*(1-EXP(((-[.AX$6])*[.AO28])/[.AX$8]))" table:style-name="ce1">
            <text:p>1,858209991</text:p>
          </table:table-cell>
          <table:table-cell office:value-type="float" office:value="-0.87943482097622072" table:formula="of:=(-[.AX$6])*([.AR28]/[.AX$8])" table:style-name="ce1">
            <text:p>-0,879434821</text:p>
          </table:table-cell>
          <table:table-cell office:value-type="float" office:value="-9.9958209991196743" table:formula="of:=(-[.AX$6])*(1+([.AS28]/[.AX$8]))" table:style-name="ce1">
            <text:p>-9,995820999</text:p>
          </table:table-cell>
          <table:table-cell table:number-columns-repeated="16337"/>
        </table:table-row>
        <table:table-row table:style-name="ro1">
          <table:table-cell office:value-type="float" office:value="0.96000015999999999" table:style-name="ce2">
            <text:p>0,96000016</text:p>
          </table:table-cell>
          <table:table-cell office:value-type="float" office:value="8.8425899999999995" table:style-name="ce2">
            <text:p>8,84259</text:p>
          </table:table-cell>
          <table:table-cell office:value-type="float" office:value="9.3344020000000008" table:style-name="ce2">
            <text:p>9,334402</text:p>
          </table:table-cell>
          <table:table-cell office:value-type="float" office:value="8.757555" table:style-name="ce2">
            <text:p>8,757555</text:p>
          </table:table-cell>
          <table:table-cell office:value-type="float" office:value="1.4482664000000001" table:style-name="ce2">
            <text:p>1,4482664</text:p>
          </table:table-cell>
          <table:table-cell office:value-type="float" office:value="-0.87927259999999996" table:style-name="ce2">
            <text:p>-0,8792726</text:p>
          </table:table-cell>
          <table:table-cell office:value-type="float" office:value="-9.9857689999999995" table:style-name="ce2">
            <text:p>-9,985769</text:p>
          </table:table-cell>
          <table:table-cell table:style-name="ce1"/>
          <table:table-cell office:value-type="float" office:value="0.96000015999999999" table:style-name="ce2">
            <text:p>0,96000016</text:p>
          </table:table-cell>
          <table:table-cell office:value-type="float" office:value="8.8072199999999992" table:style-name="ce2">
            <text:p>8,80722</text:p>
          </table:table-cell>
          <table:table-cell office:value-type="float" office:value="8.9327070000000006" table:style-name="ce2">
            <text:p>8,932707</text:p>
          </table:table-cell>
          <table:table-cell office:value-type="float" office:value="8.757555" table:style-name="ce2">
            <text:p>8,757555</text:p>
          </table:table-cell>
          <table:table-cell office:value-type="float" office:value="1.4482664000000001" table:style-name="ce2">
            <text:p>1,4482664</text:p>
          </table:table-cell>
          <table:table-cell office:value-type="float" office:value="-0.87927259999999996" table:style-name="ce2">
            <text:p>-0,8792726</text:p>
          </table:table-cell>
          <table:table-cell office:value-type="float" office:value="-9.9857689999999995" table:style-name="ce2">
            <text:p>-9,985769</text:p>
          </table:table-cell>
          <table:table-cell table:style-name="ce1"/>
          <table:table-cell office:value-type="float" office:value="0.96000015999999999" table:style-name="ce2">
            <text:p>0,96000016</text:p>
          </table:table-cell>
          <table:table-cell office:value-type="float" office:value="8.8249040000000001" table:style-name="ce2">
            <text:p>8,824904</text:p>
          </table:table-cell>
          <table:table-cell office:value-type="float" office:value="9.1335534999999997" table:style-name="ce2">
            <text:p>9,1335535</text:p>
          </table:table-cell>
          <table:table-cell office:value-type="float" office:value="8.757555" table:style-name="ce2">
            <text:p>8,757555</text:p>
          </table:table-cell>
          <table:table-cell office:value-type="float" office:value="1.4482664000000001" table:style-name="ce2">
            <text:p>1,4482664</text:p>
          </table:table-cell>
          <table:table-cell office:value-type="float" office:value="-0.87927259999999996" table:style-name="ce2">
            <text:p>-0,8792726</text:p>
          </table:table-cell>
          <table:table-cell office:value-type="float" office:value="-9.9857689999999995" table:style-name="ce2">
            <text:p>-9,985769</text:p>
          </table:table-cell>
          <table:table-cell table:style-name="ce1"/>
          <table:table-cell office:value-type="float" office:value="0.96000015999999999" table:style-name="ce2">
            <text:p>0,96000016</text:p>
          </table:table-cell>
          <table:table-cell office:value-type="float" office:value="8.8257065000000008" table:style-name="ce2">
            <text:p>8,8257065</text:p>
          </table:table-cell>
          <table:table-cell office:value-type="float" office:value="9.1426580000000008" table:style-name="ce2">
            <text:p>9,142658</text:p>
          </table:table-cell>
          <table:table-cell office:value-type="float" office:value="8.7592440000000007" table:style-name="ce2">
            <text:p>8,759244</text:p>
          </table:table-cell>
          <table:table-cell office:value-type="float" office:value="1.4674411000000001" table:style-name="ce2">
            <text:p>1,4674411</text:p>
          </table:table-cell>
          <table:table-cell office:value-type="float" office:value="-0.87767620000000002" table:style-name="ce2">
            <text:p>-0,8776762</text:p>
          </table:table-cell>
          <table:table-cell office:value-type="float" office:value="-9.9676390000000001" table:style-name="ce2">
            <text:p>-9,967639</text:p>
          </table:table-cell>
          <table:table-cell table:style-name="ce1"/>
          <table:table-cell office:value-type="float" office:value="0.96000015999999999" table:style-name="ce2">
            <text:p>0,96000016</text:p>
          </table:table-cell>
          <table:table-cell office:value-type="float" office:value="8.8257270000000005" table:style-name="ce2">
            <text:p>8,825727</text:p>
          </table:table-cell>
          <table:table-cell office:value-type="float" office:value="9.1429130000000001" table:style-name="ce2">
            <text:p>9,142913</text:p>
          </table:table-cell>
          <table:table-cell office:value-type="float" office:value="8.7592350000000003" table:style-name="ce2">
            <text:p>8,759235</text:p>
          </table:table-cell>
          <table:table-cell office:value-type="float" office:value="1.4674138000000001" table:style-name="ce2">
            <text:p>1,4674138</text:p>
          </table:table-cell>
          <table:table-cell office:value-type="float" office:value="-0.87592362999999995" table:style-name="ce2">
            <text:p>-0,87592363</text:p>
          </table:table-cell>
          <table:table-cell office:value-type="float" office:value="-9.9477414999999993" table:style-name="ce2">
            <text:p>-9,9477415</text:p>
          </table:table-cell>
          <table:table-cell table:style-name="ce1"/>
          <table:table-cell office:value-type="float" office:value="0.96000015999999999" table:style-name="ce2">
            <text:p>0,96000016</text:p>
          </table:table-cell>
          <table:table-cell office:value-type="float" office:value="8.8257308482038592" table:formula="of:=((([.AX$3]*[.AX$8]*COS([.AX$9]))/[.AX$6])*(1-EXP(((-[.AX$6])*[.AO29])/[.AX$8])))" table:style-name="ce1">
            <text:p>8,825730848</text:p>
          </table:table-cell>
          <table:table-cell office:value-type="float" office:value="9.1388952454668413" table:formula="of:=([.AX$8]/[.AX$6])*([.AX$3]*SIN([.AX$9])+[.AX$8])*(1-EXP(((-[.AX$6])*[.AO29])/[.AX$8]))-([.AX$8]*[.AO29])+[.AX$4]" table:style-name="ce1">
            <text:p>9,138895245</text:p>
          </table:table-cell>
          <table:table-cell office:value-type="float" office:value="8.759241060477704" table:formula="of:=[.AX$3]*COS([.AX$9])*EXP(((-[.AX$6])*[.AO29])/[.AX$8])" table:style-name="ce1">
            <text:p>8,75924106</text:p>
          </table:table-cell>
          <table:table-cell office:value-type="float" office:value="1.4591755526379853" table:formula="of:=[.AX$3]*SIN([.AX$9])*EXP(((-[.AX$6])*[.AO29])/[.AX$8])-[.AX$8]*(1-EXP(((-[.AX$6])*[.AO29])/[.AX$8]))" table:style-name="ce1">
            <text:p>1,459175553</text:p>
          </table:table-cell>
          <table:table-cell office:value-type="float" office:value="-0.87592410604777038" table:formula="of:=(-[.AX$6])*([.AR29]/[.AX$8])" table:style-name="ce1">
            <text:p>-0,875924106</text:p>
          </table:table-cell>
          <table:table-cell office:value-type="float" office:value="-9.9559175552637988" table:formula="of:=(-[.AX$6])*(1+([.AS29]/[.AX$8]))" table:style-name="ce1">
            <text:p>-9,955917555</text:p>
          </table:table-cell>
          <table:table-cell table:number-columns-repeated="8"/>
          <table:table-cell table:style-name="ce1">
            <draw:frame draw:z-index="3" draw:id="id2" draw:style-name="a2" draw:name="Gráfico 4" svg:x="0.01562in" svg:y="0.20312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28"/>
        </table:table-row>
        <table:table-row table:style-name="ro1">
          <table:table-cell office:value-type="float" office:value="1.0000001000000001" table:style-name="ce2">
            <text:p>1,0000001</text:p>
          </table:table-cell>
          <table:table-cell office:value-type="float" office:value="9.1928920000000005" table:style-name="ce2">
            <text:p>9,192892</text:p>
          </table:table-cell>
          <table:table-cell office:value-type="float" office:value="9.3923330000000007" table:style-name="ce2">
            <text:p>9,392333</text:p>
          </table:table-cell>
          <table:table-cell office:value-type="float" office:value="8.7225249999999992" table:style-name="ce2">
            <text:p>8,722525</text:p>
          </table:table-cell>
          <table:table-cell office:value-type="float" office:value="1.0504334" table:style-name="ce2">
            <text:p>1,0504334</text:p>
          </table:table-cell>
          <table:table-cell office:value-type="float" office:value="-0.87575555000000005" table:style-name="ce2">
            <text:p>-0,87575555</text:p>
          </table:table-cell>
          <table:table-cell office:value-type="float" office:value="-9.9458269999999995" table:style-name="ce2">
            <text:p>-9,945827</text:p>
          </table:table-cell>
          <table:table-cell table:style-name="ce1"/>
          <table:table-cell office:value-type="float" office:value="1.0000001000000001" table:style-name="ce2">
            <text:p>1,0000001</text:p>
          </table:table-cell>
          <table:table-cell office:value-type="float" office:value="9.1561210000000006" table:style-name="ce2">
            <text:p>9,156121</text:p>
          </table:table-cell>
          <table:table-cell office:value-type="float" office:value="8.9747240000000001" table:style-name="ce2">
            <text:p>8,974724</text:p>
          </table:table-cell>
          <table:table-cell office:value-type="float" office:value="8.7225249999999992" table:style-name="ce2">
            <text:p>8,722525</text:p>
          </table:table-cell>
          <table:table-cell office:value-type="float" office:value="1.0504334" table:style-name="ce2">
            <text:p>1,0504334</text:p>
          </table:table-cell>
          <table:table-cell office:value-type="float" office:value="-0.87575555000000005" table:style-name="ce2">
            <text:p>-0,87575555</text:p>
          </table:table-cell>
          <table:table-cell office:value-type="float" office:value="-9.9458269999999995" table:style-name="ce2">
            <text:p>-9,945827</text:p>
          </table:table-cell>
          <table:table-cell table:style-name="ce1"/>
          <table:table-cell office:value-type="float" office:value="1.0000001000000001" table:style-name="ce2">
            <text:p>1,0000001</text:p>
          </table:table-cell>
          <table:table-cell office:value-type="float" office:value="9.1745059999999992" table:style-name="ce2">
            <text:p>9,174506</text:p>
          </table:table-cell>
          <table:table-cell office:value-type="float" office:value="9.1835280000000008" table:style-name="ce2">
            <text:p>9,183528</text:p>
          </table:table-cell>
          <table:table-cell office:value-type="float" office:value="8.7225249999999992" table:style-name="ce2">
            <text:p>8,722525</text:p>
          </table:table-cell>
          <table:table-cell office:value-type="float" office:value="1.0504334" table:style-name="ce2">
            <text:p>1,0504334</text:p>
          </table:table-cell>
          <table:table-cell office:value-type="float" office:value="-0.87575555000000005" table:style-name="ce2">
            <text:p>-0,87575555</text:p>
          </table:table-cell>
          <table:table-cell office:value-type="float" office:value="-9.9458269999999995" table:style-name="ce2">
            <text:p>-9,945827</text:p>
          </table:table-cell>
          <table:table-cell table:style-name="ce1"/>
          <table:table-cell office:value-type="float" office:value="1.0000001000000001" table:style-name="ce2">
            <text:p>1,0000001</text:p>
          </table:table-cell>
          <table:table-cell office:value-type="float" office:value="9.175376" table:style-name="ce2">
            <text:p>9,175376</text:p>
          </table:table-cell>
          <table:table-cell office:value-type="float" office:value="9.1933974999999997" table:style-name="ce2">
            <text:p>9,1933975</text:p>
          </table:table-cell>
          <table:table-cell office:value-type="float" office:value="8.7242774999999995" table:style-name="ce2">
            <text:p>8,7242775</text:p>
          </table:table-cell>
          <table:table-cell office:value-type="float" office:value="1.0703271999999999" table:style-name="ce2">
            <text:p>1,0703272</text:p>
          </table:table-cell>
          <table:table-cell office:value-type="float" office:value="-0.87417257000000004" table:style-name="ce2">
            <text:p>-0,87417257</text:p>
          </table:table-cell>
          <table:table-cell office:value-type="float" office:value="-9.9278479999999991" table:style-name="ce2">
            <text:p>-9,927848</text:p>
          </table:table-cell>
          <table:table-cell table:style-name="ce1"/>
          <table:table-cell office:value-type="float" office:value="1.0000001000000001" table:style-name="ce2">
            <text:p>1,0000001</text:p>
          </table:table-cell>
          <table:table-cell office:value-type="float" office:value="9.1753970000000002" table:style-name="ce2">
            <text:p>9,175397</text:p>
          </table:table-cell>
          <table:table-cell office:value-type="float" office:value="9.1936619999999998" table:style-name="ce2">
            <text:p>9,193662</text:p>
          </table:table-cell>
          <table:table-cell office:value-type="float" office:value="8.7242680000000004" table:style-name="ce2">
            <text:p>8,724268</text:p>
          </table:table-cell>
          <table:table-cell office:value-type="float" office:value="1.0702989000000001" table:style-name="ce2">
            <text:p>1,0702989</text:p>
          </table:table-cell>
          <table:table-cell office:value-type="float" office:value="-0.87242690000000001" table:style-name="ce2">
            <text:p>-0,8724269</text:p>
          </table:table-cell>
          <table:table-cell office:value-type="float" office:value="-9.9080300000000001" table:style-name="ce2">
            <text:p>-9,90803</text:p>
          </table:table-cell>
          <table:table-cell table:style-name="ce1"/>
          <table:table-cell office:value-type="float" office:value="1.0000001000000001" table:style-name="ce2">
            <text:p>1,0000001</text:p>
          </table:table-cell>
          <table:table-cell office:value-type="float" office:value="9.1754001612671541" table:formula="of:=((([.AX$3]*[.AX$8]*COS([.AX$9]))/[.AX$6])*(1-EXP(((-[.AX$6])*[.AO30])/[.AX$8])))" table:style-name="ce1">
            <text:p>9,175400161</text:p>
          </table:table-cell>
          <table:table-cell office:value-type="float" office:value="9.1893080788582466" table:formula="of:=([.AX$8]/[.AX$6])*([.AX$3]*SIN([.AX$9])+[.AX$8])*(1-EXP(((-[.AX$6])*[.AO30])/[.AX$8]))-([.AX$8]*[.AO30])+[.AX$4]" table:style-name="ce1">
            <text:p>9,189308079</text:p>
          </table:table-cell>
          <table:table-cell office:value-type="float" office:value="8.7242741291713752" table:formula="of:=[.AX$3]*COS([.AX$9])*EXP(((-[.AX$6])*[.AO30])/[.AX$8])" table:style-name="ce1">
            <text:p>8,724274129</text:p>
          </table:table-cell>
          <table:table-cell office:value-type="float" office:value="1.0617348578988413" table:formula="of:=[.AX$3]*SIN([.AX$9])*EXP(((-[.AX$6])*[.AO30])/[.AX$8])-[.AX$8]*(1-EXP(((-[.AX$6])*[.AO30])/[.AX$8]))" table:style-name="ce1">
            <text:p>1,061734858</text:p>
          </table:table-cell>
          <table:table-cell office:value-type="float" office:value="-0.87242741291713766" table:formula="of:=(-[.AX$6])*([.AR30]/[.AX$8])" table:style-name="ce1">
            <text:p>-0,872427413</text:p>
          </table:table-cell>
          <table:table-cell office:value-type="float" office:value="-9.9161734857898853" table:formula="of:=(-[.AX$6])*(1+([.AS30]/[.AX$8]))" table:style-name="ce1">
            <text:p>-9,916173486</text:p>
          </table:table-cell>
          <table:table-cell/>
          <table:table-cell table:style-name="ce1">
            <draw:frame draw:z-index="2" draw:id="id1" draw:style-name="a1" draw:name="Gráfico 2" svg:x="0.40625in" svg:y="0.0156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35"/>
        </table:table-row>
        <table:table-row table:style-name="ro1">
          <table:table-cell office:value-type="float" office:value="1.0400001000000001" table:style-name="ce2">
            <text:p>1,0400001</text:p>
          </table:table-cell>
          <table:table-cell office:value-type="float" office:value="9.5417930000000002" table:style-name="ce2">
            <text:p>9,541793</text:p>
          </table:table-cell>
          <table:table-cell office:value-type="float" office:value="9.4343500000000002" table:style-name="ce2">
            <text:p>9,43435</text:p>
          </table:table-cell>
          <table:table-cell office:value-type="float" office:value="8.6876339999999992" table:style-name="ce2">
            <text:p>8,687634</text:p>
          </table:table-cell>
          <table:table-cell office:value-type="float" office:value="0.65419170000000004" table:style-name="ce2">
            <text:p>0,6541917</text:p>
          </table:table-cell>
          <table:table-cell office:value-type="float" office:value="-0.87225249999999999" table:style-name="ce2">
            <text:p>-0,8722525</text:p>
          </table:table-cell>
          <table:table-cell office:value-type="float" office:value="-9.9060430000000004" table:style-name="ce2">
            <text:p>-9,906043</text:p>
          </table:table-cell>
          <table:table-cell table:style-name="ce1"/>
          <table:table-cell office:value-type="float" office:value="1.0400001000000001" table:style-name="ce2">
            <text:p>1,0400001</text:p>
          </table:table-cell>
          <table:table-cell office:value-type="float" office:value="9.5036269999999998" table:style-name="ce2">
            <text:p>9,503627</text:p>
          </table:table-cell>
          <table:table-cell office:value-type="float" office:value="9.0008920000000003" table:style-name="ce2">
            <text:p>9,000892</text:p>
          </table:table-cell>
          <table:table-cell office:value-type="float" office:value="8.6876339999999992" table:style-name="ce2">
            <text:p>8,687634</text:p>
          </table:table-cell>
          <table:table-cell office:value-type="float" office:value="0.65419170000000004" table:style-name="ce2">
            <text:p>0,6541917</text:p>
          </table:table-cell>
          <table:table-cell office:value-type="float" office:value="-0.87225249999999999" table:style-name="ce2">
            <text:p>-0,8722525</text:p>
          </table:table-cell>
          <table:table-cell office:value-type="float" office:value="-9.9060430000000004" table:style-name="ce2">
            <text:p>-9,906043</text:p>
          </table:table-cell>
          <table:table-cell table:style-name="ce1"/>
          <table:table-cell office:value-type="float" office:value="1.0400001000000001" table:style-name="ce2">
            <text:p>1,0400001</text:p>
          </table:table-cell>
          <table:table-cell office:value-type="float" office:value="9.5227090000000008" table:style-name="ce2">
            <text:p>9,522709</text:p>
          </table:table-cell>
          <table:table-cell office:value-type="float" office:value="9.2176209999999994" table:style-name="ce2">
            <text:p>9,217621</text:p>
          </table:table-cell>
          <table:table-cell office:value-type="float" office:value="8.6876339999999992" table:style-name="ce2">
            <text:p>8,687634</text:p>
          </table:table-cell>
          <table:table-cell office:value-type="float" office:value="0.65419170000000004" table:style-name="ce2">
            <text:p>0,6541917</text:p>
          </table:table-cell>
          <table:table-cell office:value-type="float" office:value="-0.87225249999999999" table:style-name="ce2">
            <text:p>-0,8722525</text:p>
          </table:table-cell>
          <table:table-cell office:value-type="float" office:value="-9.9060430000000004" table:style-name="ce2">
            <text:p>-9,906043</text:p>
          </table:table-cell>
          <table:table-cell table:style-name="ce1"/>
          <table:table-cell office:value-type="float" office:value="1.0400001000000001" table:style-name="ce2">
            <text:p>1,0400001</text:p>
          </table:table-cell>
          <table:table-cell office:value-type="float" office:value="9.5236490000000007" table:style-name="ce2">
            <text:p>9,523649</text:p>
          </table:table-cell>
          <table:table-cell office:value-type="float" office:value="9.2282840000000004" table:style-name="ce2">
            <text:p>9,228284</text:p>
          </table:table-cell>
          <table:table-cell office:value-type="float" office:value="8.6894500000000008" table:style-name="ce2">
            <text:p>8,68945</text:p>
          </table:table-cell>
          <table:table-cell office:value-type="float" office:value="0.67479849999999997" table:style-name="ce2">
            <text:p>0,6747985</text:p>
          </table:table-cell>
          <table:table-cell office:value-type="float" office:value="-0.87068290000000004" table:style-name="ce2">
            <text:p>-0,8706829</text:p>
          </table:table-cell>
          <table:table-cell office:value-type="float" office:value="-9.8882159999999999" table:style-name="ce2">
            <text:p>-9,888216</text:p>
          </table:table-cell>
          <table:table-cell table:style-name="ce1"/>
          <table:table-cell office:value-type="float" office:value="1.0400001000000001" table:style-name="ce2">
            <text:p>1,0400001</text:p>
          </table:table-cell>
          <table:table-cell office:value-type="float" office:value="9.5236710000000002" table:style-name="ce2">
            <text:p>9,523671</text:p>
          </table:table-cell>
          <table:table-cell office:value-type="float" office:value="9.2285579999999996" table:style-name="ce2">
            <text:p>9,228558</text:p>
          </table:table-cell>
          <table:table-cell office:value-type="float" office:value="8.6894410000000004" table:style-name="ce2">
            <text:p>8,689441</text:p>
          </table:table-cell>
          <table:table-cell office:value-type="float" office:value="0.67476930000000002" table:style-name="ce2">
            <text:p>0,6747693</text:p>
          </table:table-cell>
          <table:table-cell office:value-type="float" office:value="-0.86894404999999997" table:style-name="ce2">
            <text:p>-0,86894405</text:p>
          </table:table-cell>
          <table:table-cell office:value-type="float" office:value="-9.8684770000000004" table:style-name="ce2">
            <text:p>-9,868477</text:p>
          </table:table-cell>
          <table:table-cell table:style-name="ce1"/>
          <table:table-cell office:value-type="float" office:value="1.0400001000000001" table:style-name="ce2">
            <text:p>1,0400001</text:p>
          </table:table-cell>
          <table:table-cell office:value-type="float" office:value="9.5236741141630805" table:formula="of:=((([.AX$3]*[.AX$8]*COS([.AX$9]))/[.AX$6])*(1-EXP(((-[.AX$6])*[.AO31])/[.AX$8])))" table:style-name="ce1">
            <text:p>9,523674114</text:p>
          </table:table-cell>
          <table:table-cell office:value-type="float" office:value="9.2238551010686081" table:formula="of:=([.AX$8]/[.AX$6])*([.AX$3]*SIN([.AX$9])+[.AX$8])*(1-EXP(((-[.AX$6])*[.AO31])/[.AX$8]))-([.AX$8]*[.AO31])+[.AX$4]" table:style-name="ce1">
            <text:p>9,223855101</text:p>
          </table:table-cell>
          <table:table-cell office:value-type="float" office:value="8.6894467338817822" table:formula="of:=[.AX$3]*COS([.AX$9])*EXP(((-[.AX$6])*[.AO31])/[.AX$8])" table:style-name="ce1">
            <text:p>8,689446734</text:p>
          </table:table-cell>
          <table:table-cell office:value-type="float" office:value="0.66588015567780623" table:formula="of:=[.AX$3]*SIN([.AX$9])*EXP(((-[.AX$6])*[.AO31])/[.AX$8])-[.AX$8]*(1-EXP(((-[.AX$6])*[.AO31])/[.AX$8]))" table:style-name="ce1">
            <text:p>0,665880156</text:p>
          </table:table-cell>
          <table:table-cell office:value-type="float" office:value="-0.86894467338817838" table:formula="of:=(-[.AX$6])*([.AR31]/[.AX$8])" table:style-name="ce1">
            <text:p>-0,868944673</text:p>
          </table:table-cell>
          <table:table-cell office:value-type="float" office:value="-9.8765880155677817" table:formula="of:=(-[.AX$6])*(1+([.AS31]/[.AX$8]))" table:style-name="ce1">
            <text:p>-9,876588016</text:p>
          </table:table-cell>
          <table:table-cell table:number-columns-repeated="16337"/>
        </table:table-row>
        <table:table-row table:style-name="ro1">
          <table:table-cell office:value-type="float" office:value="1.08" table:style-name="ce2">
            <text:p>1,08</text:p>
          </table:table-cell>
          <table:table-cell office:value-type="float" office:value="9.8892980000000001" table:style-name="ce2">
            <text:p>9,889298</text:p>
          </table:table-cell>
          <table:table-cell office:value-type="float" office:value="9.4605180000000004" table:style-name="ce2">
            <text:p>9,460518</text:p>
          </table:table-cell>
          <table:table-cell office:value-type="float" office:value="8.6528840000000002" table:style-name="ce2">
            <text:p>8,652884</text:p>
          </table:table-cell>
          <table:table-cell office:value-type="float" office:value="0.25953493" table:style-name="ce2">
            <text:p>0,25953493</text:p>
          </table:table-cell>
          <table:table-cell office:value-type="float" office:value="-0.86876344999999999" table:style-name="ce2">
            <text:p>-0,86876345</text:p>
          </table:table-cell>
          <table:table-cell office:value-type="float" office:value="-9.8664190000000005" table:style-name="ce2">
            <text:p>-9,866419</text:p>
          </table:table-cell>
          <table:table-cell table:style-name="ce1"/>
          <table:table-cell office:value-type="float" office:value="1.08" table:style-name="ce2">
            <text:p>1,08</text:p>
          </table:table-cell>
          <table:table-cell office:value-type="float" office:value="9.8497420000000009" table:style-name="ce2">
            <text:p>9,849742</text:p>
          </table:table-cell>
          <table:table-cell office:value-type="float" office:value="9.0112729999999992" table:style-name="ce2">
            <text:p>9,011273</text:p>
          </table:table-cell>
          <table:table-cell office:value-type="float" office:value="8.6528840000000002" table:style-name="ce2">
            <text:p>8,652884</text:p>
          </table:table-cell>
          <table:table-cell office:value-type="float" office:value="0.25953493" table:style-name="ce2">
            <text:p>0,25953493</text:p>
          </table:table-cell>
          <table:table-cell office:value-type="float" office:value="-0.86876344999999999" table:style-name="ce2">
            <text:p>-0,86876345</text:p>
          </table:table-cell>
          <table:table-cell office:value-type="float" office:value="-9.8664190000000005" table:style-name="ce2">
            <text:p>-9,866419</text:p>
          </table:table-cell>
          <table:table-cell table:style-name="ce1"/>
          <table:table-cell office:value-type="float" office:value="1.08" table:style-name="ce2">
            <text:p>1,08</text:p>
          </table:table-cell>
          <table:table-cell office:value-type="float" office:value="9.8695190000000004" table:style-name="ce2">
            <text:p>9,869519</text:p>
          </table:table-cell>
          <table:table-cell office:value-type="float" office:value="9.2358949999999993" table:style-name="ce2">
            <text:p>9,235895</text:p>
          </table:table-cell>
          <table:table-cell office:value-type="float" office:value="8.6528840000000002" table:style-name="ce2">
            <text:p>8,652884</text:p>
          </table:table-cell>
          <table:table-cell office:value-type="float" office:value="0.25953493" table:style-name="ce2">
            <text:p>0,25953493</text:p>
          </table:table-cell>
          <table:table-cell office:value-type="float" office:value="-0.86876344999999999" table:style-name="ce2">
            <text:p>-0,86876345</text:p>
          </table:table-cell>
          <table:table-cell office:value-type="float" office:value="-9.8664190000000005" table:style-name="ce2">
            <text:p>-9,866419</text:p>
          </table:table-cell>
          <table:table-cell table:style-name="ce1"/>
          <table:table-cell office:value-type="float" office:value="1.08" table:style-name="ce2">
            <text:p>1,08</text:p>
          </table:table-cell>
          <table:table-cell office:value-type="float" office:value="9.8705320000000007" table:style-name="ce2">
            <text:p>9,870532</text:p>
          </table:table-cell>
          <table:table-cell office:value-type="float" office:value="9.2473810000000007" table:style-name="ce2">
            <text:p>9,247381</text:p>
          </table:table-cell>
          <table:table-cell office:value-type="float" office:value="8.6547619999999998" table:style-name="ce2">
            <text:p>8,654762</text:p>
          </table:table-cell>
          <table:table-cell office:value-type="float" office:value="0.28084880000000001" table:style-name="ce2">
            <text:p>0,2808488</text:p>
          </table:table-cell>
          <table:table-cell office:value-type="float" office:value="-0.86720717000000003" table:style-name="ce2">
            <text:p>-0,86720717</text:p>
          </table:table-cell>
          <table:table-cell office:value-type="float" office:value="-9.8487425000000002" table:style-name="ce2">
            <text:p>-9,8487425</text:p>
          </table:table-cell>
          <table:table-cell table:style-name="ce1"/>
          <table:table-cell office:value-type="float" office:value="1.08" table:style-name="ce2">
            <text:p>1,08</text:p>
          </table:table-cell>
          <table:table-cell office:value-type="float" office:value="9.8705549999999995" table:style-name="ce2">
            <text:p>9,870555</text:p>
          </table:table-cell>
          <table:table-cell office:value-type="float" office:value="9.2476640000000003" table:style-name="ce2">
            <text:p>9,247664</text:p>
          </table:table-cell>
          <table:table-cell office:value-type="float" office:value="8.6547540000000005" table:style-name="ce2">
            <text:p>8,654754</text:p>
          </table:table-cell>
          <table:table-cell office:value-type="float" office:value="0.28081864000000001" table:style-name="ce2">
            <text:p>0,28081864</text:p>
          </table:table-cell>
          <table:table-cell office:value-type="float" office:value="-0.86547523999999998" table:style-name="ce2">
            <text:p>-0,86547524</text:p>
          </table:table-cell>
          <table:table-cell office:value-type="float" office:value="-9.8290819999999997" table:style-name="ce2">
            <text:p>-9,829082</text:p>
          </table:table-cell>
          <table:table-cell table:style-name="ce1"/>
          <table:table-cell office:value-type="float" office:value="1.08" table:style-name="ce2">
            <text:p>1,08</text:p>
          </table:table-cell>
          <table:table-cell office:value-type="float" office:value="9.8705568882519774" table:formula="of:=((([.AX$3]*[.AX$8]*COS([.AX$9]))/[.AX$6])*(1-EXP(((-[.AX$6])*[.AO32])/[.AX$8])))" table:style-name="ce1">
            <text:p>9,870556888</text:p>
          </table:table-cell>
          <table:table-cell office:value-type="float" office:value="9.2425995342231602" table:formula="of:=([.AX$8]/[.AX$6])*([.AX$3]*SIN([.AX$9])+[.AX$8])*(1-EXP(((-[.AX$6])*[.AO32])/[.AX$8]))-([.AX$8]*[.AO32])+[.AX$4]" table:style-name="ce1">
            <text:p>9,242599534</text:p>
          </table:table-cell>
          <table:table-cell office:value-type="float" office:value="8.6547584564728925" table:formula="of:=[.AX$3]*COS([.AX$9])*EXP(((-[.AX$6])*[.AO32])/[.AX$8])" table:style-name="ce1">
            <text:p>8,654758456</text:p>
          </table:table-cell>
          <table:table-cell office:value-type="float" office:value="0.27160669336235088" table:formula="of:=[.AX$3]*SIN([.AX$9])*EXP(((-[.AX$6])*[.AO32])/[.AX$8])-[.AX$8]*(1-EXP(((-[.AX$6])*[.AO32])/[.AX$8]))" table:style-name="ce1">
            <text:p>0,271606693</text:p>
          </table:table-cell>
          <table:table-cell office:value-type="float" office:value="-0.8654758456472893" table:formula="of:=(-[.AX$6])*([.AR32]/[.AX$8])" table:style-name="ce1">
            <text:p>-0,865475846</text:p>
          </table:table-cell>
          <table:table-cell office:value-type="float" office:value="-9.8371606693362352" table:formula="of:=(-[.AX$6])*(1+([.AS32]/[.AX$8]))" table:style-name="ce1">
            <text:p>-9,837160669</text:p>
          </table:table-cell>
          <table:table-cell table:number-columns-repeated="16337"/>
        </table:table-row>
        <table:table-row table:style-name="ro1">
          <table:table-cell office:value-type="float" office:value="1.1200000000000001" table:style-name="ce2">
            <text:p>1,12</text:p>
          </table:table-cell>
          <table:table-cell office:value-type="float" office:value="10.235414" table:style-name="ce2">
            <text:p>10,235414</text:p>
          </table:table-cell>
          <table:table-cell office:value-type="float" office:value="9.4709000000000003" table:style-name="ce2">
            <text:p>9,4709</text:p>
          </table:table-cell>
          <table:table-cell office:value-type="float" office:value="8.6182719999999993" table:style-name="ce2">
            <text:p>8,618272</text:p>
          </table:table-cell>
          <table:table-cell office:value-type="float" office:value="-0.1335432" table:style-name="ce2">
            <text:p>-0,1335432</text:p>
          </table:table-cell>
          <table:table-cell office:value-type="float" office:value="-0.86528839999999996" table:style-name="ce2">
            <text:p>-0,8652884</text:p>
          </table:table-cell>
          <table:table-cell office:value-type="float" office:value="-9.8269529999999996" table:style-name="ce2">
            <text:p>-9,826953</text:p>
          </table:table-cell>
          <table:table-cell table:style-name="ce1"/>
          <table:table-cell office:value-type="float" office:value="1.1200000000000001" table:style-name="ce2">
            <text:p>1,12</text:p>
          </table:table-cell>
          <table:table-cell office:value-type="float" office:value="10.194473" table:style-name="ce2">
            <text:p>10,194473</text:p>
          </table:table-cell>
          <table:table-cell office:value-type="float" office:value="9.0059319999999996" table:style-name="ce2">
            <text:p>9,005932</text:p>
          </table:table-cell>
          <table:table-cell office:value-type="float" office:value="8.6182719999999993" table:style-name="ce2">
            <text:p>8,618272</text:p>
          </table:table-cell>
          <table:table-cell office:value-type="float" office:value="-0.1335432" table:style-name="ce2">
            <text:p>-0,1335432</text:p>
          </table:table-cell>
          <table:table-cell office:value-type="float" office:value="-0.86528839999999996" table:style-name="ce2">
            <text:p>-0,8652884</text:p>
          </table:table-cell>
          <table:table-cell office:value-type="float" office:value="-9.8269529999999996" table:style-name="ce2">
            <text:p>-9,826953</text:p>
          </table:table-cell>
          <table:table-cell table:style-name="ce1"/>
          <table:table-cell office:value-type="float" office:value="1.1200000000000001" table:style-name="ce2">
            <text:p>1,12</text:p>
          </table:table-cell>
          <table:table-cell office:value-type="float" office:value="10.214942000000001" table:style-name="ce2">
            <text:p>10,214942</text:p>
          </table:table-cell>
          <table:table-cell office:value-type="float" office:value="9.2384149999999998" table:style-name="ce2">
            <text:p>9,238415</text:p>
          </table:table-cell>
          <table:table-cell office:value-type="float" office:value="8.6182719999999993" table:style-name="ce2">
            <text:p>8,618272</text:p>
          </table:table-cell>
          <table:table-cell office:value-type="float" office:value="-0.1335432" table:style-name="ce2">
            <text:p>-0,1335432</text:p>
          </table:table-cell>
          <table:table-cell office:value-type="float" office:value="-0.86528839999999996" table:style-name="ce2">
            <text:p>-0,8652884</text:p>
          </table:table-cell>
          <table:table-cell office:value-type="float" office:value="-9.8269529999999996" table:style-name="ce2">
            <text:p>-9,826953</text:p>
          </table:table-cell>
          <table:table-cell table:style-name="ce1"/>
          <table:table-cell office:value-type="float" office:value="1.1200000000000001" table:style-name="ce2">
            <text:p>1,12</text:p>
          </table:table-cell>
          <table:table-cell office:value-type="float" office:value="10.21603" table:style-name="ce2">
            <text:p>10,21603</text:p>
          </table:table-cell>
          <table:table-cell office:value-type="float" office:value="9.2507514999999998" table:style-name="ce2">
            <text:p>9,2507515</text:p>
          </table:table-cell>
          <table:table-cell office:value-type="float" office:value="8.6202129999999997" table:style-name="ce2">
            <text:p>8,620213</text:p>
          </table:table-cell>
          <table:table-cell office:value-type="float" office:value="-0.11152825" table:style-name="ce2">
            <text:p>-0,11152825</text:p>
          </table:table-cell>
          <table:table-cell office:value-type="float" office:value="-0.86374532999999998" table:style-name="ce2">
            <text:p>-0,86374533</text:p>
          </table:table-cell>
          <table:table-cell office:value-type="float" office:value="-9.8094260000000002" table:style-name="ce2">
            <text:p>-9,809426</text:p>
          </table:table-cell>
          <table:table-cell table:style-name="ce1"/>
          <table:table-cell office:value-type="float" office:value="1.1200000000000001" table:style-name="ce2">
            <text:p>1,12</text:p>
          </table:table-cell>
          <table:table-cell office:value-type="float" office:value="10.216054" table:style-name="ce2">
            <text:p>10,216054</text:p>
          </table:table-cell>
          <table:table-cell office:value-type="float" office:value="9.2510440000000003" table:style-name="ce2">
            <text:p>9,251044</text:p>
          </table:table-cell>
          <table:table-cell office:value-type="float" office:value="8.6202039999999993" table:style-name="ce2">
            <text:p>8,620204</text:p>
          </table:table-cell>
          <table:table-cell office:value-type="float" office:value="-0.11155935" table:style-name="ce2">
            <text:p>-0,11155935</text:p>
          </table:table-cell>
          <table:table-cell office:value-type="float" office:value="-0.86202042999999995" table:style-name="ce2">
            <text:p>-0,86202043</text:p>
          </table:table-cell>
          <table:table-cell office:value-type="float" office:value="-9.7898440000000004" table:style-name="ce2">
            <text:p>-9,789844</text:p>
          </table:table-cell>
          <table:table-cell table:style-name="ce1"/>
          <table:table-cell office:value-type="float" office:value="1.1200000000000001" table:style-name="ce2">
            <text:p>1,12</text:p>
          </table:table-cell>
          <table:table-cell office:value-type="float" office:value="10.216055768086179" table:formula="of:=((([.AX$3]*[.AX$8]*COS([.AX$9]))/[.AX$6])*(1-EXP(((-[.AX$6])*[.AO33])/[.AX$8])))" table:style-name="ce1">
            <text:p>10,21605577</text:p>
          </table:table-cell>
          <table:table-cell office:value-type="float" office:value="9.2456045559090541" table:formula="of:=([.AX$8]/[.AX$6])*([.AX$3]*SIN([.AX$9])+[.AX$8])*(1-EXP(((-[.AX$6])*[.AO33])/[.AX$8]))-([.AX$8]*[.AO33])+[.AX$4]" table:style-name="ce1">
            <text:p>9,245604556</text:p>
          </table:table-cell>
          <table:table-cell office:value-type="float" office:value="8.6202085684894723" table:formula="of:=[.AX$3]*COS([.AX$9])*EXP(((-[.AX$6])*[.AO33])/[.AX$8])" table:style-name="ce1">
            <text:p>8,620208568</text:p>
          </table:table-cell>
          <table:table-cell office:value-type="float" office:value="-0.1210938088062381" table:formula="of:=[.AX$3]*SIN([.AX$9])*EXP(((-[.AX$6])*[.AO33])/[.AX$8])-[.AX$8]*(1-EXP(((-[.AX$6])*[.AO33])/[.AX$8]))" table:style-name="ce1">
            <text:p>-0,121093809</text:p>
          </table:table-cell>
          <table:table-cell office:value-type="float" office:value="-0.86202085684894736" table:formula="of:=(-[.AX$6])*([.AR33]/[.AX$8])" table:style-name="ce1">
            <text:p>-0,862020857</text:p>
          </table:table-cell>
          <table:table-cell office:value-type="float" office:value="-9.7978906191193769" table:formula="of:=(-[.AX$6])*(1+([.AS33]/[.AX$8]))" table:style-name="ce1">
            <text:p>-9,797890619</text:p>
          </table:table-cell>
          <table:table-cell table:number-columns-repeated="16337"/>
        </table:table-row>
        <table:table-row table:style-name="ro1">
          <table:table-cell office:value-type="float" office:value="1.1599999999999999" table:style-name="ce2">
            <text:p>1,16</text:p>
          </table:table-cell>
          <table:table-cell office:value-type="float" office:value="10.580145" table:style-name="ce2">
            <text:p>10,580145</text:p>
          </table:table-cell>
          <table:table-cell office:value-type="float" office:value="9.4655579999999997" table:style-name="ce2">
            <text:p>9,465558</text:p>
          </table:table-cell>
          <table:table-cell office:value-type="float" office:value="8.5837979999999998" table:style-name="ce2">
            <text:p>8,583798</text:p>
          </table:table-cell>
          <table:table-cell office:value-type="float" office:value="-0.52504899999999999" table:style-name="ce2">
            <text:p>-0,525049</text:p>
          </table:table-cell>
          <table:table-cell office:value-type="float" office:value="-0.86182720000000002" table:style-name="ce2">
            <text:p>-0,8618272</text:p>
          </table:table-cell>
          <table:table-cell office:value-type="float" office:value="-9.7876449999999995" table:style-name="ce2">
            <text:p>-9,787645</text:p>
          </table:table-cell>
          <table:table-cell table:style-name="ce1"/>
          <table:table-cell office:value-type="float" office:value="1.1599999999999999" table:style-name="ce2">
            <text:p>1,16</text:p>
          </table:table-cell>
          <table:table-cell office:value-type="float" office:value="10.537826000000001" table:style-name="ce2">
            <text:p>10,537826</text:p>
          </table:table-cell>
          <table:table-cell office:value-type="float" office:value="8.9849300000000003" table:style-name="ce2">
            <text:p>8,98493</text:p>
          </table:table-cell>
          <table:table-cell office:value-type="float" office:value="8.5837979999999998" table:style-name="ce2">
            <text:p>8,583798</text:p>
          </table:table-cell>
          <table:table-cell office:value-type="float" office:value="-0.52504899999999999" table:style-name="ce2">
            <text:p>-0,525049</text:p>
          </table:table-cell>
          <table:table-cell office:value-type="float" office:value="-0.86182720000000002" table:style-name="ce2">
            <text:p>-0,8618272</text:p>
          </table:table-cell>
          <table:table-cell office:value-type="float" office:value="-9.7876449999999995" table:style-name="ce2">
            <text:p>-9,787645</text:p>
          </table:table-cell>
          <table:table-cell table:style-name="ce1"/>
          <table:table-cell office:value-type="float" office:value="1.1599999999999999" table:style-name="ce2">
            <text:p>1,16</text:p>
          </table:table-cell>
          <table:table-cell office:value-type="float" office:value="10.558984000000001" table:style-name="ce2">
            <text:p>10,558984</text:p>
          </table:table-cell>
          <table:table-cell office:value-type="float" office:value="9.2252430000000007" table:style-name="ce2">
            <text:p>9,225243</text:p>
          </table:table-cell>
          <table:table-cell office:value-type="float" office:value="8.5837979999999998" table:style-name="ce2">
            <text:p>8,583798</text:p>
          </table:table-cell>
          <table:table-cell office:value-type="float" office:value="-0.52504899999999999" table:style-name="ce2">
            <text:p>-0,525049</text:p>
          </table:table-cell>
          <table:table-cell office:value-type="float" office:value="-0.86182720000000002" table:style-name="ce2">
            <text:p>-0,8618272</text:p>
          </table:table-cell>
          <table:table-cell office:value-type="float" office:value="-9.7876449999999995" table:style-name="ce2">
            <text:p>-9,787645</text:p>
          </table:table-cell>
          <table:table-cell table:style-name="ce1"/>
          <table:table-cell office:value-type="float" office:value="1.1599999999999999" table:style-name="ce2">
            <text:p>1,16</text:p>
          </table:table-cell>
          <table:table-cell office:value-type="float" office:value="10.560148999999999" table:style-name="ce2">
            <text:p>10,560149</text:p>
          </table:table-cell>
          <table:table-cell office:value-type="float" office:value="9.2384590000000006" table:style-name="ce2">
            <text:p>9,238459</text:p>
          </table:table-cell>
          <table:table-cell office:value-type="float" office:value="8.585801" table:style-name="ce2">
            <text:p>8,585801</text:p>
          </table:table-cell>
          <table:table-cell office:value-type="float" office:value="-0.50233894999999995" table:style-name="ce2">
            <text:p>-0,50233895</text:p>
          </table:table-cell>
          <table:table-cell office:value-type="float" office:value="-0.86029719999999998" table:style-name="ce2">
            <text:p>-0,8602972</text:p>
          </table:table-cell>
          <table:table-cell office:value-type="float" office:value="-9.7702674999999992" table:style-name="ce2">
            <text:p>-9,7702675</text:p>
          </table:table-cell>
          <table:table-cell table:style-name="ce1"/>
          <table:table-cell office:value-type="float" office:value="1.1599999999999999" table:style-name="ce2">
            <text:p>1,16</text:p>
          </table:table-cell>
          <table:table-cell office:value-type="float" office:value="10.560174" table:style-name="ce2">
            <text:p>10,560174</text:p>
          </table:table-cell>
          <table:table-cell office:value-type="float" office:value="9.2387599999999992" table:style-name="ce2">
            <text:p>9,23876</text:p>
          </table:table-cell>
          <table:table-cell office:value-type="float" office:value="8.5857919999999996" table:style-name="ce2">
            <text:p>8,585792</text:p>
          </table:table-cell>
          <table:table-cell office:value-type="float" office:value="-0.50237094999999998" table:style-name="ce2">
            <text:p>-0,50237095</text:p>
          </table:table-cell>
          <table:table-cell office:value-type="float" office:value="-0.85857930000000005" table:style-name="ce2">
            <text:p>-0,8585793</text:p>
          </table:table-cell>
          <table:table-cell office:value-type="float" office:value="-9.7507629999999992" table:style-name="ce2">
            <text:p>-9,750763</text:p>
          </table:table-cell>
          <table:table-cell table:style-name="ce1"/>
          <table:table-cell office:value-type="float" office:value="1.1599999999999999" table:style-name="ce2">
            <text:p>1,16</text:p>
          </table:table-cell>
          <table:table-cell office:value-type="float" office:value="10.56017541271043" table:formula="of:=((([.AX$3]*[.AX$8]*COS([.AX$9]))/[.AX$6])*(1-EXP(((-[.AX$6])*[.AO34])/[.AX$8])))" table:style-name="ce1">
            <text:p>10,56017541</text:p>
          </table:table-cell>
          <table:table-cell office:value-type="float" office:value="9.2329329317020239" table:formula="of:=([.AX$8]/[.AX$6])*([.AX$3]*SIN([.AX$9])+[.AX$8])*(1-EXP(((-[.AX$6])*[.AO34])/[.AX$8]))-([.AX$8]*[.AO34])+[.AX$4]" table:style-name="ce1">
            <text:p>9,232932932</text:p>
          </table:table-cell>
          <table:table-cell office:value-type="float" office:value="8.5857966040270473" table:formula="of:=[.AX$3]*COS([.AX$9])*EXP(((-[.AX$6])*[.AO34])/[.AX$8])" table:style-name="ce1">
            <text:p>8,585796604</text:p>
          </table:table-cell>
          <table:table-cell office:value-type="float" office:value="-0.51222664638553361" table:formula="of:=[.AX$3]*SIN([.AX$9])*EXP(((-[.AX$6])*[.AO34])/[.AX$8])-[.AX$8]*(1-EXP(((-[.AX$6])*[.AO34])/[.AX$8]))" table:style-name="ce1">
            <text:p>-0,512226646</text:p>
          </table:table-cell>
          <table:table-cell office:value-type="float" office:value="-0.85857966040270484" table:formula="of:=(-[.AX$6])*([.AR34]/[.AX$8])" table:style-name="ce1">
            <text:p>-0,85857966</text:p>
          </table:table-cell>
          <table:table-cell office:value-type="float" office:value="-9.7587773353614473" table:formula="of:=(-[.AX$6])*(1+([.AS34]/[.AX$8]))" table:style-name="ce1">
            <text:p>-9,758777335</text:p>
          </table:table-cell>
          <table:table-cell table:number-columns-repeated="16337"/>
        </table:table-row>
        <table:table-row table:style-name="ro1">
          <table:table-cell office:value-type="float" office:value="1.1999998999999999" table:style-name="ce2">
            <text:p>1,1999999</text:p>
          </table:table-cell>
          <table:table-cell office:value-type="float" office:value="10.923496999999999" table:style-name="ce2">
            <text:p>10,923497</text:p>
          </table:table-cell>
          <table:table-cell office:value-type="float" office:value="9.4445560000000004" table:style-name="ce2">
            <text:p>9,444556</text:p>
          </table:table-cell>
          <table:table-cell office:value-type="float" office:value="8.5494629999999994" table:style-name="ce2">
            <text:p>8,549463</text:p>
          </table:table-cell>
          <table:table-cell office:value-type="float" office:value="-0.91498875999999996" table:style-name="ce2">
            <text:p>-0,91498876</text:p>
          </table:table-cell>
          <table:table-cell office:value-type="float" office:value="-0.85837984000000001" table:style-name="ce2">
            <text:p>-0,85837984</text:p>
          </table:table-cell>
          <table:table-cell office:value-type="float" office:value="-9.7484950000000001" table:style-name="ce2">
            <text:p>-9,748495</text:p>
          </table:table-cell>
          <table:table-cell table:style-name="ce1"/>
          <table:table-cell office:value-type="float" office:value="1.1999998999999999" table:style-name="ce2">
            <text:p>1,1999999</text:p>
          </table:table-cell>
          <table:table-cell office:value-type="float" office:value="10.879804" table:style-name="ce2">
            <text:p>10,879804</text:p>
          </table:table-cell>
          <table:table-cell office:value-type="float" office:value="8.9483309999999996" table:style-name="ce2">
            <text:p>8,948331</text:p>
          </table:table-cell>
          <table:table-cell office:value-type="float" office:value="8.5494629999999994" table:style-name="ce2">
            <text:p>8,549463</text:p>
          </table:table-cell>
          <table:table-cell office:value-type="float" office:value="-0.91498875999999996" table:style-name="ce2">
            <text:p>-0,91498876</text:p>
          </table:table-cell>
          <table:table-cell office:value-type="float" office:value="-0.85837984000000001" table:style-name="ce2">
            <text:p>-0,85837984</text:p>
          </table:table-cell>
          <table:table-cell office:value-type="float" office:value="-9.7484950000000001" table:style-name="ce2">
            <text:p>-9,748495</text:p>
          </table:table-cell>
          <table:table-cell table:style-name="ce1"/>
          <table:table-cell office:value-type="float" office:value="1.1999998999999999" table:style-name="ce2">
            <text:p>1,1999999</text:p>
          </table:table-cell>
          <table:table-cell office:value-type="float" office:value="10.901649000000001" table:style-name="ce2">
            <text:p>10,901649</text:p>
          </table:table-cell>
          <table:table-cell office:value-type="float" office:value="9.1964419999999993" table:style-name="ce2">
            <text:p>9,196442</text:p>
          </table:table-cell>
          <table:table-cell office:value-type="float" office:value="8.5494629999999994" table:style-name="ce2">
            <text:p>8,549463</text:p>
          </table:table-cell>
          <table:table-cell office:value-type="float" office:value="-0.91498875999999996" table:style-name="ce2">
            <text:p>-0,91498876</text:p>
          </table:table-cell>
          <table:table-cell office:value-type="float" office:value="-0.85837984000000001" table:style-name="ce2">
            <text:p>-0,85837984</text:p>
          </table:table-cell>
          <table:table-cell office:value-type="float" office:value="-9.7484950000000001" table:style-name="ce2">
            <text:p>-9,748495</text:p>
          </table:table-cell>
          <table:table-cell table:style-name="ce1"/>
          <table:table-cell office:value-type="float" office:value="1.1999998999999999" table:style-name="ce2">
            <text:p>1,1999999</text:p>
          </table:table-cell>
          <table:table-cell office:value-type="float" office:value="10.902894" table:style-name="ce2">
            <text:p>10,902894</text:p>
          </table:table-cell>
          <table:table-cell office:value-type="float" office:value="9.2105650000000008" table:style-name="ce2">
            <text:p>9,210565</text:p>
          </table:table-cell>
          <table:table-cell office:value-type="float" office:value="8.5515270000000001" table:style-name="ce2">
            <text:p>8,551527</text:p>
          </table:table-cell>
          <table:table-cell office:value-type="float" office:value="-0.89158950000000003" table:style-name="ce2">
            <text:p>-0,8915895</text:p>
          </table:table-cell>
          <table:table-cell office:value-type="float" office:value="-0.85686295999999995" table:style-name="ce2">
            <text:p>-0,85686296</text:p>
          </table:table-cell>
          <table:table-cell office:value-type="float" office:value="-9.7312639999999995" table:style-name="ce2">
            <text:p>-9,731264</text:p>
          </table:table-cell>
          <table:table-cell table:style-name="ce1"/>
          <table:table-cell office:value-type="float" office:value="1.1999998999999999" table:style-name="ce2">
            <text:p>1,1999999</text:p>
          </table:table-cell>
          <table:table-cell office:value-type="float" office:value="10.902919000000001" table:style-name="ce2">
            <text:p>10,902919</text:p>
          </table:table-cell>
          <table:table-cell office:value-type="float" office:value="9.2108749999999997" table:style-name="ce2">
            <text:p>9,210875</text:p>
          </table:table-cell>
          <table:table-cell office:value-type="float" office:value="8.5515170000000005" table:style-name="ce2">
            <text:p>8,551517</text:p>
          </table:table-cell>
          <table:table-cell office:value-type="float" office:value="-0.89162240000000004" table:style-name="ce2">
            <text:p>-0,8916224</text:p>
          </table:table-cell>
          <table:table-cell office:value-type="float" office:value="-0.85515180000000002" table:style-name="ce2">
            <text:p>-0,8551518</text:p>
          </table:table-cell>
          <table:table-cell office:value-type="float" office:value="-9.7118380000000002" table:style-name="ce2">
            <text:p>-9,711838</text:p>
          </table:table-cell>
          <table:table-cell table:style-name="ce1"/>
          <table:table-cell office:value-type="float" office:value="1.1999998999999999" table:style-name="ce2">
            <text:p>1,1999999</text:p>
          </table:table-cell>
          <table:table-cell office:value-type="float" office:value="10.902920472894204" table:formula="of:=((([.AX$3]*[.AX$8]*COS([.AX$9]))/[.AX$6])*(1-EXP(((-[.AX$6])*[.AO35])/[.AX$8])))" table:style-name="ce1">
            <text:p>10,90292047</text:p>
          </table:table-cell>
          <table:table-cell office:value-type="float" office:value="9.2046473331195244" table:formula="of:=([.AX$8]/[.AX$6])*([.AX$3]*SIN([.AX$9])+[.AX$8])*(1-EXP(((-[.AX$6])*[.AO35])/[.AX$8]))-([.AX$8]*[.AO35])+[.AX$4]" table:style-name="ce1">
            <text:p>9,204647333</text:p>
          </table:table-cell>
          <table:table-cell office:value-type="float" office:value="8.5515220980086699" table:formula="of:=[.AX$3]*COS([.AX$9])*EXP(((-[.AX$6])*[.AO35])/[.AX$8])" table:style-name="ce1">
            <text:p>8,551522098</text:p>
          </table:table-cell>
          <table:table-cell office:value-type="float" office:value="-0.90179710552728487" table:formula="of:=[.AX$3]*SIN([.AX$9])*EXP(((-[.AX$6])*[.AO35])/[.AX$8])-[.AX$8]*(1-EXP(((-[.AX$6])*[.AO35])/[.AX$8]))" table:style-name="ce1">
            <text:p>-0,901797106</text:p>
          </table:table-cell>
          <table:table-cell office:value-type="float" office:value="-0.85515220980086715" table:formula="of:=(-[.AX$6])*([.AR35]/[.AX$8])" table:style-name="ce1">
            <text:p>-0,85515221</text:p>
          </table:table-cell>
          <table:table-cell office:value-type="float" office:value="-9.7198202894472718" table:formula="of:=(-[.AX$6])*(1+([.AS35]/[.AX$8]))" table:style-name="ce1">
            <text:p>-9,719820289</text:p>
          </table:table-cell>
          <table:table-cell table:number-columns-repeated="16337"/>
        </table:table-row>
        <table:table-row table:style-name="ro1">
          <table:table-cell office:value-type="float" office:value="1.2399998999999999" table:style-name="ce2">
            <text:p>1,2399999</text:p>
          </table:table-cell>
          <table:table-cell office:value-type="float" office:value="11.265475" table:style-name="ce2">
            <text:p>11,265475</text:p>
          </table:table-cell>
          <table:table-cell office:value-type="float" office:value="9.4079569999999997" table:style-name="ce2">
            <text:p>9,407957</text:p>
          </table:table-cell>
          <table:table-cell office:value-type="float" office:value="8.5152649999999994" table:style-name="ce2">
            <text:p>8,515265</text:p>
          </table:table-cell>
          <table:table-cell office:value-type="float" office:value="-1.3033688000000001" table:style-name="ce2">
            <text:p>-1,3033688</text:p>
          </table:table-cell>
          <table:table-cell office:value-type="float" office:value="-0.85494630000000005" table:style-name="ce2">
            <text:p>-0,8549463</text:p>
          </table:table-cell>
          <table:table-cell office:value-type="float" office:value="-9.7095000000000002" table:style-name="ce2">
            <text:p>-9,7095</text:p>
          </table:table-cell>
          <table:table-cell table:style-name="ce1"/>
          <table:table-cell office:value-type="float" office:value="1.2399998999999999" table:style-name="ce2">
            <text:p>1,2399999</text:p>
          </table:table-cell>
          <table:table-cell office:value-type="float" office:value="11.220414" table:style-name="ce2">
            <text:p>11,220414</text:p>
          </table:table-cell>
          <table:table-cell office:value-type="float" office:value="8.8961959999999998" table:style-name="ce2">
            <text:p>8,896196</text:p>
          </table:table-cell>
          <table:table-cell office:value-type="float" office:value="8.5152649999999994" table:style-name="ce2">
            <text:p>8,515265</text:p>
          </table:table-cell>
          <table:table-cell office:value-type="float" office:value="-1.3033688000000001" table:style-name="ce2">
            <text:p>-1,3033688</text:p>
          </table:table-cell>
          <table:table-cell office:value-type="float" office:value="-0.85494630000000005" table:style-name="ce2">
            <text:p>-0,8549463</text:p>
          </table:table-cell>
          <table:table-cell office:value-type="float" office:value="-9.7095000000000002" table:style-name="ce2">
            <text:p>-9,7095</text:p>
          </table:table-cell>
          <table:table-cell table:style-name="ce1"/>
          <table:table-cell office:value-type="float" office:value="1.2399998999999999" table:style-name="ce2">
            <text:p>1,2399999</text:p>
          </table:table-cell>
          <table:table-cell office:value-type="float" office:value="11.242944" table:style-name="ce2">
            <text:p>11,242944</text:p>
          </table:table-cell>
          <table:table-cell office:value-type="float" office:value="9.152075" table:style-name="ce2">
            <text:p>9,152075</text:p>
          </table:table-cell>
          <table:table-cell office:value-type="float" office:value="8.5152649999999994" table:style-name="ce2">
            <text:p>8,515265</text:p>
          </table:table-cell>
          <table:table-cell office:value-type="float" office:value="-1.3033688000000001" table:style-name="ce2">
            <text:p>-1,3033688</text:p>
          </table:table-cell>
          <table:table-cell office:value-type="float" office:value="-0.85494630000000005" table:style-name="ce2">
            <text:p>-0,8549463</text:p>
          </table:table-cell>
          <table:table-cell office:value-type="float" office:value="-9.7095000000000002" table:style-name="ce2">
            <text:p>-9,7095</text:p>
          </table:table-cell>
          <table:table-cell table:style-name="ce1"/>
          <table:table-cell office:value-type="float" office:value="1.2399998999999999" table:style-name="ce2">
            <text:p>1,2399999</text:p>
          </table:table-cell>
          <table:table-cell office:value-type="float" office:value="11.244270999999999" table:style-name="ce2">
            <text:p>11,244271</text:p>
          </table:table-cell>
          <table:table-cell office:value-type="float" office:value="9.1671309999999995" table:style-name="ce2">
            <text:p>9,167131</text:p>
          </table:table-cell>
          <table:table-cell office:value-type="float" office:value="8.5173889999999997" table:style-name="ce2">
            <text:p>8,517389</text:p>
          </table:table-cell>
          <table:table-cell office:value-type="float" office:value="-1.2792861" table:style-name="ce2">
            <text:p>-1,2792861</text:p>
          </table:table-cell>
          <table:table-cell office:value-type="float" office:value="-0.85344240000000005" table:style-name="ce2">
            <text:p>-0,8534424</text:p>
          </table:table-cell>
          <table:table-cell office:value-type="float" office:value="-9.6924170000000007" table:style-name="ce2">
            <text:p>-9,692417</text:p>
          </table:table-cell>
          <table:table-cell table:style-name="ce1"/>
          <table:table-cell office:value-type="float" office:value="1.2399998999999999" table:style-name="ce2">
            <text:p>1,2399999</text:p>
          </table:table-cell>
          <table:table-cell office:value-type="float" office:value="11.244296" table:style-name="ce2">
            <text:p>11,244296</text:p>
          </table:table-cell>
          <table:table-cell office:value-type="float" office:value="9.1674509999999998" table:style-name="ce2">
            <text:p>9,167451</text:p>
          </table:table-cell>
          <table:table-cell office:value-type="float" office:value="8.517379" table:style-name="ce2">
            <text:p>8,517379</text:p>
          </table:table-cell>
          <table:table-cell office:value-type="float" office:value="-1.2793201000000001" table:style-name="ce2">
            <text:p>-1,2793201</text:p>
          </table:table-cell>
          <table:table-cell office:value-type="float" office:value="-0.85173790000000005" table:style-name="ce2">
            <text:p>-0,8517379</text:p>
          </table:table-cell>
          <table:table-cell office:value-type="float" office:value="-9.6730680000000007" table:style-name="ce2">
            <text:p>-9,673068</text:p>
          </table:table-cell>
          <table:table-cell table:style-name="ce1"/>
          <table:table-cell office:value-type="float" office:value="1.2399998999999999" table:style-name="ce2">
            <text:p>1,2399999</text:p>
          </table:table-cell>
          <table:table-cell office:value-type="float" office:value="11.244298146297634" table:formula="of:=((([.AX$3]*[.AX$8]*COS([.AX$9]))/[.AX$6])*(1-EXP(((-[.AX$6])*[.AO36])/[.AX$8])))" table:style-name="ce1">
            <text:p>11,24429815</text:p>
          </table:table-cell>
          <table:table-cell office:value-type="float" office:value="9.1608099501156772" table:formula="of:=([.AX$8]/[.AX$6])*([.AX$3]*SIN([.AX$9])+[.AX$8])*(1-EXP(((-[.AX$6])*[.AO36])/[.AX$8]))-([.AX$8]*[.AO36])+[.AX$4]" table:style-name="ce1">
            <text:p>9,16080995</text:p>
          </table:table-cell>
          <table:table-cell office:value-type="float" office:value="8.5173843306683263" table:formula="of:=[.AX$3]*COS([.AX$9])*EXP(((-[.AX$6])*[.AO36])/[.AX$8])" table:style-name="ce1">
            <text:p>8,517384331</text:p>
          </table:table-cell>
          <table:table-cell office:value-type="float" office:value="-1.2898133672268983" table:formula="of:=[.AX$3]*SIN([.AX$9])*EXP(((-[.AX$6])*[.AO36])/[.AX$8])-[.AX$8]*(1-EXP(((-[.AX$6])*[.AO36])/[.AX$8]))" table:style-name="ce1">
            <text:p>-1,289813367</text:p>
          </table:table-cell>
          <table:table-cell office:value-type="float" office:value="-0.85173843306683272" table:formula="of:=(-[.AX$6])*([.AR36]/[.AX$8])" table:style-name="ce1">
            <text:p>-0,851738433</text:p>
          </table:table-cell>
          <table:table-cell office:value-type="float" office:value="-9.6810186632773103" table:formula="of:=(-[.AX$6])*(1+([.AS36]/[.AX$8]))" table:style-name="ce1">
            <text:p>-9,681018663</text:p>
          </table:table-cell>
          <table:table-cell table:number-columns-repeated="16337"/>
        </table:table-row>
        <table:table-row table:style-name="ro1">
          <table:table-cell office:value-type="float" office:value="1.2799999" table:style-name="ce2">
            <text:p>1,2799999</text:p>
          </table:table-cell>
          <table:table-cell office:value-type="float" office:value="11.606085999999999" table:style-name="ce2">
            <text:p>11,606086</text:p>
          </table:table-cell>
          <table:table-cell office:value-type="float" office:value="9.3558230000000009" table:style-name="ce2">
            <text:p>9,355823</text:p>
          </table:table-cell>
          <table:table-cell office:value-type="float" office:value="8.481204" table:style-name="ce2">
            <text:p>8,481204</text:p>
          </table:table-cell>
          <table:table-cell office:value-type="float" office:value="-1.6901953000000001" table:style-name="ce2">
            <text:p>-1,6901953</text:p>
          </table:table-cell>
          <table:table-cell office:value-type="float" office:value="-0.85152656000000004" table:style-name="ce2">
            <text:p>-0,85152656</text:p>
          </table:table-cell>
          <table:table-cell office:value-type="float" office:value="-9.6706629999999993" table:style-name="ce2">
            <text:p>-9,670663</text:p>
          </table:table-cell>
          <table:table-cell table:style-name="ce1"/>
          <table:table-cell office:value-type="float" office:value="1.2799999" table:style-name="ce2">
            <text:p>1,2799999</text:p>
          </table:table-cell>
          <table:table-cell office:value-type="float" office:value="11.559661999999999" table:style-name="ce2">
            <text:p>11,559662</text:p>
          </table:table-cell>
          <table:table-cell office:value-type="float" office:value="8.8285885000000004" table:style-name="ce2">
            <text:p>8,8285885</text:p>
          </table:table-cell>
          <table:table-cell office:value-type="float" office:value="8.481204" table:style-name="ce2">
            <text:p>8,481204</text:p>
          </table:table-cell>
          <table:table-cell office:value-type="float" office:value="-1.6901953000000001" table:style-name="ce2">
            <text:p>-1,6901953</text:p>
          </table:table-cell>
          <table:table-cell office:value-type="float" office:value="-0.85152656000000004" table:style-name="ce2">
            <text:p>-0,85152656</text:p>
          </table:table-cell>
          <table:table-cell office:value-type="float" office:value="-9.6706629999999993" table:style-name="ce2">
            <text:p>-9,670663</text:p>
          </table:table-cell>
          <table:table-cell table:style-name="ce1"/>
          <table:table-cell office:value-type="float" office:value="1.2799999" table:style-name="ce2">
            <text:p>1,2799999</text:p>
          </table:table-cell>
          <table:table-cell office:value-type="float" office:value="11.582872999999999" table:style-name="ce2">
            <text:p>11,582873</text:p>
          </table:table-cell>
          <table:table-cell office:value-type="float" office:value="9.0922029999999996" table:style-name="ce2">
            <text:p>9,092203</text:p>
          </table:table-cell>
          <table:table-cell office:value-type="float" office:value="8.481204" table:style-name="ce2">
            <text:p>8,481204</text:p>
          </table:table-cell>
          <table:table-cell office:value-type="float" office:value="-1.6901953000000001" table:style-name="ce2">
            <text:p>-1,6901953</text:p>
          </table:table-cell>
          <table:table-cell office:value-type="float" office:value="-0.85152656000000004" table:style-name="ce2">
            <text:p>-0,85152656</text:p>
          </table:table-cell>
          <table:table-cell office:value-type="float" office:value="-9.6706629999999993" table:style-name="ce2">
            <text:p>-9,670663</text:p>
          </table:table-cell>
          <table:table-cell table:style-name="ce1"/>
          <table:table-cell office:value-type="float" office:value="1.2799999" table:style-name="ce2">
            <text:p>1,2799999</text:p>
          </table:table-cell>
          <table:table-cell office:value-type="float" office:value="11.584286000000001" table:style-name="ce2">
            <text:p>11,584286</text:p>
          </table:table-cell>
          <table:table-cell office:value-type="float" office:value="9.1082210000000003" table:style-name="ce2">
            <text:p>9,108221</text:p>
          </table:table-cell>
          <table:table-cell office:value-type="float" office:value="8.4833879999999997" table:style-name="ce2">
            <text:p>8,483388</text:p>
          </table:table-cell>
          <table:table-cell office:value-type="float" office:value="-1.6654351000000001" table:style-name="ce2">
            <text:p>-1,6654351</text:p>
          </table:table-cell>
          <table:table-cell office:value-type="float" office:value="-0.85003550000000005" table:style-name="ce2">
            <text:p>-0,8500355</text:p>
          </table:table-cell>
          <table:table-cell office:value-type="float" office:value="-9.6537249999999997" table:style-name="ce2">
            <text:p>-9,653725</text:p>
          </table:table-cell>
          <table:table-cell table:style-name="ce1"/>
          <table:table-cell office:value-type="float" office:value="1.2799999" table:style-name="ce2">
            <text:p>1,2799999</text:p>
          </table:table-cell>
          <table:table-cell office:value-type="float" office:value="11.584311" table:style-name="ce2">
            <text:p>11,584311</text:p>
          </table:table-cell>
          <table:table-cell office:value-type="float" office:value="9.1085499999999993" table:style-name="ce2">
            <text:p>9,10855</text:p>
          </table:table-cell>
          <table:table-cell office:value-type="float" office:value="8.4833780000000001" table:style-name="ce2">
            <text:p>8,483378</text:p>
          </table:table-cell>
          <table:table-cell office:value-type="float" office:value="-1.66547" table:style-name="ce2">
            <text:p>-1,66547</text:p>
          </table:table-cell>
          <table:table-cell office:value-type="float" office:value="-0.84833769999999997" table:style-name="ce2">
            <text:p>-0,8483377</text:p>
          </table:table-cell>
          <table:table-cell office:value-type="float" office:value="-9.6344530000000006" table:style-name="ce2">
            <text:p>-9,634453</text:p>
          </table:table-cell>
          <table:table-cell table:style-name="ce1"/>
          <table:table-cell office:value-type="float" office:value="1.2799999" table:style-name="ce2">
            <text:p>1,2799999</text:p>
          </table:table-cell>
          <table:table-cell office:value-type="float" office:value="11.584313036391114" table:formula="of:=((([.AX$3]*[.AX$8]*COS([.AX$9]))/[.AX$6])*(1-EXP(((-[.AX$6])*[.AO37])/[.AX$8])))" table:style-name="ce1">
            <text:p>11,58431304</text:p>
          </table:table-cell>
          <table:table-cell office:value-type="float" office:value="9.1014829165977176" table:formula="of:=([.AX$8]/[.AX$6])*([.AX$3]*SIN([.AX$9])+[.AX$8])*(1-EXP(((-[.AX$6])*[.AO37])/[.AX$8]))-([.AX$8]*[.AO37])+[.AX$4]" table:style-name="ce1">
            <text:p>9,101482917</text:p>
          </table:table-cell>
          <table:table-cell office:value-type="float" office:value="8.4833828416589778" table:formula="of:=[.AX$3]*COS([.AX$9])*EXP(((-[.AX$6])*[.AO37])/[.AX$8])" table:style-name="ce1">
            <text:p>8,483382842</text:p>
          </table:table-cell>
          <table:table-cell office:value-type="float" office:value="-1.6762806638751027" table:formula="of:=[.AX$3]*SIN([.AX$9])*EXP(((-[.AX$6])*[.AO37])/[.AX$8])-[.AX$8]*(1-EXP(((-[.AX$6])*[.AO37])/[.AX$8]))" table:style-name="ce1">
            <text:p>-1,676280664</text:p>
          </table:table-cell>
          <table:table-cell office:value-type="float" office:value="-0.84833828416589785" table:formula="of:=(-[.AX$6])*([.AR37]/[.AX$8])" table:style-name="ce1">
            <text:p>-0,848338284</text:p>
          </table:table-cell>
          <table:table-cell office:value-type="float" office:value="-9.6423719336124911" table:formula="of:=(-[.AX$6])*(1+([.AS37]/[.AX$8]))" table:style-name="ce1">
            <text:p>-9,642371934</text:p>
          </table:table-cell>
          <table:table-cell table:number-columns-repeated="16337"/>
        </table:table-row>
        <table:table-row table:style-name="ro1">
          <table:table-cell office:value-type="float" office:value="1.3199997999999999" table:style-name="ce2">
            <text:p>1,3199998</text:p>
          </table:table-cell>
          <table:table-cell office:value-type="float" office:value="11.9453335" table:style-name="ce2">
            <text:p>11,9453335</text:p>
          </table:table-cell>
          <table:table-cell office:value-type="float" office:value="9.2882149999999992" table:style-name="ce2">
            <text:p>9,288215</text:p>
          </table:table-cell>
          <table:table-cell office:value-type="float" office:value="8.447279" table:style-name="ce2">
            <text:p>8,447279</text:p>
          </table:table-cell>
          <table:table-cell office:value-type="float" office:value="-2.0754744999999999" table:style-name="ce2">
            <text:p>-2,0754745</text:p>
          </table:table-cell>
          <table:table-cell office:value-type="float" office:value="-0.84812045000000003" table:style-name="ce2">
            <text:p>-0,84812045</text:p>
          </table:table-cell>
          <table:table-cell office:value-type="float" office:value="-9.6319800000000004" table:style-name="ce2">
            <text:p>-9,63198</text:p>
          </table:table-cell>
          <table:table-cell table:style-name="ce1"/>
          <table:table-cell office:value-type="float" office:value="1.3199997999999999" table:style-name="ce2">
            <text:p>1,3199998</text:p>
          </table:table-cell>
          <table:table-cell office:value-type="float" office:value="11.897553" table:style-name="ce2">
            <text:p>11,897553</text:p>
          </table:table-cell>
          <table:table-cell office:value-type="float" office:value="8.7455689999999997" table:style-name="ce2">
            <text:p>8,745569</text:p>
          </table:table-cell>
          <table:table-cell office:value-type="float" office:value="8.447279" table:style-name="ce2">
            <text:p>8,447279</text:p>
          </table:table-cell>
          <table:table-cell office:value-type="float" office:value="-2.0754744999999999" table:style-name="ce2">
            <text:p>-2,0754745</text:p>
          </table:table-cell>
          <table:table-cell office:value-type="float" office:value="-0.84812045000000003" table:style-name="ce2">
            <text:p>-0,84812045</text:p>
          </table:table-cell>
          <table:table-cell office:value-type="float" office:value="-9.6319800000000004" table:style-name="ce2">
            <text:p>-9,63198</text:p>
          </table:table-cell>
          <table:table-cell table:style-name="ce1"/>
          <table:table-cell office:value-type="float" office:value="1.3199997999999999" table:style-name="ce2">
            <text:p>1,3199998</text:p>
          </table:table-cell>
          <table:table-cell office:value-type="float" office:value="11.921443" table:style-name="ce2">
            <text:p>11,921443</text:p>
          </table:table-cell>
          <table:table-cell office:value-type="float" office:value="9.0168900000000001" table:style-name="ce2">
            <text:p>9,01689</text:p>
          </table:table-cell>
          <table:table-cell office:value-type="float" office:value="8.447279" table:style-name="ce2">
            <text:p>8,447279</text:p>
          </table:table-cell>
          <table:table-cell office:value-type="float" office:value="-2.0754744999999999" table:style-name="ce2">
            <text:p>-2,0754745</text:p>
          </table:table-cell>
          <table:table-cell office:value-type="float" office:value="-0.84812045000000003" table:style-name="ce2">
            <text:p>-0,84812045</text:p>
          </table:table-cell>
          <table:table-cell office:value-type="float" office:value="-9.6319800000000004" table:style-name="ce2">
            <text:p>-9,63198</text:p>
          </table:table-cell>
          <table:table-cell table:style-name="ce1"/>
          <table:table-cell office:value-type="float" office:value="1.3199997999999999" table:style-name="ce2">
            <text:p>1,3199998</text:p>
          </table:table-cell>
          <table:table-cell office:value-type="float" office:value="11.922942000000001" table:style-name="ce2">
            <text:p>11,922942</text:p>
          </table:table-cell>
          <table:table-cell office:value-type="float" office:value="9.0338960000000004" table:style-name="ce2">
            <text:p>9,033896</text:p>
          </table:table-cell>
          <table:table-cell office:value-type="float" office:value="8.449522" table:style-name="ce2">
            <text:p>8,449522</text:p>
          </table:table-cell>
          <table:table-cell office:value-type="float" office:value="-2.0500425999999998" table:style-name="ce2">
            <text:p>-2,0500426</text:p>
          </table:table-cell>
          <table:table-cell office:value-type="float" office:value="-0.84664214000000004" table:style-name="ce2">
            <text:p>-0,84664214</text:p>
          </table:table-cell>
          <table:table-cell office:value-type="float" office:value="-9.6151879999999998" table:style-name="ce2">
            <text:p>-9,615188</text:p>
          </table:table-cell>
          <table:table-cell table:style-name="ce1"/>
          <table:table-cell office:value-type="float" office:value="1.3199997999999999" table:style-name="ce2">
            <text:p>1,3199998</text:p>
          </table:table-cell>
          <table:table-cell office:value-type="float" office:value="11.922967" table:style-name="ce2">
            <text:p>11,922967</text:p>
          </table:table-cell>
          <table:table-cell office:value-type="float" office:value="9.0342339999999997" table:style-name="ce2">
            <text:p>9,034234</text:p>
          </table:table-cell>
          <table:table-cell office:value-type="float" office:value="8.4495125000000009" table:style-name="ce2">
            <text:p>8,4495125</text:p>
          </table:table-cell>
          <table:table-cell office:value-type="float" office:value="-2.0500783999999999" table:style-name="ce2">
            <text:p>-2,0500784</text:p>
          </table:table-cell>
          <table:table-cell office:value-type="float" office:value="-0.84495129999999996" table:style-name="ce2">
            <text:p>-0,8449513</text:p>
          </table:table-cell>
          <table:table-cell office:value-type="float" office:value="-9.5959920000000007" table:style-name="ce2">
            <text:p>-9,595992</text:p>
          </table:table-cell>
          <table:table-cell table:style-name="ce1"/>
          <table:table-cell office:value-type="float" office:value="1.3199997999999999" table:style-name="ce2">
            <text:p>1,3199998</text:p>
          </table:table-cell>
          <table:table-cell office:value-type="float" office:value="11.922969738468431" table:formula="of:=((([.AX$3]*[.AX$8]*COS([.AX$9]))/[.AX$6])*(1-EXP(((-[.AX$6])*[.AO38])/[.AX$8])))" table:style-name="ce1">
            <text:p>11,92296974</text:p>
          </table:table-cell>
          <table:table-cell office:value-type="float" office:value="9.0267282735360936" table:formula="of:=([.AX$8]/[.AX$6])*([.AX$3]*SIN([.AX$9])+[.AX$8])*(1-EXP(((-[.AX$6])*[.AO38])/[.AX$8]))-([.AX$8]*[.AO38])+[.AX$4]" table:style-name="ce1">
            <text:p>9,026728274</text:p>
          </table:table-cell>
          <table:table-cell office:value-type="float" office:value="8.4495171714512463" table:formula="of:=[.AX$3]*COS([.AX$9])*EXP(((-[.AX$6])*[.AO38])/[.AX$8])" table:style-name="ce1">
            <text:p>8,449517171</text:p>
          </table:table-cell>
          <table:table-cell office:value-type="float" office:value="-2.0612042185689425" table:formula="of:=[.AX$3]*SIN([.AX$9])*EXP(((-[.AX$6])*[.AO38])/[.AX$8])-[.AX$8]*(1-EXP(((-[.AX$6])*[.AO38])/[.AX$8]))" table:style-name="ce1">
            <text:p>-2,061204219</text:p>
          </table:table-cell>
          <table:table-cell office:value-type="float" office:value="-0.84495171714512474" table:formula="of:=(-[.AX$6])*([.AR38]/[.AX$8])" table:style-name="ce1">
            <text:p>-0,844951717</text:p>
          </table:table-cell>
          <table:table-cell office:value-type="float" office:value="-9.6038795781431059" table:formula="of:=(-[.AX$6])*(1+([.AS38]/[.AX$8]))" table:style-name="ce1">
            <text:p>-9,603879578</text:p>
          </table:table-cell>
          <table:table-cell table:number-columns-repeated="16337"/>
        </table:table-row>
        <table:table-row table:style-name="ro1">
          <table:table-cell office:value-type="float" office:value="1.3599998" table:style-name="ce2">
            <text:p>1,3599998</text:p>
          </table:table-cell>
          <table:table-cell office:value-type="float" office:value="12.283225" table:style-name="ce2">
            <text:p>12,283225</text:p>
          </table:table-cell>
          <table:table-cell office:value-type="float" office:value="9.2051949999999998" table:style-name="ce2">
            <text:p>9,205195</text:p>
          </table:table-cell>
          <table:table-cell office:value-type="float" office:value="8.4134899999999995" table:style-name="ce2">
            <text:p>8,41349</text:p>
          </table:table-cell>
          <table:table-cell office:value-type="float" office:value="-2.4592125" table:style-name="ce2">
            <text:p>-2,4592125</text:p>
          </table:table-cell>
          <table:table-cell office:value-type="float" office:value="-0.84472793000000002" table:style-name="ce2">
            <text:p>-0,84472793</text:p>
          </table:table-cell>
          <table:table-cell office:value-type="float" office:value="-9.5934519999999992" table:style-name="ce2">
            <text:p>-9,593452</text:p>
          </table:table-cell>
          <table:table-cell table:style-name="ce1"/>
          <table:table-cell office:value-type="float" office:value="1.3599998" table:style-name="ce2">
            <text:p>1,3599998</text:p>
          </table:table-cell>
          <table:table-cell office:value-type="float" office:value="12.234093" table:style-name="ce2">
            <text:p>12,234093</text:p>
          </table:table-cell>
          <table:table-cell office:value-type="float" office:value="8.6472010000000008" table:style-name="ce2">
            <text:p>8,647201</text:p>
          </table:table-cell>
          <table:table-cell office:value-type="float" office:value="8.4134899999999995" table:style-name="ce2">
            <text:p>8,41349</text:p>
          </table:table-cell>
          <table:table-cell office:value-type="float" office:value="-2.4592125" table:style-name="ce2">
            <text:p>-2,4592125</text:p>
          </table:table-cell>
          <table:table-cell office:value-type="float" office:value="-0.84472793000000002" table:style-name="ce2">
            <text:p>-0,84472793</text:p>
          </table:table-cell>
          <table:table-cell office:value-type="float" office:value="-9.5934519999999992" table:style-name="ce2">
            <text:p>-9,593452</text:p>
          </table:table-cell>
          <table:table-cell table:style-name="ce1"/>
          <table:table-cell office:value-type="float" office:value="1.3599998" table:style-name="ce2">
            <text:p>1,3599998</text:p>
          </table:table-cell>
          <table:table-cell office:value-type="float" office:value="12.258658" table:style-name="ce2">
            <text:p>12,258658</text:p>
          </table:table-cell>
          <table:table-cell office:value-type="float" office:value="8.9261959999999991" table:style-name="ce2">
            <text:p>8,926196</text:p>
          </table:table-cell>
          <table:table-cell office:value-type="float" office:value="8.4134899999999995" table:style-name="ce2">
            <text:p>8,41349</text:p>
          </table:table-cell>
          <table:table-cell office:value-type="float" office:value="-2.4592125" table:style-name="ce2">
            <text:p>-2,4592125</text:p>
          </table:table-cell>
          <table:table-cell office:value-type="float" office:value="-0.84472793000000002" table:style-name="ce2">
            <text:p>-0,84472793</text:p>
          </table:table-cell>
          <table:table-cell office:value-type="float" office:value="-9.5934519999999992" table:style-name="ce2">
            <text:p>-9,593452</text:p>
          </table:table-cell>
          <table:table-cell table:style-name="ce1"/>
          <table:table-cell office:value-type="float" office:value="1.3599998" table:style-name="ce2">
            <text:p>1,3599998</text:p>
          </table:table-cell>
          <table:table-cell office:value-type="float" office:value="12.260247" table:style-name="ce2">
            <text:p>12,260247</text:p>
          </table:table-cell>
          <table:table-cell office:value-type="float" office:value="8.9442179999999993" table:style-name="ce2">
            <text:p>8,944218</text:p>
          </table:table-cell>
          <table:table-cell office:value-type="float" office:value="8.4157914999999992" table:style-name="ce2">
            <text:p>8,4157915</text:p>
          </table:table-cell>
          <table:table-cell office:value-type="float" office:value="-2.4331147999999998" table:style-name="ce2">
            <text:p>-2,4331148</text:p>
          </table:table-cell>
          <table:table-cell office:value-type="float" office:value="-0.84326230000000002" table:style-name="ce2">
            <text:p>-0,8432623</text:p>
          </table:table-cell>
          <table:table-cell office:value-type="float" office:value="-9.576803" table:style-name="ce2">
            <text:p>-9,576803</text:p>
          </table:table-cell>
          <table:table-cell table:style-name="ce1"/>
          <table:table-cell office:value-type="float" office:value="1.3599998" table:style-name="ce2">
            <text:p>1,3599998</text:p>
          </table:table-cell>
          <table:table-cell office:value-type="float" office:value="12.260272000000001" table:style-name="ce2">
            <text:p>12,260272</text:p>
          </table:table-cell>
          <table:table-cell office:value-type="float" office:value="8.9445650000000008" table:style-name="ce2">
            <text:p>8,944565</text:p>
          </table:table-cell>
          <table:table-cell office:value-type="float" office:value="8.4157810000000008" table:style-name="ce2">
            <text:p>8,415781</text:p>
          </table:table-cell>
          <table:table-cell office:value-type="float" office:value="-2.4331512000000002" table:style-name="ce2">
            <text:p>-2,4331512</text:p>
          </table:table-cell>
          <table:table-cell office:value-type="float" office:value="-0.84157820000000005" table:style-name="ce2">
            <text:p>-0,8415782</text:p>
          </table:table-cell>
          <table:table-cell office:value-type="float" office:value="-9.5576849999999993" table:style-name="ce2">
            <text:p>-9,557685</text:p>
          </table:table-cell>
          <table:table-cell table:style-name="ce1"/>
          <table:table-cell office:value-type="float" office:value="1.3599998" table:style-name="ce2">
            <text:p>1,3599998</text:p>
          </table:table-cell>
          <table:table-cell office:value-type="float" office:value="12.260275364334033" table:formula="of:=((([.AX$3]*[.AX$8]*COS([.AX$9]))/[.AX$6])*(1-EXP(((-[.AX$6])*[.AO39])/[.AX$8])))" table:style-name="ce1">
            <text:p>12,26027536</text:p>
          </table:table-cell>
          <table:table-cell office:value-type="float" office:value="8.9366072350330796" table:formula="of:=([.AX$8]/[.AX$6])*([.AX$3]*SIN([.AX$9])+[.AX$8])*(1-EXP(((-[.AX$6])*[.AO39])/[.AX$8]))-([.AX$8]*[.AO39])+[.AX$4]" table:style-name="ce1">
            <text:p>8,936607235</text:p>
          </table:table-cell>
          <table:table-cell office:value-type="float" office:value="8.4157866088646873" table:formula="of:=[.AX$3]*COS([.AX$9])*EXP(((-[.AX$6])*[.AO39])/[.AX$8])" table:style-name="ce1">
            <text:p>8,415786609</text:p>
          </table:table-cell>
          <table:table-cell office:value-type="float" office:value="-2.44459211471864" table:formula="of:=[.AX$3]*SIN([.AX$9])*EXP(((-[.AX$6])*[.AO39])/[.AX$8])-[.AX$8]*(1-EXP(((-[.AX$6])*[.AO39])/[.AX$8]))" table:style-name="ce1">
            <text:p>-2,444592115</text:p>
          </table:table-cell>
          <table:table-cell office:value-type="float" office:value="-0.84157866088646882" table:formula="of:=(-[.AX$6])*([.AR39]/[.AX$8])" table:style-name="ce1">
            <text:p>-0,841578661</text:p>
          </table:table-cell>
          <table:table-cell office:value-type="float" office:value="-9.5655407885281374" table:formula="of:=(-[.AX$6])*(1+([.AS39]/[.AX$8]))" table:style-name="ce1">
            <text:p>-9,565540789</text:p>
          </table:table-cell>
          <table:table-cell table:number-columns-repeated="16337"/>
        </table:table-row>
        <table:table-row table:style-name="ro1">
          <table:table-cell office:value-type="float" office:value="1.3999997" table:style-name="ce2">
            <text:p>1,3999997</text:p>
          </table:table-cell>
          <table:table-cell office:value-type="float" office:value="12.619764" table:style-name="ce2">
            <text:p>12,619764</text:p>
          </table:table-cell>
          <table:table-cell office:value-type="float" office:value="9.1068269999999991" table:style-name="ce2">
            <text:p>9,106827</text:p>
          </table:table-cell>
          <table:table-cell office:value-type="float" office:value="8.3798359999999992" table:style-name="ce2">
            <text:p>8,379836</text:p>
          </table:table-cell>
          <table:table-cell office:value-type="float" office:value="-2.8414155999999999" table:style-name="ce2">
            <text:p>-2,8414156</text:p>
          </table:table-cell>
          <table:table-cell office:value-type="float" office:value="-0.84134907000000003" table:style-name="ce2">
            <text:p>-0,84134907</text:p>
          </table:table-cell>
          <table:table-cell office:value-type="float" office:value="-9.5550785000000005" table:style-name="ce2">
            <text:p>-9,5550785</text:p>
          </table:table-cell>
          <table:table-cell table:style-name="ce1"/>
          <table:table-cell office:value-type="float" office:value="1.3999997" table:style-name="ce2">
            <text:p>1,3999997</text:p>
          </table:table-cell>
          <table:table-cell office:value-type="float" office:value="12.569286" table:style-name="ce2">
            <text:p>12,569286</text:p>
          </table:table-cell>
          <table:table-cell office:value-type="float" office:value="8.5335439999999991" table:style-name="ce2">
            <text:p>8,533544</text:p>
          </table:table-cell>
          <table:table-cell office:value-type="float" office:value="8.3798359999999992" table:style-name="ce2">
            <text:p>8,379836</text:p>
          </table:table-cell>
          <table:table-cell office:value-type="float" office:value="-2.8414155999999999" table:style-name="ce2">
            <text:p>-2,8414156</text:p>
          </table:table-cell>
          <table:table-cell office:value-type="float" office:value="-0.84134907000000003" table:style-name="ce2">
            <text:p>-0,84134907</text:p>
          </table:table-cell>
          <table:table-cell office:value-type="float" office:value="-9.5550785000000005" table:style-name="ce2">
            <text:p>-9,5550785</text:p>
          </table:table-cell>
          <table:table-cell table:style-name="ce1"/>
          <table:table-cell office:value-type="float" office:value="1.3999997" table:style-name="ce2">
            <text:p>1,3999997</text:p>
          </table:table-cell>
          <table:table-cell office:value-type="float" office:value="12.594525000000001" table:style-name="ce2">
            <text:p>12,594525</text:p>
          </table:table-cell>
          <table:table-cell office:value-type="float" office:value="8.8201839999999994" table:style-name="ce2">
            <text:p>8,820184</text:p>
          </table:table-cell>
          <table:table-cell office:value-type="float" office:value="8.3798359999999992" table:style-name="ce2">
            <text:p>8,379836</text:p>
          </table:table-cell>
          <table:table-cell office:value-type="float" office:value="-2.8414155999999999" table:style-name="ce2">
            <text:p>-2,8414156</text:p>
          </table:table-cell>
          <table:table-cell office:value-type="float" office:value="-0.84134907000000003" table:style-name="ce2">
            <text:p>-0,84134907</text:p>
          </table:table-cell>
          <table:table-cell office:value-type="float" office:value="-9.5550785000000005" table:style-name="ce2">
            <text:p>-9,5550785</text:p>
          </table:table-cell>
          <table:table-cell table:style-name="ce1"/>
          <table:table-cell office:value-type="float" office:value="1.3999997" table:style-name="ce2">
            <text:p>1,3999997</text:p>
          </table:table-cell>
          <table:table-cell office:value-type="float" office:value="12.596206" table:style-name="ce2">
            <text:p>12,596206</text:p>
          </table:table-cell>
          <table:table-cell office:value-type="float" office:value="8.8392470000000003" table:style-name="ce2">
            <text:p>8,839247</text:p>
          </table:table-cell>
          <table:table-cell office:value-type="float" office:value="8.3821949999999994" table:style-name="ce2">
            <text:p>8,382195</text:p>
          </table:table-cell>
          <table:table-cell office:value-type="float" office:value="-2.8146577000000002" table:style-name="ce2">
            <text:p>-2,8146577</text:p>
          </table:table-cell>
          <table:table-cell office:value-type="float" office:value="-0.83989599999999998" table:style-name="ce2">
            <text:p>-0,839896</text:p>
          </table:table-cell>
          <table:table-cell office:value-type="float" office:value="-9.5385720000000003" table:style-name="ce2">
            <text:p>-9,538572</text:p>
          </table:table-cell>
          <table:table-cell table:style-name="ce1"/>
          <table:table-cell office:value-type="float" office:value="1.3999997" table:style-name="ce2">
            <text:p>1,3999997</text:p>
          </table:table-cell>
          <table:table-cell office:value-type="float" office:value="12.596231" table:style-name="ce2">
            <text:p>12,596231</text:p>
          </table:table-cell>
          <table:table-cell office:value-type="float" office:value="8.8396030000000003" table:style-name="ce2">
            <text:p>8,839603</text:p>
          </table:table-cell>
          <table:table-cell office:value-type="float" office:value="8.3821840000000005" table:style-name="ce2">
            <text:p>8,382184</text:p>
          </table:table-cell>
          <table:table-cell office:value-type="float" office:value="-2.8146950999999998" table:style-name="ce2">
            <text:p>-2,8146951</text:p>
          </table:table-cell>
          <table:table-cell office:value-type="float" office:value="-0.83821849999999998" table:style-name="ce2">
            <text:p>-0,8382185</text:p>
          </table:table-cell>
          <table:table-cell office:value-type="float" office:value="-9.5195299999999996" table:style-name="ce2">
            <text:p>-9,51953</text:p>
          </table:table-cell>
          <table:table-cell table:style-name="ce1"/>
          <table:table-cell office:value-type="float" office:value="1.3999997" table:style-name="ce2">
            <text:p>1,3999997</text:p>
          </table:table-cell>
          <table:table-cell office:value-type="float" office:value="12.596233624327773" table:formula="of:=((([.AX$3]*[.AX$8]*COS([.AX$9]))/[.AX$6])*(1-EXP(((-[.AX$6])*[.AO40])/[.AX$8])))" table:style-name="ce1">
            <text:p>12,59623362</text:p>
          </table:table-cell>
          <table:table-cell office:value-type="float" office:value="8.8311815935067841" table:formula="of:=([.AX$8]/[.AX$6])*([.AX$3]*SIN([.AX$9])+[.AX$8])*(1-EXP(((-[.AX$6])*[.AO40])/[.AX$8]))-([.AX$8]*[.AO40])+[.AX$4]" table:style-name="ce1">
            <text:p>8,831181594</text:p>
          </table:table-cell>
          <table:table-cell office:value-type="float" office:value="8.3821907828653135" table:formula="of:=[.AX$3]*COS([.AX$9])*EXP(((-[.AX$6])*[.AO40])/[.AX$8])" table:style-name="ce1">
            <text:p>8,382190783</text:p>
          </table:table-cell>
          <table:table-cell office:value-type="float" office:value="-2.8264485695660113" table:formula="of:=[.AX$3]*SIN([.AX$9])*EXP(((-[.AX$6])*[.AO40])/[.AX$8])-[.AX$8]*(1-EXP(((-[.AX$6])*[.AO40])/[.AX$8]))" table:style-name="ce1">
            <text:p>-2,82644857</text:p>
          </table:table-cell>
          <table:table-cell office:value-type="float" office:value="-0.83821907828653153" table:formula="of:=(-[.AX$6])*([.AR40]/[.AX$8])" table:style-name="ce1">
            <text:p>-0,838219078</text:p>
          </table:table-cell>
          <table:table-cell office:value-type="float" office:value="-9.5273551430433994" table:formula="of:=(-[.AX$6])*(1+([.AS40]/[.AX$8]))" table:style-name="ce1">
            <text:p>-9,527355143</text:p>
          </table:table-cell>
          <table:table-cell table:number-columns-repeated="16337"/>
        </table:table-row>
        <table:table-row table:style-name="ro1">
          <table:table-cell office:value-type="float" office:value="1.4399997" table:style-name="ce2">
            <text:p>1,4399997</text:p>
          </table:table-cell>
          <table:table-cell office:value-type="float" office:value="12.954958" table:style-name="ce2">
            <text:p>12,954958</text:p>
          </table:table-cell>
          <table:table-cell office:value-type="float" office:value="8.9931699999999992" table:style-name="ce2">
            <text:p>8,99317</text:p>
          </table:table-cell>
          <table:table-cell office:value-type="float" office:value="8.3463159999999998" table:style-name="ce2">
            <text:p>8,346316</text:p>
          </table:table-cell>
          <table:table-cell office:value-type="float" office:value="-3.2220900000000001" table:style-name="ce2">
            <text:p>-3,22209</text:p>
          </table:table-cell>
          <table:table-cell office:value-type="float" office:value="-0.83798360000000005" table:style-name="ce2">
            <text:p>-0,8379836</text:p>
          </table:table-cell>
          <table:table-cell office:value-type="float" office:value="-9.5168579999999992" table:style-name="ce2">
            <text:p>-9,516858</text:p>
          </table:table-cell>
          <table:table-cell table:style-name="ce1"/>
          <table:table-cell office:value-type="float" office:value="1.4399997" table:style-name="ce2">
            <text:p>1,4399997</text:p>
          </table:table-cell>
          <table:table-cell office:value-type="float" office:value="12.903138999999999" table:style-name="ce2">
            <text:p>12,903139</text:p>
          </table:table-cell>
          <table:table-cell office:value-type="float" office:value="8.4046599999999998" table:style-name="ce2">
            <text:p>8,40466</text:p>
          </table:table-cell>
          <table:table-cell office:value-type="float" office:value="8.3463159999999998" table:style-name="ce2">
            <text:p>8,346316</text:p>
          </table:table-cell>
          <table:table-cell office:value-type="float" office:value="-3.2220900000000001" table:style-name="ce2">
            <text:p>-3,22209</text:p>
          </table:table-cell>
          <table:table-cell office:value-type="float" office:value="-0.83798360000000005" table:style-name="ce2">
            <text:p>-0,8379836</text:p>
          </table:table-cell>
          <table:table-cell office:value-type="float" office:value="-9.5168579999999992" table:style-name="ce2">
            <text:p>-9,516858</text:p>
          </table:table-cell>
          <table:table-cell table:style-name="ce1"/>
          <table:table-cell office:value-type="float" office:value="1.4399997" table:style-name="ce2">
            <text:p>1,4399997</text:p>
          </table:table-cell>
          <table:table-cell office:value-type="float" office:value="12.929048999999999" table:style-name="ce2">
            <text:p>12,929049</text:p>
          </table:table-cell>
          <table:table-cell office:value-type="float" office:value="8.6989140000000003" table:style-name="ce2">
            <text:p>8,698914</text:p>
          </table:table-cell>
          <table:table-cell office:value-type="float" office:value="8.3463159999999998" table:style-name="ce2">
            <text:p>8,346316</text:p>
          </table:table-cell>
          <table:table-cell office:value-type="float" office:value="-3.2220900000000001" table:style-name="ce2">
            <text:p>-3,22209</text:p>
          </table:table-cell>
          <table:table-cell office:value-type="float" office:value="-0.83798360000000005" table:style-name="ce2">
            <text:p>-0,8379836</text:p>
          </table:table-cell>
          <table:table-cell office:value-type="float" office:value="-9.5168579999999992" table:style-name="ce2">
            <text:p>-9,516858</text:p>
          </table:table-cell>
          <table:table-cell table:style-name="ce1"/>
          <table:table-cell office:value-type="float" office:value="1.4399997" table:style-name="ce2">
            <text:p>1,4399997</text:p>
          </table:table-cell>
          <table:table-cell office:value-type="float" office:value="12.930823" table:style-name="ce2">
            <text:p>12,930823</text:p>
          </table:table-cell>
          <table:table-cell office:value-type="float" office:value="8.7190449999999995" table:style-name="ce2">
            <text:p>8,719045</text:p>
          </table:table-cell>
          <table:table-cell office:value-type="float" office:value="8.3487340000000003" table:style-name="ce2">
            <text:p>8,348734</text:p>
          </table:table-cell>
          <table:table-cell office:value-type="float" office:value="-3.1946773999999998" table:style-name="ce2">
            <text:p>-3,1946774</text:p>
          </table:table-cell>
          <table:table-cell office:value-type="float" office:value="-0.83654309999999998" table:style-name="ce2">
            <text:p>-0,8365431</text:p>
          </table:table-cell>
          <table:table-cell office:value-type="float" office:value="-9.5004950000000008" table:style-name="ce2">
            <text:p>-9,500495</text:p>
          </table:table-cell>
          <table:table-cell table:style-name="ce1"/>
          <table:table-cell office:value-type="float" office:value="1.4399997" table:style-name="ce2">
            <text:p>1,4399997</text:p>
          </table:table-cell>
          <table:table-cell office:value-type="float" office:value="12.930849" table:style-name="ce2">
            <text:p>12,930849</text:p>
          </table:table-cell>
          <table:table-cell office:value-type="float" office:value="8.7194099999999999" table:style-name="ce2">
            <text:p>8,71941</text:p>
          </table:table-cell>
          <table:table-cell office:value-type="float" office:value="8.3487214999999999" table:style-name="ce2">
            <text:p>8,3487215</text:p>
          </table:table-cell>
          <table:table-cell office:value-type="float" office:value="-3.1947157000000002" table:style-name="ce2">
            <text:p>-3,1947157</text:p>
          </table:table-cell>
          <table:table-cell office:value-type="float" office:value="-0.83487224999999998" table:style-name="ce2">
            <text:p>-0,83487225</text:p>
          </table:table-cell>
          <table:table-cell office:value-type="float" office:value="-9.4815280000000008" table:style-name="ce2">
            <text:p>-9,481528</text:p>
          </table:table-cell>
          <table:table-cell table:style-name="ce1"/>
          <table:table-cell office:value-type="float" office:value="1.4399997" table:style-name="ce2">
            <text:p>1,4399997</text:p>
          </table:table-cell>
          <table:table-cell office:value-type="float" office:value="12.930851573586727" table:formula="of:=((([.AX$3]*[.AX$8]*COS([.AX$9]))/[.AX$6])*(1-EXP(((-[.AX$6])*[.AO41])/[.AX$8])))" table:style-name="ce1">
            <text:p>12,93085157</text:p>
          </table:table-cell>
          <table:table-cell office:value-type="float" office:value="8.7105119189675122" table:formula="of:=([.AX$8]/[.AX$6])*([.AX$3]*SIN([.AX$9])+[.AX$8])*(1-EXP(((-[.AX$6])*[.AO41])/[.AX$8]))-([.AX$8]*[.AO41])+[.AX$4]" table:style-name="ce1">
            <text:p>8,710511919</text:p>
          </table:table-cell>
          <table:table-cell office:value-type="float" office:value="8.3487289879394169" table:formula="of:=[.AX$3]*COS([.AX$9])*EXP(((-[.AX$6])*[.AO41])/[.AX$8])" table:style-name="ce1">
            <text:p>8,348728988</text:p>
          </table:table-cell>
          <table:table-cell office:value-type="float" office:value="-3.2067816021120858" table:formula="of:=[.AX$3]*SIN([.AX$9])*EXP(((-[.AX$6])*[.AO41])/[.AX$8])-[.AX$8]*(1-EXP(((-[.AX$6])*[.AO41])/[.AX$8]))" table:style-name="ce1">
            <text:p>-3,206781602</text:p>
          </table:table-cell>
          <table:table-cell office:value-type="float" office:value="-0.83487289879394178" table:formula="of:=(-[.AX$6])*([.AR41]/[.AX$8])" table:style-name="ce1">
            <text:p>-0,834872899</text:p>
          </table:table-cell>
          <table:table-cell office:value-type="float" office:value="-9.4893218397887917" table:formula="of:=(-[.AX$6])*(1+([.AS41]/[.AX$8]))" table:style-name="ce1">
            <text:p>-9,48932184</text:p>
          </table:table-cell>
          <table:table-cell table:number-columns-repeated="16337"/>
        </table:table-row>
        <table:table-row table:style-name="ro1">
          <table:table-cell office:value-type="float" office:value="1.4799997" table:style-name="ce2">
            <text:p>1,4799997</text:p>
          </table:table-cell>
          <table:table-cell office:value-type="float" office:value="13.288811000000001" table:style-name="ce2">
            <text:p>13,288811</text:p>
          </table:table-cell>
          <table:table-cell office:value-type="float" office:value="8.8642859999999999" table:style-name="ce2">
            <text:p>8,864286</text:p>
          </table:table-cell>
          <table:table-cell office:value-type="float" office:value="8.3129310000000007" table:style-name="ce2">
            <text:p>8,312931</text:p>
          </table:table-cell>
          <table:table-cell office:value-type="float" office:value="-3.6012415999999998" table:style-name="ce2">
            <text:p>-3,6012416</text:p>
          </table:table-cell>
          <table:table-cell office:value-type="float" office:value="-0.83463169999999998" table:style-name="ce2">
            <text:p>-0,8346317</text:p>
          </table:table-cell>
          <table:table-cell office:value-type="float" office:value="-9.47879" table:style-name="ce2">
            <text:p>-9,47879</text:p>
          </table:table-cell>
          <table:table-cell table:style-name="ce1"/>
          <table:table-cell office:value-type="float" office:value="1.4799997" table:style-name="ce2">
            <text:p>1,4799997</text:p>
          </table:table-cell>
          <table:table-cell office:value-type="float" office:value="13.235657" table:style-name="ce2">
            <text:p>13,235657</text:p>
          </table:table-cell>
          <table:table-cell office:value-type="float" office:value="8.2606110000000008" table:style-name="ce2">
            <text:p>8,260611</text:p>
          </table:table-cell>
          <table:table-cell office:value-type="float" office:value="8.3129310000000007" table:style-name="ce2">
            <text:p>8,312931</text:p>
          </table:table-cell>
          <table:table-cell office:value-type="float" office:value="-3.6012415999999998" table:style-name="ce2">
            <text:p>-3,6012416</text:p>
          </table:table-cell>
          <table:table-cell office:value-type="float" office:value="-0.83463169999999998" table:style-name="ce2">
            <text:p>-0,8346317</text:p>
          </table:table-cell>
          <table:table-cell office:value-type="float" office:value="-9.47879" table:style-name="ce2">
            <text:p>-9,47879</text:p>
          </table:table-cell>
          <table:table-cell table:style-name="ce1"/>
          <table:table-cell office:value-type="float" office:value="1.4799997" table:style-name="ce2">
            <text:p>1,4799997</text:p>
          </table:table-cell>
          <table:table-cell office:value-type="float" office:value="13.262233999999999" table:style-name="ce2">
            <text:p>13,262234</text:p>
          </table:table-cell>
          <table:table-cell office:value-type="float" office:value="8.5624470000000006" table:style-name="ce2">
            <text:p>8,562447</text:p>
          </table:table-cell>
          <table:table-cell office:value-type="float" office:value="8.3129310000000007" table:style-name="ce2">
            <text:p>8,312931</text:p>
          </table:table-cell>
          <table:table-cell office:value-type="float" office:value="-3.6012415999999998" table:style-name="ce2">
            <text:p>-3,6012416</text:p>
          </table:table-cell>
          <table:table-cell office:value-type="float" office:value="-0.83463169999999998" table:style-name="ce2">
            <text:p>-0,8346317</text:p>
          </table:table-cell>
          <table:table-cell office:value-type="float" office:value="-9.47879" table:style-name="ce2">
            <text:p>-9,47879</text:p>
          </table:table-cell>
          <table:table-cell table:style-name="ce1"/>
          <table:table-cell office:value-type="float" office:value="1.4799997" table:style-name="ce2">
            <text:p>1,4799997</text:p>
          </table:table-cell>
          <table:table-cell office:value-type="float" office:value="13.264105000000001" table:style-name="ce2">
            <text:p>13,264105</text:p>
          </table:table-cell>
          <table:table-cell office:value-type="float" office:value="8.5836729999999992" table:style-name="ce2">
            <text:p>8,583673</text:p>
          </table:table-cell>
          <table:table-cell office:value-type="float" office:value="8.3154059999999994" table:style-name="ce2">
            <text:p>8,315406</text:p>
          </table:table-cell>
          <table:table-cell office:value-type="float" office:value="-3.5731801999999999" table:style-name="ce2">
            <text:p>-3,5731802</text:p>
          </table:table-cell>
          <table:table-cell office:value-type="float" office:value="-0.83320360000000004" table:style-name="ce2">
            <text:p>-0,8332036</text:p>
          </table:table-cell>
          <table:table-cell office:value-type="float" office:value="-9.4625690000000002" table:style-name="ce2">
            <text:p>-9,462569</text:p>
          </table:table-cell>
          <table:table-cell table:style-name="ce1"/>
          <table:table-cell office:value-type="float" office:value="1.4799997" table:style-name="ce2">
            <text:p>1,4799997</text:p>
          </table:table-cell>
          <table:table-cell office:value-type="float" office:value="13.264132" table:style-name="ce2">
            <text:p>13,264132</text:p>
          </table:table-cell>
          <table:table-cell office:value-type="float" office:value="8.5840449999999997" table:style-name="ce2">
            <text:p>8,584045</text:p>
          </table:table-cell>
          <table:table-cell office:value-type="float" office:value="8.3153930000000003" table:style-name="ce2">
            <text:p>8,315393</text:p>
          </table:table-cell>
          <table:table-cell office:value-type="float" office:value="-3.5732192999999999" table:style-name="ce2">
            <text:p>-3,5732193</text:p>
          </table:table-cell>
          <table:table-cell office:value-type="float" office:value="-0.83153940000000004" table:style-name="ce2">
            <text:p>-0,8315394</text:p>
          </table:table-cell>
          <table:table-cell office:value-type="float" office:value="-9.4436780000000002" table:style-name="ce2">
            <text:p>-9,443678</text:p>
          </table:table-cell>
          <table:table-cell table:style-name="ce1"/>
          <table:table-cell office:value-type="float" office:value="1.4799997" table:style-name="ce2">
            <text:p>1,4799997</text:p>
          </table:table-cell>
          <table:table-cell office:value-type="float" office:value="13.264133724426538" table:formula="of:=((([.AX$3]*[.AX$8]*COS([.AX$9]))/[.AX$6])*(1-EXP(((-[.AX$6])*[.AO42])/[.AX$8])))" table:style-name="ce1">
            <text:p>13,26413372</text:p>
          </table:table-cell>
          <table:table-cell office:value-type="float" office:value="8.5746593092406158" table:formula="of:=([.AX$8]/[.AX$6])*([.AX$3]*SIN([.AX$9])+[.AX$8])*(1-EXP(((-[.AX$6])*[.AO42])/[.AX$8]))-([.AX$8]*[.AO42])+[.AX$4]" table:style-name="ce1">
            <text:p>8,574659309</text:p>
          </table:table-cell>
          <table:table-cell office:value-type="float" office:value="8.3154007728554369" table:formula="of:=[.AX$3]*COS([.AX$9])*EXP(((-[.AX$6])*[.AO42])/[.AX$8])" table:style-name="ce1">
            <text:p>8,315400773</text:p>
          </table:table-cell>
          <table:table-cell office:value-type="float" office:value="-3.5855963411393947" table:formula="of:=[.AX$3]*SIN([.AX$9])*EXP(((-[.AX$6])*[.AO42])/[.AX$8])-[.AX$8]*(1-EXP(((-[.AX$6])*[.AO42])/[.AX$8]))" table:style-name="ce1">
            <text:p>-3,585596341</text:p>
          </table:table-cell>
          <table:table-cell office:value-type="float" office:value="-0.8315400772855438" table:formula="of:=(-[.AX$6])*([.AR42]/[.AX$8])" table:style-name="ce1">
            <text:p>-0,831540077</text:p>
          </table:table-cell>
          <table:table-cell office:value-type="float" office:value="-9.4514403658860608" table:formula="of:=(-[.AX$6])*(1+([.AS42]/[.AX$8]))" table:style-name="ce1">
            <text:p>-9,451440366</text:p>
          </table:table-cell>
          <table:table-cell table:number-columns-repeated="16337"/>
        </table:table-row>
        <table:table-row table:style-name="ro1">
          <table:table-cell office:value-type="float" office:value="1.5199996" table:style-name="ce2">
            <text:p>1,5199996</text:p>
          </table:table-cell>
          <table:table-cell office:value-type="float" office:value="13.621328" table:style-name="ce2">
            <text:p>13,621328</text:p>
          </table:table-cell>
          <table:table-cell office:value-type="float" office:value="8.7202369999999991" table:style-name="ce2">
            <text:p>8,720237</text:p>
          </table:table-cell>
          <table:table-cell office:value-type="float" office:value="8.2796789999999998" table:style-name="ce2">
            <text:p>8,279679</text:p>
          </table:table-cell>
          <table:table-cell office:value-type="float" office:value="-3.9788766" table:style-name="ce2">
            <text:p>-3,9788766</text:p>
          </table:table-cell>
          <table:table-cell office:value-type="float" office:value="-0.83129310000000001" table:style-name="ce2">
            <text:p>-0,8312931</text:p>
          </table:table-cell>
          <table:table-cell office:value-type="float" office:value="-9.4408750000000001" table:style-name="ce2">
            <text:p>-9,440875</text:p>
          </table:table-cell>
          <table:table-cell table:style-name="ce1"/>
          <table:table-cell office:value-type="float" office:value="1.5199996" table:style-name="ce2">
            <text:p>1,5199996</text:p>
          </table:table-cell>
          <table:table-cell office:value-type="float" office:value="13.566844" table:style-name="ce2">
            <text:p>13,566844</text:p>
          </table:table-cell>
          <table:table-cell office:value-type="float" office:value="8.1014560000000007" table:style-name="ce2">
            <text:p>8,101456</text:p>
          </table:table-cell>
          <table:table-cell office:value-type="float" office:value="8.2796789999999998" table:style-name="ce2">
            <text:p>8,279679</text:p>
          </table:table-cell>
          <table:table-cell office:value-type="float" office:value="-3.9788766" table:style-name="ce2">
            <text:p>-3,9788766</text:p>
          </table:table-cell>
          <table:table-cell office:value-type="float" office:value="-0.83129310000000001" table:style-name="ce2">
            <text:p>-0,8312931</text:p>
          </table:table-cell>
          <table:table-cell office:value-type="float" office:value="-9.4408750000000001" table:style-name="ce2">
            <text:p>-9,440875</text:p>
          </table:table-cell>
          <table:table-cell table:style-name="ce1"/>
          <table:table-cell office:value-type="float" office:value="1.5199996" table:style-name="ce2">
            <text:p>1,5199996</text:p>
          </table:table-cell>
          <table:table-cell office:value-type="float" office:value="13.594086000000001" table:style-name="ce2">
            <text:p>13,594086</text:p>
          </table:table-cell>
          <table:table-cell office:value-type="float" office:value="8.4108440000000009" table:style-name="ce2">
            <text:p>8,410844</text:p>
          </table:table-cell>
          <table:table-cell office:value-type="float" office:value="8.2796789999999998" table:style-name="ce2">
            <text:p>8,279679</text:p>
          </table:table-cell>
          <table:table-cell office:value-type="float" office:value="-3.9788766" table:style-name="ce2">
            <text:p>-3,9788766</text:p>
          </table:table-cell>
          <table:table-cell office:value-type="float" office:value="-0.83129310000000001" table:style-name="ce2">
            <text:p>-0,8312931</text:p>
          </table:table-cell>
          <table:table-cell office:value-type="float" office:value="-9.4408750000000001" table:style-name="ce2">
            <text:p>-9,440875</text:p>
          </table:table-cell>
          <table:table-cell table:style-name="ce1"/>
          <table:table-cell office:value-type="float" office:value="1.5199996" table:style-name="ce2">
            <text:p>1,5199996</text:p>
          </table:table-cell>
          <table:table-cell office:value-type="float" office:value="13.596056000000001" table:style-name="ce2">
            <text:p>13,596056</text:p>
          </table:table-cell>
          <table:table-cell office:value-type="float" office:value="8.4331899999999997" table:style-name="ce2">
            <text:p>8,43319</text:p>
          </table:table-cell>
          <table:table-cell office:value-type="float" office:value="8.2822099999999992" table:style-name="ce2">
            <text:p>8,28221</text:p>
          </table:table-cell>
          <table:table-cell office:value-type="float" office:value="-3.9501719999999998" table:style-name="ce2">
            <text:p>-3,950172</text:p>
          </table:table-cell>
          <table:table-cell office:value-type="float" office:value="-0.82987750000000005" table:style-name="ce2">
            <text:p>-0,8298775</text:p>
          </table:table-cell>
          <table:table-cell office:value-type="float" office:value="-9.4247940000000003" table:style-name="ce2">
            <text:p>-9,424794</text:p>
          </table:table-cell>
          <table:table-cell table:style-name="ce1"/>
          <table:table-cell office:value-type="float" office:value="1.5199996" table:style-name="ce2">
            <text:p>1,5199996</text:p>
          </table:table-cell>
          <table:table-cell office:value-type="float" office:value="13.596083999999999" table:style-name="ce2">
            <text:p>13,596084</text:p>
          </table:table-cell>
          <table:table-cell office:value-type="float" office:value="8.4335710000000006" table:style-name="ce2">
            <text:p>8,433571</text:p>
          </table:table-cell>
          <table:table-cell office:value-type="float" office:value="8.282197" table:style-name="ce2">
            <text:p>8,282197</text:p>
          </table:table-cell>
          <table:table-cell office:value-type="float" office:value="-3.9502117999999999" table:style-name="ce2">
            <text:p>-3,9502118</text:p>
          </table:table-cell>
          <table:table-cell office:value-type="float" office:value="-0.82821982999999999" table:style-name="ce2">
            <text:p>-0,82821983</text:p>
          </table:table-cell>
          <table:table-cell office:value-type="float" office:value="-9.4059779999999993" table:style-name="ce2">
            <text:p>-9,405978</text:p>
          </table:table-cell>
          <table:table-cell table:style-name="ce1"/>
          <table:table-cell office:value-type="float" office:value="1.5199996" table:style-name="ce2">
            <text:p>1,5199996</text:p>
          </table:table-cell>
          <table:table-cell office:value-type="float" office:value="13.596084581148176" table:formula="of:=((([.AX$3]*[.AX$8]*COS([.AX$9]))/[.AX$6])*(1-EXP(((-[.AX$6])*[.AO43])/[.AX$8])))" table:style-name="ce1">
            <text:p>13,59608458</text:p>
          </table:table-cell>
          <table:table-cell office:value-type="float" office:value="8.4236847710550649" table:formula="of:=([.AX$8]/[.AX$6])*([.AX$3]*SIN([.AX$9])+[.AX$8])*(1-EXP(((-[.AX$6])*[.AO43])/[.AX$8]))-([.AX$8]*[.AO43])+[.AX$4]" table:style-name="ce1">
            <text:p>8,423684771</text:p>
          </table:table-cell>
          <table:table-cell office:value-type="float" office:value="8.2822056871832732" table:formula="of:=[.AX$3]*COS([.AX$9])*EXP(((-[.AX$6])*[.AO43])/[.AX$8])" table:style-name="ce1">
            <text:p>8,282205687</text:p>
          </table:table-cell>
          <table:table-cell office:value-type="float" office:value="-3.9628979063208405" table:formula="of:=[.AX$3]*SIN([.AX$9])*EXP(((-[.AX$6])*[.AO43])/[.AX$8])-[.AX$8]*(1-EXP(((-[.AX$6])*[.AO43])/[.AX$8]))" table:style-name="ce1">
            <text:p>-3,962897906</text:p>
          </table:table-cell>
          <table:table-cell office:value-type="float" office:value="-0.82822056871832739" table:formula="of:=(-[.AX$6])*([.AR43]/[.AX$8])" table:style-name="ce1">
            <text:p>-0,828220569</text:p>
          </table:table-cell>
          <table:table-cell office:value-type="float" office:value="-9.4137102093679168" table:formula="of:=(-[.AX$6])*(1+([.AS43]/[.AX$8]))" table:style-name="ce1">
            <text:p>-9,413710209</text:p>
          </table:table-cell>
          <table:table-cell table:number-columns-repeated="16337"/>
        </table:table-row>
        <table:table-row table:style-name="ro1">
          <table:table-cell office:value-type="float" office:value="1.5599996" table:style-name="ce2">
            <text:p>1,5599996</text:p>
          </table:table-cell>
          <table:table-cell office:value-type="float" office:value="13.952515999999999" table:style-name="ce2">
            <text:p>13,952516</text:p>
          </table:table-cell>
          <table:table-cell office:value-type="float" office:value="8.5610820000000007" table:style-name="ce2">
            <text:p>8,561082</text:p>
          </table:table-cell>
          <table:table-cell office:value-type="float" office:value="8.2465609999999998" table:style-name="ce2">
            <text:p>8,246561</text:p>
          </table:table-cell>
          <table:table-cell office:value-type="float" office:value="-4.3550009999999997" table:style-name="ce2">
            <text:p>-4,355001</text:p>
          </table:table-cell>
          <table:table-cell office:value-type="float" office:value="-0.82796800000000004" table:style-name="ce2">
            <text:p>-0,827968</text:p>
          </table:table-cell>
          <table:table-cell office:value-type="float" office:value="-9.4031120000000001" table:style-name="ce2">
            <text:p>-9,403112</text:p>
          </table:table-cell>
          <table:table-cell table:style-name="ce1"/>
          <table:table-cell office:value-type="float" office:value="1.5599996" table:style-name="ce2">
            <text:p>1,5599996</text:p>
          </table:table-cell>
          <table:table-cell office:value-type="float" office:value="13.896706999999999" table:style-name="ce2">
            <text:p>13,896707</text:p>
          </table:table-cell>
          <table:table-cell office:value-type="float" office:value="7.9272555999999996" table:style-name="ce2">
            <text:p>7,9272556</text:p>
          </table:table-cell>
          <table:table-cell office:value-type="float" office:value="8.2465609999999998" table:style-name="ce2">
            <text:p>8,246561</text:p>
          </table:table-cell>
          <table:table-cell office:value-type="float" office:value="-4.3550009999999997" table:style-name="ce2">
            <text:p>-4,355001</text:p>
          </table:table-cell>
          <table:table-cell office:value-type="float" office:value="-0.82796800000000004" table:style-name="ce2">
            <text:p>-0,827968</text:p>
          </table:table-cell>
          <table:table-cell office:value-type="float" office:value="-9.4031120000000001" table:style-name="ce2">
            <text:p>-9,403112</text:p>
          </table:table-cell>
          <table:table-cell table:style-name="ce1"/>
          <table:table-cell office:value-type="float" office:value="1.5599996" table:style-name="ce2">
            <text:p>1,5599996</text:p>
          </table:table-cell>
          <table:table-cell office:value-type="float" office:value="13.924609999999999" table:style-name="ce2">
            <text:p>13,92461</text:p>
          </table:table-cell>
          <table:table-cell office:value-type="float" office:value="8.2441659999999999" table:style-name="ce2">
            <text:p>8,244166</text:p>
          </table:table-cell>
          <table:table-cell office:value-type="float" office:value="8.2465609999999998" table:style-name="ce2">
            <text:p>8,246561</text:p>
          </table:table-cell>
          <table:table-cell office:value-type="float" office:value="-4.3550009999999997" table:style-name="ce2">
            <text:p>-4,355001</text:p>
          </table:table-cell>
          <table:table-cell office:value-type="float" office:value="-0.82796800000000004" table:style-name="ce2">
            <text:p>-0,827968</text:p>
          </table:table-cell>
          <table:table-cell office:value-type="float" office:value="-9.4031120000000001" table:style-name="ce2">
            <text:p>-9,403112</text:p>
          </table:table-cell>
          <table:table-cell table:style-name="ce1"/>
          <table:table-cell office:value-type="float" office:value="1.5599996" table:style-name="ce2">
            <text:p>1,5599996</text:p>
          </table:table-cell>
          <table:table-cell office:value-type="float" office:value="13.926681500000001" table:style-name="ce2">
            <text:p>13,9266815</text:p>
          </table:table-cell>
          <table:table-cell office:value-type="float" office:value="8.2676580000000008" table:style-name="ce2">
            <text:p>8,267658</text:p>
          </table:table-cell>
          <table:table-cell office:value-type="float" office:value="8.2491470000000007" table:style-name="ce2">
            <text:p>8,249147</text:p>
          </table:table-cell>
          <table:table-cell office:value-type="float" office:value="-4.3256589999999999" table:style-name="ce2">
            <text:p>-4,325659</text:p>
          </table:table-cell>
          <table:table-cell office:value-type="float" office:value="-0.82656459999999998" table:style-name="ce2">
            <text:p>-0,8265646</text:p>
          </table:table-cell>
          <table:table-cell office:value-type="float" office:value="-9.3871710000000004" table:style-name="ce2">
            <text:p>-9,387171</text:p>
          </table:table-cell>
          <table:table-cell table:style-name="ce1"/>
          <table:table-cell office:value-type="float" office:value="1.5599996" table:style-name="ce2">
            <text:p>1,5599996</text:p>
          </table:table-cell>
          <table:table-cell office:value-type="float" office:value="13.92671" table:style-name="ce2">
            <text:p>13,92671</text:p>
          </table:table-cell>
          <table:table-cell office:value-type="float" office:value="8.2680469999999993" table:style-name="ce2">
            <text:p>8,268047</text:p>
          </table:table-cell>
          <table:table-cell office:value-type="float" office:value="8.2491339999999997" table:style-name="ce2">
            <text:p>8,249134</text:p>
          </table:table-cell>
          <table:table-cell office:value-type="float" office:value="-4.3256993000000001" table:style-name="ce2">
            <text:p>-4,3256993</text:p>
          </table:table-cell>
          <table:table-cell office:value-type="float" office:value="-0.82491344" table:style-name="ce2">
            <text:p>-0,82491344</text:p>
          </table:table-cell>
          <table:table-cell office:value-type="float" office:value="-9.36843" table:style-name="ce2">
            <text:p>-9,36843</text:p>
          </table:table-cell>
          <table:table-cell table:style-name="ce1"/>
          <table:table-cell office:value-type="float" office:value="1.5599996" table:style-name="ce2">
            <text:p>1,5599996</text:p>
          </table:table-cell>
          <table:table-cell office:value-type="float" office:value="13.926711114733083" table:formula="of:=((([.AX$3]*[.AX$8]*COS([.AX$9]))/[.AX$6])*(1-EXP(((-[.AX$6])*[.AO44])/[.AX$8])))" table:style-name="ce1">
            <text:p>13,92671111</text:p>
          </table:table-cell>
          <table:table-cell office:value-type="float" office:value="8.2576479178924558" table:formula="of:=([.AX$8]/[.AX$6])*([.AX$3]*SIN([.AX$9])+[.AX$8])*(1-EXP(((-[.AX$6])*[.AO44])/[.AX$8]))-([.AX$8]*[.AO44])+[.AX$4]" table:style-name="ce1">
            <text:p>8,257647918</text:p>
          </table:table-cell>
          <table:table-cell office:value-type="float" office:value="8.2491430338247813" table:formula="of:=[.AX$3]*COS([.AX$9])*EXP(((-[.AX$6])*[.AO44])/[.AX$8])" table:style-name="ce1">
            <text:p>8,249143034</text:p>
          </table:table-cell>
          <table:table-cell office:value-type="float" office:value="-4.3386942210045767" table:formula="of:=[.AX$3]*SIN([.AX$9])*EXP(((-[.AX$6])*[.AO44])/[.AX$8])-[.AX$8]*(1-EXP(((-[.AX$6])*[.AO44])/[.AX$8]))" table:style-name="ce1">
            <text:p>-4,338694221</text:p>
          </table:table-cell>
          <table:table-cell office:value-type="float" office:value="-0.82491430338247818" table:formula="of:=(-[.AX$6])*([.AR44]/[.AX$8])" table:style-name="ce1">
            <text:p>-0,824914303</text:p>
          </table:table-cell>
          <table:table-cell office:value-type="float" office:value="-9.3761305778995432" table:formula="of:=(-[.AX$6])*(1+([.AS44]/[.AX$8]))" table:style-name="ce1">
            <text:p>-9,376130578</text:p>
          </table:table-cell>
          <table:table-cell table:number-columns-repeated="16337"/>
        </table:table-row>
        <table:table-row table:style-name="ro1">
          <table:table-cell office:value-type="float" office:value="1.5999995" table:style-name="ce2">
            <text:p>1,5999995</text:p>
          </table:table-cell>
          <table:table-cell office:value-type="float" office:value="14.282378" table:style-name="ce2">
            <text:p>14,282378</text:p>
          </table:table-cell>
          <table:table-cell office:value-type="float" office:value="8.3868819999999999" table:style-name="ce2">
            <text:p>8,386882</text:p>
          </table:table-cell>
          <table:table-cell office:value-type="float" office:value="8.2135739999999995" table:style-name="ce2">
            <text:p>8,213574</text:p>
          </table:table-cell>
          <table:table-cell office:value-type="float" office:value="-4.7296209999999999" table:style-name="ce2">
            <text:p>-4,729621</text:p>
          </table:table-cell>
          <table:table-cell office:value-type="float" office:value="-0.8246561" table:style-name="ce2">
            <text:p>-0,8246561</text:p>
          </table:table-cell>
          <table:table-cell office:value-type="float" office:value="-9.3654995000000003" table:style-name="ce2">
            <text:p>-9,3654995</text:p>
          </table:table-cell>
          <table:table-cell table:style-name="ce1"/>
          <table:table-cell office:value-type="float" office:value="1.5999995" table:style-name="ce2">
            <text:p>1,5999995</text:p>
          </table:table-cell>
          <table:table-cell office:value-type="float" office:value="14.225249" table:style-name="ce2">
            <text:p>14,225249</text:p>
          </table:table-cell>
          <table:table-cell office:value-type="float" office:value="7.7380709999999997" table:style-name="ce2">
            <text:p>7,738071</text:p>
          </table:table-cell>
          <table:table-cell office:value-type="float" office:value="8.2135739999999995" table:style-name="ce2">
            <text:p>8,213574</text:p>
          </table:table-cell>
          <table:table-cell office:value-type="float" office:value="-4.7296209999999999" table:style-name="ce2">
            <text:p>-4,729621</text:p>
          </table:table-cell>
          <table:table-cell office:value-type="float" office:value="-0.8246561" table:style-name="ce2">
            <text:p>-0,8246561</text:p>
          </table:table-cell>
          <table:table-cell office:value-type="float" office:value="-9.3654995000000003" table:style-name="ce2">
            <text:p>-9,3654995</text:p>
          </table:table-cell>
          <table:table-cell table:style-name="ce1"/>
          <table:table-cell office:value-type="float" office:value="1.5999995" table:style-name="ce2">
            <text:p>1,5999995</text:p>
          </table:table-cell>
          <table:table-cell office:value-type="float" office:value="14.253812999999999" table:style-name="ce2">
            <text:p>14,253813</text:p>
          </table:table-cell>
          <table:table-cell office:value-type="float" office:value="8.0624739999999999" table:style-name="ce2">
            <text:p>8,062474</text:p>
          </table:table-cell>
          <table:table-cell office:value-type="float" office:value="8.2135739999999995" table:style-name="ce2">
            <text:p>8,213574</text:p>
          </table:table-cell>
          <table:table-cell office:value-type="float" office:value="-4.7296209999999999" table:style-name="ce2">
            <text:p>-4,729621</text:p>
          </table:table-cell>
          <table:table-cell office:value-type="float" office:value="-0.8246561" table:style-name="ce2">
            <text:p>-0,8246561</text:p>
          </table:table-cell>
          <table:table-cell office:value-type="float" office:value="-9.3654995000000003" table:style-name="ce2">
            <text:p>-9,3654995</text:p>
          </table:table-cell>
          <table:table-cell table:style-name="ce1"/>
          <table:table-cell office:value-type="float" office:value="1.5999995" table:style-name="ce2">
            <text:p>1,5999995</text:p>
          </table:table-cell>
          <table:table-cell office:value-type="float" office:value="14.255986999999999" table:style-name="ce2">
            <text:p>14,255987</text:p>
          </table:table-cell>
          <table:table-cell office:value-type="float" office:value="8.0871370000000002" table:style-name="ce2">
            <text:p>8,087137</text:p>
          </table:table-cell>
          <table:table-cell office:value-type="float" office:value="8.2162170000000003" table:style-name="ce2">
            <text:p>8,216217</text:p>
          </table:table-cell>
          <table:table-cell office:value-type="float" office:value="-4.6996465000000001" table:style-name="ce2">
            <text:p>-4,6996465</text:p>
          </table:table-cell>
          <table:table-cell office:value-type="float" office:value="-0.82326489999999997" table:style-name="ce2">
            <text:p>-0,8232649</text:p>
          </table:table-cell>
          <table:table-cell office:value-type="float" office:value="-9.3496970000000008" table:style-name="ce2">
            <text:p>-9,349697</text:p>
          </table:table-cell>
          <table:table-cell table:style-name="ce1"/>
          <table:table-cell office:value-type="float" office:value="1.5999995" table:style-name="ce2">
            <text:p>1,5999995</text:p>
          </table:table-cell>
          <table:table-cell office:value-type="float" office:value="14.256017" table:style-name="ce2">
            <text:p>14,256017</text:p>
          </table:table-cell>
          <table:table-cell office:value-type="float" office:value="8.0875350000000008" table:style-name="ce2">
            <text:p>8,087535</text:p>
          </table:table-cell>
          <table:table-cell office:value-type="float" office:value="8.2162030000000001" table:style-name="ce2">
            <text:p>8,216203</text:p>
          </table:table-cell>
          <table:table-cell office:value-type="float" office:value="-4.6996874999999996" table:style-name="ce2">
            <text:p>-4,6996875</text:p>
          </table:table-cell>
          <table:table-cell office:value-type="float" office:value="-0.82162040000000003" table:style-name="ce2">
            <text:p>-0,8216204</text:p>
          </table:table-cell>
          <table:table-cell office:value-type="float" office:value="-9.3310309999999994" table:style-name="ce2">
            <text:p>-9,331031</text:p>
          </table:table-cell>
          <table:table-cell table:style-name="ce1"/>
          <table:table-cell office:value-type="float" office:value="1.5999995" table:style-name="ce2">
            <text:p>1,5999995</text:p>
          </table:table-cell>
          <table:table-cell office:value-type="float" office:value="14.256016962051515" table:formula="of:=((([.AX$3]*[.AX$8]*COS([.AX$9]))/[.AX$6])*(1-EXP(((-[.AX$6])*[.AO45])/[.AX$8])))" table:style-name="ce1">
            <text:p>14,25601696</text:p>
          </table:table-cell>
          <table:table-cell office:value-type="float" office:value="8.0766097071016816" table:formula="of:=([.AX$8]/[.AX$6])*([.AX$3]*SIN([.AX$9])+[.AX$8])*(1-EXP(((-[.AX$6])*[.AO45])/[.AX$8]))-([.AX$8]*[.AO45])+[.AX$4]" table:style-name="ce1">
            <text:p>8,076609707</text:p>
          </table:table-cell>
          <table:table-cell office:value-type="float" office:value="8.2162124490929394" table:formula="of:=[.AX$3]*COS([.AX$9])*EXP(((-[.AX$6])*[.AO45])/[.AX$8])" table:style-name="ce1">
            <text:p>8,216212449</text:p>
          </table:table-cell>
          <table:table-cell office:value-type="float" office:value="-4.7129894189255026" table:formula="of:=[.AX$3]*SIN([.AX$9])*EXP(((-[.AX$6])*[.AO45])/[.AX$8])-[.AX$8]*(1-EXP(((-[.AX$6])*[.AO45])/[.AX$8]))" table:style-name="ce1">
            <text:p>-4,712989419</text:p>
          </table:table-cell>
          <table:table-cell office:value-type="float" office:value="-0.82162124490929411" table:formula="of:=(-[.AX$6])*([.AR45]/[.AX$8])" table:style-name="ce1">
            <text:p>-0,821621245</text:p>
          </table:table-cell>
          <table:table-cell office:value-type="float" office:value="-9.3387010581074499" table:formula="of:=(-[.AX$6])*(1+([.AS45]/[.AX$8]))" table:style-name="ce1">
            <text:p>-9,338701058</text:p>
          </table:table-cell>
          <table:table-cell table:number-columns-repeated="8"/>
          <table:table-cell table:style-name="ce1">
            <draw:frame draw:z-index="4" draw:id="id3" draw:style-name="a3" draw:name="Gráfico 5" svg:x="0.01562in" svg:y="0.00521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28"/>
        </table:table-row>
        <table:table-row table:style-name="ro1">
          <table:table-cell office:value-type="float" office:value="1.6399995000000001" table:style-name="ce2">
            <text:p>1,6399995</text:p>
          </table:table-cell>
          <table:table-cell office:value-type="float" office:value="14.610920999999999" table:style-name="ce2">
            <text:p>14,610921</text:p>
          </table:table-cell>
          <table:table-cell office:value-type="float" office:value="8.1976969999999998" table:style-name="ce2">
            <text:p>8,197697</text:p>
          </table:table-cell>
          <table:table-cell office:value-type="float" office:value="8.1807200000000009" table:style-name="ce2">
            <text:p>8,18072</text:p>
          </table:table-cell>
          <table:table-cell office:value-type="float" office:value="-5.1027420000000001" table:style-name="ce2">
            <text:p>-5,102742</text:p>
          </table:table-cell>
          <table:table-cell office:value-type="float" office:value="-0.82135740000000002" table:style-name="ce2">
            <text:p>-0,8213574</text:p>
          </table:table-cell>
          <table:table-cell office:value-type="float" office:value="-9.3280370000000001" table:style-name="ce2">
            <text:p>-9,328037</text:p>
          </table:table-cell>
          <table:table-cell table:style-name="ce1"/>
          <table:table-cell office:value-type="float" office:value="1.6399995000000001" table:style-name="ce2">
            <text:p>1,6399995</text:p>
          </table:table-cell>
          <table:table-cell office:value-type="float" office:value="14.552478000000001" table:style-name="ce2">
            <text:p>14,552478</text:p>
          </table:table-cell>
          <table:table-cell office:value-type="float" office:value="7.5339612999999996" table:style-name="ce2">
            <text:p>7,5339613</text:p>
          </table:table-cell>
          <table:table-cell office:value-type="float" office:value="8.1807200000000009" table:style-name="ce2">
            <text:p>8,18072</text:p>
          </table:table-cell>
          <table:table-cell office:value-type="float" office:value="-5.1027420000000001" table:style-name="ce2">
            <text:p>-5,102742</text:p>
          </table:table-cell>
          <table:table-cell office:value-type="float" office:value="-0.82135740000000002" table:style-name="ce2">
            <text:p>-0,8213574</text:p>
          </table:table-cell>
          <table:table-cell office:value-type="float" office:value="-9.3280370000000001" table:style-name="ce2">
            <text:p>-9,328037</text:p>
          </table:table-cell>
          <table:table-cell table:style-name="ce1"/>
          <table:table-cell office:value-type="float" office:value="1.6399995000000001" table:style-name="ce2">
            <text:p>1,6399995</text:p>
          </table:table-cell>
          <table:table-cell office:value-type="float" office:value="14.581697999999999" table:style-name="ce2">
            <text:p>14,581698</text:p>
          </table:table-cell>
          <table:table-cell office:value-type="float" office:value="7.8658270000000003" table:style-name="ce2">
            <text:p>7,865827</text:p>
          </table:table-cell>
          <table:table-cell office:value-type="float" office:value="8.1807200000000009" table:style-name="ce2">
            <text:p>8,18072</text:p>
          </table:table-cell>
          <table:table-cell office:value-type="float" office:value="-5.1027420000000001" table:style-name="ce2">
            <text:p>-5,102742</text:p>
          </table:table-cell>
          <table:table-cell office:value-type="float" office:value="-0.82135740000000002" table:style-name="ce2">
            <text:p>-0,8213574</text:p>
          </table:table-cell>
          <table:table-cell office:value-type="float" office:value="-9.3280370000000001" table:style-name="ce2">
            <text:p>-9,328037</text:p>
          </table:table-cell>
          <table:table-cell table:style-name="ce1"/>
          <table:table-cell office:value-type="float" office:value="1.6399995000000001" table:style-name="ce2">
            <text:p>1,6399995</text:p>
          </table:table-cell>
          <table:table-cell office:value-type="float" office:value="14.583978999999999" table:style-name="ce2">
            <text:p>14,583979</text:p>
          </table:table-cell>
          <table:table-cell office:value-type="float" office:value="7.8916864000000002" table:style-name="ce2">
            <text:p>7,8916864</text:p>
          </table:table-cell>
          <table:table-cell office:value-type="float" office:value="8.1834179999999996" table:style-name="ce2">
            <text:p>8,183418</text:p>
          </table:table-cell>
          <table:table-cell office:value-type="float" office:value="-5.0721410000000002" table:style-name="ce2">
            <text:p>-5,072141</text:p>
          </table:table-cell>
          <table:table-cell office:value-type="float" office:value="-0.81997850000000005" table:style-name="ce2">
            <text:p>-0,8199785</text:p>
          </table:table-cell>
          <table:table-cell office:value-type="float" office:value="-9.3123729999999991" table:style-name="ce2">
            <text:p>-9,312373</text:p>
          </table:table-cell>
          <table:table-cell table:style-name="ce1"/>
          <table:table-cell office:value-type="float" office:value="1.6399995000000001" table:style-name="ce2">
            <text:p>1,6399995</text:p>
          </table:table-cell>
          <table:table-cell office:value-type="float" office:value="14.584008000000001" table:style-name="ce2">
            <text:p>14,584008</text:p>
          </table:table-cell>
          <table:table-cell office:value-type="float" office:value="7.8920927000000001" table:style-name="ce2">
            <text:p>7,8920927</text:p>
          </table:table-cell>
          <table:table-cell office:value-type="float" office:value="8.1834030000000002" table:style-name="ce2">
            <text:p>8,183403</text:p>
          </table:table-cell>
          <table:table-cell office:value-type="float" office:value="-5.0721829999999999" table:style-name="ce2">
            <text:p>-5,072183</text:p>
          </table:table-cell>
          <table:table-cell office:value-type="float" office:value="-0.81834039999999997" table:style-name="ce2">
            <text:p>-0,8183404</text:p>
          </table:table-cell>
          <table:table-cell office:value-type="float" office:value="-9.2937809999999992" table:style-name="ce2">
            <text:p>-9,293781</text:p>
          </table:table-cell>
          <table:table-cell table:style-name="ce1"/>
          <table:table-cell office:value-type="float" office:value="1.6399995000000001" table:style-name="ce2">
            <text:p>1,6399995</text:p>
          </table:table-cell>
          <table:table-cell office:value-type="float" office:value="14.584009038539596" table:formula="of:=((([.AX$3]*[.AX$8]*COS([.AX$9]))/[.AX$6])*(1-EXP(((-[.AX$6])*[.AO46])/[.AX$8])))" table:style-name="ce1">
            <text:p>14,58400904</text:p>
          </table:table-cell>
          <table:table-cell office:value-type="float" office:value="7.8806291208259154" table:formula="of:=([.AX$8]/[.AX$6])*([.AX$3]*SIN([.AX$9])+[.AX$8])*(1-EXP(((-[.AX$6])*[.AO46])/[.AX$8]))-([.AX$8]*[.AO46])+[.AX$4]" table:style-name="ce1">
            <text:p>7,880629121</text:p>
          </table:table-cell>
          <table:table-cell office:value-type="float" office:value="8.1834132414441303" table:formula="of:=[.AX$3]*COS([.AX$9])*EXP(((-[.AX$6])*[.AO46])/[.AX$8])" table:style-name="ce1">
            <text:p>8,183413241</text:p>
          </table:table-cell>
          <table:table-cell office:value-type="float" office:value="-5.0857913602979234" table:formula="of:=[.AX$3]*SIN([.AX$9])*EXP(((-[.AX$6])*[.AO46])/[.AX$8])-[.AX$8]*(1-EXP(((-[.AX$6])*[.AO46])/[.AX$8]))" table:style-name="ce1">
            <text:p>-5,08579136</text:p>
          </table:table-cell>
          <table:table-cell office:value-type="float" office:value="-0.81834132414441307" table:formula="of:=(-[.AX$6])*([.AR46]/[.AX$8])" table:style-name="ce1">
            <text:p>-0,818341324</text:p>
          </table:table-cell>
          <table:table-cell office:value-type="float" office:value="-9.3014208639702076" table:formula="of:=(-[.AX$6])*(1+([.AS46]/[.AX$8]))" table:style-name="ce1">
            <text:p>-9,301420864</text:p>
          </table:table-cell>
          <table:table-cell table:number-columns-repeated="16337"/>
        </table:table-row>
        <table:table-row table:style-name="ro1">
          <table:table-cell office:value-type="float" office:value="1.6799995000000001" table:style-name="ce2">
            <text:p>1,6799995</text:p>
          </table:table-cell>
          <table:table-cell office:value-type="float" office:value="14.938148999999999" table:style-name="ce2">
            <text:p>14,938149</text:p>
          </table:table-cell>
          <table:table-cell office:value-type="float" office:value="7.9935869999999998" table:style-name="ce2">
            <text:p>7,993587</text:p>
          </table:table-cell>
          <table:table-cell office:value-type="float" office:value="8.1479979999999994" table:style-name="ce2">
            <text:p>8,147998</text:p>
          </table:table-cell>
          <table:table-cell office:value-type="float" office:value="-5.4743713999999999" table:style-name="ce2">
            <text:p>-5,4743714</text:p>
          </table:table-cell>
          <table:table-cell office:value-type="float" office:value="-0.81807200000000002" table:style-name="ce2">
            <text:p>-0,818072</text:p>
          </table:table-cell>
          <table:table-cell office:value-type="float" office:value="-9.2907259999999994" table:style-name="ce2">
            <text:p>-9,290726</text:p>
          </table:table-cell>
          <table:table-cell table:style-name="ce1"/>
          <table:table-cell office:value-type="float" office:value="1.6799995000000001" table:style-name="ce2">
            <text:p>1,6799995</text:p>
          </table:table-cell>
          <table:table-cell office:value-type="float" office:value="14.878398000000001" table:style-name="ce2">
            <text:p>14,878398</text:p>
          </table:table-cell>
          <table:table-cell office:value-type="float" office:value="7.3149860000000002" table:style-name="ce2">
            <text:p>7,314986</text:p>
          </table:table-cell>
          <table:table-cell office:value-type="float" office:value="8.1479979999999994" table:style-name="ce2">
            <text:p>8,147998</text:p>
          </table:table-cell>
          <table:table-cell office:value-type="float" office:value="-5.4743713999999999" table:style-name="ce2">
            <text:p>-5,4743714</text:p>
          </table:table-cell>
          <table:table-cell office:value-type="float" office:value="-0.81807200000000002" table:style-name="ce2">
            <text:p>-0,818072</text:p>
          </table:table-cell>
          <table:table-cell office:value-type="float" office:value="-9.2907259999999994" table:style-name="ce2">
            <text:p>-9,290726</text:p>
          </table:table-cell>
          <table:table-cell table:style-name="ce1"/>
          <table:table-cell office:value-type="float" office:value="1.6799995000000001" table:style-name="ce2">
            <text:p>1,6799995</text:p>
          </table:table-cell>
          <table:table-cell office:value-type="float" office:value="14.908272999999999" table:style-name="ce2">
            <text:p>14,908273</text:p>
          </table:table-cell>
          <table:table-cell office:value-type="float" office:value="7.6542849999999998" table:style-name="ce2">
            <text:p>7,654285</text:p>
          </table:table-cell>
          <table:table-cell office:value-type="float" office:value="8.1479979999999994" table:style-name="ce2">
            <text:p>8,147998</text:p>
          </table:table-cell>
          <table:table-cell office:value-type="float" office:value="-5.4743713999999999" table:style-name="ce2">
            <text:p>-5,4743714</text:p>
          </table:table-cell>
          <table:table-cell office:value-type="float" office:value="-0.81807200000000002" table:style-name="ce2">
            <text:p>-0,818072</text:p>
          </table:table-cell>
          <table:table-cell office:value-type="float" office:value="-9.2907259999999994" table:style-name="ce2">
            <text:p>-9,290726</text:p>
          </table:table-cell>
          <table:table-cell table:style-name="ce1"/>
          <table:table-cell office:value-type="float" office:value="1.6799995000000001" table:style-name="ce2">
            <text:p>1,6799995</text:p>
          </table:table-cell>
          <table:table-cell office:value-type="float" office:value="14.910660999999999" table:style-name="ce2">
            <text:p>14,910661</text:p>
          </table:table-cell>
          <table:table-cell office:value-type="float" office:value="7.6813659999999997" table:style-name="ce2">
            <text:p>7,681366</text:p>
          </table:table-cell>
          <table:table-cell office:value-type="float" office:value="8.1507500000000004" table:style-name="ce2">
            <text:p>8,15075</text:p>
          </table:table-cell>
          <table:table-cell office:value-type="float" office:value="-5.443149" table:style-name="ce2">
            <text:p>-5,443149</text:p>
          </table:table-cell>
          <table:table-cell office:value-type="float" office:value="-0.81670516999999998" table:style-name="ce2">
            <text:p>-0,81670517</text:p>
          </table:table-cell>
          <table:table-cell office:value-type="float" office:value="-9.2751979999999996" table:style-name="ce2">
            <text:p>-9,275198</text:p>
          </table:table-cell>
          <table:table-cell table:style-name="ce1"/>
          <table:table-cell office:value-type="float" office:value="1.6799995000000001" table:style-name="ce2">
            <text:p>1,6799995</text:p>
          </table:table-cell>
          <table:table-cell office:value-type="float" office:value="14.910690000000001" table:style-name="ce2">
            <text:p>14,91069</text:p>
          </table:table-cell>
          <table:table-cell office:value-type="float" office:value="7.6817802999999998" table:style-name="ce2">
            <text:p>7,6817803</text:p>
          </table:table-cell>
          <table:table-cell office:value-type="float" office:value="8.1507349999999992" table:style-name="ce2">
            <text:p>8,150735</text:p>
          </table:table-cell>
          <table:table-cell office:value-type="float" office:value="-5.4431915000000002" table:style-name="ce2">
            <text:p>-5,4431915</text:p>
          </table:table-cell>
          <table:table-cell office:value-type="float" office:value="-0.81507350000000001" table:style-name="ce2">
            <text:p>-0,8150735</text:p>
          </table:table-cell>
          <table:table-cell office:value-type="float" office:value="-9.2566804999999999" table:style-name="ce2">
            <text:p>-9,2566805</text:p>
          </table:table-cell>
          <table:table-cell table:style-name="ce1"/>
          <table:table-cell office:value-type="float" office:value="1.6799995000000001" table:style-name="ce2">
            <text:p>1,6799995</text:p>
          </table:table-cell>
          <table:table-cell office:value-type="float" office:value="14.910691767163261" table:formula="of:=((([.AX$3]*[.AX$8]*COS([.AX$9]))/[.AX$6])*(1-EXP(((-[.AX$6])*[.AO47])/[.AX$8])))" table:style-name="ce1">
            <text:p>14,91069177</text:p>
          </table:table-cell>
          <table:table-cell office:value-type="float" office:value="7.6697662413248224" table:formula="of:=([.AX$8]/[.AX$6])*([.AX$3]*SIN([.AX$9])+[.AX$8])*(1-EXP(((-[.AX$6])*[.AO47])/[.AX$8]))-([.AX$8]*[.AO47])+[.AX$4]" table:style-name="ce1">
            <text:p>7,669766241</text:p>
          </table:table-cell>
          <table:table-cell office:value-type="float" office:value="8.1507449685817637" table:formula="of:=[.AX$3]*COS([.AX$9])*EXP(((-[.AX$6])*[.AO47])/[.AX$8])" table:style-name="ce1">
            <text:p>8,150744969</text:p>
          </table:table-cell>
          <table:table-cell office:value-type="float" office:value="-5.4571050723478169" table:formula="of:=[.AX$3]*SIN([.AX$9])*EXP(((-[.AX$6])*[.AO47])/[.AX$8])-[.AX$8]*(1-EXP(((-[.AX$6])*[.AO47])/[.AX$8]))" table:style-name="ce1">
            <text:p>-5,457105072</text:p>
          </table:table-cell>
          <table:table-cell office:value-type="float" office:value="-0.81507449685817657" table:formula="of:=(-[.AX$6])*([.AR47]/[.AX$8])" table:style-name="ce1">
            <text:p>-0,815074497</text:p>
          </table:table-cell>
          <table:table-cell office:value-type="float" office:value="-9.2642894927652186" table:formula="of:=(-[.AX$6])*(1+([.AS47]/[.AX$8]))" table:style-name="ce1">
            <text:p>-9,264289493</text:p>
          </table:table-cell>
          <table:table-cell table:number-columns-repeated="16337"/>
        </table:table-row>
        <table:table-row table:style-name="ro1">
          <table:table-cell office:value-type="float" office:value="1.7199994000000001" table:style-name="ce2">
            <text:p>1,7199994</text:p>
          </table:table-cell>
          <table:table-cell office:value-type="float" office:value="15.26407" table:style-name="ce2">
            <text:p>15,26407</text:p>
          </table:table-cell>
          <table:table-cell office:value-type="float" office:value="7.7746120000000003" table:style-name="ce2">
            <text:p>7,774612</text:p>
          </table:table-cell>
          <table:table-cell office:value-type="float" office:value="8.1154060000000001" table:style-name="ce2">
            <text:p>8,115406</text:p>
          </table:table-cell>
          <table:table-cell office:value-type="float" office:value="-5.8445140000000002" table:style-name="ce2">
            <text:p>-5,844514</text:p>
          </table:table-cell>
          <table:table-cell office:value-type="float" office:value="-0.81479984999999999" table:style-name="ce2">
            <text:p>-0,81479985</text:p>
          </table:table-cell>
          <table:table-cell office:value-type="float" office:value="-9.2535629999999998" table:style-name="ce2">
            <text:p>-9,253563</text:p>
          </table:table-cell>
          <table:table-cell table:style-name="ce1"/>
          <table:table-cell office:value-type="float" office:value="1.7199994000000001" table:style-name="ce2">
            <text:p>1,7199994</text:p>
          </table:table-cell>
          <table:table-cell office:value-type="float" office:value="15.203014" table:style-name="ce2">
            <text:p>15,203014</text:p>
          </table:table-cell>
          <table:table-cell office:value-type="float" office:value="7.0812059999999999" table:style-name="ce2">
            <text:p>7,081206</text:p>
          </table:table-cell>
          <table:table-cell office:value-type="float" office:value="8.1154060000000001" table:style-name="ce2">
            <text:p>8,115406</text:p>
          </table:table-cell>
          <table:table-cell office:value-type="float" office:value="-5.8445140000000002" table:style-name="ce2">
            <text:p>-5,844514</text:p>
          </table:table-cell>
          <table:table-cell office:value-type="float" office:value="-0.81479984999999999" table:style-name="ce2">
            <text:p>-0,81479985</text:p>
          </table:table-cell>
          <table:table-cell office:value-type="float" office:value="-9.2535629999999998" table:style-name="ce2">
            <text:p>-9,253563</text:p>
          </table:table-cell>
          <table:table-cell table:style-name="ce1"/>
          <table:table-cell office:value-type="float" office:value="1.7199994000000001" table:style-name="ce2">
            <text:p>1,7199994</text:p>
          </table:table-cell>
          <table:table-cell office:value-type="float" office:value="15.233541000000001" table:style-name="ce2">
            <text:p>15,233541</text:p>
          </table:table-cell>
          <table:table-cell office:value-type="float" office:value="7.4279074999999999" table:style-name="ce2">
            <text:p>7,4279075</text:p>
          </table:table-cell>
          <table:table-cell office:value-type="float" office:value="8.1154060000000001" table:style-name="ce2">
            <text:p>8,115406</text:p>
          </table:table-cell>
          <table:table-cell office:value-type="float" office:value="-5.8445140000000002" table:style-name="ce2">
            <text:p>-5,844514</text:p>
          </table:table-cell>
          <table:table-cell office:value-type="float" office:value="-0.81479984999999999" table:style-name="ce2">
            <text:p>-0,81479985</text:p>
          </table:table-cell>
          <table:table-cell office:value-type="float" office:value="-9.2535629999999998" table:style-name="ce2">
            <text:p>-9,253563</text:p>
          </table:table-cell>
          <table:table-cell table:style-name="ce1"/>
          <table:table-cell office:value-type="float" office:value="1.7199994000000001" table:style-name="ce2">
            <text:p>1,7199994</text:p>
          </table:table-cell>
          <table:table-cell office:value-type="float" office:value="15.236038000000001" table:style-name="ce2">
            <text:p>15,236038</text:p>
          </table:table-cell>
          <table:table-cell office:value-type="float" office:value="7.4562344999999999" table:style-name="ce2">
            <text:p>7,4562345</text:p>
          </table:table-cell>
          <table:table-cell office:value-type="float" office:value="8.1182130000000008" table:style-name="ce2">
            <text:p>8,118213</text:p>
          </table:table-cell>
          <table:table-cell office:value-type="float" office:value="-5.8126759999999997" table:style-name="ce2">
            <text:p>-5,812676</text:p>
          </table:table-cell>
          <table:table-cell office:value-type="float" office:value="-0.81344490000000003" table:style-name="ce2">
            <text:p>-0,8134449</text:p>
          </table:table-cell>
          <table:table-cell office:value-type="float" office:value="-9.2381720000000005" table:style-name="ce2">
            <text:p>-9,238172</text:p>
          </table:table-cell>
          <table:table-cell table:style-name="ce1"/>
          <table:table-cell office:value-type="float" office:value="1.7199994000000001" table:style-name="ce2">
            <text:p>1,7199994</text:p>
          </table:table-cell>
          <table:table-cell office:value-type="float" office:value="15.236069000000001" table:style-name="ce2">
            <text:p>15,236069</text:p>
          </table:table-cell>
          <table:table-cell office:value-type="float" office:value="7.4566574000000001" table:style-name="ce2">
            <text:p>7,4566574</text:p>
          </table:table-cell>
          <table:table-cell office:value-type="float" office:value="8.1181964999999998" table:style-name="ce2">
            <text:p>8,1181965</text:p>
          </table:table-cell>
          <table:table-cell office:value-type="float" office:value="-5.8127193000000004" table:style-name="ce2">
            <text:p>-5,8127193</text:p>
          </table:table-cell>
          <table:table-cell office:value-type="float" office:value="-0.81181972999999996" table:style-name="ce2">
            <text:p>-0,81181973</text:p>
          </table:table-cell>
          <table:table-cell office:value-type="float" office:value="-9.2197274999999994" table:style-name="ce2">
            <text:p>-9,2197275</text:p>
          </table:table-cell>
          <table:table-cell table:style-name="ce1"/>
          <table:table-cell office:value-type="float" office:value="1.7199994000000001" table:style-name="ce2">
            <text:p>1,7199994</text:p>
          </table:table-cell>
          <table:table-cell office:value-type="float" office:value="15.236069563032414" table:formula="of:=((([.AX$3]*[.AX$8]*COS([.AX$9]))/[.AX$6])*(1-EXP(((-[.AX$6])*[.AO48])/[.AX$8])))" table:style-name="ce1">
            <text:p>15,23606956</text:p>
          </table:table-cell>
          <table:table-cell office:value-type="float" office:value="7.4440810615651571" table:formula="of:=([.AX$8]/[.AX$6])*([.AX$3]*SIN([.AX$9])+[.AX$8])*(1-EXP(((-[.AX$6])*[.AO48])/[.AX$8]))-([.AX$8]*[.AO48])+[.AX$4]" table:style-name="ce1">
            <text:p>7,444081062</text:p>
          </table:table-cell>
          <table:table-cell office:value-type="float" office:value="8.1182071889948482" table:formula="of:=[.AX$3]*COS([.AX$9])*EXP(((-[.AX$6])*[.AO48])/[.AX$8])" table:style-name="ce1">
            <text:p>8,118207189</text:p>
          </table:table-cell>
          <table:table-cell office:value-type="float" office:value="-5.8269355733718502" table:formula="of:=[.AX$3]*SIN([.AX$9])*EXP(((-[.AX$6])*[.AO48])/[.AX$8])-[.AX$8]*(1-EXP(((-[.AX$6])*[.AO48])/[.AX$8]))" table:style-name="ce1">
            <text:p>-5,826935573</text:p>
          </table:table-cell>
          <table:table-cell office:value-type="float" office:value="-0.81182071889948493" table:formula="of:=(-[.AX$6])*([.AR48]/[.AX$8])" table:style-name="ce1">
            <text:p>-0,811820719</text:p>
          </table:table-cell>
          <table:table-cell office:value-type="float" office:value="-9.2273064426628153" table:formula="of:=(-[.AX$6])*(1+([.AS48]/[.AX$8]))" table:style-name="ce1">
            <text:p>-9,227306443</text:p>
          </table:table-cell>
          <table:table-cell table:number-columns-repeated="16337"/>
        </table:table-row>
        <table:table-row table:style-name="ro1">
          <table:table-cell office:value-type="float" office:value="1.7599994000000001" table:style-name="ce2">
            <text:p>1,7599994</text:p>
          </table:table-cell>
          <table:table-cell office:value-type="float" office:value="15.588685999999999" table:style-name="ce2">
            <text:p>15,588686</text:p>
          </table:table-cell>
          <table:table-cell office:value-type="float" office:value="7.5408315999999997" table:style-name="ce2">
            <text:p>7,5408316</text:p>
          </table:table-cell>
          <table:table-cell office:value-type="float" office:value="8.0829450000000005" table:style-name="ce2">
            <text:p>8,082945</text:p>
          </table:table-cell>
          <table:table-cell office:value-type="float" office:value="-6.2131759999999998" table:style-name="ce2">
            <text:p>-6,213176</text:p>
          </table:table-cell>
          <table:table-cell office:value-type="float" office:value="-0.81154066000000002" table:style-name="ce2">
            <text:p>-0,81154066</text:p>
          </table:table-cell>
          <table:table-cell office:value-type="float" office:value="-9.2165479999999995" table:style-name="ce2">
            <text:p>-9,216548</text:p>
          </table:table-cell>
          <table:table-cell table:style-name="ce1"/>
          <table:table-cell office:value-type="float" office:value="1.7599994000000001" table:style-name="ce2">
            <text:p>1,7599994</text:p>
          </table:table-cell>
          <table:table-cell office:value-type="float" office:value="15.526332" table:style-name="ce2">
            <text:p>15,526332</text:p>
          </table:table-cell>
          <table:table-cell office:value-type="float" office:value="6.8326789999999997" table:style-name="ce2">
            <text:p>6,832679</text:p>
          </table:table-cell>
          <table:table-cell office:value-type="float" office:value="8.0829450000000005" table:style-name="ce2">
            <text:p>8,082945</text:p>
          </table:table-cell>
          <table:table-cell office:value-type="float" office:value="-6.2131759999999998" table:style-name="ce2">
            <text:p>-6,213176</text:p>
          </table:table-cell>
          <table:table-cell office:value-type="float" office:value="-0.81154066000000002" table:style-name="ce2">
            <text:p>-0,81154066</text:p>
          </table:table-cell>
          <table:table-cell office:value-type="float" office:value="-9.2165479999999995" table:style-name="ce2">
            <text:p>-9,216548</text:p>
          </table:table-cell>
          <table:table-cell table:style-name="ce1"/>
          <table:table-cell office:value-type="float" office:value="1.7599994000000001" table:style-name="ce2">
            <text:p>1,7599994</text:p>
          </table:table-cell>
          <table:table-cell office:value-type="float" office:value="15.5575075" table:style-name="ce2">
            <text:p>15,5575075</text:p>
          </table:table-cell>
          <table:table-cell office:value-type="float" office:value="7.1867536999999997" table:style-name="ce2">
            <text:p>7,1867537</text:p>
          </table:table-cell>
          <table:table-cell office:value-type="float" office:value="8.0829450000000005" table:style-name="ce2">
            <text:p>8,082945</text:p>
          </table:table-cell>
          <table:table-cell office:value-type="float" office:value="-6.2131759999999998" table:style-name="ce2">
            <text:p>-6,213176</text:p>
          </table:table-cell>
          <table:table-cell office:value-type="float" office:value="-0.81154066000000002" table:style-name="ce2">
            <text:p>-0,81154066</text:p>
          </table:table-cell>
          <table:table-cell office:value-type="float" office:value="-9.2165479999999995" table:style-name="ce2">
            <text:p>-9,216548</text:p>
          </table:table-cell>
          <table:table-cell table:style-name="ce1"/>
          <table:table-cell office:value-type="float" office:value="1.7599994000000001" table:style-name="ce2">
            <text:p>1,7599994</text:p>
          </table:table-cell>
          <table:table-cell office:value-type="float" office:value="15.560117999999999" table:style-name="ce2">
            <text:p>15,560118</text:p>
          </table:table-cell>
          <table:table-cell office:value-type="float" office:value="7.2163515" table:style-name="ce2">
            <text:p>7,2163515</text:p>
          </table:table-cell>
          <table:table-cell office:value-type="float" office:value="8.0858050000000006" table:style-name="ce2">
            <text:p>8,085805</text:p>
          </table:table-cell>
          <table:table-cell office:value-type="float" office:value="-6.1807274999999997" table:style-name="ce2">
            <text:p>-6,1807275</text:p>
          </table:table-cell>
          <table:table-cell office:value-type="float" office:value="-0.81019764999999999" table:style-name="ce2">
            <text:p>-0,81019765</text:p>
          </table:table-cell>
          <table:table-cell office:value-type="float" office:value="-9.2012929999999997" table:style-name="ce2">
            <text:p>-9,201293</text:p>
          </table:table-cell>
          <table:table-cell table:style-name="ce1"/>
          <table:table-cell office:value-type="float" office:value="1.7599994000000001" table:style-name="ce2">
            <text:p>1,7599994</text:p>
          </table:table-cell>
          <table:table-cell office:value-type="float" office:value="15.560148" table:style-name="ce2">
            <text:p>15,560148</text:p>
          </table:table-cell>
          <table:table-cell office:value-type="float" office:value="7.2167830000000004" table:style-name="ce2">
            <text:p>7,216783</text:p>
          </table:table-cell>
          <table:table-cell office:value-type="float" office:value="8.0857899999999994" table:style-name="ce2">
            <text:p>8,08579</text:p>
          </table:table-cell>
          <table:table-cell office:value-type="float" office:value="-6.1807723000000001" table:style-name="ce2">
            <text:p>-6,1807723</text:p>
          </table:table-cell>
          <table:table-cell office:value-type="float" office:value="-0.80857897000000001" table:style-name="ce2">
            <text:p>-0,80857897</text:p>
          </table:table-cell>
          <table:table-cell office:value-type="float" office:value="-9.1829219999999996" table:style-name="ce2">
            <text:p>-9,182922</text:p>
          </table:table-cell>
          <table:table-cell table:style-name="ce1"/>
          <table:table-cell office:value-type="float" office:value="1.7599994000000001" table:style-name="ce2">
            <text:p>1,7599994</text:p>
          </table:table-cell>
          <table:table-cell office:value-type="float" office:value="15.560149259093931" table:formula="of:=((([.AX$3]*[.AX$8]*COS([.AX$9]))/[.AX$6])*(1-EXP(((-[.AX$6])*[.AO49])/[.AX$8])))" table:style-name="ce1">
            <text:p>15,56014926</text:p>
          </table:table-cell>
          <table:table-cell office:value-type="float" office:value="7.203631626101668" table:formula="of:=([.AX$8]/[.AX$6])*([.AX$3]*SIN([.AX$9])+[.AX$8])*(1-EXP(((-[.AX$6])*[.AO49])/[.AX$8]))-([.AX$8]*[.AO49])+[.AX$4]" table:style-name="ce1">
            <text:p>7,203631626</text:p>
          </table:table-cell>
          <table:table-cell office:value-type="float" office:value="8.0857992193886972" table:formula="of:=[.AX$3]*COS([.AX$9])*EXP(((-[.AX$6])*[.AO49])/[.AX$8])" table:style-name="ce1">
            <text:p>8,085799219</text:p>
          </table:table-cell>
          <table:table-cell office:value-type="float" office:value="-6.1952906298255019" table:formula="of:=[.AX$3]*SIN([.AX$9])*EXP(((-[.AX$6])*[.AO49])/[.AX$8])-[.AX$8]*(1-EXP(((-[.AX$6])*[.AO49])/[.AX$8]))" table:style-name="ce1">
            <text:p>-6,19529063</text:p>
          </table:table-cell>
          <table:table-cell office:value-type="float" office:value="-0.80857992193886985" table:formula="of:=(-[.AX$6])*([.AR49]/[.AX$8])" table:style-name="ce1">
            <text:p>-0,808579922</text:p>
          </table:table-cell>
          <table:table-cell office:value-type="float" office:value="-9.1904709370174498" table:formula="of:=(-[.AX$6])*(1+([.AS49]/[.AX$8]))" table:style-name="ce1">
            <text:p>-9,190470937</text:p>
          </table:table-cell>
          <table:table-cell table:number-columns-repeated="16337"/>
        </table:table-row>
        <table:table-row table:style-name="ro1">
          <table:table-cell office:value-type="float" office:value="1.7999993999999999" table:style-name="ce2">
            <text:p>1,7999994</text:p>
          </table:table-cell>
          <table:table-cell office:value-type="float" office:value="15.912003500000001" table:style-name="ce2">
            <text:p>15,9120035</text:p>
          </table:table-cell>
          <table:table-cell office:value-type="float" office:value="7.2923045000000002" table:style-name="ce2">
            <text:p>7,2923045</text:p>
          </table:table-cell>
          <table:table-cell office:value-type="float" office:value="8.0506130000000002" table:style-name="ce2">
            <text:p>8,050613</text:p>
          </table:table-cell>
          <table:table-cell office:value-type="float" office:value="-6.5803633000000001" table:style-name="ce2">
            <text:p>-6,5803633</text:p>
          </table:table-cell>
          <table:table-cell office:value-type="float" office:value="-0.80829452999999996" table:style-name="ce2">
            <text:p>-0,80829453</text:p>
          </table:table-cell>
          <table:table-cell office:value-type="float" office:value="-9.1796819999999997" table:style-name="ce2">
            <text:p>-9,179682</text:p>
          </table:table-cell>
          <table:table-cell table:style-name="ce1"/>
          <table:table-cell office:value-type="float" office:value="1.7999993999999999" table:style-name="ce2">
            <text:p>1,7999994</text:p>
          </table:table-cell>
          <table:table-cell office:value-type="float" office:value="15.848356000000001" table:style-name="ce2">
            <text:p>15,848356</text:p>
          </table:table-cell>
          <table:table-cell office:value-type="float" office:value="6.569464" table:style-name="ce2">
            <text:p>6,569464</text:p>
          </table:table-cell>
          <table:table-cell office:value-type="float" office:value="8.0506130000000002" table:style-name="ce2">
            <text:p>8,050613</text:p>
          </table:table-cell>
          <table:table-cell office:value-type="float" office:value="-6.5803633000000001" table:style-name="ce2">
            <text:p>-6,5803633</text:p>
          </table:table-cell>
          <table:table-cell office:value-type="float" office:value="-0.80829452999999996" table:style-name="ce2">
            <text:p>-0,80829453</text:p>
          </table:table-cell>
          <table:table-cell office:value-type="float" office:value="-9.1796819999999997" table:style-name="ce2">
            <text:p>-9,179682</text:p>
          </table:table-cell>
          <table:table-cell table:style-name="ce1"/>
          <table:table-cell office:value-type="float" office:value="1.7999993999999999" table:style-name="ce2">
            <text:p>1,7999994</text:p>
          </table:table-cell>
          <table:table-cell office:value-type="float" office:value="15.880178000000001" table:style-name="ce2">
            <text:p>15,880178</text:p>
          </table:table-cell>
          <table:table-cell office:value-type="float" office:value="6.9308829999999997" table:style-name="ce2">
            <text:p>6,930883</text:p>
          </table:table-cell>
          <table:table-cell office:value-type="float" office:value="8.0506130000000002" table:style-name="ce2">
            <text:p>8,050613</text:p>
          </table:table-cell>
          <table:table-cell office:value-type="float" office:value="-6.5803633000000001" table:style-name="ce2">
            <text:p>-6,5803633</text:p>
          </table:table-cell>
          <table:table-cell office:value-type="float" office:value="-0.80829452999999996" table:style-name="ce2">
            <text:p>-0,80829453</text:p>
          </table:table-cell>
          <table:table-cell office:value-type="float" office:value="-9.1796819999999997" table:style-name="ce2">
            <text:p>-9,179682</text:p>
          </table:table-cell>
          <table:table-cell table:style-name="ce1"/>
          <table:table-cell office:value-type="float" office:value="1.7999993999999999" table:style-name="ce2">
            <text:p>1,7999994</text:p>
          </table:table-cell>
          <table:table-cell office:value-type="float" office:value="15.882903000000001" table:style-name="ce2">
            <text:p>15,882903</text:p>
          </table:table-cell>
          <table:table-cell office:value-type="float" office:value="6.9617763000000004" table:style-name="ce2">
            <text:p>6,9617763</text:p>
          </table:table-cell>
          <table:table-cell office:value-type="float" office:value="8.0535270000000008" table:style-name="ce2">
            <text:p>8,053527</text:p>
          </table:table-cell>
          <table:table-cell office:value-type="float" office:value="-6.5473100000000004" table:style-name="ce2">
            <text:p>-6,54731</text:p>
          </table:table-cell>
          <table:table-cell office:value-type="float" office:value="-0.8069634" table:style-name="ce2">
            <text:p>-0,8069634</text:p>
          </table:table-cell>
          <table:table-cell office:value-type="float" office:value="-9.1645610000000008" table:style-name="ce2">
            <text:p>-9,164561</text:p>
          </table:table-cell>
          <table:table-cell table:style-name="ce1"/>
          <table:table-cell office:value-type="float" office:value="1.7999993999999999" table:style-name="ce2">
            <text:p>1,7999994</text:p>
          </table:table-cell>
          <table:table-cell office:value-type="float" office:value="15.882934000000001" table:style-name="ce2">
            <text:p>15,882934</text:p>
          </table:table-cell>
          <table:table-cell office:value-type="float" office:value="6.9622159999999997" table:style-name="ce2">
            <text:p>6,962216</text:p>
          </table:table-cell>
          <table:table-cell office:value-type="float" office:value="8.0535119999999996" table:style-name="ce2">
            <text:p>8,053512</text:p>
          </table:table-cell>
          <table:table-cell office:value-type="float" office:value="-6.5473559999999997" table:style-name="ce2">
            <text:p>-6,547356</text:p>
          </table:table-cell>
          <table:table-cell office:value-type="float" office:value="-0.80535113999999997" table:style-name="ce2">
            <text:p>-0,80535114</text:p>
          </table:table-cell>
          <table:table-cell office:value-type="float" office:value="-9.1462640000000004" table:style-name="ce2">
            <text:p>-9,146264</text:p>
          </table:table-cell>
          <table:table-cell table:style-name="ce1"/>
          <table:table-cell office:value-type="float" office:value="1.7999993999999999" table:style-name="ce2">
            <text:p>1,7999994</text:p>
          </table:table-cell>
          <table:table-cell office:value-type="float" office:value="15.882935225555388" table:formula="of:=((([.AX$3]*[.AX$8]*COS([.AX$9]))/[.AX$6])*(1-EXP(((-[.AX$6])*[.AO50])/[.AX$8])))" table:style-name="ce1">
            <text:p>15,88293523</text:p>
          </table:table-cell>
          <table:table-cell office:value-type="float" office:value="6.9484774175327857" table:formula="of:=([.AX$8]/[.AX$6])*([.AX$3]*SIN([.AX$9])+[.AX$8])*(1-EXP(((-[.AX$6])*[.AO50])/[.AX$8]))-([.AX$8]*[.AO50])+[.AX$4]" table:style-name="ce1">
            <text:p>6,948477418</text:p>
          </table:table-cell>
          <table:table-cell office:value-type="float" office:value="8.0535206227425515" table:formula="of:=[.AX$3]*COS([.AX$9])*EXP(((-[.AX$6])*[.AO50])/[.AX$8])" table:style-name="ce1">
            <text:p>8,053520623</text:p>
          </table:table-cell>
          <table:table-cell office:value-type="float" office:value="-6.5621752089686129" table:formula="of:=[.AX$3]*SIN([.AX$9])*EXP(((-[.AX$6])*[.AO50])/[.AX$8])-[.AX$8]*(1-EXP(((-[.AX$6])*[.AO50])/[.AX$8]))" table:style-name="ce1">
            <text:p>-6,562175209</text:p>
          </table:table-cell>
          <table:table-cell office:value-type="float" office:value="-0.80535206227425515" table:formula="of:=(-[.AX$6])*([.AR50]/[.AX$8])" table:style-name="ce1">
            <text:p>-0,805352062</text:p>
          </table:table-cell>
          <table:table-cell office:value-type="float" office:value="-9.153782479103139" table:formula="of:=(-[.AX$6])*(1+([.AS50]/[.AX$8]))" table:style-name="ce1">
            <text:p>-9,153782479</text:p>
          </table:table-cell>
          <table:table-cell table:number-columns-repeated="16337"/>
        </table:table-row>
        <table:table-row table:style-name="ro1">
          <table:table-cell office:value-type="float" office:value="1.8399992999999999" table:style-name="ce2">
            <text:p>1,8399993</text:p>
          </table:table-cell>
          <table:table-cell office:value-type="float" office:value="16.234027999999999" table:style-name="ce2">
            <text:p>16,234028</text:p>
          </table:table-cell>
          <table:table-cell office:value-type="float" office:value="7.0290900000000001" table:style-name="ce2">
            <text:p>7,02909</text:p>
          </table:table-cell>
          <table:table-cell office:value-type="float" office:value="8.0184110000000004" table:style-name="ce2">
            <text:p>8,018411</text:p>
          </table:table-cell>
          <table:table-cell office:value-type="float" office:value="-6.9460816000000003" table:style-name="ce2">
            <text:p>-6,9460816</text:p>
          </table:table-cell>
          <table:table-cell office:value-type="float" office:value="-0.80506133999999996" table:style-name="ce2">
            <text:p>-0,80506134</text:p>
          </table:table-cell>
          <table:table-cell office:value-type="float" office:value="-9.142963" table:style-name="ce2">
            <text:p>-9,142963</text:p>
          </table:table-cell>
          <table:table-cell table:style-name="ce1"/>
          <table:table-cell office:value-type="float" office:value="1.8399992999999999" table:style-name="ce2">
            <text:p>1,8399993</text:p>
          </table:table-cell>
          <table:table-cell office:value-type="float" office:value="16.169091999999999" table:style-name="ce2">
            <text:p>16,169092</text:p>
          </table:table-cell>
          <table:table-cell office:value-type="float" office:value="6.2916207000000002" table:style-name="ce2">
            <text:p>6,2916207</text:p>
          </table:table-cell>
          <table:table-cell office:value-type="float" office:value="8.0184110000000004" table:style-name="ce2">
            <text:p>8,018411</text:p>
          </table:table-cell>
          <table:table-cell office:value-type="float" office:value="-6.9460816000000003" table:style-name="ce2">
            <text:p>-6,9460816</text:p>
          </table:table-cell>
          <table:table-cell office:value-type="float" office:value="-0.80506133999999996" table:style-name="ce2">
            <text:p>-0,80506134</text:p>
          </table:table-cell>
          <table:table-cell office:value-type="float" office:value="-9.142963" table:style-name="ce2">
            <text:p>-9,142963</text:p>
          </table:table-cell>
          <table:table-cell table:style-name="ce1"/>
          <table:table-cell office:value-type="float" office:value="1.8399992999999999" table:style-name="ce2">
            <text:p>1,8399993</text:p>
          </table:table-cell>
          <table:table-cell office:value-type="float" office:value="16.201560000000001" table:style-name="ce2">
            <text:p>16,20156</text:p>
          </table:table-cell>
          <table:table-cell office:value-type="float" office:value="6.6603539999999999" table:style-name="ce2">
            <text:p>6,660354</text:p>
          </table:table-cell>
          <table:table-cell office:value-type="float" office:value="8.0184110000000004" table:style-name="ce2">
            <text:p>8,018411</text:p>
          </table:table-cell>
          <table:table-cell office:value-type="float" office:value="-6.9460816000000003" table:style-name="ce2">
            <text:p>-6,9460816</text:p>
          </table:table-cell>
          <table:table-cell office:value-type="float" office:value="-0.80506133999999996" table:style-name="ce2">
            <text:p>-0,80506134</text:p>
          </table:table-cell>
          <table:table-cell office:value-type="float" office:value="-9.142963" table:style-name="ce2">
            <text:p>-9,142963</text:p>
          </table:table-cell>
          <table:table-cell table:style-name="ce1"/>
          <table:table-cell office:value-type="float" office:value="1.8399992999999999" table:style-name="ce2">
            <text:p>1,8399993</text:p>
          </table:table-cell>
          <table:table-cell office:value-type="float" office:value="16.2044" table:style-name="ce2">
            <text:p>16,2044</text:p>
          </table:table-cell>
          <table:table-cell office:value-type="float" office:value="6.6925670000000004" table:style-name="ce2">
            <text:p>6,692567</text:p>
          </table:table-cell>
          <table:table-cell office:value-type="float" office:value="8.0213780000000003" table:style-name="ce2">
            <text:p>8,021378</text:p>
          </table:table-cell>
          <table:table-cell office:value-type="float" office:value="-6.9124290000000004" table:style-name="ce2">
            <text:p>-6,912429</text:p>
          </table:table-cell>
          <table:table-cell office:value-type="float" office:value="-0.80374210000000001" table:style-name="ce2">
            <text:p>-0,8037421</text:p>
          </table:table-cell>
          <table:table-cell office:value-type="float" office:value="-9.1279760000000003" table:style-name="ce2">
            <text:p>-9,127976</text:p>
          </table:table-cell>
          <table:table-cell table:style-name="ce1"/>
          <table:table-cell office:value-type="float" office:value="1.8399992999999999" table:style-name="ce2">
            <text:p>1,8399993</text:p>
          </table:table-cell>
          <table:table-cell office:value-type="float" office:value="16.204432000000001" table:style-name="ce2">
            <text:p>16,204432</text:p>
          </table:table-cell>
          <table:table-cell office:value-type="float" office:value="6.6930145999999997" table:style-name="ce2">
            <text:p>6,6930146</text:p>
          </table:table-cell>
          <table:table-cell office:value-type="float" office:value="8.0213619999999999" table:style-name="ce2">
            <text:p>8,021362</text:p>
          </table:table-cell>
          <table:table-cell office:value-type="float" office:value="-6.9124765000000004" table:style-name="ce2">
            <text:p>-6,9124765</text:p>
          </table:table-cell>
          <table:table-cell office:value-type="float" office:value="-0.80213623999999994" table:style-name="ce2">
            <text:p>-0,80213624</text:p>
          </table:table-cell>
          <table:table-cell office:value-type="float" office:value="-9.1097520000000003" table:style-name="ce2">
            <text:p>-9,109752</text:p>
          </table:table-cell>
          <table:table-cell table:style-name="ce1"/>
          <table:table-cell office:value-type="float" office:value="1.8399992999999999" table:style-name="ce2">
            <text:p>1,8399993</text:p>
          </table:table-cell>
          <table:table-cell office:value-type="float" office:value="16.204431824862016" table:formula="of:=((([.AX$3]*[.AX$8]*COS([.AX$9]))/[.AX$6])*(1-EXP(((-[.AX$6])*[.AO51])/[.AX$8])))" table:style-name="ce1">
            <text:p>16,20443182</text:p>
          </table:table-cell>
          <table:table-cell office:value-type="float" office:value="6.6786778302285938" table:formula="of:=([.AX$8]/[.AX$6])*([.AX$3]*SIN([.AX$9])+[.AX$8])*(1-EXP(((-[.AX$6])*[.AO51])/[.AX$8]))-([.AX$8]*[.AO51])+[.AX$4]" table:style-name="ce1">
            <text:p>6,67867783</text:p>
          </table:table-cell>
          <table:table-cell office:value-type="float" office:value="8.0213709628118881" table:formula="of:=[.AX$3]*COS([.AX$9])*EXP(((-[.AX$6])*[.AO51])/[.AX$8])" table:style-name="ce1">
            <text:p>8,021370963</text:p>
          </table:table-cell>
          <table:table-cell office:value-type="float" office:value="-6.9275942692381918" table:formula="of:=[.AX$3]*SIN([.AX$9])*EXP(((-[.AX$6])*[.AO51])/[.AX$8])-[.AX$8]*(1-EXP(((-[.AX$6])*[.AO51])/[.AX$8]))" table:style-name="ce1">
            <text:p>-6,927594269</text:p>
          </table:table-cell>
          <table:table-cell office:value-type="float" office:value="-0.80213709628118879" table:formula="of:=(-[.AX$6])*([.AR51]/[.AX$8])" table:style-name="ce1">
            <text:p>-0,802137096</text:p>
          </table:table-cell>
          <table:table-cell office:value-type="float" office:value="-9.117240573076181" table:formula="of:=(-[.AX$6])*(1+([.AS51]/[.AX$8]))" table:style-name="ce1">
            <text:p>-9,117240573</text:p>
          </table:table-cell>
          <table:table-cell table:number-columns-repeated="16337"/>
        </table:table-row>
        <table:table-row table:style-name="ro1">
          <table:table-cell office:value-type="float" office:value="1.8799992999999999" table:style-name="ce2">
            <text:p>1,8799993</text:p>
          </table:table-cell>
          <table:table-cell office:value-type="float" office:value="16.554763999999999" table:style-name="ce2">
            <text:p>16,554764</text:p>
          </table:table-cell>
          <table:table-cell office:value-type="float" office:value="6.7512464999999997" table:style-name="ce2">
            <text:p>6,7512465</text:p>
          </table:table-cell>
          <table:table-cell office:value-type="float" office:value="7.9863369999999998" table:style-name="ce2">
            <text:p>7,986337</text:p>
          </table:table-cell>
          <table:table-cell office:value-type="float" office:value="-7.3103369999999996" table:style-name="ce2">
            <text:p>-7,310337</text:p>
          </table:table-cell>
          <table:table-cell office:value-type="float" office:value="-0.80184109999999997" table:style-name="ce2">
            <text:p>-0,8018411</text:p>
          </table:table-cell>
          <table:table-cell office:value-type="float" office:value="-9.1063919999999996" table:style-name="ce2">
            <text:p>-9,106392</text:p>
          </table:table-cell>
          <table:table-cell table:style-name="ce1"/>
          <table:table-cell office:value-type="float" office:value="1.8799992999999999" table:style-name="ce2">
            <text:p>1,8799993</text:p>
          </table:table-cell>
          <table:table-cell office:value-type="float" office:value="16.488545999999999" table:style-name="ce2">
            <text:p>16,488546</text:p>
          </table:table-cell>
          <table:table-cell office:value-type="float" office:value="5.9992074999999998" table:style-name="ce2">
            <text:p>5,9992075</text:p>
          </table:table-cell>
          <table:table-cell office:value-type="float" office:value="7.9863369999999998" table:style-name="ce2">
            <text:p>7,986337</text:p>
          </table:table-cell>
          <table:table-cell office:value-type="float" office:value="-7.3103369999999996" table:style-name="ce2">
            <text:p>-7,310337</text:p>
          </table:table-cell>
          <table:table-cell office:value-type="float" office:value="-0.80184109999999997" table:style-name="ce2">
            <text:p>-0,8018411</text:p>
          </table:table-cell>
          <table:table-cell office:value-type="float" office:value="-9.1063919999999996" table:style-name="ce2">
            <text:p>-9,106392</text:p>
          </table:table-cell>
          <table:table-cell table:style-name="ce1"/>
          <table:table-cell office:value-type="float" office:value="1.8799992999999999" table:style-name="ce2">
            <text:p>1,8799993</text:p>
          </table:table-cell>
          <table:table-cell office:value-type="float" office:value="16.521654000000002" table:style-name="ce2">
            <text:p>16,521654</text:p>
          </table:table-cell>
          <table:table-cell office:value-type="float" office:value="6.3752259999999996" table:style-name="ce2">
            <text:p>6,375226</text:p>
          </table:table-cell>
          <table:table-cell office:value-type="float" office:value="7.9863369999999998" table:style-name="ce2">
            <text:p>7,986337</text:p>
          </table:table-cell>
          <table:table-cell office:value-type="float" office:value="-7.3103369999999996" table:style-name="ce2">
            <text:p>-7,310337</text:p>
          </table:table-cell>
          <table:table-cell office:value-type="float" office:value="-0.80184109999999997" table:style-name="ce2">
            <text:p>-0,8018411</text:p>
          </table:table-cell>
          <table:table-cell office:value-type="float" office:value="-9.1063919999999996" table:style-name="ce2">
            <text:p>-9,106392</text:p>
          </table:table-cell>
          <table:table-cell table:style-name="ce1"/>
          <table:table-cell office:value-type="float" office:value="1.8799992999999999" table:style-name="ce2">
            <text:p>1,8799993</text:p>
          </table:table-cell>
          <table:table-cell office:value-type="float" office:value="16.524612000000001" table:style-name="ce2">
            <text:p>16,524612</text:p>
          </table:table-cell>
          <table:table-cell office:value-type="float" office:value="6.4087820000000004" table:style-name="ce2">
            <text:p>6,408782</text:p>
          </table:table-cell>
          <table:table-cell office:value-type="float" office:value="7.9893559999999999" table:style-name="ce2">
            <text:p>7,989356</text:p>
          </table:table-cell>
          <table:table-cell office:value-type="float" office:value="-7.2760899999999999" table:style-name="ce2">
            <text:p>-7,27609</text:p>
          </table:table-cell>
          <table:table-cell office:value-type="float" office:value="-0.80053353000000005" table:style-name="ce2">
            <text:p>-0,80053353</text:p>
          </table:table-cell>
          <table:table-cell office:value-type="float" office:value="-9.0915370000000006" table:style-name="ce2">
            <text:p>-9,091537</text:p>
          </table:table-cell>
          <table:table-cell table:style-name="ce1"/>
          <table:table-cell office:value-type="float" office:value="1.8799992999999999" table:style-name="ce2">
            <text:p>1,8799993</text:p>
          </table:table-cell>
          <table:table-cell office:value-type="float" office:value="16.524645" table:style-name="ce2">
            <text:p>16,524645</text:p>
          </table:table-cell>
          <table:table-cell office:value-type="float" office:value="6.4092380000000002" table:style-name="ce2">
            <text:p>6,409238</text:p>
          </table:table-cell>
          <table:table-cell office:value-type="float" office:value="7.9893413000000004" table:style-name="ce2">
            <text:p>7,9893413</text:p>
          </table:table-cell>
          <table:table-cell office:value-type="float" office:value="-7.2761392999999996" table:style-name="ce2">
            <text:p>-7,2761393</text:p>
          </table:table-cell>
          <table:table-cell office:value-type="float" office:value="-0.79893409999999998" table:style-name="ce2">
            <text:p>-0,7989341</text:p>
          </table:table-cell>
          <table:table-cell office:value-type="float" office:value="-9.0733859999999993" table:style-name="ce2">
            <text:p>-9,073386</text:p>
          </table:table-cell>
          <table:table-cell table:style-name="ce1"/>
          <table:table-cell office:value-type="float" office:value="1.8799992999999999" table:style-name="ce2">
            <text:p>1,8799993</text:p>
          </table:table-cell>
          <table:table-cell office:value-type="float" office:value="16.524645808455443" table:formula="of:=((([.AX$3]*[.AX$8]*COS([.AX$9]))/[.AX$6])*(1-EXP(((-[.AX$6])*[.AO52])/[.AX$8])))" table:style-name="ce1">
            <text:p>16,52464581</text:p>
          </table:table-cell>
          <table:table-cell office:value-type="float" office:value="6.3942899823399273" table:formula="of:=([.AX$8]/[.AX$6])*([.AX$3]*SIN([.AX$9])+[.AX$8])*(1-EXP(((-[.AX$6])*[.AO52])/[.AX$8]))-([.AX$8]*[.AO52])+[.AX$4]" table:style-name="ce1">
            <text:p>6,394289982</text:p>
          </table:table-cell>
          <table:table-cell office:value-type="float" office:value="7.9893495644525458" table:formula="of:=[.AX$3]*COS([.AX$9])*EXP(((-[.AX$6])*[.AO52])/[.AX$8])" table:style-name="ce1">
            <text:p>7,989349564</text:p>
          </table:table-cell>
          <table:table-cell office:value-type="float" office:value="-7.291555484449324" table:formula="of:=[.AX$3]*SIN([.AX$9])*EXP(((-[.AX$6])*[.AO52])/[.AX$8])-[.AX$8]*(1-EXP(((-[.AX$6])*[.AO52])/[.AX$8]))" table:style-name="ce1">
            <text:p>-7,291555484</text:p>
          </table:table-cell>
          <table:table-cell office:value-type="float" office:value="-0.7989349564452547" table:formula="of:=(-[.AX$6])*([.AR52]/[.AX$8])" table:style-name="ce1">
            <text:p>-0,798934956</text:p>
          </table:table-cell>
          <table:table-cell office:value-type="float" office:value="-9.0808444515550679" table:formula="of:=(-[.AX$6])*(1+([.AS52]/[.AX$8]))" table:style-name="ce1">
            <text:p>-9,080844452</text:p>
          </table:table-cell>
          <table:table-cell table:number-columns-repeated="16337"/>
        </table:table-row>
        <table:table-row table:style-name="ro1">
          <table:table-cell office:value-type="float" office:value="1.9199991999999999" table:style-name="ce2">
            <text:p>1,9199992</text:p>
          </table:table-cell>
          <table:table-cell office:value-type="float" office:value="16.874217999999999" table:style-name="ce2">
            <text:p>16,874218</text:p>
          </table:table-cell>
          <table:table-cell office:value-type="float" office:value="6.4588327000000003" table:style-name="ce2">
            <text:p>6,4588327</text:p>
          </table:table-cell>
          <table:table-cell office:value-type="float" office:value="7.9543920000000004" table:style-name="ce2">
            <text:p>7,954392</text:p>
          </table:table-cell>
          <table:table-cell office:value-type="float" office:value="-7.6731357999999998" table:style-name="ce2">
            <text:p>-7,6731358</text:p>
          </table:table-cell>
          <table:table-cell office:value-type="float" office:value="-0.79863375000000003" table:style-name="ce2">
            <text:p>-0,79863375</text:p>
          </table:table-cell>
          <table:table-cell office:value-type="float" office:value="-9.0699660000000009" table:style-name="ce2">
            <text:p>-9,069966</text:p>
          </table:table-cell>
          <table:table-cell table:style-name="ce1"/>
          <table:table-cell office:value-type="float" office:value="1.9199991999999999" table:style-name="ce2">
            <text:p>1,9199992</text:p>
          </table:table-cell>
          <table:table-cell office:value-type="float" office:value="16.806723000000002" table:style-name="ce2">
            <text:p>16,806723</text:p>
          </table:table-cell>
          <table:table-cell office:value-type="float" office:value="5.6922819999999996" table:style-name="ce2">
            <text:p>5,692282</text:p>
          </table:table-cell>
          <table:table-cell office:value-type="float" office:value="7.9543920000000004" table:style-name="ce2">
            <text:p>7,954392</text:p>
          </table:table-cell>
          <table:table-cell office:value-type="float" office:value="-7.6731357999999998" table:style-name="ce2">
            <text:p>-7,6731358</text:p>
          </table:table-cell>
          <table:table-cell office:value-type="float" office:value="-0.79863375000000003" table:style-name="ce2">
            <text:p>-0,79863375</text:p>
          </table:table-cell>
          <table:table-cell office:value-type="float" office:value="-9.0699660000000009" table:style-name="ce2">
            <text:p>-9,069966</text:p>
          </table:table-cell>
          <table:table-cell table:style-name="ce1"/>
          <table:table-cell office:value-type="float" office:value="1.9199991999999999" table:style-name="ce2">
            <text:p>1,9199992</text:p>
          </table:table-cell>
          <table:table-cell office:value-type="float" office:value="16.84047" table:style-name="ce2">
            <text:p>16,84047</text:p>
          </table:table-cell>
          <table:table-cell office:value-type="float" office:value="6.0755568000000002" table:style-name="ce2">
            <text:p>6,0755568</text:p>
          </table:table-cell>
          <table:table-cell office:value-type="float" office:value="7.9543920000000004" table:style-name="ce2">
            <text:p>7,954392</text:p>
          </table:table-cell>
          <table:table-cell office:value-type="float" office:value="-7.6731357999999998" table:style-name="ce2">
            <text:p>-7,6731358</text:p>
          </table:table-cell>
          <table:table-cell office:value-type="float" office:value="-0.79863375000000003" table:style-name="ce2">
            <text:p>-0,79863375</text:p>
          </table:table-cell>
          <table:table-cell office:value-type="float" office:value="-9.0699660000000009" table:style-name="ce2">
            <text:p>-9,069966</text:p>
          </table:table-cell>
          <table:table-cell table:style-name="ce1"/>
          <table:table-cell office:value-type="float" office:value="1.9199991999999999" table:style-name="ce2">
            <text:p>1,9199992</text:p>
          </table:table-cell>
          <table:table-cell office:value-type="float" office:value="16.843547999999998" table:style-name="ce2">
            <text:p>16,843548</text:p>
          </table:table-cell>
          <table:table-cell office:value-type="float" office:value="6.1104799999999999" table:style-name="ce2">
            <text:p>6,11048</text:p>
          </table:table-cell>
          <table:table-cell office:value-type="float" office:value="7.9574623000000004" table:style-name="ce2">
            <text:p>7,9574623</text:p>
          </table:table-cell>
          <table:table-cell office:value-type="float" office:value="-7.6383000000000001" table:style-name="ce2">
            <text:p>-7,6383</text:p>
          </table:table-cell>
          <table:table-cell office:value-type="float" office:value="-0.79733779999999999" table:style-name="ce2">
            <text:p>-0,7973378</text:p>
          </table:table-cell>
          <table:table-cell office:value-type="float" office:value="-9.0552434999999996" table:style-name="ce2">
            <text:p>-9,0552435</text:p>
          </table:table-cell>
          <table:table-cell table:style-name="ce1"/>
          <table:table-cell office:value-type="float" office:value="1.9199991999999999" table:style-name="ce2">
            <text:p>1,9199992</text:p>
          </table:table-cell>
          <table:table-cell office:value-type="float" office:value="16.843579999999999" table:style-name="ce2">
            <text:p>16,84358</text:p>
          </table:table-cell>
          <table:table-cell office:value-type="float" office:value="6.1109429999999998" table:style-name="ce2">
            <text:p>6,110943</text:p>
          </table:table-cell>
          <table:table-cell office:value-type="float" office:value="7.9574480000000003" table:style-name="ce2">
            <text:p>7,957448</text:p>
          </table:table-cell>
          <table:table-cell office:value-type="float" office:value="-7.63835" table:style-name="ce2">
            <text:p>-7,63835</text:p>
          </table:table-cell>
          <table:table-cell office:value-type="float" office:value="-0.79574484000000001" table:style-name="ce2">
            <text:p>-0,79574484</text:p>
          </table:table-cell>
          <table:table-cell office:value-type="float" office:value="-9.0371649999999999" table:style-name="ce2">
            <text:p>-9,037165</text:p>
          </table:table-cell>
          <table:table-cell table:style-name="ce1"/>
          <table:table-cell office:value-type="float" office:value="1.9199991999999999" table:style-name="ce2">
            <text:p>1,9199992</text:p>
          </table:table-cell>
          <table:table-cell office:value-type="float" office:value="16.843580698668561" table:formula="of:=((([.AX$3]*[.AX$8]*COS([.AX$9]))/[.AX$6])*(1-EXP(((-[.AX$6])*[.AO53])/[.AX$8])))" table:style-name="ce1">
            <text:p>16,8435807</text:p>
          </table:table-cell>
          <table:table-cell office:value-type="float" office:value="6.0953735293626607" table:formula="of:=([.AX$8]/[.AX$6])*([.AX$3]*SIN([.AX$9])+[.AX$8])*(1-EXP(((-[.AX$6])*[.AO53])/[.AX$8]))-([.AX$8]*[.AO53])+[.AX$4]" table:style-name="ce1">
            <text:p>6,095373529</text:p>
          </table:table-cell>
          <table:table-cell office:value-type="float" office:value="7.9574560754312342" table:formula="of:=[.AX$3]*COS([.AX$9])*EXP(((-[.AX$6])*[.AO53])/[.AX$8])" table:style-name="ce1">
            <text:p>7,957456075</text:p>
          </table:table-cell>
          <table:table-cell office:value-type="float" office:value="-7.6540628581515993" table:formula="of:=[.AX$3]*SIN([.AX$9])*EXP(((-[.AX$6])*[.AO53])/[.AX$8])-[.AX$8]*(1-EXP(((-[.AX$6])*[.AO53])/[.AX$8]))" table:style-name="ce1">
            <text:p>-7,654062858</text:p>
          </table:table-cell>
          <table:table-cell office:value-type="float" office:value="-0.79574560754312351" table:formula="of:=(-[.AX$6])*([.AR53]/[.AX$8])" table:style-name="ce1">
            <text:p>-0,795745608</text:p>
          </table:table-cell>
          <table:table-cell office:value-type="float" office:value="-9.04459371418484" table:formula="of:=(-[.AX$6])*(1+([.AS53]/[.AX$8]))" table:style-name="ce1">
            <text:p>-9,044593714</text:p>
          </table:table-cell>
          <table:table-cell table:number-columns-repeated="16337"/>
        </table:table-row>
        <table:table-row table:style-name="ro1">
          <table:table-cell office:value-type="float" office:value="1.9599991999999999" table:style-name="ce2">
            <text:p>1,9599992</text:p>
          </table:table-cell>
          <table:table-cell office:value-type="float" office:value="17.192394" table:style-name="ce2">
            <text:p>17,192394</text:p>
          </table:table-cell>
          <table:table-cell office:value-type="float" office:value="6.1519073999999998" table:style-name="ce2">
            <text:p>6,1519074</text:p>
          </table:table-cell>
          <table:table-cell office:value-type="float" office:value="7.9225744999999996" table:style-name="ce2">
            <text:p>7,9225745</text:p>
          </table:table-cell>
          <table:table-cell office:value-type="float" office:value="-8.0344829999999998" table:style-name="ce2">
            <text:p>-8,034483</text:p>
          </table:table-cell>
          <table:table-cell office:value-type="float" office:value="-0.79543923999999999" table:style-name="ce2">
            <text:p>-0,79543924</text:p>
          </table:table-cell>
          <table:table-cell office:value-type="float" office:value="-9.0336859999999994" table:style-name="ce2">
            <text:p>-9,033686</text:p>
          </table:table-cell>
          <table:table-cell table:style-name="ce1"/>
          <table:table-cell office:value-type="float" office:value="1.9599991999999999" table:style-name="ce2">
            <text:p>1,9599992</text:p>
          </table:table-cell>
          <table:table-cell office:value-type="float" office:value="17.123625000000001" table:style-name="ce2">
            <text:p>17,123625</text:p>
          </table:table-cell>
          <table:table-cell office:value-type="float" office:value="5.3709030000000002" table:style-name="ce2">
            <text:p>5,370903</text:p>
          </table:table-cell>
          <table:table-cell office:value-type="float" office:value="7.9225744999999996" table:style-name="ce2">
            <text:p>7,9225745</text:p>
          </table:table-cell>
          <table:table-cell office:value-type="float" office:value="-8.0344829999999998" table:style-name="ce2">
            <text:p>-8,034483</text:p>
          </table:table-cell>
          <table:table-cell office:value-type="float" office:value="-0.79543923999999999" table:style-name="ce2">
            <text:p>-0,79543924</text:p>
          </table:table-cell>
          <table:table-cell office:value-type="float" office:value="-9.0336859999999994" table:style-name="ce2">
            <text:p>-9,033686</text:p>
          </table:table-cell>
          <table:table-cell table:style-name="ce1"/>
          <table:table-cell office:value-type="float" office:value="1.9599991999999999" table:style-name="ce2">
            <text:p>1,9599992</text:p>
          </table:table-cell>
          <table:table-cell office:value-type="float" office:value="17.158009" table:style-name="ce2">
            <text:p>17,158009</text:p>
          </table:table-cell>
          <table:table-cell office:value-type="float" office:value="5.7614045000000003" table:style-name="ce2">
            <text:p>5,7614045</text:p>
          </table:table-cell>
          <table:table-cell office:value-type="float" office:value="7.9225744999999996" table:style-name="ce2">
            <text:p>7,9225745</text:p>
          </table:table-cell>
          <table:table-cell office:value-type="float" office:value="-8.0344829999999998" table:style-name="ce2">
            <text:p>-8,034483</text:p>
          </table:table-cell>
          <table:table-cell office:value-type="float" office:value="-0.79543923999999999" table:style-name="ce2">
            <text:p>-0,79543924</text:p>
          </table:table-cell>
          <table:table-cell office:value-type="float" office:value="-9.0336859999999994" table:style-name="ce2">
            <text:p>-9,033686</text:p>
          </table:table-cell>
          <table:table-cell table:style-name="ce1"/>
          <table:table-cell office:value-type="float" office:value="1.9599991999999999" table:style-name="ce2">
            <text:p>1,9599992</text:p>
          </table:table-cell>
          <table:table-cell office:value-type="float" office:value="17.161210000000001" table:style-name="ce2">
            <text:p>17,16121</text:p>
          </table:table-cell>
          <table:table-cell office:value-type="float" office:value="5.7977179999999997" table:style-name="ce2">
            <text:p>5,797718</text:p>
          </table:table-cell>
          <table:table-cell office:value-type="float" office:value="7.9256960000000003" table:style-name="ce2">
            <text:p>7,925696</text:p>
          </table:table-cell>
          <table:table-cell office:value-type="float" office:value="-7.9990639999999997" table:style-name="ce2">
            <text:p>-7,999064</text:p>
          </table:table-cell>
          <table:table-cell office:value-type="float" office:value="-0.79415475999999996" table:style-name="ce2">
            <text:p>-0,79415476</text:p>
          </table:table-cell>
          <table:table-cell office:value-type="float" office:value="-9.0190950000000001" table:style-name="ce2">
            <text:p>-9,019095</text:p>
          </table:table-cell>
          <table:table-cell table:style-name="ce1"/>
          <table:table-cell office:value-type="float" office:value="1.9599991999999999" table:style-name="ce2">
            <text:p>1,9599992</text:p>
          </table:table-cell>
          <table:table-cell office:value-type="float" office:value="17.161242000000001" table:style-name="ce2">
            <text:p>17,161242</text:p>
          </table:table-cell>
          <table:table-cell office:value-type="float" office:value="5.7981879999999997" table:style-name="ce2">
            <text:p>5,798188</text:p>
          </table:table-cell>
          <table:table-cell office:value-type="float" office:value="7.9256820000000001" table:style-name="ce2">
            <text:p>7,925682</text:p>
          </table:table-cell>
          <table:table-cell office:value-type="float" office:value="-7.9991145000000001" table:style-name="ce2">
            <text:p>-7,9991145</text:p>
          </table:table-cell>
          <table:table-cell office:value-type="float" office:value="-0.79256819999999994" table:style-name="ce2">
            <text:p>-0,7925682</text:p>
          </table:table-cell>
          <table:table-cell office:value-type="float" office:value="-9.0010879999999993" table:style-name="ce2">
            <text:p>-9,001088</text:p>
          </table:table-cell>
          <table:table-cell table:style-name="ce1"/>
          <table:table-cell office:value-type="float" office:value="1.9599991999999999" table:style-name="ce2">
            <text:p>1,9599992</text:p>
          </table:table-cell>
          <table:table-cell office:value-type="float" office:value="17.161243193146973" table:formula="of:=((([.AX$3]*[.AX$8]*COS([.AX$9]))/[.AX$6])*(1-EXP(((-[.AX$6])*[.AO54])/[.AX$8])))" table:style-name="ce1">
            <text:p>17,16124319</text:p>
          </table:table-cell>
          <table:table-cell office:value-type="float" office:value="5.7819849779920389" table:formula="of:=([.AX$8]/[.AX$6])*([.AX$3]*SIN([.AX$9])+[.AX$8])*(1-EXP(((-[.AX$6])*[.AO54])/[.AX$8]))-([.AX$8]*[.AO54])+[.AX$4]" table:style-name="ce1">
            <text:p>5,781984978</text:p>
          </table:table-cell>
          <table:table-cell office:value-type="float" office:value="7.925689825983393" table:formula="of:=[.AX$3]*COS([.AX$9])*EXP(((-[.AX$6])*[.AO54])/[.AX$8])" table:style-name="ce1">
            <text:p>7,925689826</text:p>
          </table:table-cell>
          <table:table-cell office:value-type="float" office:value="-8.0151240030145345" table:formula="of:=[.AX$3]*SIN([.AX$9])*EXP(((-[.AX$6])*[.AO54])/[.AX$8])-[.AX$8]*(1-EXP(((-[.AX$6])*[.AO54])/[.AX$8]))" table:style-name="ce1">
            <text:p>-8,015124003</text:p>
          </table:table-cell>
          <table:table-cell office:value-type="float" office:value="-0.79256898259833941" table:formula="of:=(-[.AX$6])*([.AR54]/[.AX$8])" table:style-name="ce1">
            <text:p>-0,792568983</text:p>
          </table:table-cell>
          <table:table-cell office:value-type="float" office:value="-9.0084875996985474" table:formula="of:=(-[.AX$6])*(1+([.AS54]/[.AX$8]))" table:style-name="ce1">
            <text:p>-9,0084876</text:p>
          </table:table-cell>
          <table:table-cell table:number-columns-repeated="16337"/>
        </table:table-row>
        <table:table-row table:style-name="ro1">
          <table:table-cell office:value-type="float" office:value="1.9999992" table:style-name="ce2">
            <text:p>1,9999992</text:p>
          </table:table-cell>
          <table:table-cell office:value-type="float" office:value="17.509295999999999" table:style-name="ce2">
            <text:p>17,509296</text:p>
          </table:table-cell>
          <table:table-cell office:value-type="float" office:value="5.8305283000000001" table:style-name="ce2">
            <text:p>5,8305283</text:p>
          </table:table-cell>
          <table:table-cell office:value-type="float" office:value="7.8908844" table:style-name="ce2">
            <text:p>7,8908844</text:p>
          </table:table-cell>
          <table:table-cell office:value-type="float" office:value="-8.3943849999999998" table:style-name="ce2">
            <text:p>-8,394385</text:p>
          </table:table-cell>
          <table:table-cell office:value-type="float" office:value="-0.7922574" table:style-name="ce2">
            <text:p>-0,7922574</text:p>
          </table:table-cell>
          <table:table-cell office:value-type="float" office:value="-8.9975509999999996" table:style-name="ce2">
            <text:p>-8,997551</text:p>
          </table:table-cell>
          <table:table-cell table:style-name="ce1"/>
          <table:table-cell office:value-type="float" office:value="1.9999992" table:style-name="ce2">
            <text:p>1,9999992</text:p>
          </table:table-cell>
          <table:table-cell office:value-type="float" office:value="17.439260000000001" table:style-name="ce2">
            <text:p>17,43926</text:p>
          </table:table-cell>
          <table:table-cell office:value-type="float" office:value="5.0351276" table:style-name="ce2">
            <text:p>5,0351276</text:p>
          </table:table-cell>
          <table:table-cell office:value-type="float" office:value="7.8908844" table:style-name="ce2">
            <text:p>7,8908844</text:p>
          </table:table-cell>
          <table:table-cell office:value-type="float" office:value="-8.3943849999999998" table:style-name="ce2">
            <text:p>-8,394385</text:p>
          </table:table-cell>
          <table:table-cell office:value-type="float" office:value="-0.7922574" table:style-name="ce2">
            <text:p>-0,7922574</text:p>
          </table:table-cell>
          <table:table-cell office:value-type="float" office:value="-8.9975509999999996" table:style-name="ce2">
            <text:p>-8,997551</text:p>
          </table:table-cell>
          <table:table-cell table:style-name="ce1"/>
          <table:table-cell office:value-type="float" office:value="1.9999992" table:style-name="ce2">
            <text:p>1,9999992</text:p>
          </table:table-cell>
          <table:table-cell office:value-type="float" office:value="17.474277000000001" table:style-name="ce2">
            <text:p>17,474277</text:p>
          </table:table-cell>
          <table:table-cell office:value-type="float" office:value="5.4328269999999996" table:style-name="ce2">
            <text:p>5,432827</text:p>
          </table:table-cell>
          <table:table-cell office:value-type="float" office:value="7.8908844" table:style-name="ce2">
            <text:p>7,8908844</text:p>
          </table:table-cell>
          <table:table-cell office:value-type="float" office:value="-8.3943849999999998" table:style-name="ce2">
            <text:p>-8,394385</text:p>
          </table:table-cell>
          <table:table-cell office:value-type="float" office:value="-0.7922574" table:style-name="ce2">
            <text:p>-0,7922574</text:p>
          </table:table-cell>
          <table:table-cell office:value-type="float" office:value="-8.9975509999999996" table:style-name="ce2">
            <text:p>-8,997551</text:p>
          </table:table-cell>
          <table:table-cell table:style-name="ce1"/>
          <table:table-cell office:value-type="float" office:value="1.9999992" table:style-name="ce2">
            <text:p>1,9999992</text:p>
          </table:table-cell>
          <table:table-cell office:value-type="float" office:value="17.477602000000001" table:style-name="ce2">
            <text:p>17,477602</text:p>
          </table:table-cell>
          <table:table-cell office:value-type="float" office:value="5.4705550000000001" table:style-name="ce2">
            <text:p>5,470555</text:p>
          </table:table-cell>
          <table:table-cell office:value-type="float" office:value="7.8940562999999999" table:style-name="ce2">
            <text:p>7,8940563</text:p>
          </table:table-cell>
          <table:table-cell office:value-type="float" office:value="-8.3583879999999997" table:style-name="ce2">
            <text:p>-8,358388</text:p>
          </table:table-cell>
          <table:table-cell office:value-type="float" office:value="-0.79098444999999995" table:style-name="ce2">
            <text:p>-0,79098445</text:p>
          </table:table-cell>
          <table:table-cell office:value-type="float" office:value="-8.9830909999999999" table:style-name="ce2">
            <text:p>-8,983091</text:p>
          </table:table-cell>
          <table:table-cell table:style-name="ce1"/>
          <table:table-cell office:value-type="float" office:value="1.9999992" table:style-name="ce2">
            <text:p>1,9999992</text:p>
          </table:table-cell>
          <table:table-cell office:value-type="float" office:value="17.477636" table:style-name="ce2">
            <text:p>17,477636</text:p>
          </table:table-cell>
          <table:table-cell office:value-type="float" office:value="5.4710326" table:style-name="ce2">
            <text:p>5,4710326</text:p>
          </table:table-cell>
          <table:table-cell office:value-type="float" office:value="7.8940425000000003" table:style-name="ce2">
            <text:p>7,8940425</text:p>
          </table:table-cell>
          <table:table-cell office:value-type="float" office:value="-8.3584390000000006" table:style-name="ce2">
            <text:p>-8,358439</text:p>
          </table:table-cell>
          <table:table-cell office:value-type="float" office:value="-0.78940429999999995" table:style-name="ce2">
            <text:p>-0,7894043</text:p>
          </table:table-cell>
          <table:table-cell office:value-type="float" office:value="-8.9651560000000003" table:style-name="ce2">
            <text:p>-8,965156</text:p>
          </table:table-cell>
          <table:table-cell table:style-name="ce1"/>
          <table:table-cell office:value-type="float" office:value="1.9999992" table:style-name="ce2">
            <text:p>1,9999992</text:p>
          </table:table-cell>
          <table:table-cell office:value-type="float" office:value="17.477637575562415" table:formula="of:=((([.AX$3]*[.AX$8]*COS([.AX$9]))/[.AX$6])*(1-EXP(((-[.AX$6])*[.AO55])/[.AX$8])))" table:style-name="ce1">
            <text:p>17,47763758</text:p>
          </table:table-cell>
          <table:table-cell office:value-type="float" office:value="5.454182827243784" table:formula="of:=([.AX$8]/[.AX$6])*([.AX$3]*SIN([.AX$9])+[.AX$8])*(1-EXP(((-[.AX$6])*[.AO55])/[.AX$8]))-([.AX$8]*[.AO55])+[.AX$4]" table:style-name="ce1">
            <text:p>5,454182827</text:p>
          </table:table-cell>
          <table:table-cell office:value-type="float" office:value="7.8940503877418484" table:formula="of:=[.AX$3]*COS([.AX$9])*EXP(((-[.AX$6])*[.AO55])/[.AX$8])" table:style-name="ce1">
            <text:p>7,894050388</text:p>
          </table:table-cell>
          <table:table-cell office:value-type="float" office:value="-8.3747437879397104" table:formula="of:=[.AX$3]*SIN([.AX$9])*EXP(((-[.AX$6])*[.AO55])/[.AX$8])-[.AX$8]*(1-EXP(((-[.AX$6])*[.AO55])/[.AX$8]))" table:style-name="ce1">
            <text:p>-8,374743788</text:p>
          </table:table-cell>
          <table:table-cell office:value-type="float" office:value="-0.789405038774185" table:formula="of:=(-[.AX$6])*([.AR55]/[.AX$8])" table:style-name="ce1">
            <text:p>-0,789405039</text:p>
          </table:table-cell>
          <table:table-cell office:value-type="float" office:value="-8.9725256212060298" table:formula="of:=(-[.AX$6])*(1+([.AS55]/[.AX$8]))" table:style-name="ce1">
            <text:p>-8,972525621</text:p>
          </table:table-cell>
          <table:table-cell table:number-columns-repeated="16337"/>
        </table:table-row>
        <table:table-row table:style-name="ro1">
          <table:table-cell office:value-type="float" office:value="2.0399992" table:style-name="ce2">
            <text:p>2,0399992</text:p>
          </table:table-cell>
          <table:table-cell office:value-type="float" office:value="17.824932" table:style-name="ce2">
            <text:p>17,824932</text:p>
          </table:table-cell>
          <table:table-cell office:value-type="float" office:value="5.4947530000000002" table:style-name="ce2">
            <text:p>5,494753</text:p>
          </table:table-cell>
          <table:table-cell office:value-type="float" office:value="7.8593206000000002" table:style-name="ce2">
            <text:p>7,8593206</text:p>
          </table:table-cell>
          <table:table-cell office:value-type="float" office:value="-8.7528480000000002" table:style-name="ce2">
            <text:p>-8,752848</text:p>
          </table:table-cell>
          <table:table-cell office:value-type="float" office:value="-0.78908849999999997" table:style-name="ce2">
            <text:p>-0,7890885</text:p>
          </table:table-cell>
          <table:table-cell office:value-type="float" office:value="-8.9615609999999997" table:style-name="ce2">
            <text:p>-8,961561</text:p>
          </table:table-cell>
          <table:table-cell table:style-name="ce1"/>
          <table:table-cell office:value-type="float" office:value="2.0399992" table:style-name="ce2">
            <text:p>2,0399992</text:p>
          </table:table-cell>
          <table:table-cell office:value-type="float" office:value="17.753633000000001" table:style-name="ce2">
            <text:p>17,753633</text:p>
          </table:table-cell>
          <table:table-cell office:value-type="float" office:value="4.6850139999999998" table:style-name="ce2">
            <text:p>4,685014</text:p>
          </table:table-cell>
          <table:table-cell office:value-type="float" office:value="7.8593206000000002" table:style-name="ce2">
            <text:p>7,8593206</text:p>
          </table:table-cell>
          <table:table-cell office:value-type="float" office:value="-8.7528480000000002" table:style-name="ce2">
            <text:p>-8,752848</text:p>
          </table:table-cell>
          <table:table-cell office:value-type="float" office:value="-0.78908849999999997" table:style-name="ce2">
            <text:p>-0,7890885</text:p>
          </table:table-cell>
          <table:table-cell office:value-type="float" office:value="-8.9615609999999997" table:style-name="ce2">
            <text:p>-8,961561</text:p>
          </table:table-cell>
          <table:table-cell table:style-name="ce1"/>
          <table:table-cell office:value-type="float" office:value="2.0399992" table:style-name="ce2">
            <text:p>2,0399992</text:p>
          </table:table-cell>
          <table:table-cell office:value-type="float" office:value="17.789282" table:style-name="ce2">
            <text:p>17,789282</text:p>
          </table:table-cell>
          <table:table-cell office:value-type="float" office:value="5.0898823999999996" table:style-name="ce2">
            <text:p>5,0898824</text:p>
          </table:table-cell>
          <table:table-cell office:value-type="float" office:value="7.8593206000000002" table:style-name="ce2">
            <text:p>7,8593206</text:p>
          </table:table-cell>
          <table:table-cell office:value-type="float" office:value="-8.7528480000000002" table:style-name="ce2">
            <text:p>-8,752848</text:p>
          </table:table-cell>
          <table:table-cell office:value-type="float" office:value="-0.78908849999999997" table:style-name="ce2">
            <text:p>-0,7890885</text:p>
          </table:table-cell>
          <table:table-cell office:value-type="float" office:value="-8.9615609999999997" table:style-name="ce2">
            <text:p>-8,961561</text:p>
          </table:table-cell>
          <table:table-cell table:style-name="ce1"/>
          <table:table-cell office:value-type="float" office:value="2.0399992" table:style-name="ce2">
            <text:p>2,0399992</text:p>
          </table:table-cell>
          <table:table-cell office:value-type="float" office:value="17.792732000000001" table:style-name="ce2">
            <text:p>17,792732</text:p>
          </table:table-cell>
          <table:table-cell office:value-type="float" office:value="5.1290474000000001" table:style-name="ce2">
            <text:p>5,1290474</text:p>
          </table:table-cell>
          <table:table-cell office:value-type="float" office:value="7.8625429999999996" table:style-name="ce2">
            <text:p>7,862543</text:p>
          </table:table-cell>
          <table:table-cell office:value-type="float" office:value="-8.7162769999999998" table:style-name="ce2">
            <text:p>-8,716277</text:p>
          </table:table-cell>
          <table:table-cell office:value-type="float" office:value="-0.78782680000000005" table:style-name="ce2">
            <text:p>-0,7878268</text:p>
          </table:table-cell>
          <table:table-cell office:value-type="float" office:value="-8.9472299999999994" table:style-name="ce2">
            <text:p>-8,94723</text:p>
          </table:table-cell>
          <table:table-cell table:style-name="ce1"/>
          <table:table-cell office:value-type="float" office:value="2.0399992" table:style-name="ce2">
            <text:p>2,0399992</text:p>
          </table:table-cell>
          <table:table-cell office:value-type="float" office:value="17.792767999999999" table:style-name="ce2">
            <text:p>17,792768</text:p>
          </table:table-cell>
          <table:table-cell office:value-type="float" office:value="5.1295323000000002" table:style-name="ce2">
            <text:p>5,1295323</text:p>
          </table:table-cell>
          <table:table-cell office:value-type="float" office:value="7.8625293000000003" table:style-name="ce2">
            <text:p>7,8625293</text:p>
          </table:table-cell>
          <table:table-cell office:value-type="float" office:value="-8.7163299999999992" table:style-name="ce2">
            <text:p>-8,71633</text:p>
          </table:table-cell>
          <table:table-cell office:value-type="float" office:value="-0.78625290000000003" table:style-name="ce2">
            <text:p>-0,7862529</text:p>
          </table:table-cell>
          <table:table-cell office:value-type="float" office:value="-8.9293669999999992" table:style-name="ce2">
            <text:p>-8,929367</text:p>
          </table:table-cell>
          <table:table-cell table:style-name="ce1"/>
          <table:table-cell office:value-type="float" office:value="2.0399992" table:style-name="ce2">
            <text:p>2,0399992</text:p>
          </table:table-cell>
          <table:table-cell office:value-type="float" office:value="17.79276890823175" table:formula="of:=((([.AX$3]*[.AX$8]*COS([.AX$9]))/[.AX$6])*(1-EXP(((-[.AX$6])*[.AO56])/[.AX$8])))" table:style-name="ce1">
            <text:p>17,79276891</text:p>
          </table:table-cell>
          <table:table-cell office:value-type="float" office:value="5.1120246163601735" table:formula="of:=([.AX$8]/[.AX$6])*([.AX$3]*SIN([.AX$9])+[.AX$8])*(1-EXP(((-[.AX$6])*[.AO56])/[.AX$8]))-([.AX$8]*[.AO56])+[.AX$4]" table:style-name="ce1">
            <text:p>5,112024616</text:p>
          </table:table-cell>
          <table:table-cell office:value-type="float" office:value="7.8625372544749155" table:formula="of:=[.AX$3]*COS([.AX$9])*EXP(((-[.AX$6])*[.AO56])/[.AX$8])" table:style-name="ce1">
            <text:p>7,862537254</text:p>
          </table:table-cell>
          <table:table-cell office:value-type="float" office:value="-8.7329279668513475" table:formula="of:=[.AX$3]*SIN([.AX$9])*EXP(((-[.AX$6])*[.AO56])/[.AX$8])-[.AX$8]*(1-EXP(((-[.AX$6])*[.AO56])/[.AX$8]))" table:style-name="ce1">
            <text:p>-8,732927967</text:p>
          </table:table-cell>
          <table:table-cell office:value-type="float" office:value="-0.78625372544749161" table:formula="of:=(-[.AX$6])*([.AR56]/[.AX$8])" table:style-name="ce1">
            <text:p>-0,786253725</text:p>
          </table:table-cell>
          <table:table-cell office:value-type="float" office:value="-8.9367072033148656" table:formula="of:=(-[.AX$6])*(1+([.AS56]/[.AX$8]))" table:style-name="ce1">
            <text:p>-8,936707203</text:p>
          </table:table-cell>
          <table:table-cell table:number-columns-repeated="16337"/>
        </table:table-row>
        <table:table-row table:style-name="ro1">
          <table:table-cell office:value-type="float" office:value="2.0799992" table:style-name="ce2">
            <text:p>2,0799992</text:p>
          </table:table-cell>
          <table:table-cell office:value-type="float" office:value="18.139305" table:style-name="ce2">
            <text:p>18,139305</text:p>
          </table:table-cell>
          <table:table-cell office:value-type="float" office:value="5.1446389999999997" table:style-name="ce2">
            <text:p>5,144639</text:p>
          </table:table-cell>
          <table:table-cell office:value-type="float" office:value="7.8278831999999996" table:style-name="ce2">
            <text:p>7,8278832</text:p>
          </table:table-cell>
          <table:table-cell office:value-type="float" office:value="-9.1098769999999991" table:style-name="ce2">
            <text:p>-9,109877</text:p>
          </table:table-cell>
          <table:table-cell office:value-type="float" office:value="-0.78593206000000004" table:style-name="ce2">
            <text:p>-0,78593206</text:p>
          </table:table-cell>
          <table:table-cell office:value-type="float" office:value="-8.9257144999999998" table:style-name="ce2">
            <text:p>-8,9257145</text:p>
          </table:table-cell>
          <table:table-cell table:style-name="ce1"/>
          <table:table-cell office:value-type="float" office:value="2.0799992" table:style-name="ce2">
            <text:p>2,0799992</text:p>
          </table:table-cell>
          <table:table-cell office:value-type="float" office:value="18.066749999999999" table:style-name="ce2">
            <text:p>18,06675</text:p>
          </table:table-cell>
          <table:table-cell office:value-type="float" office:value="4.3206186000000004" table:style-name="ce2">
            <text:p>4,3206186</text:p>
          </table:table-cell>
          <table:table-cell office:value-type="float" office:value="7.8278831999999996" table:style-name="ce2">
            <text:p>7,8278832</text:p>
          </table:table-cell>
          <table:table-cell office:value-type="float" office:value="-9.1098769999999991" table:style-name="ce2">
            <text:p>-9,109877</text:p>
          </table:table-cell>
          <table:table-cell office:value-type="float" office:value="-0.78593206000000004" table:style-name="ce2">
            <text:p>-0,78593206</text:p>
          </table:table-cell>
          <table:table-cell office:value-type="float" office:value="-8.9257144999999998" table:style-name="ce2">
            <text:p>-8,9257145</text:p>
          </table:table-cell>
          <table:table-cell table:style-name="ce1"/>
          <table:table-cell office:value-type="float" office:value="2.0799992" table:style-name="ce2">
            <text:p>2,0799992</text:p>
          </table:table-cell>
          <table:table-cell office:value-type="float" office:value="18.103024999999999" table:style-name="ce2">
            <text:p>18,103025</text:p>
          </table:table-cell>
          <table:table-cell office:value-type="float" office:value="4.7326280000000001" table:style-name="ce2">
            <text:p>4,732628</text:p>
          </table:table-cell>
          <table:table-cell office:value-type="float" office:value="7.8278831999999996" table:style-name="ce2">
            <text:p>7,8278832</text:p>
          </table:table-cell>
          <table:table-cell office:value-type="float" office:value="-9.1098769999999991" table:style-name="ce2">
            <text:p>-9,109877</text:p>
          </table:table-cell>
          <table:table-cell office:value-type="float" office:value="-0.78593206000000004" table:style-name="ce2">
            <text:p>-0,78593206</text:p>
          </table:table-cell>
          <table:table-cell office:value-type="float" office:value="-8.9257144999999998" table:style-name="ce2">
            <text:p>-8,9257145</text:p>
          </table:table-cell>
          <table:table-cell table:style-name="ce1"/>
          <table:table-cell office:value-type="float" office:value="2.0799992" table:style-name="ce2">
            <text:p>2,0799992</text:p>
          </table:table-cell>
          <table:table-cell office:value-type="float" office:value="18.106605999999999" table:style-name="ce2">
            <text:p>18,106606</text:p>
          </table:table-cell>
          <table:table-cell office:value-type="float" office:value="4.7732530000000004" table:style-name="ce2">
            <text:p>4,773253</text:p>
          </table:table-cell>
          <table:table-cell office:value-type="float" office:value="7.831156" table:style-name="ce2">
            <text:p>7,831156</text:p>
          </table:table-cell>
          <table:table-cell office:value-type="float" office:value="-9.0727379999999993" table:style-name="ce2">
            <text:p>-9,072738</text:p>
          </table:table-cell>
          <table:table-cell office:value-type="float" office:value="-0.78468185999999995" table:style-name="ce2">
            <text:p>-0,78468186</text:p>
          </table:table-cell>
          <table:table-cell office:value-type="float" office:value="-8.9115129999999994" table:style-name="ce2">
            <text:p>-8,911513</text:p>
          </table:table-cell>
          <table:table-cell table:style-name="ce1"/>
          <table:table-cell office:value-type="float" office:value="2.0799992" table:style-name="ce2">
            <text:p>2,0799992</text:p>
          </table:table-cell>
          <table:table-cell office:value-type="float" office:value="18.106642000000001" table:style-name="ce2">
            <text:p>18,106642</text:p>
          </table:table-cell>
          <table:table-cell office:value-type="float" office:value="4.7737449999999999" table:style-name="ce2">
            <text:p>4,773745</text:p>
          </table:table-cell>
          <table:table-cell office:value-type="float" office:value="7.8311419999999998" table:style-name="ce2">
            <text:p>7,831142</text:p>
          </table:table-cell>
          <table:table-cell office:value-type="float" office:value="-9.0727910000000005" table:style-name="ce2">
            <text:p>-9,072791</text:p>
          </table:table-cell>
          <table:table-cell office:value-type="float" office:value="-0.78311419999999998" table:style-name="ce2">
            <text:p>-0,7831142</text:p>
          </table:table-cell>
          <table:table-cell office:value-type="float" office:value="-8.8937209999999993" table:style-name="ce2">
            <text:p>-8,893721</text:p>
          </table:table-cell>
          <table:table-cell table:style-name="ce1"/>
          <table:table-cell office:value-type="float" office:value="2.0799992" table:style-name="ce2">
            <text:p>2,0799992</text:p>
          </table:table-cell>
          <table:table-cell office:value-type="float" office:value="18.106642233263031" table:formula="of:=((([.AX$3]*[.AX$8]*COS([.AX$9]))/[.AX$6])*(1-EXP(((-[.AX$6])*[.AO57])/[.AX$8])))" table:style-name="ce1">
            <text:p>18,10664223</text:p>
          </table:table-cell>
          <table:table-cell office:value-type="float" office:value="4.7555676548863062" table:formula="of:=([.AX$8]/[.AX$6])*([.AX$3]*SIN([.AX$9])+[.AX$8])*(1-EXP(((-[.AX$6])*[.AO57])/[.AX$8]))-([.AX$8]*[.AO57])+[.AX$4]" table:style-name="ce1">
            <text:p>4,755567655</text:p>
          </table:table-cell>
          <table:table-cell office:value-type="float" office:value="7.8311499219717868" table:formula="of:=[.AX$3]*COS([.AX$9])*EXP(((-[.AX$6])*[.AO57])/[.AX$8])" table:style-name="ce1">
            <text:p>7,831149922</text:p>
          </table:table-cell>
          <table:table-cell office:value-type="float" office:value="-9.089682270703964" table:formula="of:=[.AX$3]*SIN([.AX$9])*EXP(((-[.AX$6])*[.AO57])/[.AX$8])-[.AX$8]*(1-EXP(((-[.AX$6])*[.AO57])/[.AX$8]))" table:style-name="ce1">
            <text:p>-9,089682271</text:p>
          </table:table-cell>
          <table:table-cell office:value-type="float" office:value="-0.78311499219717873" table:formula="of:=(-[.AX$6])*([.AR57]/[.AX$8])" table:style-name="ce1">
            <text:p>-0,783114992</text:p>
          </table:table-cell>
          <table:table-cell office:value-type="float" office:value="-8.9010317729296045" table:formula="of:=(-[.AX$6])*(1+([.AS57]/[.AX$8]))" table:style-name="ce1">
            <text:p>-8,901031773</text:p>
          </table:table-cell>
          <table:table-cell table:number-columns-repeated="16337"/>
        </table:table-row>
        <table:table-row table:style-name="ro1">
          <table:table-cell office:value-type="float" office:value="2.1199992000000001" table:style-name="ce2">
            <text:p>2,1199992</text:p>
          </table:table-cell>
          <table:table-cell office:value-type="float" office:value="18.452421000000001" table:style-name="ce2">
            <text:p>18,452421</text:p>
          </table:table-cell>
          <table:table-cell office:value-type="float" office:value="4.7802439999999997" table:style-name="ce2">
            <text:p>4,780244</text:p>
          </table:table-cell>
          <table:table-cell office:value-type="float" office:value="7.7965717000000003" table:style-name="ce2">
            <text:p>7,7965717</text:p>
          </table:table-cell>
          <table:table-cell office:value-type="float" office:value="-9.4654769999999999" table:style-name="ce2">
            <text:p>-9,465477</text:p>
          </table:table-cell>
          <table:table-cell office:value-type="float" office:value="-0.78278833999999997" table:style-name="ce2">
            <text:p>-0,78278834</text:p>
          </table:table-cell>
          <table:table-cell office:value-type="float" office:value="-8.8900120000000005" table:style-name="ce2">
            <text:p>-8,890012</text:p>
          </table:table-cell>
          <table:table-cell table:style-name="ce1"/>
          <table:table-cell office:value-type="float" office:value="2.1199992000000001" table:style-name="ce2">
            <text:p>2,1199992</text:p>
          </table:table-cell>
          <table:table-cell office:value-type="float" office:value="18.378613000000001" table:style-name="ce2">
            <text:p>18,378613</text:p>
          </table:table-cell>
          <table:table-cell office:value-type="float" office:value="3.9419993999999998" table:style-name="ce2">
            <text:p>3,9419994</text:p>
          </table:table-cell>
          <table:table-cell office:value-type="float" office:value="7.7965717000000003" table:style-name="ce2">
            <text:p>7,7965717</text:p>
          </table:table-cell>
          <table:table-cell office:value-type="float" office:value="-9.4654769999999999" table:style-name="ce2">
            <text:p>-9,465477</text:p>
          </table:table-cell>
          <table:table-cell office:value-type="float" office:value="-0.78278833999999997" table:style-name="ce2">
            <text:p>-0,78278834</text:p>
          </table:table-cell>
          <table:table-cell office:value-type="float" office:value="-8.8900120000000005" table:style-name="ce2">
            <text:p>-8,890012</text:p>
          </table:table-cell>
          <table:table-cell table:style-name="ce1"/>
          <table:table-cell office:value-type="float" office:value="2.1199992000000001" table:style-name="ce2">
            <text:p>2,1199992</text:p>
          </table:table-cell>
          <table:table-cell office:value-type="float" office:value="18.415514000000002" table:style-name="ce2">
            <text:p>18,415514</text:p>
          </table:table-cell>
          <table:table-cell office:value-type="float" office:value="4.3611206999999999" table:style-name="ce2">
            <text:p>4,3611207</text:p>
          </table:table-cell>
          <table:table-cell office:value-type="float" office:value="7.7965717000000003" table:style-name="ce2">
            <text:p>7,7965717</text:p>
          </table:table-cell>
          <table:table-cell office:value-type="float" office:value="-9.4654769999999999" table:style-name="ce2">
            <text:p>-9,465477</text:p>
          </table:table-cell>
          <table:table-cell office:value-type="float" office:value="-0.78278833999999997" table:style-name="ce2">
            <text:p>-0,78278834</text:p>
          </table:table-cell>
          <table:table-cell office:value-type="float" office:value="-8.8900120000000005" table:style-name="ce2">
            <text:p>-8,890012</text:p>
          </table:table-cell>
          <table:table-cell table:style-name="ce1"/>
          <table:table-cell office:value-type="float" office:value="2.1199992000000001" table:style-name="ce2">
            <text:p>2,1199992</text:p>
          </table:table-cell>
          <table:table-cell office:value-type="float" office:value="18.419225999999998" table:style-name="ce2">
            <text:p>18,419226</text:p>
          </table:table-cell>
          <table:table-cell office:value-type="float" office:value="4.4032283000000003" table:style-name="ce2">
            <text:p>4,4032283</text:p>
          </table:table-cell>
          <table:table-cell office:value-type="float" office:value="7.7998940000000001" table:style-name="ce2">
            <text:p>7,799894</text:p>
          </table:table-cell>
          <table:table-cell office:value-type="float" office:value="-9.4277750000000005" table:style-name="ce2">
            <text:p>-9,427775</text:p>
          </table:table-cell>
          <table:table-cell office:value-type="float" office:value="-0.78154933000000004" table:style-name="ce2">
            <text:p>-0,78154933</text:p>
          </table:table-cell>
          <table:table-cell office:value-type="float" office:value="-8.8759379999999997" table:style-name="ce2">
            <text:p>-8,875938</text:p>
          </table:table-cell>
          <table:table-cell table:style-name="ce1"/>
          <table:table-cell office:value-type="float" office:value="2.1199992000000001" table:style-name="ce2">
            <text:p>2,1199992</text:p>
          </table:table-cell>
          <table:table-cell office:value-type="float" office:value="18.419262" table:style-name="ce2">
            <text:p>18,419262</text:p>
          </table:table-cell>
          <table:table-cell office:value-type="float" office:value="4.4037280000000001" table:style-name="ce2">
            <text:p>4,403728</text:p>
          </table:table-cell>
          <table:table-cell office:value-type="float" office:value="7.7998795999999997" table:style-name="ce2">
            <text:p>7,7998796</text:p>
          </table:table-cell>
          <table:table-cell office:value-type="float" office:value="-9.4278300000000002" table:style-name="ce2">
            <text:p>-9,42783</text:p>
          </table:table-cell>
          <table:table-cell office:value-type="float" office:value="-0.77998805000000004" table:style-name="ce2">
            <text:p>-0,77998805</text:p>
          </table:table-cell>
          <table:table-cell office:value-type="float" office:value="-8.8582169999999998" table:style-name="ce2">
            <text:p>-8,858217</text:p>
          </table:table-cell>
          <table:table-cell table:style-name="ce1"/>
          <table:table-cell office:value-type="float" office:value="2.1199992000000001" table:style-name="ce2">
            <text:p>2,1199992</text:p>
          </table:table-cell>
          <table:table-cell office:value-type="float" office:value="18.41926257263615" table:formula="of:=((([.AX$3]*[.AX$8]*COS([.AX$9]))/[.AX$6])*(1-EXP(((-[.AX$6])*[.AO58])/[.AX$8])))" table:style-name="ce1">
            <text:p>18,41926257</text:p>
          </table:table-cell>
          <table:table-cell office:value-type="float" office:value="4.3848690235868446" table:formula="of:=([.AX$8]/[.AX$6])*([.AX$3]*SIN([.AX$9])+[.AX$8])*(1-EXP(((-[.AX$6])*[.AO58])/[.AX$8]))-([.AX$8]*[.AO58])+[.AX$4]" table:style-name="ce1">
            <text:p>4,384869024</text:p>
          </table:table-cell>
          <table:table-cell office:value-type="float" office:value="7.7998878880344753" table:formula="of:=[.AX$3]*COS([.AX$9])*EXP(((-[.AX$6])*[.AO58])/[.AX$8])" table:style-name="ce1">
            <text:p>7,799887888</text:p>
          </table:table-cell>
          <table:table-cell office:value-type="float" office:value="-9.4450124075740192" table:formula="of:=[.AX$3]*SIN([.AX$9])*EXP(((-[.AX$6])*[.AO58])/[.AX$8])-[.AX$8]*(1-EXP(((-[.AX$6])*[.AO58])/[.AX$8]))" table:style-name="ce1">
            <text:p>-9,445012408</text:p>
          </table:table-cell>
          <table:table-cell office:value-type="float" office:value="-0.77998878880344769" table:formula="of:=(-[.AX$6])*([.AR58]/[.AX$8])" table:style-name="ce1">
            <text:p>-0,779988789</text:p>
          </table:table-cell>
          <table:table-cell office:value-type="float" office:value="-8.8654987592425982" table:formula="of:=(-[.AX$6])*(1+([.AS58]/[.AX$8]))" table:style-name="ce1">
            <text:p>-8,865498759</text:p>
          </table:table-cell>
          <table:table-cell table:number-columns-repeated="16337"/>
        </table:table-row>
        <table:table-row table:style-name="ro1">
          <table:table-cell office:value-type="float" office:value="2.1599990999999998" table:style-name="ce2">
            <text:p>2,1599991</text:p>
          </table:table-cell>
          <table:table-cell office:value-type="float" office:value="18.764284" table:style-name="ce2">
            <text:p>18,764284</text:p>
          </table:table-cell>
          <table:table-cell office:value-type="float" office:value="4.4016247000000002" table:style-name="ce2">
            <text:p>4,4016247</text:p>
          </table:table-cell>
          <table:table-cell office:value-type="float" office:value="7.7653856000000001" table:style-name="ce2">
            <text:p>7,7653856</text:p>
          </table:table-cell>
          <table:table-cell office:value-type="float" office:value="-9.8196549999999991" table:style-name="ce2">
            <text:p>-9,819655</text:p>
          </table:table-cell>
          <table:table-cell office:value-type="float" office:value="-0.77965720000000005" table:style-name="ce2">
            <text:p>-0,7796572</text:p>
          </table:table-cell>
          <table:table-cell office:value-type="float" office:value="-8.8544520000000002" table:style-name="ce2">
            <text:p>-8,854452</text:p>
          </table:table-cell>
          <table:table-cell table:style-name="ce1"/>
          <table:table-cell office:value-type="float" office:value="2.1599990999999998" table:style-name="ce2">
            <text:p>2,1599991</text:p>
          </table:table-cell>
          <table:table-cell office:value-type="float" office:value="18.689228" table:style-name="ce2">
            <text:p>18,689228</text:p>
          </table:table-cell>
          <table:table-cell office:value-type="float" office:value="3.5492132000000001" table:style-name="ce2">
            <text:p>3,5492132</text:p>
          </table:table-cell>
          <table:table-cell office:value-type="float" office:value="7.7653856000000001" table:style-name="ce2">
            <text:p>7,7653856</text:p>
          </table:table-cell>
          <table:table-cell office:value-type="float" office:value="-9.8196549999999991" table:style-name="ce2">
            <text:p>-9,819655</text:p>
          </table:table-cell>
          <table:table-cell office:value-type="float" office:value="-0.77965720000000005" table:style-name="ce2">
            <text:p>-0,7796572</text:p>
          </table:table-cell>
          <table:table-cell office:value-type="float" office:value="-8.8544520000000002" table:style-name="ce2">
            <text:p>-8,854452</text:p>
          </table:table-cell>
          <table:table-cell table:style-name="ce1"/>
          <table:table-cell office:value-type="float" office:value="2.1599990999999998" table:style-name="ce2">
            <text:p>2,1599991</text:p>
          </table:table-cell>
          <table:table-cell office:value-type="float" office:value="18.726752999999999" table:style-name="ce2">
            <text:p>18,726753</text:p>
          </table:table-cell>
          <table:table-cell office:value-type="float" office:value="3.9754179999999999" table:style-name="ce2">
            <text:p>3,975418</text:p>
          </table:table-cell>
          <table:table-cell office:value-type="float" office:value="7.7653856000000001" table:style-name="ce2">
            <text:p>7,7653856</text:p>
          </table:table-cell>
          <table:table-cell office:value-type="float" office:value="-9.8196549999999991" table:style-name="ce2">
            <text:p>-9,819655</text:p>
          </table:table-cell>
          <table:table-cell office:value-type="float" office:value="-0.77965720000000005" table:style-name="ce2">
            <text:p>-0,7796572</text:p>
          </table:table-cell>
          <table:table-cell office:value-type="float" office:value="-8.8544520000000002" table:style-name="ce2">
            <text:p>-8,854452</text:p>
          </table:table-cell>
          <table:table-cell table:style-name="ce1"/>
          <table:table-cell office:value-type="float" office:value="2.1599990999999998" table:style-name="ce2">
            <text:p>2,1599991</text:p>
          </table:table-cell>
          <table:table-cell office:value-type="float" office:value="18.730596999999999" table:style-name="ce2">
            <text:p>18,730597</text:p>
          </table:table-cell>
          <table:table-cell office:value-type="float" office:value="4.0190305999999998" table:style-name="ce2">
            <text:p>4,0190306</text:p>
          </table:table-cell>
          <table:table-cell office:value-type="float" office:value="7.7687569999999999" table:style-name="ce2">
            <text:p>7,768757</text:p>
          </table:table-cell>
          <table:table-cell office:value-type="float" office:value="-9.7813960000000009" table:style-name="ce2">
            <text:p>-9,781396</text:p>
          </table:table-cell>
          <table:table-cell office:value-type="float" office:value="-0.77842944999999997" table:style-name="ce2">
            <text:p>-0,77842945</text:p>
          </table:table-cell>
          <table:table-cell office:value-type="float" office:value="-8.8405059999999995" table:style-name="ce2">
            <text:p>-8,840506</text:p>
          </table:table-cell>
          <table:table-cell table:style-name="ce1"/>
          <table:table-cell office:value-type="float" office:value="2.1599990999999998" table:style-name="ce2">
            <text:p>2,1599991</text:p>
          </table:table-cell>
          <table:table-cell office:value-type="float" office:value="18.730634999999999" table:style-name="ce2">
            <text:p>18,730635</text:p>
          </table:table-cell>
          <table:table-cell office:value-type="float" office:value="4.0195373999999999" table:style-name="ce2">
            <text:p>4,0195374</text:p>
          </table:table-cell>
          <table:table-cell office:value-type="float" office:value="7.7687426000000004" table:style-name="ce2">
            <text:p>7,7687426</text:p>
          </table:table-cell>
          <table:table-cell office:value-type="float" office:value="-9.7814499999999995" table:style-name="ce2">
            <text:p>-9,78145</text:p>
          </table:table-cell>
          <table:table-cell office:value-type="float" office:value="-0.77687419999999996" table:style-name="ce2">
            <text:p>-0,7768742</text:p>
          </table:table-cell>
          <table:table-cell office:value-type="float" office:value="-8.8228550000000006" table:style-name="ce2">
            <text:p>-8,822855</text:p>
          </table:table-cell>
          <table:table-cell table:style-name="ce1"/>
          <table:table-cell office:value-type="float" office:value="2.1599990999999998" table:style-name="ce2">
            <text:p>2,1599991</text:p>
          </table:table-cell>
          <table:table-cell office:value-type="float" office:value="18.730634151408136" table:formula="of:=((([.AX$3]*[.AX$8]*COS([.AX$9]))/[.AX$6])*(1-EXP(((-[.AX$6])*[.AO59])/[.AX$8])))" table:style-name="ce1">
            <text:p>18,73063415</text:p>
          </table:table-cell>
          <table:table-cell office:value-type="float" office:value="3.9999865552519225" table:formula="of:=([.AX$8]/[.AX$6])*([.AX$3]*SIN([.AX$9])+[.AX$8])*(1-EXP(((-[.AX$6])*[.AO59])/[.AX$8]))-([.AX$8]*[.AO59])+[.AX$4]" table:style-name="ce1">
            <text:p>3,999986555</text:p>
          </table:table-cell>
          <table:table-cell office:value-type="float" office:value="7.7687507301572767" table:formula="of:=[.AX$3]*COS([.AX$9])*EXP(((-[.AX$6])*[.AO59])/[.AX$8])" table:style-name="ce1">
            <text:p>7,76875073</text:p>
          </table:table-cell>
          <table:table-cell office:value-type="float" office:value="-9.7989231797405267" table:formula="of:=[.AX$3]*SIN([.AX$9])*EXP(((-[.AX$6])*[.AO59])/[.AX$8])-[.AX$8]*(1-EXP(((-[.AX$6])*[.AO59])/[.AX$8]))" table:style-name="ce1">
            <text:p>-9,79892318</text:p>
          </table:table-cell>
          <table:table-cell office:value-type="float" office:value="-0.77687507301572778" table:formula="of:=(-[.AX$6])*([.AR59]/[.AX$8])" table:style-name="ce1">
            <text:p>-0,776875073</text:p>
          </table:table-cell>
          <table:table-cell office:value-type="float" office:value="-8.8301076820259468" table:formula="of:=(-[.AX$6])*(1+([.AS59]/[.AX$8]))" table:style-name="ce1">
            <text:p>-8,830107682</text:p>
          </table:table-cell>
          <table:table-cell table:number-columns-repeated="16337"/>
        </table:table-row>
        <table:table-row table:style-name="ro1">
          <table:table-cell office:value-type="float" office:value="2.199999" table:style-name="ce2">
            <text:p>2,199999</text:p>
          </table:table-cell>
          <table:table-cell office:value-type="float" office:value="19.0749" table:style-name="ce2">
            <text:p>19,0749</text:p>
          </table:table-cell>
          <table:table-cell office:value-type="float" office:value="4.0088387000000001" table:style-name="ce2">
            <text:p>4,0088387</text:p>
          </table:table-cell>
          <table:table-cell office:value-type="float" office:value="7.734324" table:style-name="ce2">
            <text:p>7,734324</text:p>
          </table:table-cell>
          <table:table-cell office:value-type="float" office:value="-10.172416999999999" table:style-name="ce2">
            <text:p>-10,172417</text:p>
          </table:table-cell>
          <table:table-cell office:value-type="float" office:value="-0.77653855000000005" table:style-name="ce2">
            <text:p>-0,77653855</text:p>
          </table:table-cell>
          <table:table-cell office:value-type="float" office:value="-8.8190349999999995" table:style-name="ce2">
            <text:p>-8,819035</text:p>
          </table:table-cell>
          <table:table-cell table:style-name="ce1"/>
          <table:table-cell office:value-type="float" office:value="2.199999" table:style-name="ce2">
            <text:p>2,199999</text:p>
          </table:table-cell>
          <table:table-cell office:value-type="float" office:value="18.998602000000002" table:style-name="ce2">
            <text:p>18,998602</text:p>
          </table:table-cell>
          <table:table-cell office:value-type="float" office:value="3.1423166" table:style-name="ce2">
            <text:p>3,1423166</text:p>
          </table:table-cell>
          <table:table-cell office:value-type="float" office:value="7.734324" table:style-name="ce2">
            <text:p>7,734324</text:p>
          </table:table-cell>
          <table:table-cell office:value-type="float" office:value="-10.172416999999999" table:style-name="ce2">
            <text:p>-10,172417</text:p>
          </table:table-cell>
          <table:table-cell office:value-type="float" office:value="-0.77653855000000005" table:style-name="ce2">
            <text:p>-0,77653855</text:p>
          </table:table-cell>
          <table:table-cell office:value-type="float" office:value="-8.8190349999999995" table:style-name="ce2">
            <text:p>-8,819035</text:p>
          </table:table-cell>
          <table:table-cell table:style-name="ce1"/>
          <table:table-cell office:value-type="float" office:value="2.199999" table:style-name="ce2">
            <text:p>2,199999</text:p>
          </table:table-cell>
          <table:table-cell office:value-type="float" office:value="19.036746999999998" table:style-name="ce2">
            <text:p>19,036747</text:p>
          </table:table-cell>
          <table:table-cell office:value-type="float" office:value="3.5755764999999999" table:style-name="ce2">
            <text:p>3,5755765</text:p>
          </table:table-cell>
          <table:table-cell office:value-type="float" office:value="7.734324" table:style-name="ce2">
            <text:p>7,734324</text:p>
          </table:table-cell>
          <table:table-cell office:value-type="float" office:value="-10.172416999999999" table:style-name="ce2">
            <text:p>-10,172417</text:p>
          </table:table-cell>
          <table:table-cell office:value-type="float" office:value="-0.77653855000000005" table:style-name="ce2">
            <text:p>-0,77653855</text:p>
          </table:table-cell>
          <table:table-cell office:value-type="float" office:value="-8.8190349999999995" table:style-name="ce2">
            <text:p>-8,819035</text:p>
          </table:table-cell>
          <table:table-cell table:style-name="ce1"/>
          <table:table-cell office:value-type="float" office:value="2.199999" table:style-name="ce2">
            <text:p>2,199999</text:p>
          </table:table-cell>
          <table:table-cell office:value-type="float" office:value="19.040725999999999" table:style-name="ce2">
            <text:p>19,040726</text:p>
          </table:table-cell>
          <table:table-cell office:value-type="float" office:value="3.6207166000000002" table:style-name="ce2">
            <text:p>3,6207166</text:p>
          </table:table-cell>
          <table:table-cell office:value-type="float" office:value="7.7377440000000002" table:style-name="ce2">
            <text:p>7,737744</text:p>
          </table:table-cell>
          <table:table-cell office:value-type="float" office:value="-10.133604" table:style-name="ce2">
            <text:p>-10,133604</text:p>
          </table:table-cell>
          <table:table-cell office:value-type="float" office:value="-0.77532190000000001" table:style-name="ce2">
            <text:p>-0,7753219</text:p>
          </table:table-cell>
          <table:table-cell office:value-type="float" office:value="-8.8052139999999994" table:style-name="ce2">
            <text:p>-8,805214</text:p>
          </table:table-cell>
          <table:table-cell table:style-name="ce1"/>
          <table:table-cell office:value-type="float" office:value="2.199999" table:style-name="ce2">
            <text:p>2,199999</text:p>
          </table:table-cell>
          <table:table-cell office:value-type="float" office:value="19.040763999999999" table:style-name="ce2">
            <text:p>19,040764</text:p>
          </table:table-cell>
          <table:table-cell office:value-type="float" office:value="3.6212304" table:style-name="ce2">
            <text:p>3,6212304</text:p>
          </table:table-cell>
          <table:table-cell office:value-type="float" office:value="7.7377295000000004" table:style-name="ce2">
            <text:p>7,7377295</text:p>
          </table:table-cell>
          <table:table-cell office:value-type="float" office:value="-10.133659" table:style-name="ce2">
            <text:p>-10,133659</text:p>
          </table:table-cell>
          <table:table-cell office:value-type="float" office:value="-0.77377295000000001" table:style-name="ce2">
            <text:p>-0,77377295</text:p>
          </table:table-cell>
          <table:table-cell office:value-type="float" office:value="-8.7876340000000006" table:style-name="ce2">
            <text:p>-8,787634</text:p>
          </table:table-cell>
          <table:table-cell table:style-name="ce1"/>
          <table:table-cell office:value-type="float" office:value="2.199999" table:style-name="ce2">
            <text:p>2,199999</text:p>
          </table:table-cell>
          <table:table-cell office:value-type="float" office:value="19.040762734620966" table:formula="of:=((([.AX$3]*[.AX$8]*COS([.AX$9]))/[.AX$6])*(1-EXP(((-[.AX$6])*[.AO60])/[.AX$8])))" table:style-name="ce1">
            <text:p>19,04076273</text:p>
          </table:table-cell>
          <table:table-cell office:value-type="float" office:value="3.6009759664290186" table:formula="of:=([.AX$8]/[.AX$6])*([.AX$3]*SIN([.AX$9])+[.AX$8])*(1-EXP(((-[.AX$6])*[.AO60])/[.AX$8]))-([.AX$8]*[.AO60])+[.AX$4]" table:style-name="ce1">
            <text:p>3,600975966</text:p>
          </table:table-cell>
          <table:table-cell office:value-type="float" office:value="7.7377378718359937" table:formula="of:=[.AX$3]*COS([.AX$9])*EXP(((-[.AX$6])*[.AO60])/[.AX$8])" table:style-name="ce1">
            <text:p>7,737737872</text:p>
          </table:table-cell>
          <table:table-cell office:value-type="float" office:value="-10.151421139858238" table:formula="of:=[.AX$3]*SIN([.AX$9])*EXP(((-[.AX$6])*[.AO60])/[.AX$8])-[.AX$8]*(1-EXP(((-[.AX$6])*[.AO60])/[.AX$8]))" table:style-name="ce1">
            <text:p>-10,15142114</text:p>
          </table:table-cell>
          <table:table-cell office:value-type="float" office:value="-0.77377378718359935" table:formula="of:=(-[.AX$6])*([.AR60]/[.AX$8])" table:style-name="ce1">
            <text:p>-0,773773787</text:p>
          </table:table-cell>
          <table:table-cell office:value-type="float" office:value="-8.7948578860141762" table:formula="of:=(-[.AX$6])*(1+([.AS60]/[.AX$8]))" table:style-name="ce1">
            <text:p>-8,794857886</text:p>
          </table:table-cell>
          <table:table-cell table:number-columns-repeated="16337"/>
        </table:table-row>
        <table:table-row table:style-name="ro1">
          <table:table-cell office:value-type="float" office:value="2.2399990000000001" table:style-name="ce2">
            <text:p>2,239999</text:p>
          </table:table-cell>
          <table:table-cell office:value-type="float" office:value="19.384274000000001" table:style-name="ce2">
            <text:p>19,384274</text:p>
          </table:table-cell>
          <table:table-cell office:value-type="float" office:value="3.6019420000000002" table:style-name="ce2">
            <text:p>3,601942</text:p>
          </table:table-cell>
          <table:table-cell office:value-type="float" office:value="7.7033870000000002" table:style-name="ce2">
            <text:p>7,703387</text:p>
          </table:table-cell>
          <table:table-cell office:value-type="float" office:value="-10.523766999999999" table:style-name="ce2">
            <text:p>-10,523767</text:p>
          </table:table-cell>
          <table:table-cell office:value-type="float" office:value="-0.77343242999999995" table:style-name="ce2">
            <text:p>-0,77343243</text:p>
          </table:table-cell>
          <table:table-cell office:value-type="float" office:value="-8.7837580000000006" table:style-name="ce2">
            <text:p>-8,783758</text:p>
          </table:table-cell>
          <table:table-cell table:style-name="ce1"/>
          <table:table-cell office:value-type="float" office:value="2.2399990000000001" table:style-name="ce2">
            <text:p>2,239999</text:p>
          </table:table-cell>
          <table:table-cell office:value-type="float" office:value="19.306737999999999" table:style-name="ce2">
            <text:p>19,306738</text:p>
          </table:table-cell>
          <table:table-cell office:value-type="float" office:value="2.7213660000000002" table:style-name="ce2">
            <text:p>2,721366</text:p>
          </table:table-cell>
          <table:table-cell office:value-type="float" office:value="7.7033870000000002" table:style-name="ce2">
            <text:p>7,703387</text:p>
          </table:table-cell>
          <table:table-cell office:value-type="float" office:value="-10.523766999999999" table:style-name="ce2">
            <text:p>-10,523767</text:p>
          </table:table-cell>
          <table:table-cell office:value-type="float" office:value="-0.77343242999999995" table:style-name="ce2">
            <text:p>-0,77343243</text:p>
          </table:table-cell>
          <table:table-cell office:value-type="float" office:value="-8.7837580000000006" table:style-name="ce2">
            <text:p>-8,783758</text:p>
          </table:table-cell>
          <table:table-cell table:style-name="ce1"/>
          <table:table-cell office:value-type="float" office:value="2.2399990000000001" table:style-name="ce2">
            <text:p>2,239999</text:p>
          </table:table-cell>
          <table:table-cell office:value-type="float" office:value="19.345500000000001" table:style-name="ce2">
            <text:p>19,3455</text:p>
          </table:table-cell>
          <table:table-cell office:value-type="float" office:value="3.1616528000000002" table:style-name="ce2">
            <text:p>3,1616528</text:p>
          </table:table-cell>
          <table:table-cell office:value-type="float" office:value="7.7033870000000002" table:style-name="ce2">
            <text:p>7,703387</text:p>
          </table:table-cell>
          <table:table-cell office:value-type="float" office:value="-10.523766999999999" table:style-name="ce2">
            <text:p>-10,523767</text:p>
          </table:table-cell>
          <table:table-cell office:value-type="float" office:value="-0.77343242999999995" table:style-name="ce2">
            <text:p>-0,77343243</text:p>
          </table:table-cell>
          <table:table-cell office:value-type="float" office:value="-8.7837580000000006" table:style-name="ce2">
            <text:p>-8,783758</text:p>
          </table:table-cell>
          <table:table-cell table:style-name="ce1"/>
          <table:table-cell office:value-type="float" office:value="2.2399990000000001" table:style-name="ce2">
            <text:p>2,239999</text:p>
          </table:table-cell>
          <table:table-cell office:value-type="float" office:value="19.349616999999999" table:style-name="ce2">
            <text:p>19,349617</text:p>
          </table:table-cell>
          <table:table-cell office:value-type="float" office:value="3.2083423" table:style-name="ce2">
            <text:p>3,2083423</text:p>
          </table:table-cell>
          <table:table-cell office:value-type="float" office:value="7.706855" table:style-name="ce2">
            <text:p>7,706855</text:p>
          </table:table-cell>
          <table:table-cell office:value-type="float" office:value="-10.484406" table:style-name="ce2">
            <text:p>-10,484406</text:p>
          </table:table-cell>
          <table:table-cell office:value-type="float" office:value="-0.77222679999999999" table:style-name="ce2">
            <text:p>-0,7722268</text:p>
          </table:table-cell>
          <table:table-cell office:value-type="float" office:value="-8.7700639999999996" table:style-name="ce2">
            <text:p>-8,770064</text:p>
          </table:table-cell>
          <table:table-cell table:style-name="ce1"/>
          <table:table-cell office:value-type="float" office:value="2.2399990000000001" table:style-name="ce2">
            <text:p>2,239999</text:p>
          </table:table-cell>
          <table:table-cell office:value-type="float" office:value="19.349653" table:style-name="ce2">
            <text:p>19,349653</text:p>
          </table:table-cell>
          <table:table-cell office:value-type="float" office:value="3.2088633" table:style-name="ce2">
            <text:p>3,2088633</text:p>
          </table:table-cell>
          <table:table-cell office:value-type="float" office:value="7.7068405000000002" table:style-name="ce2">
            <text:p>7,7068405</text:p>
          </table:table-cell>
          <table:table-cell office:value-type="float" office:value="-10.484463" table:style-name="ce2">
            <text:p>-10,484463</text:p>
          </table:table-cell>
          <table:table-cell office:value-type="float" office:value="-0.77068406" table:style-name="ce2">
            <text:p>-0,77068406</text:p>
          </table:table-cell>
          <table:table-cell office:value-type="float" office:value="-8.7525539999999999" table:style-name="ce2">
            <text:p>-8,752554</text:p>
          </table:table-cell>
          <table:table-cell table:style-name="ce1"/>
          <table:table-cell office:value-type="float" office:value="2.2399990000000001" table:style-name="ce2">
            <text:p>2,239999</text:p>
          </table:table-cell>
          <table:table-cell office:value-type="float" office:value="19.349654054998673" table:formula="of:=((([.AX$3]*[.AX$8]*COS([.AX$9]))/[.AX$6])*(1-EXP(((-[.AX$6])*[.AO61])/[.AX$8])))" table:style-name="ce1">
            <text:p>19,34965405</text:p>
          </table:table-cell>
          <table:table-cell office:value-type="float" office:value="3.1878926063340316" table:formula="of:=([.AX$8]/[.AX$6])*([.AX$3]*SIN([.AX$9])+[.AX$8])*(1-EXP(((-[.AX$6])*[.AO61])/[.AX$8]))-([.AX$8]*[.AO61])+[.AX$4]" table:style-name="ce1">
            <text:p>3,187892606</text:p>
          </table:table-cell>
          <table:table-cell office:value-type="float" office:value="7.7068487397982226" table:formula="of:=[.AX$3]*COS([.AX$9])*EXP(((-[.AX$6])*[.AO61])/[.AX$8])" table:style-name="ce1">
            <text:p>7,70684874</text:p>
          </table:table-cell>
          <table:table-cell office:value-type="float" office:value="-10.502512803848736" table:formula="of:=[.AX$3]*SIN([.AX$9])*EXP(((-[.AX$6])*[.AO61])/[.AX$8])-[.AX$8]*(1-EXP(((-[.AX$6])*[.AO61])/[.AX$8]))" table:style-name="ce1">
            <text:p>-10,5025128</text:p>
          </table:table-cell>
          <table:table-cell office:value-type="float" office:value="-0.77068487397982233" table:formula="of:=(-[.AX$6])*([.AR61]/[.AX$8])" table:style-name="ce1">
            <text:p>-0,770684874</text:p>
          </table:table-cell>
          <table:table-cell office:value-type="float" office:value="-8.7597487196151267" table:formula="of:=(-[.AX$6])*(1+([.AS61]/[.AX$8]))" table:style-name="ce1">
            <text:p>-8,75974872</text:p>
          </table:table-cell>
          <table:table-cell table:number-columns-repeated="16337"/>
        </table:table-row>
        <table:table-row table:style-name="ro1">
          <table:table-cell office:value-type="float" office:value="2.2799990000000001" table:style-name="ce2">
            <text:p>2,279999</text:p>
          </table:table-cell>
          <table:table-cell office:value-type="float" office:value="19.692409999999999" table:style-name="ce2">
            <text:p>19,69241</text:p>
          </table:table-cell>
          <table:table-cell office:value-type="float" office:value="3.1809913999999999" table:style-name="ce2">
            <text:p>3,1809914</text:p>
          </table:table-cell>
          <table:table-cell office:value-type="float" office:value="7.6725729999999999" table:style-name="ce2">
            <text:p>7,672573</text:p>
          </table:table-cell>
          <table:table-cell office:value-type="float" office:value="-10.873713" table:style-name="ce2">
            <text:p>-10,873713</text:p>
          </table:table-cell>
          <table:table-cell office:value-type="float" office:value="-0.77033865000000001" table:style-name="ce2">
            <text:p>-0,77033865</text:p>
          </table:table-cell>
          <table:table-cell office:value-type="float" office:value="-8.7486230000000003" table:style-name="ce2">
            <text:p>-8,748623</text:p>
          </table:table-cell>
          <table:table-cell table:style-name="ce1"/>
          <table:table-cell office:value-type="float" office:value="2.2799990000000001" table:style-name="ce2">
            <text:p>2,279999</text:p>
          </table:table-cell>
          <table:table-cell office:value-type="float" office:value="19.613641999999999" table:style-name="ce2">
            <text:p>19,613642</text:p>
          </table:table-cell>
          <table:table-cell office:value-type="float" office:value="2.2864175000000002" table:style-name="ce2">
            <text:p>2,2864175</text:p>
          </table:table-cell>
          <table:table-cell office:value-type="float" office:value="7.6725729999999999" table:style-name="ce2">
            <text:p>7,672573</text:p>
          </table:table-cell>
          <table:table-cell office:value-type="float" office:value="-10.873713" table:style-name="ce2">
            <text:p>-10,873713</text:p>
          </table:table-cell>
          <table:table-cell office:value-type="float" office:value="-0.77033865000000001" table:style-name="ce2">
            <text:p>-0,77033865</text:p>
          </table:table-cell>
          <table:table-cell office:value-type="float" office:value="-8.7486230000000003" table:style-name="ce2">
            <text:p>-8,748623</text:p>
          </table:table-cell>
          <table:table-cell table:style-name="ce1"/>
          <table:table-cell office:value-type="float" office:value="2.2799990000000001" table:style-name="ce2">
            <text:p>2,279999</text:p>
          </table:table-cell>
          <table:table-cell office:value-type="float" office:value="19.653020000000001" table:style-name="ce2">
            <text:p>19,65302</text:p>
          </table:table-cell>
          <table:table-cell office:value-type="float" office:value="2.7337031000000001" table:style-name="ce2">
            <text:p>2,7337031</text:p>
          </table:table-cell>
          <table:table-cell office:value-type="float" office:value="7.6725729999999999" table:style-name="ce2">
            <text:p>7,672573</text:p>
          </table:table-cell>
          <table:table-cell office:value-type="float" office:value="-10.873713" table:style-name="ce2">
            <text:p>-10,873713</text:p>
          </table:table-cell>
          <table:table-cell office:value-type="float" office:value="-0.77033865000000001" table:style-name="ce2">
            <text:p>-0,77033865</text:p>
          </table:table-cell>
          <table:table-cell office:value-type="float" office:value="-8.7486230000000003" table:style-name="ce2">
            <text:p>-8,748623</text:p>
          </table:table-cell>
          <table:table-cell table:style-name="ce1"/>
          <table:table-cell office:value-type="float" office:value="2.2799990000000001" table:style-name="ce2">
            <text:p>2,279999</text:p>
          </table:table-cell>
          <table:table-cell office:value-type="float" office:value="19.657274000000001" table:style-name="ce2">
            <text:p>19,657274</text:p>
          </table:table-cell>
          <table:table-cell office:value-type="float" office:value="2.7819639999999999" table:style-name="ce2">
            <text:p>2,781964</text:p>
          </table:table-cell>
          <table:table-cell office:value-type="float" office:value="7.6760893000000001" table:style-name="ce2">
            <text:p>7,6760893</text:p>
          </table:table-cell>
          <table:table-cell office:value-type="float" office:value="-10.833809" table:style-name="ce2">
            <text:p>-10,833809</text:p>
          </table:table-cell>
          <table:table-cell office:value-type="float" office:value="-0.7691441" table:style-name="ce2">
            <text:p>-0,7691441</text:p>
          </table:table-cell>
          <table:table-cell office:value-type="float" office:value="-8.7350539999999999" table:style-name="ce2">
            <text:p>-8,735054</text:p>
          </table:table-cell>
          <table:table-cell table:style-name="ce1"/>
          <table:table-cell office:value-type="float" office:value="2.2799990000000001" table:style-name="ce2">
            <text:p>2,279999</text:p>
          </table:table-cell>
          <table:table-cell office:value-type="float" office:value="19.657309999999999" table:style-name="ce2">
            <text:p>19,65731</text:p>
          </table:table-cell>
          <table:table-cell office:value-type="float" office:value="2.782492" table:style-name="ce2">
            <text:p>2,782492</text:p>
          </table:table-cell>
          <table:table-cell office:value-type="float" office:value="7.6760745000000004" table:style-name="ce2">
            <text:p>7,6760745</text:p>
          </table:table-cell>
          <table:table-cell office:value-type="float" office:value="-10.833866" table:style-name="ce2">
            <text:p>-10,833866</text:p>
          </table:table-cell>
          <table:table-cell office:value-type="float" office:value="-0.7676075" table:style-name="ce2">
            <text:p>-0,7676075</text:p>
          </table:table-cell>
          <table:table-cell office:value-type="float" office:value="-8.7176130000000001" table:style-name="ce2">
            <text:p>-8,717613</text:p>
          </table:table-cell>
          <table:table-cell table:style-name="ce1"/>
          <table:table-cell office:value-type="float" office:value="2.2799990000000001" table:style-name="ce2">
            <text:p>2,279999</text:p>
          </table:table-cell>
          <table:table-cell office:value-type="float" office:value="19.657312277933876" table:formula="of:=((([.AX$3]*[.AX$8]*COS([.AX$9]))/[.AX$6])*(1-EXP(((-[.AX$6])*[.AO62])/[.AX$8])))" table:style-name="ce1">
            <text:p>19,65731228</text:p>
          </table:table-cell>
          <table:table-cell office:value-type="float" office:value="2.760793629600073" table:formula="of:=([.AX$8]/[.AX$6])*([.AX$3]*SIN([.AX$9])+[.AX$8])*(1-EXP(((-[.AX$6])*[.AO62])/[.AX$8]))-([.AX$8]*[.AO62])+[.AX$4]" table:style-name="ce1">
            <text:p>2,76079363</text:p>
          </table:table-cell>
          <table:table-cell office:value-type="float" office:value="7.6760829175047025" table:formula="of:=[.AX$3]*COS([.AX$9])*EXP(((-[.AX$6])*[.AO62])/[.AX$8])" table:style-name="ce1">
            <text:p>7,676082918</text:p>
          </table:table-cell>
          <table:table-cell office:value-type="float" office:value="-10.852202906175339" table:formula="of:=[.AX$3]*SIN([.AX$9])*EXP(((-[.AX$6])*[.AO62])/[.AX$8])-[.AX$8]*(1-EXP(((-[.AX$6])*[.AO62])/[.AX$8]))" table:style-name="ce1">
            <text:p>-10,85220291</text:p>
          </table:table-cell>
          <table:table-cell office:value-type="float" office:value="-0.76760829175047041" table:formula="of:=(-[.AX$6])*([.AR62]/[.AX$8])" table:style-name="ce1">
            <text:p>-0,767608292</text:p>
          </table:table-cell>
          <table:table-cell office:value-type="float" office:value="-8.7247797093824655" table:formula="of:=(-[.AX$6])*(1+([.AS62]/[.AX$8]))" table:style-name="ce1">
            <text:p>-8,724779709</text:p>
          </table:table-cell>
          <table:table-cell table:number-columns-repeated="16337"/>
        </table:table-row>
        <table:table-row table:style-name="ro1">
          <table:table-cell office:value-type="float" office:value="2.3199990000000001" table:style-name="ce2">
            <text:p>2,319999</text:p>
          </table:table-cell>
          <table:table-cell office:value-type="float" office:value="19.999313000000001" table:style-name="ce2">
            <text:p>19,999313</text:p>
          </table:table-cell>
          <table:table-cell office:value-type="float" office:value="2.7460429999999998" table:style-name="ce2">
            <text:p>2,746043</text:p>
          </table:table-cell>
          <table:table-cell office:value-type="float" office:value="7.641883" table:style-name="ce2">
            <text:p>7,641883</text:p>
          </table:table-cell>
          <table:table-cell office:value-type="float" office:value="-11.222258" table:style-name="ce2">
            <text:p>-11,222258</text:p>
          </table:table-cell>
          <table:table-cell office:value-type="float" office:value="-0.76725739999999998" table:style-name="ce2">
            <text:p>-0,7672574</text:p>
          </table:table-cell>
          <table:table-cell office:value-type="float" office:value="-8.7136289999999992" table:style-name="ce2">
            <text:p>-8,713629</text:p>
          </table:table-cell>
          <table:table-cell table:style-name="ce1"/>
          <table:table-cell office:value-type="float" office:value="2.3199990000000001" table:style-name="ce2">
            <text:p>2,319999</text:p>
          </table:table-cell>
          <table:table-cell office:value-type="float" office:value="19.919316999999999" table:style-name="ce2">
            <text:p>19,919317</text:p>
          </table:table-cell>
          <table:table-cell office:value-type="float" office:value="1.8375272" table:style-name="ce2">
            <text:p>1,8375272</text:p>
          </table:table-cell>
          <table:table-cell office:value-type="float" office:value="7.641883" table:style-name="ce2">
            <text:p>7,641883</text:p>
          </table:table-cell>
          <table:table-cell office:value-type="float" office:value="-11.222258" table:style-name="ce2">
            <text:p>-11,222258</text:p>
          </table:table-cell>
          <table:table-cell office:value-type="float" office:value="-0.76725739999999998" table:style-name="ce2">
            <text:p>-0,7672574</text:p>
          </table:table-cell>
          <table:table-cell office:value-type="float" office:value="-8.7136289999999992" table:style-name="ce2">
            <text:p>-8,713629</text:p>
          </table:table-cell>
          <table:table-cell table:style-name="ce1"/>
          <table:table-cell office:value-type="float" office:value="2.3199990000000001" table:style-name="ce2">
            <text:p>2,319999</text:p>
          </table:table-cell>
          <table:table-cell office:value-type="float" office:value="19.959309999999999" table:style-name="ce2">
            <text:p>19,95931</text:p>
          </table:table-cell>
          <table:table-cell office:value-type="float" office:value="2.2917838000000001" table:style-name="ce2">
            <text:p>2,2917838</text:p>
          </table:table-cell>
          <table:table-cell office:value-type="float" office:value="7.641883" table:style-name="ce2">
            <text:p>7,641883</text:p>
          </table:table-cell>
          <table:table-cell office:value-type="float" office:value="-11.222258" table:style-name="ce2">
            <text:p>-11,222258</text:p>
          </table:table-cell>
          <table:table-cell office:value-type="float" office:value="-0.76725739999999998" table:style-name="ce2">
            <text:p>-0,7672574</text:p>
          </table:table-cell>
          <table:table-cell office:value-type="float" office:value="-8.7136289999999992" table:style-name="ce2">
            <text:p>-8,713629</text:p>
          </table:table-cell>
          <table:table-cell table:style-name="ce1"/>
          <table:table-cell office:value-type="float" office:value="2.3199990000000001" table:style-name="ce2">
            <text:p>2,319999</text:p>
          </table:table-cell>
          <table:table-cell office:value-type="float" office:value="19.963702999999999" table:style-name="ce2">
            <text:p>19,963703</text:p>
          </table:table-cell>
          <table:table-cell office:value-type="float" office:value="2.3416375999999999" table:style-name="ce2">
            <text:p>2,3416376</text:p>
          </table:table-cell>
          <table:table-cell office:value-type="float" office:value="7.6454462999999997" table:style-name="ce2">
            <text:p>7,6454463</text:p>
          </table:table-cell>
          <table:table-cell office:value-type="float" office:value="-11.181816" table:style-name="ce2">
            <text:p>-11,181816</text:p>
          </table:table-cell>
          <table:table-cell office:value-type="float" office:value="-0.76607376000000005" table:style-name="ce2">
            <text:p>-0,76607376</text:p>
          </table:table-cell>
          <table:table-cell office:value-type="float" office:value="-8.7001840000000001" table:style-name="ce2">
            <text:p>-8,700184</text:p>
          </table:table-cell>
          <table:table-cell table:style-name="ce1"/>
          <table:table-cell office:value-type="float" office:value="2.3199990000000001" table:style-name="ce2">
            <text:p>2,319999</text:p>
          </table:table-cell>
          <table:table-cell office:value-type="float" office:value="19.963740999999999" table:style-name="ce2">
            <text:p>19,963741</text:p>
          </table:table-cell>
          <table:table-cell office:value-type="float" office:value="2.3421723999999999" table:style-name="ce2">
            <text:p>2,3421724</text:p>
          </table:table-cell>
          <table:table-cell office:value-type="float" office:value="7.6454314999999999" table:style-name="ce2">
            <text:p>7,6454315</text:p>
          </table:table-cell>
          <table:table-cell office:value-type="float" office:value="-11.181874000000001" table:style-name="ce2">
            <text:p>-11,181874</text:p>
          </table:table-cell>
          <table:table-cell office:value-type="float" office:value="-0.76454319999999998" table:style-name="ce2">
            <text:p>-0,7645432</text:p>
          </table:table-cell>
          <table:table-cell office:value-type="float" office:value="-8.6828129999999994" table:style-name="ce2">
            <text:p>-8,682813</text:p>
          </table:table-cell>
          <table:table-cell table:style-name="ce1"/>
          <table:table-cell office:value-type="float" office:value="2.3199990000000001" table:style-name="ce2">
            <text:p>2,319999</text:p>
          </table:table-cell>
          <table:table-cell office:value-type="float" office:value="19.963742325964706" table:formula="of:=((([.AX$3]*[.AX$8]*COS([.AX$9]))/[.AX$6])*(1-EXP(((-[.AX$6])*[.AO63])/[.AX$8])))" table:style-name="ce1">
            <text:p>19,96374233</text:p>
          </table:table-cell>
          <table:table-cell office:value-type="float" office:value="2.3197349867181742" table:formula="of:=([.AX$8]/[.AX$6])*([.AX$3]*SIN([.AX$9])+[.AX$8])*(1-EXP(((-[.AX$6])*[.AO63])/[.AX$8]))-([.AX$8]*[.AO63])+[.AX$4]" table:style-name="ce1">
            <text:p>2,319734987</text:p>
          </table:table-cell>
          <table:table-cell office:value-type="float" office:value="7.6454399127016197" table:formula="of:=[.AX$3]*COS([.AX$9])*EXP(((-[.AX$6])*[.AO63])/[.AX$8])" table:style-name="ce1">
            <text:p>7,645439913</text:p>
          </table:table-cell>
          <table:table-cell office:value-type="float" office:value="-11.200497041887152" table:formula="of:=[.AX$3]*SIN([.AX$9])*EXP(((-[.AX$6])*[.AO63])/[.AX$8])-[.AX$8]*(1-EXP(((-[.AX$6])*[.AO63])/[.AX$8]))" table:style-name="ce1">
            <text:p>-11,20049704</text:p>
          </table:table-cell>
          <table:table-cell office:value-type="float" office:value="-0.76454399127016215" table:formula="of:=(-[.AX$6])*([.AR63]/[.AX$8])" table:style-name="ce1">
            <text:p>-0,764543991</text:p>
          </table:table-cell>
          <table:table-cell office:value-type="float" office:value="-8.6899502958112862" table:formula="of:=(-[.AX$6])*(1+([.AS63]/[.AX$8]))" table:style-name="ce1">
            <text:p>-8,689950296</text:p>
          </table:table-cell>
          <table:table-cell table:number-columns-repeated="16337"/>
        </table:table-row>
        <table:table-row table:style-name="ro1">
          <table:table-cell office:value-type="float" office:value="2.3599990000000002" table:style-name="ce2">
            <text:p>2,359999</text:p>
          </table:table-cell>
          <table:table-cell office:value-type="float" office:value="20.304988999999999" table:style-name="ce2">
            <text:p>20,304989</text:p>
          </table:table-cell>
          <table:table-cell office:value-type="float" office:value="2.2971528000000001" table:style-name="ce2">
            <text:p>2,2971528</text:p>
          </table:table-cell>
          <table:table-cell office:value-type="float" office:value="7.6113153000000002" table:style-name="ce2">
            <text:p>7,6113153</text:p>
          </table:table-cell>
          <table:table-cell office:value-type="float" office:value="-11.569407999999999" table:style-name="ce2">
            <text:p>-11,569408</text:p>
          </table:table-cell>
          <table:table-cell office:value-type="float" office:value="-0.76418830000000004" table:style-name="ce2">
            <text:p>-0,7641883</text:p>
          </table:table-cell>
          <table:table-cell office:value-type="float" office:value="-8.6787740000000007" table:style-name="ce2">
            <text:p>-8,678774</text:p>
          </table:table-cell>
          <table:table-cell table:style-name="ce1"/>
          <table:table-cell office:value-type="float" office:value="2.3599990000000002" table:style-name="ce2">
            <text:p>2,359999</text:p>
          </table:table-cell>
          <table:table-cell office:value-type="float" office:value="20.223769999999998" table:style-name="ce2">
            <text:p>20,22377</text:p>
          </table:table-cell>
          <table:table-cell office:value-type="float" office:value="1.3747509" table:style-name="ce2">
            <text:p>1,3747509</text:p>
          </table:table-cell>
          <table:table-cell office:value-type="float" office:value="7.6113153000000002" table:style-name="ce2">
            <text:p>7,6113153</text:p>
          </table:table-cell>
          <table:table-cell office:value-type="float" office:value="-11.569407999999999" table:style-name="ce2">
            <text:p>-11,569408</text:p>
          </table:table-cell>
          <table:table-cell office:value-type="float" office:value="-0.76418830000000004" table:style-name="ce2">
            <text:p>-0,7641883</text:p>
          </table:table-cell>
          <table:table-cell office:value-type="float" office:value="-8.6787740000000007" table:style-name="ce2">
            <text:p>-8,678774</text:p>
          </table:table-cell>
          <table:table-cell table:style-name="ce1"/>
          <table:table-cell office:value-type="float" office:value="2.3599990000000002" table:style-name="ce2">
            <text:p>2,359999</text:p>
          </table:table-cell>
          <table:table-cell office:value-type="float" office:value="20.264374" table:style-name="ce2">
            <text:p>20,264374</text:p>
          </table:table-cell>
          <table:table-cell office:value-type="float" office:value="1.8359505" table:style-name="ce2">
            <text:p>1,8359505</text:p>
          </table:table-cell>
          <table:table-cell office:value-type="float" office:value="7.6113153000000002" table:style-name="ce2">
            <text:p>7,6113153</text:p>
          </table:table-cell>
          <table:table-cell office:value-type="float" office:value="-11.569407999999999" table:style-name="ce2">
            <text:p>-11,569408</text:p>
          </table:table-cell>
          <table:table-cell office:value-type="float" office:value="-0.76418830000000004" table:style-name="ce2">
            <text:p>-0,7641883</text:p>
          </table:table-cell>
          <table:table-cell office:value-type="float" office:value="-8.6787740000000007" table:style-name="ce2">
            <text:p>-8,678774</text:p>
          </table:table-cell>
          <table:table-cell table:style-name="ce1"/>
          <table:table-cell office:value-type="float" office:value="2.3599990000000002" table:style-name="ce2">
            <text:p>2,359999</text:p>
          </table:table-cell>
          <table:table-cell office:value-type="float" office:value="20.268910000000002" table:style-name="ce2">
            <text:p>20,26891</text:p>
          </table:table-cell>
          <table:table-cell office:value-type="float" office:value="1.8874187" table:style-name="ce2">
            <text:p>1,8874187</text:p>
          </table:table-cell>
          <table:table-cell office:value-type="float" office:value="7.6149259999999996" table:style-name="ce2">
            <text:p>7,614926</text:p>
          </table:table-cell>
          <table:table-cell office:value-type="float" office:value="-11.528434000000001" table:style-name="ce2">
            <text:p>-11,528434</text:p>
          </table:table-cell>
          <table:table-cell office:value-type="float" office:value="-0.76301556999999998" table:style-name="ce2">
            <text:p>-0,76301557</text:p>
          </table:table-cell>
          <table:table-cell office:value-type="float" office:value="-8.6654520000000002" table:style-name="ce2">
            <text:p>-8,665452</text:p>
          </table:table-cell>
          <table:table-cell table:style-name="ce1"/>
          <table:table-cell office:value-type="float" office:value="2.3599990000000002" table:style-name="ce2">
            <text:p>2,359999</text:p>
          </table:table-cell>
          <table:table-cell office:value-type="float" office:value="20.26895" table:style-name="ce2">
            <text:p>20,26895</text:p>
          </table:table-cell>
          <table:table-cell office:value-type="float" office:value="1.8879604000000001" table:style-name="ce2">
            <text:p>1,8879604</text:p>
          </table:table-cell>
          <table:table-cell office:value-type="float" office:value="7.6149110000000002" table:style-name="ce2">
            <text:p>7,614911</text:p>
          </table:table-cell>
          <table:table-cell office:value-type="float" office:value="-11.528492999999999" table:style-name="ce2">
            <text:p>-11,528493</text:p>
          </table:table-cell>
          <table:table-cell office:value-type="float" office:value="-0.76149109999999998" table:style-name="ce2">
            <text:p>-0,7614911</text:p>
          </table:table-cell>
          <table:table-cell office:value-type="float" office:value="-8.6481499999999993" table:style-name="ce2">
            <text:p>-8,64815</text:p>
          </table:table-cell>
          <table:table-cell table:style-name="ce1"/>
          <table:table-cell office:value-type="float" office:value="2.3599990000000002" table:style-name="ce2">
            <text:p>2,359999</text:p>
          </table:table-cell>
          <table:table-cell office:value-type="float" office:value="20.268949101978492" table:formula="of:=((([.AX$3]*[.AX$8]*COS([.AX$9]))/[.AX$6])*(1-EXP(((-[.AX$6])*[.AO64])/[.AX$8])))" table:style-name="ce1">
            <text:p>20,2689491</text:p>
          </table:table-cell>
          <table:table-cell office:value-type="float" office:value="1.8647724048245777" table:formula="of:=([.AX$8]/[.AX$6])*([.AX$3]*SIN([.AX$9])+[.AX$8])*(1-EXP(((-[.AX$6])*[.AO64])/[.AX$8]))-([.AX$8]*[.AO64])+[.AX$4]" table:style-name="ce1">
            <text:p>1,864772405</text:p>
          </table:table-cell>
          <table:table-cell office:value-type="float" office:value="7.614919235100241" table:formula="of:=[.AX$3]*COS([.AX$9])*EXP(((-[.AX$6])*[.AO64])/[.AX$8])" table:style-name="ce1">
            <text:p>7,614919235</text:p>
          </table:table-cell>
          <table:table-cell office:value-type="float" office:value="-11.547400783697794" table:formula="of:=[.AX$3]*SIN([.AX$9])*EXP(((-[.AX$6])*[.AO64])/[.AX$8])-[.AX$8]*(1-EXP(((-[.AX$6])*[.AO64])/[.AX$8]))" table:style-name="ce1">
            <text:p>-11,54740078</text:p>
          </table:table-cell>
          <table:table-cell office:value-type="float" office:value="-0.76149192351002415" table:formula="of:=(-[.AX$6])*([.AR64]/[.AX$8])" table:style-name="ce1">
            <text:p>-0,761491924</text:p>
          </table:table-cell>
          <table:table-cell office:value-type="float" office:value="-8.6552599216302202" table:formula="of:=(-[.AX$6])*(1+([.AS64]/[.AX$8]))" table:style-name="ce1">
            <text:p>-8,655259922</text:p>
          </table:table-cell>
          <table:table-cell table:number-columns-repeated="16337"/>
        </table:table-row>
        <table:table-row table:style-name="ro1">
          <table:table-cell office:value-type="float" office:value="2.3999990000000002" table:style-name="ce2">
            <text:p>2,399999</text:p>
          </table:table-cell>
          <table:table-cell office:value-type="float" office:value="20.609442000000001" table:style-name="ce2">
            <text:p>20,609442</text:p>
          </table:table-cell>
          <table:table-cell office:value-type="float" office:value="1.8343765000000001" table:style-name="ce2">
            <text:p>1,8343765</text:p>
          </table:table-cell>
          <table:table-cell office:value-type="float" office:value="7.58087" table:style-name="ce2">
            <text:p>7,58087</text:p>
          </table:table-cell>
          <table:table-cell office:value-type="float" office:value="-11.915171000000001" table:style-name="ce2">
            <text:p>-11,915171</text:p>
          </table:table-cell>
          <table:table-cell office:value-type="float" office:value="-0.76113149999999996" table:style-name="ce2">
            <text:p>-0,7611315</text:p>
          </table:table-cell>
          <table:table-cell office:value-type="float" office:value="-8.6440590000000004" table:style-name="ce2">
            <text:p>-8,644059</text:p>
          </table:table-cell>
          <table:table-cell table:style-name="ce1"/>
          <table:table-cell office:value-type="float" office:value="2.3999990000000002" table:style-name="ce2">
            <text:p>2,399999</text:p>
          </table:table-cell>
          <table:table-cell office:value-type="float" office:value="20.527004000000002" table:style-name="ce2">
            <text:p>20,527004</text:p>
          </table:table-cell>
          <table:table-cell office:value-type="float" office:value="0.89814400000000005" table:style-name="ce2">
            <text:p>0,898144</text:p>
          </table:table-cell>
          <table:table-cell office:value-type="float" office:value="7.58087" table:style-name="ce2">
            <text:p>7,58087</text:p>
          </table:table-cell>
          <table:table-cell office:value-type="float" office:value="-11.915171000000001" table:style-name="ce2">
            <text:p>-11,915171</text:p>
          </table:table-cell>
          <table:table-cell office:value-type="float" office:value="-0.76113149999999996" table:style-name="ce2">
            <text:p>-0,7611315</text:p>
          </table:table-cell>
          <table:table-cell office:value-type="float" office:value="-8.6440590000000004" table:style-name="ce2">
            <text:p>-8,644059</text:p>
          </table:table-cell>
          <table:table-cell table:style-name="ce1"/>
          <table:table-cell office:value-type="float" office:value="2.3999990000000002" table:style-name="ce2">
            <text:p>2,399999</text:p>
          </table:table-cell>
          <table:table-cell office:value-type="float" office:value="20.568218000000002" table:style-name="ce2">
            <text:p>20,568218</text:p>
          </table:table-cell>
          <table:table-cell office:value-type="float" office:value="1.3662589000000001" table:style-name="ce2">
            <text:p>1,3662589</text:p>
          </table:table-cell>
          <table:table-cell office:value-type="float" office:value="7.58087" table:style-name="ce2">
            <text:p>7,58087</text:p>
          </table:table-cell>
          <table:table-cell office:value-type="float" office:value="-11.915171000000001" table:style-name="ce2">
            <text:p>-11,915171</text:p>
          </table:table-cell>
          <table:table-cell office:value-type="float" office:value="-0.76113149999999996" table:style-name="ce2">
            <text:p>-0,7611315</text:p>
          </table:table-cell>
          <table:table-cell office:value-type="float" office:value="-8.6440590000000004" table:style-name="ce2">
            <text:p>-8,644059</text:p>
          </table:table-cell>
          <table:table-cell table:style-name="ce1"/>
          <table:table-cell office:value-type="float" office:value="2.3999990000000002" table:style-name="ce2">
            <text:p>2,399999</text:p>
          </table:table-cell>
          <table:table-cell office:value-type="float" office:value="20.572897000000001" table:style-name="ce2">
            <text:p>20,572897</text:p>
          </table:table-cell>
          <table:table-cell office:value-type="float" office:value="1.4193629000000001" table:style-name="ce2">
            <text:p>1,4193629</text:p>
          </table:table-cell>
          <table:table-cell office:value-type="float" office:value="7.5845269999999996" table:style-name="ce2">
            <text:p>7,584527</text:p>
          </table:table-cell>
          <table:table-cell office:value-type="float" office:value="-11.873669" table:style-name="ce2">
            <text:p>-11,873669</text:p>
          </table:table-cell>
          <table:table-cell office:value-type="float" office:value="-0.75996965000000005" table:style-name="ce2">
            <text:p>-0,75996965</text:p>
          </table:table-cell>
          <table:table-cell office:value-type="float" office:value="-8.6308600000000002" table:style-name="ce2">
            <text:p>-8,63086</text:p>
          </table:table-cell>
          <table:table-cell table:style-name="ce1"/>
          <table:table-cell office:value-type="float" office:value="2.3999990000000002" table:style-name="ce2">
            <text:p>2,399999</text:p>
          </table:table-cell>
          <table:table-cell office:value-type="float" office:value="20.572939000000002" table:style-name="ce2">
            <text:p>20,572939</text:p>
          </table:table-cell>
          <table:table-cell office:value-type="float" office:value="1.4199113999999999" table:style-name="ce2">
            <text:p>1,4199114</text:p>
          </table:table-cell>
          <table:table-cell office:value-type="float" office:value="7.5845127000000003" table:style-name="ce2">
            <text:p>7,5845127</text:p>
          </table:table-cell>
          <table:table-cell office:value-type="float" office:value="-11.873729000000001" table:style-name="ce2">
            <text:p>-11,873729</text:p>
          </table:table-cell>
          <table:table-cell office:value-type="float" office:value="-0.75845119999999999" table:style-name="ce2">
            <text:p>-0,7584512</text:p>
          </table:table-cell>
          <table:table-cell office:value-type="float" office:value="-8.6136265000000005" table:style-name="ce2">
            <text:p>-8,6136265</text:p>
          </table:table-cell>
          <table:table-cell table:style-name="ce1"/>
          <table:table-cell office:value-type="float" office:value="2.3999990000000002" table:style-name="ce2">
            <text:p>2,399999</text:p>
          </table:table-cell>
          <table:table-cell office:value-type="float" office:value="20.572937489290133" table:formula="of:=((([.AX$3]*[.AX$8]*COS([.AX$9]))/[.AX$6])*(1-EXP(((-[.AX$6])*[.AO65])/[.AX$8])))" table:style-name="ce1">
            <text:p>20,57293749</text:p>
          </table:table-cell>
          <table:table-cell office:value-type="float" office:value="1.3959613885916724" table:formula="of:=([.AX$8]/[.AX$6])*([.AX$3]*SIN([.AX$9])+[.AX$8])*(1-EXP(((-[.AX$6])*[.AO65])/[.AX$8]))-([.AX$8]*[.AO65])+[.AX$4]" table:style-name="ce1">
            <text:p>1,395961389</text:p>
          </table:table-cell>
          <table:table-cell office:value-type="float" office:value="7.5845203963690766" table:formula="of:=[.AX$3]*COS([.AX$9])*EXP(((-[.AX$6])*[.AO65])/[.AX$8])" table:style-name="ce1">
            <text:p>7,584520396</text:p>
          </table:table-cell>
          <table:table-cell office:value-type="float" office:value="-11.892919682074503" table:formula="of:=[.AX$3]*SIN([.AX$9])*EXP(((-[.AX$6])*[.AO65])/[.AX$8])-[.AX$8]*(1-EXP(((-[.AX$6])*[.AO65])/[.AX$8]))" table:style-name="ce1">
            <text:p>-11,89291968</text:p>
          </table:table-cell>
          <table:table-cell office:value-type="float" office:value="-0.75845203963690777" table:formula="of:=(-[.AX$6])*([.AR65]/[.AX$8])" table:style-name="ce1">
            <text:p>-0,75845204</text:p>
          </table:table-cell>
          <table:table-cell office:value-type="float" office:value="-8.6207080317925513" table:formula="of:=(-[.AX$6])*(1+([.AS65]/[.AX$8]))" table:style-name="ce1">
            <text:p>-8,620708032</text:p>
          </table:table-cell>
          <table:table-cell table:number-columns-repeated="16337"/>
        </table:table-row>
        <table:table-row table:style-name="ro1">
          <table:table-cell office:value-type="float" office:value="2.4399989" table:style-name="ce2">
            <text:p>2,4399989</text:p>
          </table:table-cell>
          <table:table-cell office:value-type="float" office:value="20.912676000000001" table:style-name="ce2">
            <text:p>20,912676</text:p>
          </table:table-cell>
          <table:table-cell office:value-type="float" office:value="1.3577695999999999" table:style-name="ce2">
            <text:p>1,3577696</text:p>
          </table:table-cell>
          <table:table-cell office:value-type="float" office:value="7.5505465999999997" table:style-name="ce2">
            <text:p>7,5505466</text:p>
          </table:table-cell>
          <table:table-cell office:value-type="float" office:value="-12.259550000000001" table:style-name="ce2">
            <text:p>-12,25955</text:p>
          </table:table-cell>
          <table:table-cell office:value-type="float" office:value="-0.75808704000000005" table:style-name="ce2">
            <text:p>-0,75808704</text:p>
          </table:table-cell>
          <table:table-cell office:value-type="float" office:value="-8.6094830000000009" table:style-name="ce2">
            <text:p>-8,609483</text:p>
          </table:table-cell>
          <table:table-cell table:style-name="ce1"/>
          <table:table-cell office:value-type="float" office:value="2.4399989" table:style-name="ce2">
            <text:p>2,4399989</text:p>
          </table:table-cell>
          <table:table-cell office:value-type="float" office:value="20.829025000000001" table:style-name="ce2">
            <text:p>20,829025</text:p>
          </table:table-cell>
          <table:table-cell office:value-type="float" office:value="0.40776202" table:style-name="ce2">
            <text:p>0,40776202</text:p>
          </table:table-cell>
          <table:table-cell office:value-type="float" office:value="7.5505465999999997" table:style-name="ce2">
            <text:p>7,5505466</text:p>
          </table:table-cell>
          <table:table-cell office:value-type="float" office:value="-12.259550000000001" table:style-name="ce2">
            <text:p>-12,25955</text:p>
          </table:table-cell>
          <table:table-cell office:value-type="float" office:value="-0.75808704000000005" table:style-name="ce2">
            <text:p>-0,75808704</text:p>
          </table:table-cell>
          <table:table-cell office:value-type="float" office:value="-8.6094830000000009" table:style-name="ce2">
            <text:p>-8,609483</text:p>
          </table:table-cell>
          <table:table-cell table:style-name="ce1"/>
          <table:table-cell office:value-type="float" office:value="2.4399989" table:style-name="ce2">
            <text:p>2,4399989</text:p>
          </table:table-cell>
          <table:table-cell office:value-type="float" office:value="20.870846" table:style-name="ce2">
            <text:p>20,870846</text:p>
          </table:table-cell>
          <table:table-cell office:value-type="float" office:value="0.88276445999999997" table:style-name="ce2">
            <text:p>0,88276446</text:p>
          </table:table-cell>
          <table:table-cell office:value-type="float" office:value="7.5505465999999997" table:style-name="ce2">
            <text:p>7,5505466</text:p>
          </table:table-cell>
          <table:table-cell office:value-type="float" office:value="-12.259550000000001" table:style-name="ce2">
            <text:p>-12,25955</text:p>
          </table:table-cell>
          <table:table-cell office:value-type="float" office:value="-0.75808704000000005" table:style-name="ce2">
            <text:p>-0,75808704</text:p>
          </table:table-cell>
          <table:table-cell office:value-type="float" office:value="-8.6094830000000009" table:style-name="ce2">
            <text:p>-8,609483</text:p>
          </table:table-cell>
          <table:table-cell table:style-name="ce1"/>
          <table:table-cell office:value-type="float" office:value="2.4399989" table:style-name="ce2">
            <text:p>2,4399989</text:p>
          </table:table-cell>
          <table:table-cell office:value-type="float" office:value="20.875671000000001" table:style-name="ce2">
            <text:p>20,875671</text:p>
          </table:table-cell>
          <table:table-cell office:value-type="float" office:value="0.93752530000000001" table:style-name="ce2">
            <text:p>0,9375253</text:p>
          </table:table-cell>
          <table:table-cell office:value-type="float" office:value="7.5542499999999997" table:style-name="ce2">
            <text:p>7,55425</text:p>
          </table:table-cell>
          <table:table-cell office:value-type="float" office:value="-12.217525" table:style-name="ce2">
            <text:p>-12,217525</text:p>
          </table:table-cell>
          <table:table-cell office:value-type="float" office:value="-0.75693580000000005" table:style-name="ce2">
            <text:p>-0,7569358</text:p>
          </table:table-cell>
          <table:table-cell office:value-type="float" office:value="-8.5964050000000007" table:style-name="ce2">
            <text:p>-8,596405</text:p>
          </table:table-cell>
          <table:table-cell table:style-name="ce1"/>
          <table:table-cell office:value-type="float" office:value="2.4399989" table:style-name="ce2">
            <text:p>2,4399989</text:p>
          </table:table-cell>
          <table:table-cell office:value-type="float" office:value="20.875715" table:style-name="ce2">
            <text:p>20,875715</text:p>
          </table:table-cell>
          <table:table-cell office:value-type="float" office:value="0.93808042999999997" table:style-name="ce2">
            <text:p>0,93808043</text:p>
          </table:table-cell>
          <table:table-cell office:value-type="float" office:value="7.5542350000000003" table:style-name="ce2">
            <text:p>7,554235</text:p>
          </table:table-cell>
          <table:table-cell office:value-type="float" office:value="-12.217586000000001" table:style-name="ce2">
            <text:p>-12,217586</text:p>
          </table:table-cell>
          <table:table-cell office:value-type="float" office:value="-0.75542355000000005" table:style-name="ce2">
            <text:p>-0,75542355</text:p>
          </table:table-cell>
          <table:table-cell office:value-type="float" office:value="-8.5792409999999997" table:style-name="ce2">
            <text:p>-8,579241</text:p>
          </table:table-cell>
          <table:table-cell table:style-name="ce1"/>
          <table:table-cell office:value-type="float" office:value="2.4399989" table:style-name="ce2">
            <text:p>2,4399989</text:p>
          </table:table-cell>
          <table:table-cell office:value-type="float" office:value="20.875711596296028" table:formula="of:=((([.AX$3]*[.AX$8]*COS([.AX$9]))/[.AX$6])*(1-EXP(((-[.AX$6])*[.AO66])/[.AX$8])))" table:style-name="ce1">
            <text:p>20,8757116</text:p>
          </table:table-cell>
          <table:table-cell office:value-type="float" office:value="0.91335844482293282" table:formula="of:=([.AX$8]/[.AX$6])*([.AX$3]*SIN([.AX$9])+[.AX$8])*(1-EXP(((-[.AX$6])*[.AO66])/[.AX$8]))-([.AX$8]*[.AO66])+[.AX$4]" table:style-name="ce1">
            <text:p>0,913358445</text:p>
          </table:table-cell>
          <table:table-cell office:value-type="float" office:value="7.5542429856684876" table:formula="of:=[.AX$3]*COS([.AX$9])*EXP(((-[.AX$6])*[.AO66])/[.AX$8])" table:style-name="ce1">
            <text:p>7,554242986</text:p>
          </table:table-cell>
          <table:table-cell office:value-type="float" office:value="-12.237058406697628" table:formula="of:=[.AX$3]*SIN([.AX$9])*EXP(((-[.AX$6])*[.AO66])/[.AX$8])-[.AX$8]*(1-EXP(((-[.AX$6])*[.AO66])/[.AX$8]))" table:style-name="ce1">
            <text:p>-12,23705841</text:p>
          </table:table-cell>
          <table:table-cell office:value-type="float" office:value="-0.7554242985668489" table:formula="of:=(-[.AX$6])*([.AR66]/[.AX$8])" table:style-name="ce1">
            <text:p>-0,755424299</text:p>
          </table:table-cell>
          <table:table-cell office:value-type="float" office:value="-8.5862941593302384" table:formula="of:=(-[.AX$6])*(1+([.AS66]/[.AX$8]))" table:style-name="ce1">
            <text:p>-8,586294159</text:p>
          </table:table-cell>
          <table:table-cell table:number-columns-repeated="16337"/>
        </table:table-row>
        <table:table-row table:style-name="ro1">
          <table:table-cell office:value-type="float" office:value="2.4799988000000002" table:style-name="ce2">
            <text:p>2,4799988</text:p>
          </table:table-cell>
          <table:table-cell office:value-type="float" office:value="21.214697000000001" table:style-name="ce2">
            <text:p>21,214697</text:p>
          </table:table-cell>
          <table:table-cell office:value-type="float" office:value="0.86738764999999995" table:style-name="ce2">
            <text:p>0,86738765</text:p>
          </table:table-cell>
          <table:table-cell office:value-type="float" office:value="7.5203442999999996" table:style-name="ce2">
            <text:p>7,5203443</text:p>
          </table:table-cell>
          <table:table-cell office:value-type="float" office:value="-12.602551" table:style-name="ce2">
            <text:p>-12,602551</text:p>
          </table:table-cell>
          <table:table-cell office:value-type="float" office:value="-0.75505469999999997" table:style-name="ce2">
            <text:p>-0,7550547</text:p>
          </table:table-cell>
          <table:table-cell office:value-type="float" office:value="-8.5750449999999994" table:style-name="ce2">
            <text:p>-8,575045</text:p>
          </table:table-cell>
          <table:table-cell table:style-name="ce1"/>
          <table:table-cell table:number-columns-repeated="7" table:style-name="ce2"/>
          <table:table-cell table:style-name="ce1"/>
          <table:table-cell office:value-type="float" office:value="2.4799988000000002" table:style-name="ce2">
            <text:p>2,4799988</text:p>
          </table:table-cell>
          <table:table-cell office:value-type="float" office:value="21.172263999999998" table:style-name="ce2">
            <text:p>21,172264</text:p>
          </table:table-cell>
          <table:table-cell office:value-type="float" office:value="0.38552243000000003" table:style-name="ce2">
            <text:p>0,38552243</text:p>
          </table:table-cell>
          <table:table-cell office:value-type="float" office:value="7.5203442999999996" table:style-name="ce2">
            <text:p>7,5203443</text:p>
          </table:table-cell>
          <table:table-cell office:value-type="float" office:value="-12.602551" table:style-name="ce2">
            <text:p>-12,602551</text:p>
          </table:table-cell>
          <table:table-cell office:value-type="float" office:value="-0.75505469999999997" table:style-name="ce2">
            <text:p>-0,7550547</text:p>
          </table:table-cell>
          <table:table-cell office:value-type="float" office:value="-8.5750449999999994" table:style-name="ce2">
            <text:p>-8,575045</text:p>
          </table:table-cell>
          <table:table-cell table:style-name="ce1"/>
          <table:table-cell office:value-type="float" office:value="2.4799988000000002" table:style-name="ce2">
            <text:p>2,4799988</text:p>
          </table:table-cell>
          <table:table-cell office:value-type="float" office:value="21.177237000000002" table:style-name="ce2">
            <text:p>21,177237</text:p>
          </table:table-cell>
          <table:table-cell office:value-type="float" office:value="0.44196089999999999" table:style-name="ce2">
            <text:p>0,4419609</text:p>
          </table:table-cell>
          <table:table-cell office:value-type="float" office:value="7.5240929999999997" table:style-name="ce2">
            <text:p>7,524093</text:p>
          </table:table-cell>
          <table:table-cell office:value-type="float" office:value="-12.560008" table:style-name="ce2">
            <text:p>-12,560008</text:p>
          </table:table-cell>
          <table:table-cell office:value-type="float" office:value="-0.75391419999999998" table:style-name="ce2">
            <text:p>-0,7539142</text:p>
          </table:table-cell>
          <table:table-cell office:value-type="float" office:value="-8.5620890000000003" table:style-name="ce2">
            <text:p>-8,562089</text:p>
          </table:table-cell>
          <table:table-cell table:style-name="ce1"/>
          <table:table-cell office:value-type="float" office:value="2.4799988000000002" table:style-name="ce2">
            <text:p>2,4799988</text:p>
          </table:table-cell>
          <table:table-cell office:value-type="float" office:value="21.177282000000002" table:style-name="ce2">
            <text:p>21,177282</text:p>
          </table:table-cell>
          <table:table-cell office:value-type="float" office:value="0.44252276000000001" table:style-name="ce2">
            <text:p>0,44252276</text:p>
          </table:table-cell>
          <table:table-cell office:value-type="float" office:value="7.5240783999999996" table:style-name="ce2">
            <text:p>7,5240784</text:p>
          </table:table-cell>
          <table:table-cell office:value-type="float" office:value="-12.56007" table:style-name="ce2">
            <text:p>-12,56007</text:p>
          </table:table-cell>
          <table:table-cell office:value-type="float" office:value="-0.75240784999999999" table:style-name="ce2">
            <text:p>-0,75240785</text:p>
          </table:table-cell>
          <table:table-cell office:value-type="float" office:value="-8.5449920000000006" table:style-name="ce2">
            <text:p>-8,544992</text:p>
          </table:table-cell>
          <table:table-cell table:style-name="ce1"/>
          <table:table-cell office:value-type="float" office:value="2.4799988000000002" table:style-name="ce2">
            <text:p>2,4799988</text:p>
          </table:table-cell>
          <table:table-cell office:value-type="float" office:value="21.177277028856057" table:formula="of:=((([.AX$3]*[.AX$8]*COS([.AX$9]))/[.AX$6])*(1-EXP(((-[.AX$6])*[.AO67])/[.AX$8])))" table:style-name="ce1">
            <text:p>21,17727703</text:p>
          </table:table-cell>
          <table:table-cell office:value-type="float" office:value="0.41701748077241518" table:formula="of:=([.AX$8]/[.AX$6])*([.AX$3]*SIN([.AX$9])+[.AX$8])*(1-EXP(((-[.AX$6])*[.AO67])/[.AX$8]))-([.AX$8]*[.AO67])+[.AX$4]" table:style-name="ce1">
            <text:p>0,417017481</text:p>
          </table:table-cell>
          <table:table-cell office:value-type="float" office:value="7.524086442412484" table:formula="of:=[.AX$3]*COS([.AX$9])*EXP(((-[.AX$6])*[.AO67])/[.AX$8])" table:style-name="ce1">
            <text:p>7,524086442</text:p>
          </table:table-cell>
          <table:table-cell office:value-type="float" office:value="-12.579823329292577" table:formula="of:=[.AX$3]*SIN([.AX$9])*EXP(((-[.AX$6])*[.AO67])/[.AX$8])-[.AX$8]*(1-EXP(((-[.AX$6])*[.AO67])/[.AX$8]))" table:style-name="ce1">
            <text:p>-12,57982333</text:p>
          </table:table-cell>
          <table:table-cell office:value-type="float" office:value="-0.75240864424124843" table:formula="of:=(-[.AX$6])*([.AR67]/[.AX$8])" table:style-name="ce1">
            <text:p>-0,752408644</text:p>
          </table:table-cell>
          <table:table-cell office:value-type="float" office:value="-8.5520176670707428" table:formula="of:=(-[.AX$6])*(1+([.AS67]/[.AX$8]))" table:style-name="ce1">
            <text:p>-8,552017667</text:p>
          </table:table-cell>
          <table:table-cell table:number-columns-repeated="16337"/>
        </table:table-row>
        <table:table-row table:style-name="ro1">
          <table:table-cell office:value-type="float" office:value="2.5199988000000002" table:style-name="ce2">
            <text:p>2,5199988</text:p>
          </table:table-cell>
          <table:table-cell office:value-type="float" office:value="21.515509999999999" table:style-name="ce2">
            <text:p>21,51551</text:p>
          </table:table-cell>
          <table:table-cell office:value-type="float" office:value="0.36328559999999999" table:style-name="ce2">
            <text:p>0,3632856</text:p>
          </table:table-cell>
          <table:table-cell office:value-type="float" office:value="7.4902629999999997" table:style-name="ce2">
            <text:p>7,490263</text:p>
          </table:table-cell>
          <table:table-cell office:value-type="float" office:value="-12.944181" table:style-name="ce2">
            <text:p>-12,944181</text:p>
          </table:table-cell>
          <table:table-cell office:value-type="float" office:value="-0.75203439999999999" table:style-name="ce2">
            <text:p>-0,7520344</text:p>
          </table:table-cell>
          <table:table-cell office:value-type="float" office:value="-8.5407449999999994" table:style-name="ce2">
            <text:p>-8,540745</text:p>
          </table:table-cell>
          <table:table-cell table:style-name="ce1"/>
          <table:table-cell table:number-columns-repeated="7" table:style-name="ce2"/>
          <table:table-cell table:style-name="ce1"/>
          <table:table-cell table:number-columns-repeated="7" table:style-name="ce2"/>
          <table:table-cell table:style-name="ce1"/>
          <table:table-cell table:number-columns-repeated="7" table:style-name="ce2"/>
          <table:table-cell table:style-name="ce1"/>
          <table:table-cell table:number-columns-repeated="7" table:style-name="ce2"/>
          <table:table-cell table:number-columns-repeated="16345" table:style-name="ce1"/>
        </table:table-row>
        <table:table-row table:number-rows-repeated="12" table:style-name="ro1">
          <table:table-cell table:number-columns-repeated="7" table:style-name="ce2"/>
          <table:table-cell table:style-name="ce1"/>
          <table:table-cell table:number-columns-repeated="7" table:style-name="ce2"/>
          <table:table-cell table:style-name="ce1"/>
          <table:table-cell table:number-columns-repeated="7" table:style-name="ce2"/>
          <table:table-cell table:style-name="ce1"/>
          <table:table-cell table:number-columns-repeated="7" table:style-name="ce2"/>
          <table:table-cell table:style-name="ce1"/>
          <table:table-cell table:number-columns-repeated="7" table:style-name="ce2"/>
          <table:table-cell table:number-columns-repeated="16345" table:style-name="ce1"/>
        </table:table-row>
        <table:table-row table:number-rows-repeated="90" table:style-name="ro1">
          <table:table-cell table:number-columns-repeated="7" table:style-name="ce2"/>
          <table:table-cell table:style-name="ce1"/>
          <table:table-cell table:number-columns-repeated="7" table:style-name="ce2"/>
          <table:table-cell table:style-name="ce1"/>
          <table:table-cell table:number-columns-repeated="7" table:style-name="ce2"/>
          <table:table-cell table:style-name="ce1"/>
          <table:table-cell table:number-columns-repeated="7" table:style-name="ce2"/>
          <table:table-cell table:style-name="ce1"/>
          <table:table-cell table:number-columns-repeated="7" table:style-name="ce2"/>
          <table:table-cell table:number-columns-repeated="16345"/>
        </table:table-row>
        <table:table-row table:number-rows-repeated="27" table:style-name="ro1">
          <table:table-cell table:number-columns-repeated="7" table:style-name="ce2"/>
          <table:table-cell table:style-name="ce1"/>
          <table:table-cell table:number-columns-repeated="7" table:style-name="ce2"/>
          <table:table-cell table:style-name="ce1"/>
          <table:table-cell table:number-columns-repeated="7" table:style-name="ce2"/>
          <table:table-cell table:number-columns-repeated="9" table:style-name="ce1"/>
          <table:table-cell table:number-columns-repeated="7" table:style-name="ce2"/>
          <table:table-cell table:number-columns-repeated="16345"/>
        </table:table-row>
        <table:table-row table:number-rows-repeated="11" table:style-name="ro1">
          <table:table-cell table:number-columns-repeated="7" table:style-name="ce2"/>
          <table:table-cell table:style-name="ce1"/>
          <table:table-cell table:number-columns-repeated="7" table:style-name="ce2"/>
          <table:table-cell table:style-name="ce1"/>
          <table:table-cell table:number-columns-repeated="7" table:style-name="ce2"/>
          <table:table-cell table:number-columns-repeated="16361" table:style-name="ce1"/>
        </table:table-row>
        <table:table-row table:number-rows-repeated="313" table:style-name="ro1">
          <table:table-cell table:number-columns-repeated="7" table:style-name="ce2"/>
          <table:table-cell table:style-name="ce1"/>
          <table:table-cell table:number-columns-repeated="7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number-rows-repeated="12" table:style-name="ro1">
          <table:table-cell table:number-columns-repeated="7" table:style-name="ce2"/>
          <table:table-cell table:number-columns-repeated="9" table:style-name="ce1"/>
          <table:table-cell table:number-columns-repeated="7" table:style-name="ce2"/>
          <table:table-cell table:number-columns-repeated="16361"/>
        </table:table-row>
        <table:table-row table:number-rows-repeated="11" table:style-name="ro1">
          <table:table-cell table:number-columns-repeated="7" table:style-name="ce2"/>
          <table:table-cell table:number-columns-repeated="16377" table:style-name="ce1"/>
        </table:table-row>
        <table:table-row table:number-rows-repeated="165" table:style-name="ro1">
          <table:table-cell table:number-columns-repeated="7" table:style-name="ce2"/>
          <table:table-cell table:number-columns-repeated="16377"/>
        </table:table-row>
        <table:table-row table:number-rows-repeated="10478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oscar</meta:initial-creator>
    <dc:creator>oscar</dc:creator>
    <meta:creation-date>2022-03-09T11:23:44Z</meta:creation-date>
    <dc:date>2022-03-09T17:13:4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one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Posicion de cada integrador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Hoja1.$C$4" chart:values-cell-range-address="Hoja1.$C$5:.$C$68" chart:class="chart:scatter" chart:attached-axis="primary-y" chart:style-name="G0S0">
            <chart:domain table:cell-range-address="Hoja1.$B$5:.$B$68"/>
            <chart:data-point chart:repeated="64"/>
          </chart:series>
          <chart:series chart:label-cell-address="Hoja1.$K$4" chart:values-cell-range-address="Hoja1.$K$5:.$K$68" chart:class="chart:scatter" chart:attached-axis="primary-y" chart:style-name="G0S1">
            <chart:domain table:cell-range-address="Hoja1.$J$5:.$J$68"/>
            <chart:data-point chart:repeated="64"/>
          </chart:series>
          <chart:series chart:label-cell-address="Hoja1.$S$4" chart:values-cell-range-address="Hoja1.$S$5:.$S$68" chart:class="chart:scatter" chart:attached-axis="primary-y" chart:style-name="G0S2">
            <chart:domain table:cell-range-address="Hoja1.$R$5:.$R$68"/>
            <chart:data-point chart:repeated="64"/>
          </chart:series>
          <chart:series chart:label-cell-address="Hoja1.$AA$4" chart:values-cell-range-address="Hoja1.$AA$5:.$AA$68" chart:class="chart:scatter" chart:attached-axis="primary-y" chart:style-name="G0S3">
            <chart:domain table:cell-range-address="Hoja1.$Z$5:.$Z$68"/>
            <chart:data-point chart:repeated="64"/>
          </chart:series>
          <chart:series chart:label-cell-address="Hoja1.$AI$4" chart:values-cell-range-address="Hoja1.$AI$6:.$AI$68" chart:class="chart:scatter" chart:attached-axis="primary-y" chart:style-name="G0S4">
            <chart:domain table:cell-range-address="Hoja1.$AH$6:.$AH$68"/>
            <chart:data-point chart:repeated="6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Rk4, Euler exp vs Analitica : posicio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Hoja1.$AI$5:.$AI$67" chart:class="chart:scatter" chart:attached-axis="primary-y" chart:style-name="G0S0">
            <chart:domain table:cell-range-address="Hoja1.$AH$5:.$AH$67"/>
            <chart:data-point chart:repeated="63"/>
          </chart:series>
          <chart:series chart:values-cell-range-address="Hoja1.$AQ$5:.$AQ$67" chart:class="chart:scatter" chart:attached-axis="primary-y" chart:style-name="G0S1">
            <chart:domain table:cell-range-address="Hoja1.$AP$5:.$AP$67"/>
            <chart:data-point chart:repeated="63"/>
          </chart:series>
          <chart:series chart:values-cell-range-address="Hoja1.$C$5:.$C$68" chart:class="chart:scatter" chart:attached-axis="primary-y" chart:style-name="G0S2">
            <chart:domain table:cell-range-address="Hoja1.$B$5:.$B$68"/>
            <chart:data-point chart:repeated="6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3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5">
      <style:chart-properties chart:symbol-type="none" chart:connect-bars="false" chart:interpolation="cubic-splin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rk4, euler exp vs analitica : velocidad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Hoja1.$AJ$4" chart:values-cell-range-address="Hoja1.$AJ$5:.$AJ$67" chart:class="chart:scatter" chart:attached-axis="primary-y" chart:style-name="G0S0">
            <chart:domain table:cell-range-address="Hoja1.$AG$5:.$AG$67"/>
            <chart:data-point chart:repeated="63"/>
          </chart:series>
          <chart:series chart:label-cell-address="Hoja1.$AR$4" chart:values-cell-range-address="Hoja1.$AR$5:.$AR$67" chart:class="chart:scatter" chart:attached-axis="primary-y" chart:style-name="G0S1">
            <chart:domain table:cell-range-address="Hoja1.$AG$5:.$AG$67"/>
            <chart:data-point chart:repeated="63"/>
          </chart:series>
          <chart:series chart:label-cell-address="Hoja1.$AS$4" chart:values-cell-range-address="Hoja1.$AS$5:.$AS$67" chart:class="chart:scatter" chart:attached-axis="primary-y" chart:style-name="G0S2">
            <chart:domain table:cell-range-address="Hoja1.$AG$5:.$AG$67"/>
            <chart:data-point chart:repeated="63"/>
          </chart:series>
          <chart:series chart:label-cell-address="Hoja1.$AK$4" chart:values-cell-range-address="Hoja1.$AK$5:.$AK$67" chart:class="chart:scatter" chart:attached-axis="primary-y" chart:style-name="G0S3">
            <chart:domain table:cell-range-address="Hoja1.$AG$5:.$AG$67"/>
            <chart:data-point chart:repeated="63"/>
          </chart:series>
          <chart:series chart:label-cell-address="Hoja1.$D$4" chart:values-cell-range-address="Hoja1.$D$5:.$D$68" chart:class="chart:scatter" chart:attached-axis="primary-y" chart:style-name="G0S4">
            <chart:domain table:cell-range-address="Hoja1.$A$5:.$A$68"/>
            <chart:data-point chart:repeated="64"/>
          </chart:series>
          <chart:series chart:label-cell-address="Hoja1.$E$4" chart:values-cell-range-address="Hoja1.$E$5:.$E$68" chart:class="chart:scatter" chart:attached-axis="primary-y" chart:style-name="G0S5">
            <chart:domain table:cell-range-address="Hoja1.$A$5:.$A$68"/>
            <chart:data-point chart:repeated="6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maximum="2.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one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5">
      <style:chart-properties chart:symbol-type="none" chart:connect-bars="false" chart:interpolation="cubic-splin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rk4, euler exp vs analitica : aceleracio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Hoja1.$AL$4" chart:values-cell-range-address="Hoja1.$AL$5:.$AL$67" chart:class="chart:scatter" chart:attached-axis="primary-y" chart:style-name="G0S0">
            <chart:domain table:cell-range-address="Hoja1.$AG$5:.$AG$67"/>
            <chart:data-point chart:repeated="63"/>
          </chart:series>
          <chart:series chart:label-cell-address="Hoja1.$AM$4" chart:values-cell-range-address="Hoja1.$AM$5:.$AM$67" chart:class="chart:scatter" chart:attached-axis="primary-y" chart:style-name="G0S1">
            <chart:domain table:cell-range-address="Hoja1.$AG$5:.$AG$67"/>
            <chart:data-point chart:repeated="63"/>
          </chart:series>
          <chart:series chart:label-cell-address="Hoja1.$AT$4" chart:values-cell-range-address="Hoja1.$AT$5:.$AT$67" chart:class="chart:scatter" chart:attached-axis="primary-y" chart:style-name="G0S2">
            <chart:domain table:cell-range-address="Hoja1.$AG$5:.$AG$67"/>
            <chart:data-point chart:repeated="63"/>
          </chart:series>
          <chart:series chart:label-cell-address="Hoja1.$AU$4" chart:values-cell-range-address="Hoja1.$AU$5:.$AU$67" chart:class="chart:scatter" chart:attached-axis="primary-y" chart:style-name="G0S3">
            <chart:domain table:cell-range-address="Hoja1.$AG$5:.$AG$67"/>
            <chart:data-point chart:repeated="63"/>
          </chart:series>
          <chart:series chart:label-cell-address="Hoja1.$F$4" chart:values-cell-range-address="Hoja1.$F$5:.$F$68" chart:class="chart:scatter" chart:attached-axis="primary-y" chart:style-name="G0S4">
            <chart:domain table:cell-range-address="Hoja1.$A$5:.$A$68"/>
            <chart:data-point chart:repeated="64"/>
          </chart:series>
          <chart:series chart:label-cell-address="Hoja1.$G$4" chart:values-cell-range-address="Hoja1.$G$5:.$G$68" chart:class="chart:scatter" chart:attached-axis="primary-y" chart:style-name="G0S5">
            <chart:domain table:cell-range-address="Hoja1.$A$5:.$A$68"/>
            <chart:data-point chart:repeated="6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